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Price">
            <text:p>Price</text:p>
          </table:table-cell>
          <table:table-cell table:style-name="pd1" office:value-type="string" office:string-value="MarketCap">
            <text:p>MarketCap</text:p>
          </table:table-cell>
          <table:table-cell table:style-name="pd1" office:value-type="string" office:string-value="EPS">
            <text:p>EPS</text:p>
          </table:table-cell>
          <table:table-cell table:style-name="pd1" office:value-type="string" office:string-value="P/E">
            <text:p>P/E</text:p>
          </table:table-cell>
          <table:table-cell table:style-name="pd1" office:value-type="string" office:string-value="P/B">
            <text:p>P/B</text:p>
          </table:table-cell>
          <table:table-cell table:style-name="pd1" office:value-type="string" office:string-value="Symbol">
            <text:p>Symbol</text:p>
          </table:table-cell>
          <table:table-cell table:style-name="pd1" office:value-type="string" office:string-value="Timestamp">
            <text:p>Timestamp</text:p>
          </table:table-cell>
          <table:table-cell table:style-name="pd1" office:value-type="string" office:string-value="Error">
            <text:p>Error</text:p>
          </table:table-cell>
        </table:table-row>
        <table:table-row>
          <table:table-cell office:value-type="float" office:value="52.2">
            <text:p>52.2</text:p>
          </table:table-cell>
          <table:table-cell office:value-type="string" office:string-value="199,595.13">
            <text:p>199,595.13</text:p>
          </table:table-cell>
          <table:table-cell office:value-type="float" office:value="3.1">
            <text:p>3.1</text:p>
          </table:table-cell>
          <table:table-cell office:value-type="float" office:value="16.84">
            <text:p>16.84</text:p>
          </table:table-cell>
          <table:table-cell office:value-type="float" office:value="1.3">
            <text:p>1.3</text:p>
          </table:table-cell>
          <table:table-cell office:value-type="string" office:string-value="VIC">
            <text:p>VIC</text:p>
          </table:table-cell>
          <table:table-cell office:value-type="string" office:string-value="2025-03-16 16:16:30">
            <text:p>2025-03-16 16:16:3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string-value="551,475.63">
            <text:p>551,475.63</text:p>
          </table:table-cell>
          <table:table-cell office:value-type="float" office:value="12.42">
            <text:p>12.42</text:p>
          </table:table-cell>
          <table:table-cell office:value-type="float" office:value="5.31">
            <text:p>5.31</text:p>
          </table:table-cell>
          <table:table-cell office:value-type="float" office:value="2.77">
            <text:p>2.77</text:p>
          </table:table-cell>
          <table:table-cell office:value-type="string" office:string-value="VCB">
            <text:p>VCB</text:p>
          </table:table-cell>
          <table:table-cell office:value-type="string" office:string-value="2025-03-16 16:16:37">
            <text:p>2025-03-16 16:16:37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PT">
            <text:p>FPT</text:p>
          </table:table-cell>
          <table:table-cell office:value-type="string" office:string-value="2025-03-17 14:01:56">
            <text:p>2025-03-17 14:01:56</text:p>
          </table:table-cell>
          <table:table-cell office:value-type="string" office:string-value="Could not find URL for stock symbol FPT">
            <text:p>Could not find URL for stock symbol FPT</text:p>
          </table:table-cell>
        </table:table-row>
      </table:table>
      <table:table table:name="Available Stocks">
        <table:table-row>
          <table:table-cell table:style-name="pd1" office:value-type="string" office:string-value="Symbol">
            <text:p>Symbol</text:p>
          </table:table-cell>
          <table:table-cell table:style-name="pd1" office:value-type="string" office:string-value="Name">
            <text:p>Name</text:p>
          </table:table-cell>
          <table:table-cell table:style-name="pd1" office:value-type="string" office:string-value="Type">
            <text:p>Type</text:p>
          </table:table-cell>
          <table:table-cell table:style-name="pd1" office:value-type="string" office:string-value="Market Cap (USD)">
            <text:p>Market Cap (USD)</text:p>
          </table:table-cell>
          <table:table-cell table:style-name="pd1" office:value-type="string" office:string-value="Last Price">
            <text:p>Last Price</text:p>
          </table:table-cell>
          <table:table-cell table:style-name="pd1" office:value-type="string" office:string-value="Currency">
            <text:p>Currency</text:p>
          </table:table-cell>
          <table:table-cell table:style-name="pd1" office:value-type="string" office:string-value="Change %">
            <text:p>Change %</text:p>
          </table:table-cell>
          <table:table-cell table:style-name="pd1" office:value-type="string" office:string-value="Volume">
            <text:p>Volume</text:p>
          </table:table-cell>
          <table:table-cell table:style-name="pd1" office:value-type="string" office:string-value="P/E Ratio">
            <text:p>P/E Ratio</text:p>
          </table:table-cell>
          <table:table-cell table:style-name="pd1" office:value-type="string" office:string-value="EPS">
            <text:p>EPS</text:p>
          </table:table-cell>
          <table:table-cell table:style-name="pd1" office:value-type="string" office:string-value="EPS Growth %">
            <text:p>EPS Growth %</text:p>
          </table:table-cell>
          <table:table-cell table:style-name="pd1" office:value-type="string" office:string-value="Dividend Yield %">
            <text:p>Dividend Yield %</text:p>
          </table:table-cell>
          <table:table-cell table:style-name="pd1" office:value-type="string" office:string-value="Sector">
            <text:p>Sector</text:p>
          </table:table-cell>
          <table:table-cell table:style-name="pd1" office:value-type="string" office:string-value="Last Updated">
            <text:p>Last Updated</text:p>
          </table:table-cell>
        </table:table-row>
        <table:table-row>
          <table:table-cell office:value-type="string" office:string-value="YEG">
            <text:p>YEG</text:p>
          </table:table-cell>
          <table:table-cell office:value-type="string" office:string-value="CTCP TAP DOAN YEAH1">
            <text:p>CTCP TAP DOAN YEAH1</text:p>
          </table:table-cell>
          <table:table-cell office:value-type="string" office:string-value="stock">
            <text:p>stock</text:p>
          </table:table-cell>
          <table:table-cell office:value-type="float" office:value="114448272.775278">
            <text:p>114448272.775278</text:p>
          </table:table-cell>
          <table:table-cell office:value-type="float" office:value="14750">
            <text:p>14750</text:p>
          </table:table-cell>
          <table:table-cell office:value-type="string" office:string-value="VND">
            <text:p>VND</text:p>
          </table:table-cell>
          <table:table-cell office:value-type="float" office:value="-359.477124">
            <text:p>-359.477124</text:p>
          </table:table-cell>
          <table:table-cell office:value-type="float" office:value="4079400">
            <text:p>4079400</text:p>
          </table:table-cell>
          <table:table-cell office:value-type="float" office:value="31.97453483">
            <text:p>31.97453483</text:p>
          </table:table-cell>
          <table:table-cell office:value-type="float" office:value="0.01891349">
            <text:p>0.01891349</text:p>
          </table:table-cell>
          <table:table-cell office:value-type="float" office:value="5148.402291">
            <text:p>5148.402291</text:p>
          </table:table-cell>
          <table:table-cell office:value-type="float" office:value="0.0">
            <text:p/>
          </table:table-cell>
          <table:table-cell office:value-type="string" office:string-value="Technology services">
            <text:p>Technology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YBM">
            <text:p>YBM</text:p>
          </table:table-cell>
          <table:table-cell office:value-type="string" office:string-value="CTCP KHOANGSAN CN YEN BAI">
            <text:p>CTCP KHOANGSAN CN YEN BAI</text:p>
          </table:table-cell>
          <table:table-cell office:value-type="string" office:string-value="stock">
            <text:p>stock</text:p>
          </table:table-cell>
          <table:table-cell office:value-type="float" office:value="8978894.669433">
            <text:p>8978894.669433</text:p>
          </table:table-cell>
          <table:table-cell office:value-type="float" office:value="17100">
            <text:p>17100</text:p>
          </table:table-cell>
          <table:table-cell office:value-type="string" office:string-value="VND">
            <text:p>VND</text:p>
          </table:table-cell>
          <table:table-cell office:value-type="float" office:value="621.118012">
            <text:p>621.118012</text:p>
          </table:table-cell>
          <table:table-cell office:value-type="float" office:value="82200">
            <text:p>82200</text:p>
          </table:table-cell>
          <table:table-cell office:value-type="float" office:value="17.60900411">
            <text:p>17.60900411</text:p>
          </table:table-cell>
          <table:table-cell office:value-type="float" office:value="0.03787267">
            <text:p>0.03787267</text:p>
          </table:table-cell>
          <table:table-cell office:value-type="float" office:value="536.590325">
            <text:p>536.590325</text:p>
          </table:table-cell>
          <table:table-cell office:value-type="float" office:value="310.559006">
            <text:p>310.559006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TP">
            <text:p>VTP</text:p>
          </table:table-cell>
          <table:table-cell office:value-type="string" office:string-value="TCTCP BUU CHINH VIETTEL">
            <text:p>TCTCP BUU CHINH VIETTEL</text:p>
          </table:table-cell>
          <table:table-cell office:value-type="string" office:string-value="stock">
            <text:p>stock</text:p>
          </table:table-cell>
          <table:table-cell office:value-type="float" office:value="695332418.225094">
            <text:p>695332418.225094</text:p>
          </table:table-cell>
          <table:table-cell office:value-type="float" office:value="140500">
            <text:p>140500</text:p>
          </table:table-cell>
          <table:table-cell office:value-type="string" office:string-value="VND">
            <text:p>VND</text:p>
          </table:table-cell>
          <table:table-cell office:value-type="float" office:value="-403.005464">
            <text:p>-403.005464</text:p>
          </table:table-cell>
          <table:table-cell office:value-type="float" office:value="583200">
            <text:p>583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2.459016">
            <text:p>102.459016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TO">
            <text:p>VTO</text:p>
          </table:table-cell>
          <table:table-cell office:value-type="string" office:string-value="VIET NAM TANKER JOINT STOCK COMPANY">
            <text:p>VIET NAM TANKER JOINT STOCK COMPANY</text:p>
          </table:table-cell>
          <table:table-cell office:value-type="string" office:string-value="stock">
            <text:p>stock</text:p>
          </table:table-cell>
          <table:table-cell office:value-type="float" office:value="46721996.727003">
            <text:p>46721996.727003</text:p>
          </table:table-cell>
          <table:table-cell office:value-type="float" office:value="15050">
            <text:p>15050</text:p>
          </table:table-cell>
          <table:table-cell office:value-type="string" office:string-value="VND">
            <text:p>VND</text:p>
          </table:table-cell>
          <table:table-cell office:value-type="float" office:value="33.333332999999996">
            <text:p>33.333332999999996</text:p>
          </table:table-cell>
          <table:table-cell office:value-type="float" office:value="267900">
            <text:p>267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33.333333">
            <text:p>533.333333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TB">
            <text:p>VTB</text:p>
          </table:table-cell>
          <table:table-cell office:value-type="string" office:string-value="VIETTRONICS TAN BINH JOINT STOCK COMPANY">
            <text:p>VIETTRONICS TAN BINH JOINT STOCK COMPANY</text:p>
          </table:table-cell>
          <table:table-cell office:value-type="string" office:string-value="stock">
            <text:p>stock</text:p>
          </table:table-cell>
          <table:table-cell office:value-type="float" office:value="3810844.117509">
            <text:p>3810844.117509</text:p>
          </table:table-cell>
          <table:table-cell office:value-type="float" office:value="9900">
            <text:p>9900</text:p>
          </table:table-cell>
          <table:table-cell office:value-type="string" office:string-value="VND">
            <text:p>VND</text:p>
          </table:table-cell>
          <table:table-cell office:value-type="float" office:value="-246.30541899999997">
            <text:p>-246.30541899999997</text:p>
          </table:table-cell>
          <table:table-cell office:value-type="float" office:value="4000">
            <text:p>4000</text:p>
          </table:table-cell>
          <table:table-cell office:value-type="float" office:value="9.75862293">
            <text:p>9.75862293</text:p>
          </table:table-cell>
          <table:table-cell office:value-type="float" office:value="0.03956501">
            <text:p>0.03956501</text:p>
          </table:table-cell>
          <table:table-cell office:value-type="float" office:value="93.079345">
            <text:p>93.079345</text:p>
          </table:table-cell>
          <table:table-cell office:value-type="float" office:value="886.6995069999999">
            <text:p>886.6995069999999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SI">
            <text:p>VSI</text:p>
          </table:table-cell>
          <table:table-cell office:value-type="string" office:string-value="WATER SUPPLY SEWERAGE CONSTRUCTION AND INVESTMENT JOINT STOCK COMPANY">
            <text:p>WATER SUPPLY SEWERAGE CONSTRUCTION AND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9214915.872279">
            <text:p>9214915.872279</text:p>
          </table:table-cell>
          <table:table-cell office:value-type="float" office:value="17900">
            <text:p>17900</text:p>
          </table:table-cell>
          <table:table-cell office:value-type="string" office:string-value="VND">
            <text:p>VND</text:p>
          </table:table-cell>
          <table:table-cell office:value-type="float" office:value="-427.80748700000004">
            <text:p>-427.80748700000004</text:p>
          </table:table-cell>
          <table:table-cell office:value-type="float" office:value="400">
            <text:p>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77.6536309999999">
            <text:p>977.6536309999999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SH">
            <text:p>VSH</text:p>
          </table:table-cell>
          <table:table-cell office:value-type="string" office:string-value="VINH SON - SONG HINH HYDROPOWER JOINT STOCK COMPANY">
            <text:p>VINH SON - SONG HINH HYDRO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497524086.639411">
            <text:p>497524086.639411</text:p>
          </table:table-cell>
          <table:table-cell office:value-type="float" office:value="54000">
            <text:p>54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800">
            <text:p>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77.777778">
            <text:p>277.777778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SC">
            <text:p>VSC</text:p>
          </table:table-cell>
          <table:table-cell office:value-type="string" office:string-value="VIETNAM CONTAINER SHIPPING JOINT STOCK CORPORATION">
            <text:p>VIETNAM CONTAINER SHIPPING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206745418.789689">
            <text:p>206745418.789689</text:p>
          </table:table-cell>
          <table:table-cell office:value-type="float" office:value="17600">
            <text:p>17600</text:p>
          </table:table-cell>
          <table:table-cell office:value-type="string" office:string-value="VND">
            <text:p>VND</text:p>
          </table:table-cell>
          <table:table-cell office:value-type="float" office:value="-56.497175">
            <text:p>-56.497175</text:p>
          </table:table-cell>
          <table:table-cell office:value-type="float" office:value="973000">
            <text:p>973000</text:p>
          </table:table-cell>
          <table:table-cell office:value-type="float" office:value="18.55365998">
            <text:p>18.55365998</text:p>
          </table:table-cell>
          <table:table-cell office:value-type="float" office:value="0.0388926">
            <text:p>0.0388926</text:p>
          </table:table-cell>
          <table:table-cell office:value-type="float" office:value="4917.201347">
            <text:p>4917.201347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RE">
            <text:p>VRE</text:p>
          </table:table-cell>
          <table:table-cell office:value-type="string" office:string-value="VINCOM RETAIL JOINT STOCK COMPANY">
            <text:p>VINCOM RETAIL JOINT STOCK COMPANY</text:p>
          </table:table-cell>
          <table:table-cell office:value-type="string" office:string-value="stock">
            <text:p>stock</text:p>
          </table:table-cell>
          <table:table-cell office:value-type="float" office:value="1661632978.820802">
            <text:p>1661632978.820802</text:p>
          </table:table-cell>
          <table:table-cell office:value-type="float" office:value="18700">
            <text:p>18700</text:p>
          </table:table-cell>
          <table:table-cell office:value-type="string" office:string-value="VND">
            <text:p>VND</text:p>
          </table:table-cell>
          <table:table-cell office:value-type="float" office:value="-26.666667">
            <text:p>-26.666667</text:p>
          </table:table-cell>
          <table:table-cell office:value-type="float" office:value="7564200">
            <text:p>7564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RC">
            <text:p>VRC</text:p>
          </table:table-cell>
          <table:table-cell office:value-type="string" office:string-value="VRC REAL ESTATE AND INVESTMENT JOINT STOCK COMPANY">
            <text:p>VRC REAL ESTATE AND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29445000.0">
            <text:p>29445000.0</text:p>
          </table:table-cell>
          <table:table-cell office:value-type="float" office:value="15200">
            <text:p>15200</text:p>
          </table:table-cell>
          <table:table-cell office:value-type="string" office:string-value="VND">
            <text:p>VND</text:p>
          </table:table-cell>
          <table:table-cell office:value-type="float" office:value="66.225166">
            <text:p>66.225166</text:p>
          </table:table-cell>
          <table:table-cell office:value-type="float" office:value="30300">
            <text:p>30300</text:p>
          </table:table-cell>
          <table:table-cell office:value-type="float" office:value="865.72196656">
            <text:p>865.72196656</text:p>
          </table:table-cell>
          <table:table-cell office:value-type="float" office:value="0.00068475">
            <text:p>0.00068475</text:p>
          </table:table-cell>
          <table:table-cell office:value-type="float" office:value="34714.511282">
            <text:p>34714.511282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PS">
            <text:p>VPS</text:p>
          </table:table-cell>
          <table:table-cell office:value-type="string" office:string-value="VIETNAM PESTICIDE JOINT STOCK COMPANY">
            <text:p>VIETNAM PESTICIDE JOINT STOCK COMPANY</text:p>
          </table:table-cell>
          <table:table-cell office:value-type="string" office:string-value="stock">
            <text:p>stock</text:p>
          </table:table-cell>
          <table:table-cell office:value-type="float" office:value="9015025.091163">
            <text:p>9015025.091163</text:p>
          </table:table-cell>
          <table:table-cell office:value-type="float" office:value="9450">
            <text:p>9450</text:p>
          </table:table-cell>
          <table:table-cell office:value-type="string" office:string-value="VND">
            <text:p>VND</text:p>
          </table:table-cell>
          <table:table-cell office:value-type="float" office:value="271.73913">
            <text:p>271.73913</text:p>
          </table:table-cell>
          <table:table-cell office:value-type="float" office:value="200">
            <text:p>200</text:p>
          </table:table-cell>
          <table:table-cell office:value-type="float" office:value="11.71332039">
            <text:p>11.71332039</text:p>
          </table:table-cell>
          <table:table-cell office:value-type="float" office:value="0.03307773">
            <text:p>0.03307773</text:p>
          </table:table-cell>
          <table:table-cell office:value-type="float" office:value="2904.6332939999998">
            <text:p>2904.6332939999998</text:p>
          </table:table-cell>
          <table:table-cell office:value-type="float" office:value="529.100529">
            <text:p>529.100529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PI">
            <text:p>VPI</text:p>
          </table:table-cell>
          <table:table-cell office:value-type="string" office:string-value="CTCP DT VAN PHU - INVEST">
            <text:p>CTCP DT VAN PHU - INVEST</text:p>
          </table:table-cell>
          <table:table-cell office:value-type="string" office:string-value="stock">
            <text:p>stock</text:p>
          </table:table-cell>
          <table:table-cell office:value-type="float" office:value="702732820.0927709">
            <text:p>702732820.0927709</text:p>
          </table:table-cell>
          <table:table-cell office:value-type="float" office:value="56400">
            <text:p>56400</text:p>
          </table:table-cell>
          <table:table-cell office:value-type="string" office:string-value="VND">
            <text:p>VND</text:p>
          </table:table-cell>
          <table:table-cell office:value-type="float" office:value="17.761989">
            <text:p>17.761989</text:p>
          </table:table-cell>
          <table:table-cell office:value-type="float" office:value="2068800">
            <text:p>2068800</text:p>
          </table:table-cell>
          <table:table-cell office:value-type="float" office:value="51.20016733">
            <text:p>51.20016733</text:p>
          </table:table-cell>
          <table:table-cell office:value-type="float" office:value="0.0429608">
            <text:p>0.0429608</text:p>
          </table:table-cell>
          <table:table-cell office:value-type="float" office:value="-3883.3648080000003">
            <text:p>-3883.3648080000003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PH">
            <text:p>VPH</text:p>
          </table:table-cell>
          <table:table-cell office:value-type="string" office:string-value="VAN PHAT HUNG CORPORATION">
            <text:p>VAN PHAT HUNG CORPORATION</text:p>
          </table:table-cell>
          <table:table-cell office:value-type="string" office:string-value="stock">
            <text:p>stock</text:p>
          </table:table-cell>
          <table:table-cell office:value-type="float" office:value="24173201.21385">
            <text:p>24173201.21385</text:p>
          </table:table-cell>
          <table:table-cell office:value-type="float" office:value="6510">
            <text:p>6510</text:p>
          </table:table-cell>
          <table:table-cell office:value-type="string" office:string-value="VND">
            <text:p>VND</text:p>
          </table:table-cell>
          <table:table-cell office:value-type="float" office:value="15.384614999999998">
            <text:p>15.384614999999998</text:p>
          </table:table-cell>
          <table:table-cell office:value-type="float" office:value="136800">
            <text:p>136800</text:p>
          </table:table-cell>
          <table:table-cell office:value-type="float" office:value="4.58704769">
            <text:p>4.58704769</text:p>
          </table:table-cell>
          <table:table-cell office:value-type="float" office:value="0.05534933">
            <text:p>0.05534933</text:p>
          </table:table-cell>
          <table:table-cell office:value-type="float" office:value="297862.76896">
            <text:p>297862.76896</text:p>
          </table:table-cell>
          <table:table-cell office:value-type="float" office:value="769.230769">
            <text:p>769.230769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PG">
            <text:p>VPG</text:p>
          </table:table-cell>
          <table:table-cell office:value-type="string" office:string-value="VIET PHAT IMPORT EXPORT TRADING INVESTMENT JOINT STOCK COMPANY">
            <text:p>VIET PHAT IMPORT EXPORT TRADING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42240623.891817">
            <text:p>42240623.891817</text:p>
          </table:table-cell>
          <table:table-cell office:value-type="float" office:value="12350">
            <text:p>12350</text:p>
          </table:table-cell>
          <table:table-cell office:value-type="string" office:string-value="VND">
            <text:p>VND</text:p>
          </table:table-cell>
          <table:table-cell office:value-type="float" office:value="81.632653">
            <text:p>81.632653</text:p>
          </table:table-cell>
          <table:table-cell office:value-type="float" office:value="224400">
            <text:p>224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PD">
            <text:p>VPD</text:p>
          </table:table-cell>
          <table:table-cell office:value-type="string" office:string-value="VIETNAM POWER DEVELOPMENT JOINT STOCK COMPANY">
            <text:p>VIETNAM POWER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08497584.506207">
            <text:p>108497584.506207</text:p>
          </table:table-cell>
          <table:table-cell office:value-type="float" office:value="26100">
            <text:p>261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0500">
            <text:p>10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02.681992">
            <text:p>1302.681992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PB">
            <text:p>VPB</text:p>
          </table:table-cell>
          <table:table-cell office:value-type="string" office:string-value="VIETNAM PROSPERITY JOINT STOCK COMMERCIAL BANK">
            <text:p>VIETNAM PROSPERITY JOINT STOCK COMMERCIAL BANK</text:p>
          </table:table-cell>
          <table:table-cell office:value-type="string" office:string-value="stock">
            <text:p>stock</text:p>
          </table:table-cell>
          <table:table-cell office:value-type="float" office:value="6064691000.976582">
            <text:p>6064691000.976582</text:p>
          </table:table-cell>
          <table:table-cell office:value-type="float" office:value="20150">
            <text:p>20150</text:p>
          </table:table-cell>
          <table:table-cell office:value-type="string" office:string-value="VND">
            <text:p>VND</text:p>
          </table:table-cell>
          <table:table-cell office:value-type="float" office:value="280.61224500000003">
            <text:p>280.61224500000003</text:p>
          </table:table-cell>
          <table:table-cell office:value-type="float" office:value="58455201">
            <text:p>58455201</text:p>
          </table:table-cell>
          <table:table-cell office:value-type="float" office:value="10.13729622">
            <text:p>10.13729622</text:p>
          </table:table-cell>
          <table:table-cell office:value-type="float" office:value="0.07752067">
            <text:p>0.07752067</text:p>
          </table:table-cell>
          <table:table-cell office:value-type="float" office:value="3699.787988">
            <text:p>3699.787988</text:p>
          </table:table-cell>
          <table:table-cell office:value-type="float" office:value="510.204082">
            <text:p>510.204082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OS">
            <text:p>VOS</text:p>
          </table:table-cell>
          <table:table-cell office:value-type="string" office:string-value="VIET NAM OCEAN SHIPPING JOINT STOCK COMPANY">
            <text:p>VIET NAM OCEAN SHIPP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84630000.0">
            <text:p>84630000.0</text:p>
          </table:table-cell>
          <table:table-cell office:value-type="float" office:value="15650">
            <text:p>15650</text:p>
          </table:table-cell>
          <table:table-cell office:value-type="string" office:string-value="VND">
            <text:p>VND</text:p>
          </table:table-cell>
          <table:table-cell office:value-type="float" office:value="96.77419400000001">
            <text:p>96.77419400000001</text:p>
          </table:table-cell>
          <table:table-cell office:value-type="float" office:value="816700">
            <text:p>816700</text:p>
          </table:table-cell>
          <table:table-cell office:value-type="float" office:value="6.52850759">
            <text:p>6.52850759</text:p>
          </table:table-cell>
          <table:table-cell office:value-type="float" office:value="0.09348997">
            <text:p>0.09348997</text:p>
          </table:table-cell>
          <table:table-cell office:value-type="float" office:value="11600.214094">
            <text:p>11600.214094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NS">
            <text:p>VNS</text:p>
          </table:table-cell>
          <table:table-cell office:value-type="string" office:string-value="VIETNAM SUN CORPORATION">
            <text:p>VIETNAM SUN CORPORATION</text:p>
          </table:table-cell>
          <table:table-cell office:value-type="string" office:string-value="stock">
            <text:p>stock</text:p>
          </table:table-cell>
          <table:table-cell office:value-type="float" office:value="27259037.384046">
            <text:p>27259037.384046</text:p>
          </table:table-cell>
          <table:table-cell office:value-type="float" office:value="10300">
            <text:p>103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400">
            <text:p>2400</text:p>
          </table:table-cell>
          <table:table-cell office:value-type="float" office:value="8.22752247">
            <text:p>8.22752247</text:p>
          </table:table-cell>
          <table:table-cell office:value-type="float" office:value="0.05132772">
            <text:p>0.05132772</text:p>
          </table:table-cell>
          <table:table-cell office:value-type="float" office:value="-5276.523718">
            <text:p>-5276.523718</text:p>
          </table:table-cell>
          <table:table-cell office:value-type="float" office:value="1941.7475729999999">
            <text:p>1941.7475729999999</text:p>
          </table:table-cell>
          <table:table-cell office:value-type="string" office:string-value="Consumer services">
            <text:p>Consumer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NM">
            <text:p>VNM</text:p>
          </table:table-cell>
          <table:table-cell office:value-type="string" office:string-value="VIET NAM DAIRY PRODUCTS JOINT STOCK COMPANY">
            <text:p>VIET NAM DAIRY PRODUCTS JOINT STOCK COMPANY</text:p>
          </table:table-cell>
          <table:table-cell office:value-type="string" office:string-value="stock">
            <text:p>stock</text:p>
          </table:table-cell>
          <table:table-cell office:value-type="float" office:value="5061663386.279292">
            <text:p>5061663386.279292</text:p>
          </table:table-cell>
          <table:table-cell office:value-type="float" office:value="62900">
            <text:p>62900</text:p>
          </table:table-cell>
          <table:table-cell office:value-type="string" office:string-value="VND">
            <text:p>VND</text:p>
          </table:table-cell>
          <table:table-cell office:value-type="float" office:value="128.824477">
            <text:p>128.824477</text:p>
          </table:table-cell>
          <table:table-cell office:value-type="float" office:value="3230700">
            <text:p>3230700</text:p>
          </table:table-cell>
          <table:table-cell office:value-type="float" office:value="15.6389257">
            <text:p>15.6389257</text:p>
          </table:table-cell>
          <table:table-cell office:value-type="float" office:value="0.1568586">
            <text:p>0.1568586</text:p>
          </table:table-cell>
          <table:table-cell office:value-type="float" office:value="594.9980049999999">
            <text:p>594.9980049999999</text:p>
          </table:table-cell>
          <table:table-cell office:value-type="float" office:value="619.967794">
            <text:p>619.967794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NL">
            <text:p>VNL</text:p>
          </table:table-cell>
          <table:table-cell office:value-type="string" office:string-value="VINALINK INTERNATIONAL FREIGHT FORWARDERS">
            <text:p>VINALINK INTERNATIONAL FREIGHT FORWARDERS</text:p>
          </table:table-cell>
          <table:table-cell office:value-type="string" office:string-value="stock">
            <text:p>stock</text:p>
          </table:table-cell>
          <table:table-cell office:value-type="float" office:value="11718929.157273">
            <text:p>11718929.157273</text:p>
          </table:table-cell>
          <table:table-cell office:value-type="float" office:value="20900">
            <text:p>20900</text:p>
          </table:table-cell>
          <table:table-cell office:value-type="string" office:string-value="VND">
            <text:p>VND</text:p>
          </table:table-cell>
          <table:table-cell office:value-type="float" office:value="-164.705882">
            <text:p>-164.705882</text:p>
          </table:table-cell>
          <table:table-cell office:value-type="float" office:value="5500">
            <text:p>5500</text:p>
          </table:table-cell>
          <table:table-cell office:value-type="float" office:value="6.53436383">
            <text:p>6.53436383</text:p>
          </table:table-cell>
          <table:table-cell office:value-type="float" office:value="0.12474053">
            <text:p>0.12474053</text:p>
          </table:table-cell>
          <table:table-cell office:value-type="float" office:value="2121.030483">
            <text:p>2121.030483</text:p>
          </table:table-cell>
          <table:table-cell office:value-type="float" office:value="564.705882">
            <text:p>564.705882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NG">
            <text:p>VNG</text:p>
          </table:table-cell>
          <table:table-cell office:value-type="string" office:string-value="THANH THANH CONG TOURIST JOINT STOCK COMPANY">
            <text:p>THANH THANH CONG TOURIST JOINT STOCK COMPANY</text:p>
          </table:table-cell>
          <table:table-cell office:value-type="string" office:string-value="stock">
            <text:p>stock</text:p>
          </table:table-cell>
          <table:table-cell office:value-type="float" office:value="30312364.855968">
            <text:p>30312364.855968</text:p>
          </table:table-cell>
          <table:table-cell office:value-type="float" office:value="7990">
            <text:p>799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100">
            <text:p>1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nsumer services">
            <text:p>Consumer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NE">
            <text:p>VNE</text:p>
          </table:table-cell>
          <table:table-cell office:value-type="string" office:string-value="VIETNAM ELECTRICITY CONSTRUCTION JOINT STOCK CORPORATION">
            <text:p>VIETNAM ELECTRICITY CONSTRUCTION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9344450.368656">
            <text:p>9344450.368656</text:p>
          </table:table-cell>
          <table:table-cell office:value-type="float" office:value="2950">
            <text:p>2950</text:p>
          </table:table-cell>
          <table:table-cell office:value-type="string" office:string-value="VND">
            <text:p>VND</text:p>
          </table:table-cell>
          <table:table-cell office:value-type="float" office:value="102.739726">
            <text:p>102.739726</text:p>
          </table:table-cell>
          <table:table-cell office:value-type="float" office:value="43000">
            <text:p>43000</text:p>
          </table:table-cell>
          <table:table-cell office:value-type="string" office:string-value="">
            <text:p/>
          </table:table-cell>
          <table:table-cell office:value-type="float" office:value="-0.10324211">
            <text:p>-0.10324211</text:p>
          </table:table-cell>
          <table:table-cell office:value-type="float" office:value="-268663.384234">
            <text:p>-268663.384234</text:p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ND">
            <text:p>VND</text:p>
          </table:table-cell>
          <table:table-cell office:value-type="string" office:string-value="VNDIRECT SECURITIES CORPORATION">
            <text:p>VNDIRECT SECURITIES CORPORATION</text:p>
          </table:table-cell>
          <table:table-cell office:value-type="string" office:string-value="stock">
            <text:p>stock</text:p>
          </table:table-cell>
          <table:table-cell office:value-type="float" office:value="887576972.296131">
            <text:p>887576972.296131</text:p>
          </table:table-cell>
          <table:table-cell office:value-type="float" office:value="14950">
            <text:p>149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6240800">
            <text:p>16240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34.44816099999997">
            <text:p>334.44816099999997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MD">
            <text:p>VMD</text:p>
          </table:table-cell>
          <table:table-cell office:value-type="string" office:string-value="VIMEDIMEX MEDI - PHARMA JOINT STOCK COMPANY">
            <text:p>VIMEDIMEX MEDI - PHARMA JOINT STOCK COMPANY</text:p>
          </table:table-cell>
          <table:table-cell office:value-type="string" office:string-value="stock">
            <text:p>stock</text:p>
          </table:table-cell>
          <table:table-cell office:value-type="float" office:value="10357331.481159">
            <text:p>10357331.481159</text:p>
          </table:table-cell>
          <table:table-cell office:value-type="float" office:value="17000">
            <text:p>17000</text:p>
          </table:table-cell>
          <table:table-cell office:value-type="string" office:string-value="VND">
            <text:p>VND</text:p>
          </table:table-cell>
          <table:table-cell office:value-type="float" office:value="-116.27906999999999">
            <text:p>-116.27906999999999</text:p>
          </table:table-cell>
          <table:table-cell office:value-type="float" office:value="4900">
            <text:p>4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62.790698">
            <text:p>1162.790698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JC">
            <text:p>VJC</text:p>
          </table:table-cell>
          <table:table-cell office:value-type="string" office:string-value="VIETJET AVIATION JOINT STOCK COMPANY">
            <text:p>VIETJET AVIA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2082712201.1718752">
            <text:p>2082712201.1718752</text:p>
          </table:table-cell>
          <table:table-cell office:value-type="float" office:value="99000">
            <text:p>99000</text:p>
          </table:table-cell>
          <table:table-cell office:value-type="string" office:string-value="VND">
            <text:p>VND</text:p>
          </table:table-cell>
          <table:table-cell office:value-type="float" office:value="40.567951">
            <text:p>40.567951</text:p>
          </table:table-cell>
          <table:table-cell office:value-type="float" office:value="628700">
            <text:p>628700</text:p>
          </table:table-cell>
          <table:table-cell office:value-type="float" office:value="31.37411294">
            <text:p>31.37411294</text:p>
          </table:table-cell>
          <table:table-cell office:value-type="float" office:value="0.12306324">
            <text:p>0.12306324</text:p>
          </table:table-cell>
          <table:table-cell office:value-type="float" office:value="16431.477024">
            <text:p>16431.477024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IX">
            <text:p>VIX</text:p>
          </table:table-cell>
          <table:table-cell office:value-type="string" office:string-value="CTCP CHUNG KHOAN VIX">
            <text:p>CTCP CHUNG KHOAN VIX</text:p>
          </table:table-cell>
          <table:table-cell office:value-type="string" office:string-value="stock">
            <text:p>stock</text:p>
          </table:table-cell>
          <table:table-cell office:value-type="float" office:value="699648774.169917">
            <text:p>699648774.169917</text:p>
          </table:table-cell>
          <table:table-cell office:value-type="float" office:value="12400">
            <text:p>12400</text:p>
          </table:table-cell>
          <table:table-cell office:value-type="string" office:string-value="VND">
            <text:p>VND</text:p>
          </table:table-cell>
          <table:table-cell office:value-type="float" office:value="81.300813">
            <text:p>81.300813</text:p>
          </table:table-cell>
          <table:table-cell office:value-type="float" office:value="18802500">
            <text:p>18802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IP">
            <text:p>VIP</text:p>
          </table:table-cell>
          <table:table-cell office:value-type="string" office:string-value="VIET NAM PETROLEUM TRANSPORT JOINT STOCK COMPANY">
            <text:p>VIET NAM PETROLEUM TRANSPORT JOINT STOCK COMPANY</text:p>
          </table:table-cell>
          <table:table-cell office:value-type="string" office:string-value="stock">
            <text:p>stock</text:p>
          </table:table-cell>
          <table:table-cell office:value-type="float" office:value="38853834.696573">
            <text:p>38853834.696573</text:p>
          </table:table-cell>
          <table:table-cell office:value-type="float" office:value="14800">
            <text:p>14800</text:p>
          </table:table-cell>
          <table:table-cell office:value-type="string" office:string-value="VND">
            <text:p>VND</text:p>
          </table:table-cell>
          <table:table-cell office:value-type="float" office:value="171.821306">
            <text:p>171.821306</text:p>
          </table:table-cell>
          <table:table-cell office:value-type="float" office:value="299700">
            <text:p>299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87.2852230000001">
            <text:p>687.2852230000001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ID">
            <text:p>VID</text:p>
          </table:table-cell>
          <table:table-cell office:value-type="string" office:string-value="VIEN DONG INVESTMENT DEVELOPMENT TRADING CORPORATION">
            <text:p>VIEN DONG INVESTMENT DEVELOPMENT TRADING CORPORATION</text:p>
          </table:table-cell>
          <table:table-cell office:value-type="string" office:string-value="stock">
            <text:p>stock</text:p>
          </table:table-cell>
          <table:table-cell office:value-type="float" office:value="8281555.201725">
            <text:p>8281555.201725</text:p>
          </table:table-cell>
          <table:table-cell office:value-type="float" office:value="5440">
            <text:p>5440</text:p>
          </table:table-cell>
          <table:table-cell office:value-type="string" office:string-value="VND">
            <text:p>VND</text:p>
          </table:table-cell>
          <table:table-cell office:value-type="float" office:value="461.53846200000004">
            <text:p>461.53846200000004</text:p>
          </table:table-cell>
          <table:table-cell office:value-type="float" office:value="5200">
            <text:p>5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61.538462">
            <text:p>961.538462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IC">
            <text:p>VIC</text:p>
          </table:table-cell>
          <table:table-cell office:value-type="string" office:string-value="VINGROUP JOINT STOCK COMPANY">
            <text:p>VIN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7573208803.417959">
            <text:p>7573208803.417959</text:p>
          </table:table-cell>
          <table:table-cell office:value-type="float" office:value="52300">
            <text:p>52300</text:p>
          </table:table-cell>
          <table:table-cell office:value-type="string" office:string-value="VND">
            <text:p>VND</text:p>
          </table:table-cell>
          <table:table-cell office:value-type="float" office:value="19.157088">
            <text:p>19.157088</text:p>
          </table:table-cell>
          <table:table-cell office:value-type="float" office:value="5758400">
            <text:p>5758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IB">
            <text:p>VIB</text:p>
          </table:table-cell>
          <table:table-cell office:value-type="string" office:string-value="NGAN HANG TMCP QUOC TE VN">
            <text:p>NGAN HANG TMCP QUOC TE VN</text:p>
          </table:table-cell>
          <table:table-cell office:value-type="string" office:string-value="stock">
            <text:p>stock</text:p>
          </table:table-cell>
          <table:table-cell office:value-type="float" office:value="2364384687.634281">
            <text:p>2364384687.634281</text:p>
          </table:table-cell>
          <table:table-cell office:value-type="float" office:value="20500">
            <text:p>20500</text:p>
          </table:table-cell>
          <table:table-cell office:value-type="string" office:string-value="VND">
            <text:p>VND</text:p>
          </table:table-cell>
          <table:table-cell office:value-type="float" office:value="73.710074">
            <text:p>73.710074</text:p>
          </table:table-cell>
          <table:table-cell office:value-type="float" office:value="7790702">
            <text:p>7790702</text:p>
          </table:table-cell>
          <table:table-cell office:value-type="float" office:value="8.58016228">
            <text:p>8.58016228</text:p>
          </table:table-cell>
          <table:table-cell office:value-type="float" office:value="0.09318006">
            <text:p>0.09318006</text:p>
          </table:table-cell>
          <table:table-cell office:value-type="float" office:value="-1615.6012010000002">
            <text:p>-1615.6012010000002</text:p>
          </table:table-cell>
          <table:table-cell office:value-type="float" office:value="525.000614">
            <text:p>525.000614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HM">
            <text:p>VHM</text:p>
          </table:table-cell>
          <table:table-cell office:value-type="string" office:string-value="VINHOMES JOINT STOCK COMPANY">
            <text:p>VINHOMES JOINT STOCK COMPANY</text:p>
          </table:table-cell>
          <table:table-cell office:value-type="string" office:string-value="stock">
            <text:p>stock</text:p>
          </table:table-cell>
          <table:table-cell office:value-type="float" office:value="7673056561.523417">
            <text:p>7673056561.523417</text:p>
          </table:table-cell>
          <table:table-cell office:value-type="float" office:value="47900">
            <text:p>479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9323700">
            <text:p>9323700</text:p>
          </table:table-cell>
          <table:table-cell office:value-type="float" office:value="6.61559629">
            <text:p>6.61559629</text:p>
          </table:table-cell>
          <table:table-cell office:value-type="float" office:value="0.28237817">
            <text:p>0.28237817</text:p>
          </table:table-cell>
          <table:table-cell office:value-type="float" office:value="-472.215934">
            <text:p>-472.215934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HC">
            <text:p>VHC</text:p>
          </table:table-cell>
          <table:table-cell office:value-type="string" office:string-value="VINH HOAN CORPORATION">
            <text:p>VINH HOAN CORPORATION</text:p>
          </table:table-cell>
          <table:table-cell office:value-type="string" office:string-value="stock">
            <text:p>stock</text:p>
          </table:table-cell>
          <table:table-cell office:value-type="float" office:value="586496095.367442">
            <text:p>586496095.367442</text:p>
          </table:table-cell>
          <table:table-cell office:value-type="float" office:value="67700">
            <text:p>67700</text:p>
          </table:table-cell>
          <table:table-cell office:value-type="string" office:string-value="VND">
            <text:p>VND</text:p>
          </table:table-cell>
          <table:table-cell office:value-type="float" office:value="104.47761200000001">
            <text:p>104.47761200000001</text:p>
          </table:table-cell>
          <table:table-cell office:value-type="float" office:value="457300">
            <text:p>457300</text:p>
          </table:table-cell>
          <table:table-cell office:value-type="float" office:value="12.01830581">
            <text:p>12.01830581</text:p>
          </table:table-cell>
          <table:table-cell office:value-type="float" office:value="0.21968987">
            <text:p>0.21968987</text:p>
          </table:table-cell>
          <table:table-cell office:value-type="float" office:value="4268.491615">
            <text:p>4268.491615</text:p>
          </table:table-cell>
          <table:table-cell office:value-type="float" office:value="597.0149250000001">
            <text:p>597.0149250000001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GC">
            <text:p>VGC</text:p>
          </table:table-cell>
          <table:table-cell office:value-type="string" office:string-value="TCT VIGLACERA - CTCP">
            <text:p>TCT VIGLACERA - CTCP</text:p>
          </table:table-cell>
          <table:table-cell office:value-type="string" office:string-value="stock">
            <text:p>stock</text:p>
          </table:table-cell>
          <table:table-cell office:value-type="float" office:value="890019657.696546">
            <text:p>890019657.696546</text:p>
          </table:table-cell>
          <table:table-cell office:value-type="float" office:value="50600">
            <text:p>50600</text:p>
          </table:table-cell>
          <table:table-cell office:value-type="string" office:string-value="VND">
            <text:p>VND</text:p>
          </table:table-cell>
          <table:table-cell office:value-type="float" office:value="-58.939096">
            <text:p>-58.939096</text:p>
          </table:table-cell>
          <table:table-cell office:value-type="float" office:value="532900">
            <text:p>532900</text:p>
          </table:table-cell>
          <table:table-cell office:value-type="float" office:value="20.53610517">
            <text:p>20.53610517</text:p>
          </table:table-cell>
          <table:table-cell office:value-type="float" office:value="0.09609417">
            <text:p>0.09609417</text:p>
          </table:table-cell>
          <table:table-cell office:value-type="float" office:value="-930.8253199999999">
            <text:p>-930.8253199999999</text:p>
          </table:table-cell>
          <table:table-cell office:value-type="float" office:value="442.043222">
            <text:p>442.043222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FG">
            <text:p>VFG</text:p>
          </table:table-cell>
          <table:table-cell office:value-type="string" office:string-value="VIET NAM FUMIGATION JOINT STOCK COMPANY">
            <text:p>VIET NAM FUMIGA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116803656.548319">
            <text:p>116803656.548319</text:p>
          </table:table-cell>
          <table:table-cell office:value-type="float" office:value="71600">
            <text:p>71600</text:p>
          </table:table-cell>
          <table:table-cell office:value-type="string" office:string-value="VND">
            <text:p>VND</text:p>
          </table:table-cell>
          <table:table-cell office:value-type="float" office:value="-27.855152999999998">
            <text:p>-27.855152999999998</text:p>
          </table:table-cell>
          <table:table-cell office:value-type="float" office:value="20200">
            <text:p>20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17.827298">
            <text:p>417.827298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DS">
            <text:p>VDS</text:p>
          </table:table-cell>
          <table:table-cell office:value-type="string" office:string-value="VIET DRAGON SECURITIES CORPORATION">
            <text:p>VIET DRAGON SECURITIES CORPORATION</text:p>
          </table:table-cell>
          <table:table-cell office:value-type="string" office:string-value="stock">
            <text:p>stock</text:p>
          </table:table-cell>
          <table:table-cell office:value-type="float" office:value="191909250.0">
            <text:p>191909250.0</text:p>
          </table:table-cell>
          <table:table-cell office:value-type="float" office:value="20400">
            <text:p>20400</text:p>
          </table:table-cell>
          <table:table-cell office:value-type="string" office:string-value="VND">
            <text:p>VND</text:p>
          </table:table-cell>
          <table:table-cell office:value-type="float" office:value="74.074074">
            <text:p>74.074074</text:p>
          </table:table-cell>
          <table:table-cell office:value-type="float" office:value="977000">
            <text:p>977000</text:p>
          </table:table-cell>
          <table:table-cell office:value-type="float" office:value="16.45414206">
            <text:p>16.45414206</text:p>
          </table:table-cell>
          <table:table-cell office:value-type="float" office:value="0.04835257">
            <text:p>0.04835257</text:p>
          </table:table-cell>
          <table:table-cell office:value-type="float" office:value="-1137.541342">
            <text:p>-1137.541342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DP">
            <text:p>VDP</text:p>
          </table:table-cell>
          <table:table-cell office:value-type="string" office:string-value="VIDIPHA CENTRAL PHARMACEUTICAL JOINT - STOCK COMPANY">
            <text:p>VIDIPHA CENTRAL PHARMACEUTICAL JOINT - STOCK COMPANY</text:p>
          </table:table-cell>
          <table:table-cell office:value-type="string" office:string-value="stock">
            <text:p>stock</text:p>
          </table:table-cell>
          <table:table-cell office:value-type="float" office:value="30918958.67502">
            <text:p>30918958.67502</text:p>
          </table:table-cell>
          <table:table-cell office:value-type="float" office:value="36500">
            <text:p>36500</text:p>
          </table:table-cell>
          <table:table-cell office:value-type="string" office:string-value="VND">
            <text:p>VND</text:p>
          </table:table-cell>
          <table:table-cell office:value-type="float" office:value="167.13091899999998">
            <text:p>167.13091899999998</text:p>
          </table:table-cell>
          <table:table-cell office:value-type="float" office:value="11000">
            <text:p>11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80.31546">
            <text:p>580.31546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CI">
            <text:p>VCI</text:p>
          </table:table-cell>
          <table:table-cell office:value-type="string" office:string-value="VIET CAPITAL SECURITIES JOINT STOCK COMPANY">
            <text:p>VIET CAPITAL SECURITIES JOINT STOCK COMPANY</text:p>
          </table:table-cell>
          <table:table-cell office:value-type="string" office:string-value="stock">
            <text:p>stock</text:p>
          </table:table-cell>
          <table:table-cell office:value-type="float" office:value="1089428732.189928">
            <text:p>1089428732.189928</text:p>
          </table:table-cell>
          <table:table-cell office:value-type="float" office:value="39400">
            <text:p>39400</text:p>
          </table:table-cell>
          <table:table-cell office:value-type="string" office:string-value="VND">
            <text:p>VND</text:p>
          </table:table-cell>
          <table:table-cell office:value-type="float" office:value="128.534704">
            <text:p>128.534704</text:p>
          </table:table-cell>
          <table:table-cell office:value-type="float" office:value="4277900">
            <text:p>4277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3.365656">
            <text:p>143.365656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CG">
            <text:p>VCG</text:p>
          </table:table-cell>
          <table:table-cell office:value-type="string" office:string-value="TONG CTCP XNK VA XD VN">
            <text:p>TONG CTCP XNK VA XD VN</text:p>
          </table:table-cell>
          <table:table-cell office:value-type="string" office:string-value="stock">
            <text:p>stock</text:p>
          </table:table-cell>
          <table:table-cell office:value-type="float" office:value="487913516.876214">
            <text:p>487913516.876214</text:p>
          </table:table-cell>
          <table:table-cell office:value-type="float" office:value="20950">
            <text:p>20950</text:p>
          </table:table-cell>
          <table:table-cell office:value-type="string" office:string-value="VND">
            <text:p>VND</text:p>
          </table:table-cell>
          <table:table-cell office:value-type="float" office:value="23.923444999999997">
            <text:p>23.923444999999997</text:p>
          </table:table-cell>
          <table:table-cell office:value-type="float" office:value="10874800">
            <text:p>10874800</text:p>
          </table:table-cell>
          <table:table-cell office:value-type="float" office:value="13.00852061">
            <text:p>13.00852061</text:p>
          </table:table-cell>
          <table:table-cell office:value-type="float" office:value="0.06280883">
            <text:p>0.06280883</text:p>
          </table:table-cell>
          <table:table-cell office:value-type="float" office:value="15427.674983">
            <text:p>15427.674983</text:p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CF">
            <text:p>VCF</text:p>
          </table:table-cell>
          <table:table-cell office:value-type="string" office:string-value="VINACAFE BIEN HOA JOINT - STOCK COMPANY">
            <text:p>VINACAFE BIEN HOA JOINT - STOCK COMPANY</text:p>
          </table:table-cell>
          <table:table-cell office:value-type="string" office:string-value="stock">
            <text:p>stock</text:p>
          </table:table-cell>
          <table:table-cell office:value-type="float" office:value="228152644.60716">
            <text:p>228152644.60716</text:p>
          </table:table-cell>
          <table:table-cell office:value-type="float" office:value="213600">
            <text:p>213600</text:p>
          </table:table-cell>
          <table:table-cell office:value-type="string" office:string-value="VND">
            <text:p>VND</text:p>
          </table:table-cell>
          <table:table-cell office:value-type="float" office:value="-295.320309">
            <text:p>-295.320309</text:p>
          </table:table-cell>
          <table:table-cell office:value-type="float" office:value="2100">
            <text:p>2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35.847342">
            <text:p>1135.847342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CB">
            <text:p>VCB</text:p>
          </table:table-cell>
          <table:table-cell office:value-type="string" office:string-value="JOINT STOCK COMMERCIAL BANK FOR FOREIGN TRADE OF VIET NAM">
            <text:p>JOINT STOCK COMMERCIAL BANK FOR FOREIGN TRADE OF VIET NAM</text:p>
          </table:table-cell>
          <table:table-cell office:value-type="string" office:string-value="stock">
            <text:p>stock</text:p>
          </table:table-cell>
          <table:table-cell office:value-type="float" office:value="21507549679.6875">
            <text:p>21507549679.6875</text:p>
          </table:table-cell>
          <table:table-cell office:value-type="float" office:value="66900">
            <text:p>66900</text:p>
          </table:table-cell>
          <table:table-cell office:value-type="string" office:string-value="VND">
            <text:p>VND</text:p>
          </table:table-cell>
          <table:table-cell office:value-type="float" office:value="136.363636">
            <text:p>136.363636</text:p>
          </table:table-cell>
          <table:table-cell office:value-type="float" office:value="3997000">
            <text:p>3997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CA">
            <text:p>VCA</text:p>
          </table:table-cell>
          <table:table-cell office:value-type="string" office:string-value="CTCP THEP VICASA-VNSTEEL">
            <text:p>CTCP THEP VICASA-VNSTEEL</text:p>
          </table:table-cell>
          <table:table-cell office:value-type="string" office:string-value="stock">
            <text:p>stock</text:p>
          </table:table-cell>
          <table:table-cell office:value-type="float" office:value="7374204.496464">
            <text:p>7374204.496464</text:p>
          </table:table-cell>
          <table:table-cell office:value-type="float" office:value="12400">
            <text:p>12400</text:p>
          </table:table-cell>
          <table:table-cell office:value-type="string" office:string-value="VND">
            <text:p>VND</text:p>
          </table:table-cell>
          <table:table-cell office:value-type="float" office:value="-40.160643">
            <text:p>-40.160643</text:p>
          </table:table-cell>
          <table:table-cell office:value-type="float" office:value="14800">
            <text:p>14800</text:p>
          </table:table-cell>
          <table:table-cell office:value-type="float" office:value="89.7382177">
            <text:p>89.7382177</text:p>
          </table:table-cell>
          <table:table-cell office:value-type="float" office:value="0.00566537">
            <text:p>0.00566537</text:p>
          </table:table-cell>
          <table:table-cell office:value-type="float" office:value="-7936.328317">
            <text:p>-7936.328317</text:p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VAF">
            <text:p>VAF</text:p>
          </table:table-cell>
          <table:table-cell office:value-type="string" office:string-value="VAN DIEN FUSED MAGNESIUM PHOSPHATE FERTILIZER JOINT STOCK COMPANY">
            <text:p>VAN DIEN FUSED MAGNESIUM PHOSPHATE FERTILIZER JOINT STOCK COMPANY</text:p>
          </table:table-cell>
          <table:table-cell office:value-type="string" office:string-value="stock">
            <text:p>stock</text:p>
          </table:table-cell>
          <table:table-cell office:value-type="float" office:value="26881758.90543">
            <text:p>26881758.90543</text:p>
          </table:table-cell>
          <table:table-cell office:value-type="float" office:value="19550">
            <text:p>19550</text:p>
          </table:table-cell>
          <table:table-cell office:value-type="string" office:string-value="VND">
            <text:p>VND</text:p>
          </table:table-cell>
          <table:table-cell office:value-type="float" office:value="683.060109">
            <text:p>683.060109</text:p>
          </table:table-cell>
          <table:table-cell office:value-type="float" office:value="2600">
            <text:p>2600</text:p>
          </table:table-cell>
          <table:table-cell office:value-type="float" office:value="10.89832708">
            <text:p>10.89832708</text:p>
          </table:table-cell>
          <table:table-cell office:value-type="float" office:value="0.07354799">
            <text:p>0.07354799</text:p>
          </table:table-cell>
          <table:table-cell office:value-type="float" office:value="6913.2261690000005">
            <text:p>6913.2261690000005</text:p>
          </table:table-cell>
          <table:table-cell office:value-type="float" office:value="546.448087">
            <text:p>546.448087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UIC">
            <text:p>UIC</text:p>
          </table:table-cell>
          <table:table-cell office:value-type="string" office:string-value="IDICO URBAN AND HOUSE DEVELOPMENT INVESTMENT JOINT STOCK COMPANY">
            <text:p>IDICO URBAN AND HOUSE DEVELOPMENT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4352000.0">
            <text:p>14352000.0</text:p>
          </table:table-cell>
          <table:table-cell office:value-type="float" office:value="44000">
            <text:p>44000</text:p>
          </table:table-cell>
          <table:table-cell office:value-type="string" office:string-value="VND">
            <text:p>VND</text:p>
          </table:table-cell>
          <table:table-cell office:value-type="float" office:value="-434.782609">
            <text:p>-434.782609</text:p>
          </table:table-cell>
          <table:table-cell office:value-type="float" office:value="17300">
            <text:p>17300</text:p>
          </table:table-cell>
          <table:table-cell office:value-type="float" office:value="6.57650674">
            <text:p>6.57650674</text:p>
          </table:table-cell>
          <table:table-cell office:value-type="float" office:value="0.27430976">
            <text:p>0.27430976</text:p>
          </table:table-cell>
          <table:table-cell office:value-type="float" office:value="-5681.23316">
            <text:p>-5681.23316</text:p>
          </table:table-cell>
          <table:table-cell office:value-type="float" office:value="0.0">
            <text:p/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YA">
            <text:p>TYA</text:p>
          </table:table-cell>
          <table:table-cell office:value-type="string" office:string-value="TAYA (VIETNAM) ELECTRIC WIRE AND CABLE JOINT STOCK COMPANY">
            <text:p>TAYA (VIETNAM) ELECTRIC WIRE AND CABLE JOINT STOCK COMPANY</text:p>
          </table:table-cell>
          <table:table-cell office:value-type="string" office:string-value="stock">
            <text:p>stock</text:p>
          </table:table-cell>
          <table:table-cell office:value-type="float" office:value="20341225.896849">
            <text:p>20341225.896849</text:p>
          </table:table-cell>
          <table:table-cell office:value-type="float" office:value="17000">
            <text:p>17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2200">
            <text:p>12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7.05882400000002">
            <text:p>147.05882400000002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VT">
            <text:p>TVT</text:p>
          </table:table-cell>
          <table:table-cell office:value-type="string" office:string-value="VIET THANG CORPORATION">
            <text:p>VIET THANG CORPORATION</text:p>
          </table:table-cell>
          <table:table-cell office:value-type="string" office:string-value="stock">
            <text:p>stock</text:p>
          </table:table-cell>
          <table:table-cell office:value-type="float" office:value="14373450.0">
            <text:p>14373450.0</text:p>
          </table:table-cell>
          <table:table-cell office:value-type="float" office:value="17550">
            <text:p>17550</text:p>
          </table:table-cell>
          <table:table-cell office:value-type="string" office:string-value="VND">
            <text:p>VND</text:p>
          </table:table-cell>
          <table:table-cell office:value-type="float" office:value="173.913043">
            <text:p>173.913043</text:p>
          </table:table-cell>
          <table:table-cell office:value-type="float" office:value="4000">
            <text:p>4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97.7207980000001">
            <text:p>797.7207980000001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VS">
            <text:p>TVS</text:p>
          </table:table-cell>
          <table:table-cell office:value-type="string" office:string-value="THIEN VIET SECURITIES JOINT STOCK COMPANY">
            <text:p>THIEN VIET SECURITIES JOINT STOCK COMPANY</text:p>
          </table:table-cell>
          <table:table-cell office:value-type="string" office:string-value="stock">
            <text:p>stock</text:p>
          </table:table-cell>
          <table:table-cell office:value-type="float" office:value="130581963.132465">
            <text:p>130581963.132465</text:p>
          </table:table-cell>
          <table:table-cell office:value-type="float" office:value="20300">
            <text:p>20300</text:p>
          </table:table-cell>
          <table:table-cell office:value-type="string" office:string-value="VND">
            <text:p>VND</text:p>
          </table:table-cell>
          <table:table-cell office:value-type="float" office:value="124.688279">
            <text:p>124.688279</text:p>
          </table:table-cell>
          <table:table-cell office:value-type="float" office:value="99900">
            <text:p>99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VB">
            <text:p>TVB</text:p>
          </table:table-cell>
          <table:table-cell office:value-type="string" office:string-value="CTCP CHUNG KHOAN TRI VIET">
            <text:p>CTCP CHUNG KHOAN TRI VIET</text:p>
          </table:table-cell>
          <table:table-cell office:value-type="string" office:string-value="stock">
            <text:p>stock</text:p>
          </table:table-cell>
          <table:table-cell office:value-type="float" office:value="35324011.48680301">
            <text:p>35324011.48680301</text:p>
          </table:table-cell>
          <table:table-cell office:value-type="float" office:value="8050">
            <text:p>8050</text:p>
          </table:table-cell>
          <table:table-cell office:value-type="string" office:string-value="VND">
            <text:p>VND</text:p>
          </table:table-cell>
          <table:table-cell office:value-type="float" office:value="-37.128713000000005">
            <text:p>-37.128713000000005</text:p>
          </table:table-cell>
          <table:table-cell office:value-type="float" office:value="21200">
            <text:p>21200</text:p>
          </table:table-cell>
          <table:table-cell office:value-type="float" office:value="7.15334279">
            <text:p>7.15334279</text:p>
          </table:table-cell>
          <table:table-cell office:value-type="float" office:value="0.04388857">
            <text:p>0.04388857</text:p>
          </table:table-cell>
          <table:table-cell office:value-type="float" office:value="9987.059495">
            <text:p>9987.059495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V2">
            <text:p>TV2</text:p>
          </table:table-cell>
          <table:table-cell office:value-type="string" office:string-value="CTCP TV XD DIEN 2">
            <text:p>CTCP TV XD DIEN 2</text:p>
          </table:table-cell>
          <table:table-cell office:value-type="string" office:string-value="stock">
            <text:p>stock</text:p>
          </table:table-cell>
          <table:table-cell office:value-type="float" office:value="87432873.513804">
            <text:p>87432873.513804</text:p>
          </table:table-cell>
          <table:table-cell office:value-type="float" office:value="33400">
            <text:p>33400</text:p>
          </table:table-cell>
          <table:table-cell office:value-type="string" office:string-value="VND">
            <text:p>VND</text:p>
          </table:table-cell>
          <table:table-cell office:value-type="float" office:value="60.240964">
            <text:p>60.240964</text:p>
          </table:table-cell>
          <table:table-cell office:value-type="float" office:value="221300">
            <text:p>221300</text:p>
          </table:table-cell>
          <table:table-cell office:value-type="float" office:value="39.81464495">
            <text:p>39.81464495</text:p>
          </table:table-cell>
          <table:table-cell office:value-type="float" office:value="0.03439438">
            <text:p>0.03439438</text:p>
          </table:table-cell>
          <table:table-cell office:value-type="float" office:value="-2405.437713">
            <text:p>-2405.437713</text:p>
          </table:table-cell>
          <table:table-cell office:value-type="float" office:value="301.204819">
            <text:p>301.204819</text:p>
          </table:table-cell>
          <table:table-cell office:value-type="string" office:string-value="Commercial services">
            <text:p>Commerc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TF">
            <text:p>TTF</text:p>
          </table:table-cell>
          <table:table-cell office:value-type="string" office:string-value="TRUONG THANH FURNITURE CORPORATION">
            <text:p>TRUONG THANH FURNITURE CORPORATION</text:p>
          </table:table-cell>
          <table:table-cell office:value-type="string" office:string-value="stock">
            <text:p>stock</text:p>
          </table:table-cell>
          <table:table-cell office:value-type="float" office:value="47729639.707932">
            <text:p>47729639.707932</text:p>
          </table:table-cell>
          <table:table-cell office:value-type="float" office:value="3130">
            <text:p>3130</text:p>
          </table:table-cell>
          <table:table-cell office:value-type="string" office:string-value="VND">
            <text:p>VND</text:p>
          </table:table-cell>
          <table:table-cell office:value-type="float" office:value="64.30868199999999">
            <text:p>64.30868199999999</text:p>
          </table:table-cell>
          <table:table-cell office:value-type="float" office:value="731600">
            <text:p>731600</text:p>
          </table:table-cell>
          <table:table-cell office:value-type="float" office:value="62.49326151">
            <text:p>62.49326151</text:p>
          </table:table-cell>
          <table:table-cell office:value-type="float" office:value="0.00195333">
            <text:p>0.00195333</text:p>
          </table:table-cell>
          <table:table-cell office:value-type="float" office:value="-1475.17378">
            <text:p>-1475.17378</text:p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TE">
            <text:p>TTE</text:p>
          </table:table-cell>
          <table:table-cell office:value-type="string" office:string-value="CTCP DT NL TRUONG THINH">
            <text:p>CTCP DT NL TRUONG THINH</text:p>
          </table:table-cell>
          <table:table-cell office:value-type="string" office:string-value="stock">
            <text:p>stock</text:p>
          </table:table-cell>
          <table:table-cell office:value-type="float" office:value="48000626.449581">
            <text:p>48000626.449581</text:p>
          </table:table-cell>
          <table:table-cell office:value-type="float" office:value="43200">
            <text:p>43200</text:p>
          </table:table-cell>
          <table:table-cell office:value-type="string" office:string-value="VND">
            <text:p>VND</text:p>
          </table:table-cell>
          <table:table-cell office:value-type="float" office:value="693.069307">
            <text:p>693.069307</text:p>
          </table:table-cell>
          <table:table-cell office:value-type="float" office:value="200">
            <text:p>200</text:p>
          </table:table-cell>
          <table:table-cell office:value-type="float" office:value="113.37068092">
            <text:p>113.37068092</text:p>
          </table:table-cell>
          <table:table-cell office:value-type="float" office:value="0.01562309">
            <text:p>0.01562309</text:p>
          </table:table-cell>
          <table:table-cell office:value-type="float" office:value="-4136.878371000001">
            <text:p>-4136.878371000001</text:p>
          </table:table-cell>
          <table:table-cell office:value-type="float" office:value="0.0">
            <text:p/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TA">
            <text:p>TTA</text:p>
          </table:table-cell>
          <table:table-cell office:value-type="string" office:string-value="CTCP DTXD&amp;PT TRUONG THANH">
            <text:p>CTCP DTXD&amp;PT TRUONG THANH</text:p>
          </table:table-cell>
          <table:table-cell office:value-type="string" office:string-value="stock">
            <text:p>stock</text:p>
          </table:table-cell>
          <table:table-cell office:value-type="float" office:value="84561134.971638">
            <text:p>84561134.971638</text:p>
          </table:table-cell>
          <table:table-cell office:value-type="float" office:value="12700">
            <text:p>12700</text:p>
          </table:table-cell>
          <table:table-cell office:value-type="string" office:string-value="VND">
            <text:p>VND</text:p>
          </table:table-cell>
          <table:table-cell office:value-type="float" office:value="-39.215686">
            <text:p>-39.215686</text:p>
          </table:table-cell>
          <table:table-cell office:value-type="float" office:value="128300">
            <text:p>128300</text:p>
          </table:table-cell>
          <table:table-cell office:value-type="float" office:value="12.80262327">
            <text:p>12.80262327</text:p>
          </table:table-cell>
          <table:table-cell office:value-type="float" office:value="0.04067135">
            <text:p>0.04067135</text:p>
          </table:table-cell>
          <table:table-cell office:value-type="float" office:value="8451.434938">
            <text:p>8451.434938</text:p>
          </table:table-cell>
          <table:table-cell office:value-type="float" office:value="0.0">
            <text:p/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SC">
            <text:p>TSC</text:p>
          </table:table-cell>
          <table:table-cell office:value-type="string" office:string-value="TECHNO - AGRICULTURAL SUPPLYING JOINT STOCK COMPANY">
            <text:p>TECHNO - AGRICULTURAL SUPPLY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19577619.319167">
            <text:p>19577619.319167</text:p>
          </table:table-cell>
          <table:table-cell office:value-type="float" office:value="2570">
            <text:p>2570</text:p>
          </table:table-cell>
          <table:table-cell office:value-type="string" office:string-value="VND">
            <text:p>VND</text:p>
          </table:table-cell>
          <table:table-cell office:value-type="float" office:value="78.43137300000001">
            <text:p>78.43137300000001</text:p>
          </table:table-cell>
          <table:table-cell office:value-type="float" office:value="130500">
            <text:p>130500</text:p>
          </table:table-cell>
          <table:table-cell office:value-type="float" office:value="288.48204564">
            <text:p>288.48204564</text:p>
          </table:table-cell>
          <table:table-cell office:value-type="float" office:value="0.00034744">
            <text:p>0.00034744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RC">
            <text:p>TRC</text:p>
          </table:table-cell>
          <table:table-cell office:value-type="string" office:string-value="TAY NINH RUBBER JOINT STOCK COMPANY">
            <text:p>TAY NINH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87809475.0">
            <text:p>87809475.0</text:p>
          </table:table-cell>
          <table:table-cell office:value-type="float" office:value="77400">
            <text:p>77400</text:p>
          </table:table-cell>
          <table:table-cell office:value-type="string" office:string-value="VND">
            <text:p>VND</text:p>
          </table:table-cell>
          <table:table-cell office:value-type="float" office:value="-288.582183">
            <text:p>-288.582183</text:p>
          </table:table-cell>
          <table:table-cell office:value-type="float" office:value="142300">
            <text:p>142300</text:p>
          </table:table-cell>
          <table:table-cell office:value-type="float" office:value="10.18414835">
            <text:p>10.18414835</text:p>
          </table:table-cell>
          <table:table-cell office:value-type="float" office:value="0.29640181">
            <text:p>0.29640181</text:p>
          </table:table-cell>
          <table:table-cell office:value-type="float" office:value="20834.100327">
            <text:p>20834.100327</text:p>
          </table:table-cell>
          <table:table-cell office:value-type="float" office:value="112.923463">
            <text:p>112.923463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RA">
            <text:p>TRA</text:p>
          </table:table-cell>
          <table:table-cell office:value-type="string" office:string-value="TRAPHACO JOINT STOCK COMPANY">
            <text:p>TRAPHACO JOINT STOCK COMPANY</text:p>
          </table:table-cell>
          <table:table-cell office:value-type="string" office:string-value="stock">
            <text:p>stock</text:p>
          </table:table-cell>
          <table:table-cell office:value-type="float" office:value="122203534.117119">
            <text:p>122203534.117119</text:p>
          </table:table-cell>
          <table:table-cell office:value-type="float" office:value="75600">
            <text:p>75600</text:p>
          </table:table-cell>
          <table:table-cell office:value-type="string" office:string-value="VND">
            <text:p>VND</text:p>
          </table:table-cell>
          <table:table-cell office:value-type="float" office:value="13.245033000000001">
            <text:p>13.245033000000001</text:p>
          </table:table-cell>
          <table:table-cell office:value-type="float" office:value="1600">
            <text:p>1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29.100529">
            <text:p>529.100529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PC">
            <text:p>TPC</text:p>
          </table:table-cell>
          <table:table-cell office:value-type="string" office:string-value="TAN DAI HUNG PLASTIC JOINT STOCK COMPANY">
            <text:p>TAN DAI HUNG PLASTIC JOINT STOCK COMPANY</text:p>
          </table:table-cell>
          <table:table-cell office:value-type="string" office:string-value="stock">
            <text:p>stock</text:p>
          </table:table-cell>
          <table:table-cell office:value-type="float" office:value="9659773.447038">
            <text:p>9659773.447038</text:p>
          </table:table-cell>
          <table:table-cell office:value-type="float" office:value="11350">
            <text:p>11350</text:p>
          </table:table-cell>
          <table:table-cell office:value-type="string" office:string-value="VND">
            <text:p>VND</text:p>
          </table:table-cell>
          <table:table-cell office:value-type="float" office:value="318.181818">
            <text:p>318.181818</text:p>
          </table:table-cell>
          <table:table-cell office:value-type="float" office:value="77000">
            <text:p>77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PB">
            <text:p>TPB</text:p>
          </table:table-cell>
          <table:table-cell office:value-type="string" office:string-value="TIEN PHONG COMMERCIAL JOINT STOCK BANK">
            <text:p>TIEN PHONG COMMERCIAL JOINT STOCK BANK</text:p>
          </table:table-cell>
          <table:table-cell office:value-type="string" office:string-value="stock">
            <text:p>stock</text:p>
          </table:table-cell>
          <table:table-cell office:value-type="float" office:value="1658884360.034187">
            <text:p>1658884360.034187</text:p>
          </table:table-cell>
          <table:table-cell office:value-type="float" office:value="16350">
            <text:p>16350</text:p>
          </table:table-cell>
          <table:table-cell office:value-type="string" office:string-value="VND">
            <text:p>VND</text:p>
          </table:table-cell>
          <table:table-cell office:value-type="float" office:value="155.279503">
            <text:p>155.279503</text:p>
          </table:table-cell>
          <table:table-cell office:value-type="float" office:value="13089203">
            <text:p>130892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58.799161">
            <text:p>258.799161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NT">
            <text:p>TNT</text:p>
          </table:table-cell>
          <table:table-cell office:value-type="string" office:string-value="TAI NGUYEN CORPORATION">
            <text:p>TAI NGUYEN CORPORATION</text:p>
          </table:table-cell>
          <table:table-cell office:value-type="string" office:string-value="stock">
            <text:p>stock</text:p>
          </table:table-cell>
          <table:table-cell office:value-type="float" office:value="10124010.0">
            <text:p>10124010.0</text:p>
          </table:table-cell>
          <table:table-cell office:value-type="float" office:value="5050">
            <text:p>5050</text:p>
          </table:table-cell>
          <table:table-cell office:value-type="string" office:string-value="VND">
            <text:p>VND</text:p>
          </table:table-cell>
          <table:table-cell office:value-type="float" office:value="-78.58546199999999">
            <text:p>-78.58546199999999</text:p>
          </table:table-cell>
          <table:table-cell office:value-type="float" office:value="713400">
            <text:p>713400</text:p>
          </table:table-cell>
          <table:table-cell office:value-type="float" office:value="16.39074497">
            <text:p>16.39074497</text:p>
          </table:table-cell>
          <table:table-cell office:value-type="float" office:value="0.01263213">
            <text:p>0.01263213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NI">
            <text:p>TNI</text:p>
          </table:table-cell>
          <table:table-cell office:value-type="string" office:string-value="THANH NAM GROUP JOINT STOCK COMPANY">
            <text:p>THANH NAM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4627350.0">
            <text:p>4627350.0</text:p>
          </table:table-cell>
          <table:table-cell office:value-type="float" office:value="2270">
            <text:p>2270</text:p>
          </table:table-cell>
          <table:table-cell office:value-type="string" office:string-value="VND">
            <text:p>VND</text:p>
          </table:table-cell>
          <table:table-cell office:value-type="float" office:value="44.247788">
            <text:p>44.247788</text:p>
          </table:table-cell>
          <table:table-cell office:value-type="float" office:value="57300">
            <text:p>57300</text:p>
          </table:table-cell>
          <table:table-cell office:value-type="string" office:string-value="">
            <text:p/>
          </table:table-cell>
          <table:table-cell office:value-type="float" office:value="-0.01197953">
            <text:p>-0.01197953</text:p>
          </table:table-cell>
          <table:table-cell office:value-type="float" office:value="-22495.934933999997">
            <text:p>-22495.934933999997</text:p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NH">
            <text:p>TNH</text:p>
          </table:table-cell>
          <table:table-cell office:value-type="string" office:string-value="CTCP BVQT THAI NGUYEN">
            <text:p>CTCP BVQT THAI NGUYEN</text:p>
          </table:table-cell>
          <table:table-cell office:value-type="string" office:string-value="stock">
            <text:p>stock</text:p>
          </table:table-cell>
          <table:table-cell office:value-type="float" office:value="105151392.301956">
            <text:p>105151392.301956</text:p>
          </table:table-cell>
          <table:table-cell office:value-type="float" office:value="18750">
            <text:p>18750</text:p>
          </table:table-cell>
          <table:table-cell office:value-type="string" office:string-value="VND">
            <text:p>VND</text:p>
          </table:table-cell>
          <table:table-cell office:value-type="float" office:value="26.737968000000002">
            <text:p>26.737968000000002</text:p>
          </table:table-cell>
          <table:table-cell office:value-type="float" office:value="362500">
            <text:p>362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Health services">
            <text:p>Health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NC">
            <text:p>TNC</text:p>
          </table:table-cell>
          <table:table-cell office:value-type="string" office:string-value="THONG NHAT RUBBER JOINT STOCK COMPANY">
            <text:p>THONG NHAT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25150125.0">
            <text:p>25150125.0</text:p>
          </table:table-cell>
          <table:table-cell office:value-type="float" office:value="32050">
            <text:p>32050</text:p>
          </table:table-cell>
          <table:table-cell office:value-type="string" office:string-value="VND">
            <text:p>VND</text:p>
          </table:table-cell>
          <table:table-cell office:value-type="float" office:value="-432.835821">
            <text:p>-432.835821</text:p>
          </table:table-cell>
          <table:table-cell office:value-type="float" office:value="200">
            <text:p>200</text:p>
          </table:table-cell>
          <table:table-cell office:value-type="float" office:value="14.93964036">
            <text:p>14.93964036</text:p>
          </table:table-cell>
          <table:table-cell office:value-type="float" office:value="0.08366667">
            <text:p>0.08366667</text:p>
          </table:table-cell>
          <table:table-cell office:value-type="float" office:value="10534.147399">
            <text:p>10534.147399</text:p>
          </table:table-cell>
          <table:table-cell office:value-type="float" office:value="358.208955">
            <text:p>358.208955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N1">
            <text:p>TN1</text:p>
          </table:table-cell>
          <table:table-cell office:value-type="string" office:string-value="CTCP TMDV TNS HOLDINGS">
            <text:p>CTCP TMDV TNS HOLDINGS</text:p>
          </table:table-cell>
          <table:table-cell office:value-type="string" office:string-value="stock">
            <text:p>stock</text:p>
          </table:table-cell>
          <table:table-cell office:value-type="float" office:value="21732747.679149">
            <text:p>21732747.679149</text:p>
          </table:table-cell>
          <table:table-cell office:value-type="float" office:value="10200">
            <text:p>102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00">
            <text:p>200</text:p>
          </table:table-cell>
          <table:table-cell office:value-type="float" office:value="10.87931765">
            <text:p>10.87931765</text:p>
          </table:table-cell>
          <table:table-cell office:value-type="float" office:value="0.03656479">
            <text:p>0.03656479</text:p>
          </table:table-cell>
          <table:table-cell office:value-type="float" office:value="-300.06759999999997">
            <text:p>-300.06759999999997</text:p>
          </table:table-cell>
          <table:table-cell office:value-type="float" office:value="445.63279900000003">
            <text:p>445.63279900000003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MT">
            <text:p>TMT</text:p>
          </table:table-cell>
          <table:table-cell office:value-type="string" office:string-value="TMT MOTORS CORPORATION">
            <text:p>TMT MOTORS CORPORATION</text:p>
          </table:table-cell>
          <table:table-cell office:value-type="string" office:string-value="stock">
            <text:p>stock</text:p>
          </table:table-cell>
          <table:table-cell office:value-type="float" office:value="19840568.165028">
            <text:p>19840568.165028</text:p>
          </table:table-cell>
          <table:table-cell office:value-type="float" office:value="13950">
            <text:p>139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3000">
            <text:p>23000</text:p>
          </table:table-cell>
          <table:table-cell office:value-type="string" office:string-value="">
            <text:p/>
          </table:table-cell>
          <table:table-cell office:value-type="float" office:value="-0.33358227">
            <text:p>-0.33358227</text:p>
          </table:table-cell>
          <table:table-cell office:value-type="float" office:value="-2045605.7631209998">
            <text:p>-2045605.7631209998</text:p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MS">
            <text:p>TMS</text:p>
          </table:table-cell>
          <table:table-cell office:value-type="string" office:string-value="TRANSIMEX CORPORATION">
            <text:p>TRANSIMEX CORPORATION</text:p>
          </table:table-cell>
          <table:table-cell office:value-type="string" office:string-value="stock">
            <text:p>stock</text:p>
          </table:table-cell>
          <table:table-cell office:value-type="float" office:value="278033327.169819">
            <text:p>278033327.169819</text:p>
          </table:table-cell>
          <table:table-cell office:value-type="float" office:value="42100">
            <text:p>421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00">
            <text:p>300</text:p>
          </table:table-cell>
          <table:table-cell office:value-type="float" office:value="36.18309125">
            <text:p>36.18309125</text:p>
          </table:table-cell>
          <table:table-cell office:value-type="float" office:value="0.04537755">
            <text:p>0.04537755</text:p>
          </table:table-cell>
          <table:table-cell office:value-type="float" office:value="-2698.1782200000002">
            <text:p>-2698.1782200000002</text:p>
          </table:table-cell>
          <table:table-cell office:value-type="float" office:value="110.99517800000001">
            <text:p>110.99517800000001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MP">
            <text:p>TMP</text:p>
          </table:table-cell>
          <table:table-cell office:value-type="string" office:string-value="THAC MO HYDRO POWER JOINT STOCK COMPANY">
            <text:p>THAC MO HYDRO 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182091000.0">
            <text:p>182091000.0</text:p>
          </table:table-cell>
          <table:table-cell office:value-type="float" office:value="66700">
            <text:p>66700</text:p>
          </table:table-cell>
          <table:table-cell office:value-type="string" office:string-value="VND">
            <text:p>VND</text:p>
          </table:table-cell>
          <table:table-cell office:value-type="float" office:value="-29.895366000000003">
            <text:p>-29.895366000000003</text:p>
          </table:table-cell>
          <table:table-cell office:value-type="float" office:value="1100">
            <text:p>1100</text:p>
          </table:table-cell>
          <table:table-cell office:value-type="float" office:value="13.93958767">
            <text:p>13.93958767</text:p>
          </table:table-cell>
          <table:table-cell office:value-type="float" office:value="0.19618227">
            <text:p>0.19618227</text:p>
          </table:table-cell>
          <table:table-cell office:value-type="float" office:value="-3186.975623">
            <text:p>-3186.975623</text:p>
          </table:table-cell>
          <table:table-cell office:value-type="float" office:value="1676.611694">
            <text:p>1676.611694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LH">
            <text:p>TLH</text:p>
          </table:table-cell>
          <table:table-cell office:value-type="string" office:string-value="TIEN LEN STEEL CORPORATION JOINT STOCK COMPANY">
            <text:p>TIEN LEN STEEL CORPORA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25801030.635003">
            <text:p>25801030.635003</text:p>
          </table:table-cell>
          <table:table-cell office:value-type="float" office:value="5850">
            <text:p>5850</text:p>
          </table:table-cell>
          <table:table-cell office:value-type="string" office:string-value="VND">
            <text:p>VND</text:p>
          </table:table-cell>
          <table:table-cell office:value-type="float" office:value="-67.911715">
            <text:p>-67.911715</text:p>
          </table:table-cell>
          <table:table-cell office:value-type="float" office:value="377100">
            <text:p>377100</text:p>
          </table:table-cell>
          <table:table-cell office:value-type="string" office:string-value="">
            <text:p/>
          </table:table-cell>
          <table:table-cell office:value-type="float" office:value="-0.2034503">
            <text:p>-0.2034503</text:p>
          </table:table-cell>
          <table:table-cell office:value-type="float" office:value="-1524423.5715569998">
            <text:p>-1524423.5715569998</text:p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LG">
            <text:p>TLG</text:p>
          </table:table-cell>
          <table:table-cell office:value-type="string" office:string-value="THIEN LONG GROUP CORPORATION">
            <text:p>THIEN LONG GROUP CORPORATION</text:p>
          </table:table-cell>
          <table:table-cell office:value-type="string" office:string-value="stock">
            <text:p>stock</text:p>
          </table:table-cell>
          <table:table-cell office:value-type="float" office:value="209381913.617721">
            <text:p>209381913.617721</text:p>
          </table:table-cell>
          <table:table-cell office:value-type="float" office:value="60600">
            <text:p>60600</text:p>
          </table:table-cell>
          <table:table-cell office:value-type="string" office:string-value="VND">
            <text:p>VND</text:p>
          </table:table-cell>
          <table:table-cell office:value-type="float" office:value="-241.545894">
            <text:p>-241.545894</text:p>
          </table:table-cell>
          <table:table-cell office:value-type="float" office:value="103400">
            <text:p>103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92.7829">
            <text:p>292.7829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LD">
            <text:p>TLD</text:p>
          </table:table-cell>
          <table:table-cell office:value-type="string" office:string-value="THANG LONG URBAN DEVELOPMENT AND CONSTRUCTION INVESTMENT JOINT STOCK COMPANY">
            <text:p>THANG LONG URBAN DEVELOPMENT AND CONSTRUCTION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9040412.886053">
            <text:p>19040412.886053</text:p>
          </table:table-cell>
          <table:table-cell office:value-type="float" office:value="6400">
            <text:p>6400</text:p>
          </table:table-cell>
          <table:table-cell office:value-type="string" office:string-value="VND">
            <text:p>VND</text:p>
          </table:table-cell>
          <table:table-cell office:value-type="float" office:value="191.082803">
            <text:p>191.082803</text:p>
          </table:table-cell>
          <table:table-cell office:value-type="float" office:value="415200">
            <text:p>415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IX">
            <text:p>TIX</text:p>
          </table:table-cell>
          <table:table-cell office:value-type="string" office:string-value="TAN BINH IMPORT - EXPORT JOINT STOCK CORPORATION">
            <text:p>TAN BINH IMPORT - EXPORT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48615837.79221">
            <text:p>48615837.79221</text:p>
          </table:table-cell>
          <table:table-cell office:value-type="float" office:value="37100">
            <text:p>37100</text:p>
          </table:table-cell>
          <table:table-cell office:value-type="string" office:string-value="VND">
            <text:p>VND</text:p>
          </table:table-cell>
          <table:table-cell office:value-type="float" office:value="27.027026999999997">
            <text:p>27.027026999999997</text:p>
          </table:table-cell>
          <table:table-cell office:value-type="float" office:value="200">
            <text:p>200</text:p>
          </table:table-cell>
          <table:table-cell office:value-type="float" office:value="10.54497511">
            <text:p>10.54497511</text:p>
          </table:table-cell>
          <table:table-cell office:value-type="float" office:value="0.13721227">
            <text:p>0.13721227</text:p>
          </table:table-cell>
          <table:table-cell office:value-type="float" office:value="-264.533876">
            <text:p>-264.533876</text:p>
          </table:table-cell>
          <table:table-cell office:value-type="float" office:value="808.625337">
            <text:p>808.625337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IP">
            <text:p>TIP</text:p>
          </table:table-cell>
          <table:table-cell office:value-type="string" office:string-value="TIN NGHIA INDUSTRIAL PARK DEVELOPMENT JOINT STOCK COMPANY">
            <text:p>TIN NGHIA INDUSTRIAL PARK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57171160.961148">
            <text:p>57171160.961148</text:p>
          </table:table-cell>
          <table:table-cell office:value-type="float" office:value="22500">
            <text:p>22500</text:p>
          </table:table-cell>
          <table:table-cell office:value-type="string" office:string-value="VND">
            <text:p>VND</text:p>
          </table:table-cell>
          <table:table-cell office:value-type="float" office:value="-22.172949">
            <text:p>-22.172949</text:p>
          </table:table-cell>
          <table:table-cell office:value-type="float" office:value="84900">
            <text:p>84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09.534368">
            <text:p>709.534368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HG">
            <text:p>THG</text:p>
          </table:table-cell>
          <table:table-cell office:value-type="string" office:string-value="TIEN GIANG INVESTMENT AND CONSTRUCTION JOINT STOCK COMPANY">
            <text:p>TIEN GIANG INVESTMENT AND CONSTRUC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60704015.350329">
            <text:p>60704015.350329</text:p>
          </table:table-cell>
          <table:table-cell office:value-type="float" office:value="57500">
            <text:p>57500</text:p>
          </table:table-cell>
          <table:table-cell office:value-type="string" office:string-value="VND">
            <text:p>VND</text:p>
          </table:table-cell>
          <table:table-cell office:value-type="float" office:value="-416.66666699999996">
            <text:p>-416.66666699999996</text:p>
          </table:table-cell>
          <table:table-cell office:value-type="float" office:value="34500">
            <text:p>34500</text:p>
          </table:table-cell>
          <table:table-cell office:value-type="float" office:value="11.02430034">
            <text:p>11.02430034</text:p>
          </table:table-cell>
          <table:table-cell office:value-type="float" office:value="0.20341427">
            <text:p>0.20341427</text:p>
          </table:table-cell>
          <table:table-cell office:value-type="float" office:value="1665.415713">
            <text:p>1665.415713</text:p>
          </table:table-cell>
          <table:table-cell office:value-type="float" office:value="461.65192800000005">
            <text:p>461.65192800000005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EG">
            <text:p>TEG</text:p>
          </table:table-cell>
          <table:table-cell office:value-type="string" office:string-value="TECGROUP JOINT STOCK COMPANY">
            <text:p>TEC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30388891.257465">
            <text:p>30388891.257465</text:p>
          </table:table-cell>
          <table:table-cell office:value-type="float" office:value="6420">
            <text:p>6420</text:p>
          </table:table-cell>
          <table:table-cell office:value-type="string" office:string-value="VND">
            <text:p>VND</text:p>
          </table:table-cell>
          <table:table-cell office:value-type="float" office:value="-46.511628">
            <text:p>-46.511628</text:p>
          </table:table-cell>
          <table:table-cell office:value-type="float" office:value="50000">
            <text:p>50000</text:p>
          </table:table-cell>
          <table:table-cell office:value-type="float" office:value="82.51164417">
            <text:p>82.51164417</text:p>
          </table:table-cell>
          <table:table-cell office:value-type="float" office:value="0.00303448">
            <text:p>0.00303448</text:p>
          </table:table-cell>
          <table:table-cell office:value-type="float" office:value="-9164.600192">
            <text:p>-9164.600192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DW">
            <text:p>TDW</text:p>
          </table:table-cell>
          <table:table-cell office:value-type="string" office:string-value="THU DUC WATER SUPPLY JOINT STOCK COMPANY">
            <text:p>THU DUC WATER SUPPLY JOINT STOCK COMPANY</text:p>
          </table:table-cell>
          <table:table-cell office:value-type="string" office:string-value="stock">
            <text:p>stock</text:p>
          </table:table-cell>
          <table:table-cell office:value-type="float" office:value="19691100.0">
            <text:p>19691100.0</text:p>
          </table:table-cell>
          <table:table-cell office:value-type="float" office:value="59400">
            <text:p>594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00">
            <text:p>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72.390572">
            <text:p>572.390572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DP">
            <text:p>TDP</text:p>
          </table:table-cell>
          <table:table-cell office:value-type="string" office:string-value="CONG TY CO PHAN THUAN DUC">
            <text:p>CONG TY CO PHAN THUAN DUC</text:p>
          </table:table-cell>
          <table:table-cell office:value-type="string" office:string-value="stock">
            <text:p>stock</text:p>
          </table:table-cell>
          <table:table-cell office:value-type="float" office:value="113886104.967492">
            <text:p>113886104.967492</text:p>
          </table:table-cell>
          <table:table-cell office:value-type="float" office:value="33500">
            <text:p>33500</text:p>
          </table:table-cell>
          <table:table-cell office:value-type="string" office:string-value="VND">
            <text:p>VND</text:p>
          </table:table-cell>
          <table:table-cell office:value-type="float" office:value="120.845921">
            <text:p>120.845921</text:p>
          </table:table-cell>
          <table:table-cell office:value-type="float" office:value="106500">
            <text:p>106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DM">
            <text:p>TDM</text:p>
          </table:table-cell>
          <table:table-cell office:value-type="string" office:string-value="CTCP NUOC THU DAU MOT">
            <text:p>CTCP NUOC THU DAU MOT</text:p>
          </table:table-cell>
          <table:table-cell office:value-type="string" office:string-value="stock">
            <text:p>stock</text:p>
          </table:table-cell>
          <table:table-cell office:value-type="float" office:value="219648000.0">
            <text:p>219648000.0</text:p>
          </table:table-cell>
          <table:table-cell office:value-type="float" office:value="52500">
            <text:p>52500</text:p>
          </table:table-cell>
          <table:table-cell office:value-type="string" office:string-value="VND">
            <text:p>VND</text:p>
          </table:table-cell>
          <table:table-cell office:value-type="float" office:value="253.90625">
            <text:p>253.90625</text:p>
          </table:table-cell>
          <table:table-cell office:value-type="float" office:value="6400">
            <text:p>6400</text:p>
          </table:table-cell>
          <table:table-cell office:value-type="float" office:value="31.50785239">
            <text:p>31.50785239</text:p>
          </table:table-cell>
          <table:table-cell office:value-type="float" office:value="0.0649838">
            <text:p>0.0649838</text:p>
          </table:table-cell>
          <table:table-cell office:value-type="float" office:value="-3559.8129710000003">
            <text:p>-3559.8129710000003</text:p>
          </table:table-cell>
          <table:table-cell office:value-type="float" office:value="273.4375">
            <text:p>273.4375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DH">
            <text:p>TDH</text:p>
          </table:table-cell>
          <table:table-cell office:value-type="string" office:string-value="THU DUC HOUSING DEVELOPMENT CORPORATION">
            <text:p>THU DUC HOUSING DEVELOPMENT CORPORATION</text:p>
          </table:table-cell>
          <table:table-cell office:value-type="string" office:string-value="stock">
            <text:p>stock</text:p>
          </table:table-cell>
          <table:table-cell office:value-type="float" office:value="13575784.513317">
            <text:p>13575784.513317</text:p>
          </table:table-cell>
          <table:table-cell office:value-type="float" office:value="3090">
            <text:p>309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83800">
            <text:p>183800</text:p>
          </table:table-cell>
          <table:table-cell office:value-type="string" office:string-value="">
            <text:p/>
          </table:table-cell>
          <table:table-cell office:value-type="float" office:value="-0.01217802">
            <text:p>-0.01217802</text:p>
          </table:table-cell>
          <table:table-cell office:value-type="float" office:value="2366.835576">
            <text:p>2366.835576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DG">
            <text:p>TDG</text:p>
          </table:table-cell>
          <table:table-cell office:value-type="string" office:string-value="THAIDUONG PETROL JOINT STOCK COMPANY">
            <text:p>THAIDUONG PETROL JOINT STOCK COMPANY</text:p>
          </table:table-cell>
          <table:table-cell office:value-type="string" office:string-value="stock">
            <text:p>stock</text:p>
          </table:table-cell>
          <table:table-cell office:value-type="float" office:value="3861926.800446">
            <text:p>3861926.800446</text:p>
          </table:table-cell>
          <table:table-cell office:value-type="float" office:value="4020">
            <text:p>4020</text:p>
          </table:table-cell>
          <table:table-cell office:value-type="string" office:string-value="VND">
            <text:p>VND</text:p>
          </table:table-cell>
          <table:table-cell office:value-type="float" office:value="-171.149144">
            <text:p>-171.149144</text:p>
          </table:table-cell>
          <table:table-cell office:value-type="float" office:value="44500">
            <text:p>44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Energy minerals">
            <text:p>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DC">
            <text:p>TDC</text:p>
          </table:table-cell>
          <table:table-cell office:value-type="string" office:string-value="BINH DUONG TRADE AND DEVELOPMENT JOINT STOCK COMPANY">
            <text:p>BINH DUONG TRADE AND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47970000.0">
            <text:p>47970000.0</text:p>
          </table:table-cell>
          <table:table-cell office:value-type="float" office:value="12650">
            <text:p>12650</text:p>
          </table:table-cell>
          <table:table-cell office:value-type="string" office:string-value="VND">
            <text:p>VND</text:p>
          </table:table-cell>
          <table:table-cell office:value-type="float" office:value="284.552846">
            <text:p>284.552846</text:p>
          </table:table-cell>
          <table:table-cell office:value-type="float" office:value="607800">
            <text:p>607800</text:p>
          </table:table-cell>
          <table:table-cell office:value-type="float" office:value="3.02624151">
            <text:p>3.02624151</text:p>
          </table:table-cell>
          <table:table-cell office:value-type="float" office:value="0.163024">
            <text:p>0.163024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T">
            <text:p>TCT</text:p>
          </table:table-cell>
          <table:table-cell office:value-type="string" office:string-value="TAY NINH CABLE CAR TOUR COMPANY">
            <text:p>TAY NINH CABLE CAR TOUR COMPANY</text:p>
          </table:table-cell>
          <table:table-cell office:value-type="string" office:string-value="stock">
            <text:p>stock</text:p>
          </table:table-cell>
          <table:table-cell office:value-type="float" office:value="8977176.074997">
            <text:p>8977176.074997</text:p>
          </table:table-cell>
          <table:table-cell office:value-type="float" office:value="17800">
            <text:p>17800</text:p>
          </table:table-cell>
          <table:table-cell office:value-type="string" office:string-value="VND">
            <text:p>VND</text:p>
          </table:table-cell>
          <table:table-cell office:value-type="float" office:value="-111.111111">
            <text:p>-111.111111</text:p>
          </table:table-cell>
          <table:table-cell office:value-type="float" office:value="3000">
            <text:p>3000</text:p>
          </table:table-cell>
          <table:table-cell office:value-type="float" office:value="19.73894688">
            <text:p>19.73894688</text:p>
          </table:table-cell>
          <table:table-cell office:value-type="float" office:value="0.03516905">
            <text:p>0.03516905</text:p>
          </table:table-cell>
          <table:table-cell office:value-type="float" office:value="-3799.5700810000003">
            <text:p>-3799.5700810000003</text:p>
          </table:table-cell>
          <table:table-cell office:value-type="float" office:value="277.777778">
            <text:p>277.777778</text:p>
          </table:table-cell>
          <table:table-cell office:value-type="string" office:string-value="Consumer services">
            <text:p>Consumer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R">
            <text:p>TCR</text:p>
          </table:table-cell>
          <table:table-cell office:value-type="string" office:string-value="TAICERA ENTERPRISE COMPANY">
            <text:p>TAICERA ENTERPRISE COMPANY</text:p>
          </table:table-cell>
          <table:table-cell office:value-type="string" office:string-value="stock">
            <text:p>stock</text:p>
          </table:table-cell>
          <table:table-cell office:value-type="float" office:value="5704489.60809">
            <text:p>5704489.60809</text:p>
          </table:table-cell>
          <table:table-cell office:value-type="float" office:value="3220">
            <text:p>3220</text:p>
          </table:table-cell>
          <table:table-cell office:value-type="string" office:string-value="VND">
            <text:p>VND</text:p>
          </table:table-cell>
          <table:table-cell office:value-type="float" office:value="-30.959752">
            <text:p>-30.959752</text:p>
          </table:table-cell>
          <table:table-cell office:value-type="float" office:value="100">
            <text:p>100</text:p>
          </table:table-cell>
          <table:table-cell office:value-type="string" office:string-value="">
            <text:p/>
          </table:table-cell>
          <table:table-cell office:value-type="float" office:value="-0.05251503">
            <text:p>-0.05251503</text:p>
          </table:table-cell>
          <table:table-cell office:value-type="float" office:value="-27556.054925">
            <text:p>-27556.054925</text:p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O">
            <text:p>TCO</text:p>
          </table:table-cell>
          <table:table-cell office:value-type="string" office:string-value="DUYEN HAI MULTI MODAL TRANSPORT JOINT STOCK COMPANY">
            <text:p>DUYEN HAI MULTI MODAL TRANSPORT JOINT STOCK COMPANY</text:p>
          </table:table-cell>
          <table:table-cell office:value-type="string" office:string-value="stock">
            <text:p>stock</text:p>
          </table:table-cell>
          <table:table-cell office:value-type="float" office:value="14291599.586121">
            <text:p>14291599.586121</text:p>
          </table:table-cell>
          <table:table-cell office:value-type="float" office:value="11700">
            <text:p>117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08300">
            <text:p>108300</text:p>
          </table:table-cell>
          <table:table-cell office:value-type="float" office:value="15.85700183">
            <text:p>15.85700183</text:p>
          </table:table-cell>
          <table:table-cell office:value-type="float" office:value="0.02877593">
            <text:p>0.02877593</text:p>
          </table:table-cell>
          <table:table-cell office:value-type="float" office:value="20653.344744">
            <text:p>20653.344744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M">
            <text:p>TCM</text:p>
          </table:table-cell>
          <table:table-cell office:value-type="string" office:string-value="THANH CONG TEXTILE GARMENT INVESTMENT TRADING JOINT STOCK COMPANY">
            <text:p>THANH CONG TEXTILE GARMENT INVESTMENT TRAD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165249606.95802">
            <text:p>165249606.95802</text:p>
          </table:table-cell>
          <table:table-cell office:value-type="float" office:value="41100">
            <text:p>41100</text:p>
          </table:table-cell>
          <table:table-cell office:value-type="string" office:string-value="VND">
            <text:p>VND</text:p>
          </table:table-cell>
          <table:table-cell office:value-type="float" office:value="-120.192308">
            <text:p>-120.192308</text:p>
          </table:table-cell>
          <table:table-cell office:value-type="float" office:value="1216100">
            <text:p>1216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L">
            <text:p>TCL</text:p>
          </table:table-cell>
          <table:table-cell office:value-type="string" office:string-value="TAN CANG LOGISTICS AND STEVEDORING JOINT STOCK COMPANY">
            <text:p>TAN CANG LOGISTICS AND STEVEDOR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49046664.176562">
            <text:p>49046664.176562</text:p>
          </table:table-cell>
          <table:table-cell office:value-type="float" office:value="41300">
            <text:p>41300</text:p>
          </table:table-cell>
          <table:table-cell office:value-type="string" office:string-value="VND">
            <text:p>VND</text:p>
          </table:table-cell>
          <table:table-cell office:value-type="float" office:value="-95.92326100000001">
            <text:p>-95.92326100000001</text:p>
          </table:table-cell>
          <table:table-cell office:value-type="float" office:value="177500">
            <text:p>177500</text:p>
          </table:table-cell>
          <table:table-cell office:value-type="float" office:value="9.29526581">
            <text:p>9.29526581</text:p>
          </table:table-cell>
          <table:table-cell office:value-type="float" office:value="0.17328176">
            <text:p>0.17328176</text:p>
          </table:table-cell>
          <table:table-cell office:value-type="float" office:value="1286.7872029999999">
            <text:p>1286.7872029999999</text:p>
          </table:table-cell>
          <table:table-cell office:value-type="float" office:value="557.793765">
            <text:p>557.793765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I">
            <text:p>TCI</text:p>
          </table:table-cell>
          <table:table-cell office:value-type="string" office:string-value="CTCP CK THANH CONG">
            <text:p>CTCP CK THANH CONG</text:p>
          </table:table-cell>
          <table:table-cell office:value-type="string" office:string-value="stock">
            <text:p>stock</text:p>
          </table:table-cell>
          <table:table-cell office:value-type="float" office:value="41349525.35532">
            <text:p>41349525.35532</text:p>
          </table:table-cell>
          <table:table-cell office:value-type="float" office:value="9220">
            <text:p>9220</text:p>
          </table:table-cell>
          <table:table-cell office:value-type="string" office:string-value="VND">
            <text:p>VND</text:p>
          </table:table-cell>
          <table:table-cell office:value-type="float" office:value="54.525627">
            <text:p>54.525627</text:p>
          </table:table-cell>
          <table:table-cell office:value-type="float" office:value="62800">
            <text:p>62800</text:p>
          </table:table-cell>
          <table:table-cell office:value-type="float" office:value="17.57813692">
            <text:p>17.57813692</text:p>
          </table:table-cell>
          <table:table-cell office:value-type="float" office:value="0.02150512">
            <text:p>0.02150512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H">
            <text:p>TCH</text:p>
          </table:table-cell>
          <table:table-cell office:value-type="string" office:string-value="HOANG HUY INVESTMENT FINANCIAL SERVICES JOINT STOCK COMPANY">
            <text:p>HOANG HUY INVESTMENT FINANCIAL SERVICES JOINT STOCK COMPANY</text:p>
          </table:table-cell>
          <table:table-cell office:value-type="string" office:string-value="stock">
            <text:p>stock</text:p>
          </table:table-cell>
          <table:table-cell office:value-type="float" office:value="450845213.964834">
            <text:p>450845213.964834</text:p>
          </table:table-cell>
          <table:table-cell office:value-type="float" office:value="17700">
            <text:p>17700</text:p>
          </table:table-cell>
          <table:table-cell office:value-type="string" office:string-value="VND">
            <text:p>VND</text:p>
          </table:table-cell>
          <table:table-cell office:value-type="float" office:value="231.213873">
            <text:p>231.213873</text:p>
          </table:table-cell>
          <table:table-cell office:value-type="float" office:value="6989200">
            <text:p>6989200</text:p>
          </table:table-cell>
          <table:table-cell office:value-type="float" office:value="12.10161252">
            <text:p>12.10161252</text:p>
          </table:table-cell>
          <table:table-cell office:value-type="float" office:value="0.05704199">
            <text:p>0.05704199</text:p>
          </table:table-cell>
          <table:table-cell office:value-type="float" office:value="6168.941932">
            <text:p>6168.941932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D">
            <text:p>TCD</text:p>
          </table:table-cell>
          <table:table-cell office:value-type="string" office:string-value="TRANSPORT AND INDUSTRY DEVELOPMENT INVESTMENT JOINT STOCK COMPANY">
            <text:p>TRANSPORT AND INDUSTRY DEVELOPMENT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37326465.046689">
            <text:p>37326465.046689</text:p>
          </table:table-cell>
          <table:table-cell office:value-type="float" office:value="2880">
            <text:p>2880</text:p>
          </table:table-cell>
          <table:table-cell office:value-type="string" office:string-value="VND">
            <text:p>VND</text:p>
          </table:table-cell>
          <table:table-cell office:value-type="float" office:value="105.26315799999999">
            <text:p>105.26315799999999</text:p>
          </table:table-cell>
          <table:table-cell office:value-type="float" office:value="756500">
            <text:p>756500</text:p>
          </table:table-cell>
          <table:table-cell office:value-type="float" office:value="12.88754365">
            <text:p>12.88754365</text:p>
          </table:table-cell>
          <table:table-cell office:value-type="float" office:value="0.00871539">
            <text:p>0.00871539</text:p>
          </table:table-cell>
          <table:table-cell office:value-type="float" office:value="-4042.2475660000005">
            <text:p>-4042.2475660000005</text:p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CB">
            <text:p>TCB</text:p>
          </table:table-cell>
          <table:table-cell office:value-type="string" office:string-value="NH TMCP KY THUONG VN">
            <text:p>NH TMCP KY THUONG VN</text:p>
          </table:table-cell>
          <table:table-cell office:value-type="string" office:string-value="stock">
            <text:p>stock</text:p>
          </table:table-cell>
          <table:table-cell office:value-type="float" office:value="7521947458.59375">
            <text:p>7521947458.59375</text:p>
          </table:table-cell>
          <table:table-cell office:value-type="float" office:value="27400">
            <text:p>27400</text:p>
          </table:table-cell>
          <table:table-cell office:value-type="string" office:string-value="VND">
            <text:p>VND</text:p>
          </table:table-cell>
          <table:table-cell office:value-type="float" office:value="36.630037">
            <text:p>36.630037</text:p>
          </table:table-cell>
          <table:table-cell office:value-type="float" office:value="13897411">
            <text:p>13897411</text:p>
          </table:table-cell>
          <table:table-cell office:value-type="float" office:value="8.97268694">
            <text:p>8.97268694</text:p>
          </table:table-cell>
          <table:table-cell office:value-type="float" office:value="0.11909476">
            <text:p>0.11909476</text:p>
          </table:table-cell>
          <table:table-cell office:value-type="float" office:value="1935.92096">
            <text:p>1935.92096</text:p>
          </table:table-cell>
          <table:table-cell office:value-type="float" office:value="274.725275">
            <text:p>274.725275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TBC">
            <text:p>TBC</text:p>
          </table:table-cell>
          <table:table-cell office:value-type="string" office:string-value="THAC BA HYDROPOWER JOINT STOCK COMPANY">
            <text:p>THAC BA HYDRO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98317050.0">
            <text:p>98317050.0</text:p>
          </table:table-cell>
          <table:table-cell office:value-type="float" office:value="39200">
            <text:p>39200</text:p>
          </table:table-cell>
          <table:table-cell office:value-type="string" office:string-value="VND">
            <text:p>VND</text:p>
          </table:table-cell>
          <table:table-cell office:value-type="float" office:value="-125.94458399999999">
            <text:p>-125.94458399999999</text:p>
          </table:table-cell>
          <table:table-cell office:value-type="float" office:value="1000">
            <text:p>1000</text:p>
          </table:table-cell>
          <table:table-cell office:value-type="float" office:value="13.97989491">
            <text:p>13.97989491</text:p>
          </table:table-cell>
          <table:table-cell office:value-type="float" office:value="0.10935705">
            <text:p>0.10935705</text:p>
          </table:table-cell>
          <table:table-cell office:value-type="float" office:value="4164.452061">
            <text:p>4164.452061</text:p>
          </table:table-cell>
          <table:table-cell office:value-type="float" office:value="629.722922">
            <text:p>629.722922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ZL">
            <text:p>SZL</text:p>
          </table:table-cell>
          <table:table-cell office:value-type="string" office:string-value="SONADEZI LONG THANH SHAREHOLDING COMPANY">
            <text:p>SONADEZI LONG THANH SHAREHOLDING COMPANY</text:p>
          </table:table-cell>
          <table:table-cell office:value-type="string" office:string-value="stock">
            <text:p>stock</text:p>
          </table:table-cell>
          <table:table-cell office:value-type="float" office:value="47254605.785751">
            <text:p>47254605.785751</text:p>
          </table:table-cell>
          <table:table-cell office:value-type="float" office:value="45000">
            <text:p>45000</text:p>
          </table:table-cell>
          <table:table-cell office:value-type="string" office:string-value="VND">
            <text:p>VND</text:p>
          </table:table-cell>
          <table:table-cell office:value-type="float" office:value="-516.332982">
            <text:p>-516.332982</text:p>
          </table:table-cell>
          <table:table-cell office:value-type="float" office:value="14700">
            <text:p>14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90.094668">
            <text:p>590.094668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ZC">
            <text:p>SZC</text:p>
          </table:table-cell>
          <table:table-cell office:value-type="string" office:string-value="CTCP SONADEZI CHAU DUC">
            <text:p>CTCP SONADEZI CHAU DUC</text:p>
          </table:table-cell>
          <table:table-cell office:value-type="string" office:string-value="stock">
            <text:p>stock</text:p>
          </table:table-cell>
          <table:table-cell office:value-type="float" office:value="314471286.03516597">
            <text:p>314471286.03516597</text:p>
          </table:table-cell>
          <table:table-cell office:value-type="float" office:value="44300">
            <text:p>44300</text:p>
          </table:table-cell>
          <table:table-cell office:value-type="string" office:string-value="VND">
            <text:p>VND</text:p>
          </table:table-cell>
          <table:table-cell office:value-type="float" office:value="-111.60714300000001">
            <text:p>-111.60714300000001</text:p>
          </table:table-cell>
          <table:table-cell office:value-type="float" office:value="1175300">
            <text:p>1175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3.21428600000002">
            <text:p>223.21428600000002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VT">
            <text:p>SVT</text:p>
          </table:table-cell>
          <table:table-cell office:value-type="string" office:string-value="SAI GON VIEN DONG TECHNOLOGY JOINT STOCK COMPANY">
            <text:p>SAI GON VIEN DONG TECHNOLOGY JOINT STOCK COMPANY</text:p>
          </table:table-cell>
          <table:table-cell office:value-type="string" office:string-value="stock">
            <text:p>stock</text:p>
          </table:table-cell>
          <table:table-cell office:value-type="float" office:value="8337832.522773">
            <text:p>8337832.522773</text:p>
          </table:table-cell>
          <table:table-cell office:value-type="float" office:value="12350">
            <text:p>123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1800">
            <text:p>21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14.574899">
            <text:p>1214.574899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VI">
            <text:p>SVI</text:p>
          </table:table-cell>
          <table:table-cell office:value-type="string" office:string-value="BIEN HOA PACKAGING COMPANY">
            <text:p>BIEN HOA PACKAGING COMPANY</text:p>
          </table:table-cell>
          <table:table-cell office:value-type="string" office:string-value="stock">
            <text:p>stock</text:p>
          </table:table-cell>
          <table:table-cell office:value-type="float" office:value="27925948.445304">
            <text:p>27925948.445304</text:p>
          </table:table-cell>
          <table:table-cell office:value-type="float" office:value="55800">
            <text:p>55800</text:p>
          </table:table-cell>
          <table:table-cell office:value-type="string" office:string-value="VND">
            <text:p>VND</text:p>
          </table:table-cell>
          <table:table-cell office:value-type="float" office:value="17.953321">
            <text:p>17.953321</text:p>
          </table:table-cell>
          <table:table-cell office:value-type="float" office:value="100">
            <text:p>100</text:p>
          </table:table-cell>
          <table:table-cell office:value-type="float" office:value="9.42959294">
            <text:p>9.42959294</text:p>
          </table:table-cell>
          <table:table-cell office:value-type="float" office:value="0.23078409">
            <text:p>0.23078409</text:p>
          </table:table-cell>
          <table:table-cell office:value-type="float" office:value="-4265.519625999999">
            <text:p>-4265.519625999999</text:p>
          </table:table-cell>
          <table:table-cell office:value-type="float" office:value="465.949821">
            <text:p>465.949821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VD">
            <text:p>SVD</text:p>
          </table:table-cell>
          <table:table-cell office:value-type="string" office:string-value="CTCP DT&amp;TM VU DANG">
            <text:p>CTCP DT&amp;TM VU DANG</text:p>
          </table:table-cell>
          <table:table-cell office:value-type="string" office:string-value="stock">
            <text:p>stock</text:p>
          </table:table-cell>
          <table:table-cell office:value-type="float" office:value="3531347.679756">
            <text:p>3531347.679756</text:p>
          </table:table-cell>
          <table:table-cell office:value-type="float" office:value="3300">
            <text:p>3300</text:p>
          </table:table-cell>
          <table:table-cell office:value-type="string" office:string-value="VND">
            <text:p>VND</text:p>
          </table:table-cell>
          <table:table-cell office:value-type="float" office:value="60.97561">
            <text:p>60.97561</text:p>
          </table:table-cell>
          <table:table-cell office:value-type="float" office:value="10100">
            <text:p>10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VC">
            <text:p>SVC</text:p>
          </table:table-cell>
          <table:table-cell office:value-type="string" office:string-value="SAIGON GENERAL SERVICE CORPORATION">
            <text:p>SAIGON GENERAL SERVICE CORPORATION</text:p>
          </table:table-cell>
          <table:table-cell office:value-type="string" office:string-value="stock">
            <text:p>stock</text:p>
          </table:table-cell>
          <table:table-cell office:value-type="float" office:value="53522559.242256">
            <text:p>53522559.242256</text:p>
          </table:table-cell>
          <table:table-cell office:value-type="float" office:value="20550">
            <text:p>20550</text:p>
          </table:table-cell>
          <table:table-cell office:value-type="string" office:string-value="VND">
            <text:p>VND</text:p>
          </table:table-cell>
          <table:table-cell office:value-type="float" office:value="-24.271845">
            <text:p>-24.271845</text:p>
          </table:table-cell>
          <table:table-cell office:value-type="float" office:value="2400">
            <text:p>2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85.43689299999994">
            <text:p>485.43689299999994</text:p>
          </table:table-cell>
          <table:table-cell office:value-type="string" office:string-value="Retail trade">
            <text:p>Retail trad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TK">
            <text:p>STK</text:p>
          </table:table-cell>
          <table:table-cell office:value-type="string" office:string-value="CENTURY SYNTHETIC FIBER CORPORATION">
            <text:p>CENTURY SYNTHETIC FIBER CORPORATION</text:p>
          </table:table-cell>
          <table:table-cell office:value-type="string" office:string-value="stock">
            <text:p>stock</text:p>
          </table:table-cell>
          <table:table-cell office:value-type="float" office:value="100062703.725816">
            <text:p>100062703.725816</text:p>
          </table:table-cell>
          <table:table-cell office:value-type="float" office:value="25850">
            <text:p>25850</text:p>
          </table:table-cell>
          <table:table-cell office:value-type="string" office:string-value="VND">
            <text:p>VND</text:p>
          </table:table-cell>
          <table:table-cell office:value-type="float" office:value="-263.653484">
            <text:p>-263.653484</text:p>
          </table:table-cell>
          <table:table-cell office:value-type="float" office:value="81300">
            <text:p>81300</text:p>
          </table:table-cell>
          <table:table-cell office:value-type="float" office:value="19.65787839">
            <text:p>19.65787839</text:p>
          </table:table-cell>
          <table:table-cell office:value-type="float" office:value="0.05128478">
            <text:p>0.05128478</text:p>
          </table:table-cell>
          <table:table-cell office:value-type="float" office:value="4162.8635">
            <text:p>4162.8635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TG">
            <text:p>STG</text:p>
          </table:table-cell>
          <table:table-cell office:value-type="string" office:string-value="SOUTH LOGISTICS JOINT STOCK COMPANY">
            <text:p>SOUTH LOGISTICS JOINT STOCK COMPANY</text:p>
          </table:table-cell>
          <table:table-cell office:value-type="string" office:string-value="stock">
            <text:p>stock</text:p>
          </table:table-cell>
          <table:table-cell office:value-type="float" office:value="145228286.883537">
            <text:p>145228286.883537</text:p>
          </table:table-cell>
          <table:table-cell office:value-type="float" office:value="37900">
            <text:p>37900</text:p>
          </table:table-cell>
          <table:table-cell office:value-type="string" office:string-value="VND">
            <text:p>VND</text:p>
          </table:table-cell>
          <table:table-cell office:value-type="float" office:value="-91.503268">
            <text:p>-91.503268</text:p>
          </table:table-cell>
          <table:table-cell office:value-type="float" office:value="100">
            <text:p>100</text:p>
          </table:table-cell>
          <table:table-cell office:value-type="float" office:value="19.84050329">
            <text:p>19.84050329</text:p>
          </table:table-cell>
          <table:table-cell office:value-type="float" office:value="0.07449912">
            <text:p>0.07449912</text:p>
          </table:table-cell>
          <table:table-cell office:value-type="float" office:value="-592.304008">
            <text:p>-592.304008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TB">
            <text:p>STB</text:p>
          </table:table-cell>
          <table:table-cell office:value-type="string" office:string-value="SAI GON THUONG TIN COMMERCIAL JOINT STOCK BANK">
            <text:p>SAI GON THUONG TIN COMMERCIAL JOINT STOCK BANK</text:p>
          </table:table-cell>
          <table:table-cell office:value-type="string" office:string-value="stock">
            <text:p>stock</text:p>
          </table:table-cell>
          <table:table-cell office:value-type="float" office:value="2856384565.191651">
            <text:p>2856384565.191651</text:p>
          </table:table-cell>
          <table:table-cell office:value-type="float" office:value="38950">
            <text:p>38950</text:p>
          </table:table-cell>
          <table:table-cell office:value-type="string" office:string-value="VND">
            <text:p>VND</text:p>
          </table:table-cell>
          <table:table-cell office:value-type="float" office:value="25.740026">
            <text:p>25.740026</text:p>
          </table:table-cell>
          <table:table-cell office:value-type="float" office:value="4176400">
            <text:p>4176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T8">
            <text:p>ST8</text:p>
          </table:table-cell>
          <table:table-cell office:value-type="string" office:string-value="SIEU THANH JOINT STOCK CORPORATION">
            <text:p>SIEU THANH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8416136.176305">
            <text:p>8416136.176305</text:p>
          </table:table-cell>
          <table:table-cell office:value-type="float" office:value="8090">
            <text:p>8090</text:p>
          </table:table-cell>
          <table:table-cell office:value-type="string" office:string-value="VND">
            <text:p>VND</text:p>
          </table:table-cell>
          <table:table-cell office:value-type="float" office:value="-357.568534">
            <text:p>-357.568534</text:p>
          </table:table-cell>
          <table:table-cell office:value-type="float" office:value="640400">
            <text:p>640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SI">
            <text:p>SSI</text:p>
          </table:table-cell>
          <table:table-cell office:value-type="string" office:string-value="SAIGON SECURITIES INCORPORATION">
            <text:p>SAIGON SECURITIES INCORPORATION</text:p>
          </table:table-cell>
          <table:table-cell office:value-type="string" office:string-value="stock">
            <text:p>stock</text:p>
          </table:table-cell>
          <table:table-cell office:value-type="float" office:value="2062026152.709978">
            <text:p>2062026152.709978</text:p>
          </table:table-cell>
          <table:table-cell office:value-type="float" office:value="27050">
            <text:p>27050</text:p>
          </table:table-cell>
          <table:table-cell office:value-type="string" office:string-value="VND">
            <text:p>VND</text:p>
          </table:table-cell>
          <table:table-cell office:value-type="float" office:value="37.105751">
            <text:p>37.105751</text:p>
          </table:table-cell>
          <table:table-cell office:value-type="float" office:value="12841302">
            <text:p>1284130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98.171219">
            <text:p>298.171219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SC">
            <text:p>SSC</text:p>
          </table:table-cell>
          <table:table-cell office:value-type="string" office:string-value="SOUTHERN SEED CORPORATION">
            <text:p>SOUTHERN SEED CORPORATION</text:p>
          </table:table-cell>
          <table:table-cell office:value-type="string" office:string-value="stock">
            <text:p>stock</text:p>
          </table:table-cell>
          <table:table-cell office:value-type="float" office:value="17546626.660836">
            <text:p>17546626.660836</text:p>
          </table:table-cell>
          <table:table-cell office:value-type="float" office:value="36250">
            <text:p>36250</text:p>
          </table:table-cell>
          <table:table-cell office:value-type="string" office:string-value="VND">
            <text:p>VND</text:p>
          </table:table-cell>
          <table:table-cell office:value-type="float" office:value="693.215339">
            <text:p>693.215339</text:p>
          </table:table-cell>
          <table:table-cell office:value-type="float" office:value="7600">
            <text:p>7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84.955752">
            <text:p>884.955752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SB">
            <text:p>SSB</text:p>
          </table:table-cell>
          <table:table-cell office:value-type="string" office:string-value="NH TMCP DONG NAM A">
            <text:p>NH TMCP DONG NAM A</text:p>
          </table:table-cell>
          <table:table-cell office:value-type="string" office:string-value="stock">
            <text:p>stock</text:p>
          </table:table-cell>
          <table:table-cell office:value-type="float" office:value="2196909000.0">
            <text:p>2196909000.0</text:p>
          </table:table-cell>
          <table:table-cell office:value-type="float" office:value="19750">
            <text:p>19750</text:p>
          </table:table-cell>
          <table:table-cell office:value-type="string" office:string-value="VND">
            <text:p>VND</text:p>
          </table:table-cell>
          <table:table-cell office:value-type="float" office:value="-25.252525">
            <text:p>-25.252525</text:p>
          </table:table-cell>
          <table:table-cell office:value-type="float" office:value="1393200">
            <text:p>1393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RF">
            <text:p>SRF</text:p>
          </table:table-cell>
          <table:table-cell office:value-type="string" office:string-value="SEAPRODEX REFRIGERATION INDUSTRY CORPORATION">
            <text:p>SEAPRODEX REFRIGERATION INDUSTRY CORPORATION</text:p>
          </table:table-cell>
          <table:table-cell office:value-type="string" office:string-value="stock">
            <text:p>stock</text:p>
          </table:table-cell>
          <table:table-cell office:value-type="float" office:value="12518002.475745">
            <text:p>12518002.475745</text:p>
          </table:table-cell>
          <table:table-cell office:value-type="float" office:value="10000">
            <text:p>10000</text:p>
          </table:table-cell>
          <table:table-cell office:value-type="string" office:string-value="VND">
            <text:p>VND</text:p>
          </table:table-cell>
          <table:table-cell office:value-type="float" office:value="526.315789">
            <text:p>526.315789</text:p>
          </table:table-cell>
          <table:table-cell office:value-type="float" office:value="700">
            <text:p>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RC">
            <text:p>SRC</text:p>
          </table:table-cell>
          <table:table-cell office:value-type="string" office:string-value="SAO VANG RUBBER JOINT STOCK COMPANY">
            <text:p>SAO VANG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29821796.193111">
            <text:p>29821796.193111</text:p>
          </table:table-cell>
          <table:table-cell office:value-type="float" office:value="27500">
            <text:p>27500</text:p>
          </table:table-cell>
          <table:table-cell office:value-type="string" office:string-value="VND">
            <text:p>VND</text:p>
          </table:table-cell>
          <table:table-cell office:value-type="float" office:value="91.743119">
            <text:p>91.743119</text:p>
          </table:table-cell>
          <table:table-cell office:value-type="float" office:value="1900">
            <text:p>1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0.183486">
            <text:p>220.183486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PM">
            <text:p>SPM</text:p>
          </table:table-cell>
          <table:table-cell office:value-type="string" office:string-value="S.P.M CORPORATION">
            <text:p>S.P.M CORPORATION</text:p>
          </table:table-cell>
          <table:table-cell office:value-type="string" office:string-value="stock">
            <text:p>stock</text:p>
          </table:table-cell>
          <table:table-cell office:value-type="float" office:value="6257510.982372">
            <text:p>6257510.982372</text:p>
          </table:table-cell>
          <table:table-cell office:value-type="float" office:value="11500">
            <text:p>11500</text:p>
          </table:table-cell>
          <table:table-cell office:value-type="string" office:string-value="VND">
            <text:p>VND</text:p>
          </table:table-cell>
          <table:table-cell office:value-type="float" office:value="-295.35865">
            <text:p>-295.35865</text:p>
          </table:table-cell>
          <table:table-cell office:value-type="float" office:value="1900">
            <text:p>1900</text:p>
          </table:table-cell>
          <table:table-cell office:value-type="float" office:value="23.03993743">
            <text:p>23.03993743</text:p>
          </table:table-cell>
          <table:table-cell office:value-type="float" office:value="0.02046447">
            <text:p>0.02046447</text:p>
          </table:table-cell>
          <table:table-cell office:value-type="float" office:value="-6378.823502">
            <text:p>-6378.823502</text:p>
          </table:table-cell>
          <table:table-cell office:value-type="float" office:value="421.940928">
            <text:p>421.940928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MC">
            <text:p>SMC</text:p>
          </table:table-cell>
          <table:table-cell office:value-type="string" office:string-value="SMC INVESTMENT TRADING JOINT STOCK COMPANY">
            <text:p>SMC INVESTMENT TRAD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17223999.25233">
            <text:p>17223999.25233</text:p>
          </table:table-cell>
          <table:table-cell office:value-type="float" office:value="5990">
            <text:p>5990</text:p>
          </table:table-cell>
          <table:table-cell office:value-type="string" office:string-value="VND">
            <text:p>VND</text:p>
          </table:table-cell>
          <table:table-cell office:value-type="float" office:value="-16.666667">
            <text:p>-16.666667</text:p>
          </table:table-cell>
          <table:table-cell office:value-type="float" office:value="174000">
            <text:p>174000</text:p>
          </table:table-cell>
          <table:table-cell office:value-type="string" office:string-value="">
            <text:p/>
          </table:table-cell>
          <table:table-cell office:value-type="float" office:value="-0.00122745">
            <text:p>-0.00122745</text:p>
          </table:table-cell>
          <table:table-cell office:value-type="float" office:value="9973.210968">
            <text:p>9973.210968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MB">
            <text:p>SMB</text:p>
          </table:table-cell>
          <table:table-cell office:value-type="string" office:string-value="CTCP BIA SG - MT">
            <text:p>CTCP BIA SG - MT</text:p>
          </table:table-cell>
          <table:table-cell office:value-type="string" office:string-value="stock">
            <text:p>stock</text:p>
          </table:table-cell>
          <table:table-cell office:value-type="float" office:value="48481404.579153">
            <text:p>48481404.579153</text:p>
          </table:table-cell>
          <table:table-cell office:value-type="float" office:value="41750">
            <text:p>41750</text:p>
          </table:table-cell>
          <table:table-cell office:value-type="string" office:string-value="VND">
            <text:p>VND</text:p>
          </table:table-cell>
          <table:table-cell office:value-type="float" office:value="24.009604">
            <text:p>24.009604</text:p>
          </table:table-cell>
          <table:table-cell office:value-type="float" office:value="1100">
            <text:p>1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00.480192">
            <text:p>1200.480192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MA">
            <text:p>SMA</text:p>
          </table:table-cell>
          <table:table-cell office:value-type="string" office:string-value="SAIGON MACHINERY SPARE PARTS JOINT STOCK COMPANY">
            <text:p>SAIGON MACHINERY SPARE PARTS JOINT STOCK COMPANY</text:p>
          </table:table-cell>
          <table:table-cell office:value-type="string" office:string-value="stock">
            <text:p>stock</text:p>
          </table:table-cell>
          <table:table-cell office:value-type="float" office:value="9922007.846829">
            <text:p>9922007.846829</text:p>
          </table:table-cell>
          <table:table-cell office:value-type="float" office:value="12500">
            <text:p>12500</text:p>
          </table:table-cell>
          <table:table-cell office:value-type="string" office:string-value="VND">
            <text:p>VND</text:p>
          </table:table-cell>
          <table:table-cell office:value-type="float" office:value="162.601626">
            <text:p>162.601626</text:p>
          </table:table-cell>
          <table:table-cell office:value-type="float" office:value="1600">
            <text:p>1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60.0">
            <text:p>560.0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KG">
            <text:p>SKG</text:p>
          </table:table-cell>
          <table:table-cell office:value-type="string" office:string-value="SUPERDONG FAST FERRY KIEN GIANG JOINT STOCK COMPANY">
            <text:p>SUPERDONG FAST FERRY KIEN GIANG JOINT STOCK COMPANY</text:p>
          </table:table-cell>
          <table:table-cell office:value-type="string" office:string-value="stock">
            <text:p>stock</text:p>
          </table:table-cell>
          <table:table-cell office:value-type="float" office:value="30731910.170754">
            <text:p>30731910.170754</text:p>
          </table:table-cell>
          <table:table-cell office:value-type="float" office:value="11800">
            <text:p>11800</text:p>
          </table:table-cell>
          <table:table-cell office:value-type="string" office:string-value="VND">
            <text:p>VND</text:p>
          </table:table-cell>
          <table:table-cell office:value-type="float" office:value="-42.194093">
            <text:p>-42.194093</text:p>
          </table:table-cell>
          <table:table-cell office:value-type="float" office:value="178100">
            <text:p>178100</text:p>
          </table:table-cell>
          <table:table-cell office:value-type="float" office:value="22.37165307">
            <text:p>22.37165307</text:p>
          </table:table-cell>
          <table:table-cell office:value-type="float" office:value="0.02057067">
            <text:p>0.02057067</text:p>
          </table:table-cell>
          <table:table-cell office:value-type="float" office:value="-4968.532653">
            <text:p>-4968.532653</text:p>
          </table:table-cell>
          <table:table-cell office:value-type="float" office:value="401.84852299999994">
            <text:p>401.84852299999994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JS">
            <text:p>SJS</text:p>
          </table:table-cell>
          <table:table-cell office:value-type="string" office:string-value="SONG DA URBAN &amp; INDUSTRIAL ZONE INVESTMENT AND DEVELOPMENT JOINT STOCK COMPANY">
            <text:p>SONG DA URBAN &amp; INDUSTRIAL ZONE INVESTMENT AND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440463748.168938">
            <text:p>440463748.168938</text:p>
          </table:table-cell>
          <table:table-cell office:value-type="float" office:value="102000">
            <text:p>102000</text:p>
          </table:table-cell>
          <table:table-cell office:value-type="string" office:string-value="VND">
            <text:p>VND</text:p>
          </table:table-cell>
          <table:table-cell office:value-type="float" office:value="200.0">
            <text:p>200.0</text:p>
          </table:table-cell>
          <table:table-cell office:value-type="float" office:value="83200">
            <text:p>83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JD">
            <text:p>SJD</text:p>
          </table:table-cell>
          <table:table-cell office:value-type="string" office:string-value="CAN DON HYDRO POWER JOINT STOCK COMPANY">
            <text:p>CAN DON HYDRO 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39826007.336427">
            <text:p>39826007.336427</text:p>
          </table:table-cell>
          <table:table-cell office:value-type="float" office:value="14800">
            <text:p>148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71700">
            <text:p>71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16.216216">
            <text:p>1216.216216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IP">
            <text:p>SIP</text:p>
          </table:table-cell>
          <table:table-cell office:value-type="string" office:string-value="CTCP DAU TU SAI GON VRG">
            <text:p>CTCP DAU TU SAI GON VRG</text:p>
          </table:table-cell>
          <table:table-cell office:value-type="string" office:string-value="stock">
            <text:p>stock</text:p>
          </table:table-cell>
          <table:table-cell office:value-type="float" office:value="749646277.38">
            <text:p>749646277.38</text:p>
          </table:table-cell>
          <table:table-cell office:value-type="float" office:value="90800">
            <text:p>90800</text:p>
          </table:table-cell>
          <table:table-cell office:value-type="string" office:string-value="VND">
            <text:p>VND</text:p>
          </table:table-cell>
          <table:table-cell office:value-type="float" office:value="-54.764513">
            <text:p>-54.764513</text:p>
          </table:table-cell>
          <table:table-cell office:value-type="float" office:value="337100">
            <text:p>337100</text:p>
          </table:table-cell>
          <table:table-cell office:value-type="float" office:value="16.38022204">
            <text:p>16.38022204</text:p>
          </table:table-cell>
          <table:table-cell office:value-type="float" office:value="0.21618755">
            <text:p>0.21618755</text:p>
          </table:table-cell>
          <table:table-cell office:value-type="float" office:value="2375.457853">
            <text:p>2375.457853</text:p>
          </table:table-cell>
          <table:table-cell office:value-type="float" office:value="152.388206">
            <text:p>152.388206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HP">
            <text:p>SHP</text:p>
          </table:table-cell>
          <table:table-cell office:value-type="string" office:string-value="SOUTHERN HYDROPOWER JOINT STOCK COMPANY">
            <text:p>SOUTHERN HYDRO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142093718.53638">
            <text:p>142093718.53638</text:p>
          </table:table-cell>
          <table:table-cell office:value-type="float" office:value="35150">
            <text:p>35150</text:p>
          </table:table-cell>
          <table:table-cell office:value-type="string" office:string-value="VND">
            <text:p>VND</text:p>
          </table:table-cell>
          <table:table-cell office:value-type="float" office:value="-236.111111">
            <text:p>-236.111111</text:p>
          </table:table-cell>
          <table:table-cell office:value-type="float" office:value="3000">
            <text:p>3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33.333333">
            <text:p>833.333333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HI">
            <text:p>SHI</text:p>
          </table:table-cell>
          <table:table-cell office:value-type="string" office:string-value="SON HA INTERNATIONAL CORPORATION">
            <text:p>SON HA INTERNATIONAL CORPORATION</text:p>
          </table:table-cell>
          <table:table-cell office:value-type="string" office:string-value="stock">
            <text:p>stock</text:p>
          </table:table-cell>
          <table:table-cell office:value-type="float" office:value="93424200.787359">
            <text:p>93424200.787359</text:p>
          </table:table-cell>
          <table:table-cell office:value-type="float" office:value="14750">
            <text:p>14750</text:p>
          </table:table-cell>
          <table:table-cell office:value-type="string" office:string-value="VND">
            <text:p>VND</text:p>
          </table:table-cell>
          <table:table-cell office:value-type="float" office:value="-33.783784">
            <text:p>-33.783784</text:p>
          </table:table-cell>
          <table:table-cell office:value-type="float" office:value="598400">
            <text:p>598400</text:p>
          </table:table-cell>
          <table:table-cell office:value-type="float" office:value="42.06176207">
            <text:p>42.06176207</text:p>
          </table:table-cell>
          <table:table-cell office:value-type="float" office:value="0.01437767">
            <text:p>0.01437767</text:p>
          </table:table-cell>
          <table:table-cell office:value-type="float" office:value="2290.893465">
            <text:p>2290.893465</text:p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HB">
            <text:p>SHB</text:p>
          </table:table-cell>
          <table:table-cell office:value-type="string" office:string-value="NH TMCP SAI GON-HA NOI">
            <text:p>NH TMCP SAI GON-HA NOI</text:p>
          </table:table-cell>
          <table:table-cell office:value-type="string" office:string-value="stock">
            <text:p>stock</text:p>
          </table:table-cell>
          <table:table-cell office:value-type="float" office:value="1696440439.306626">
            <text:p>1696440439.306626</text:p>
          </table:table-cell>
          <table:table-cell office:value-type="float" office:value="11250">
            <text:p>11250</text:p>
          </table:table-cell>
          <table:table-cell office:value-type="string" office:string-value="VND">
            <text:p>VND</text:p>
          </table:table-cell>
          <table:table-cell office:value-type="float" office:value="514.018692">
            <text:p>514.018692</text:p>
          </table:table-cell>
          <table:table-cell office:value-type="float" office:value="124676806">
            <text:p>12467680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20.98172900000003">
            <text:p>420.98172900000003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HA">
            <text:p>SHA</text:p>
          </table:table-cell>
          <table:table-cell office:value-type="string" office:string-value="SON HA SAI GON JOINT STOCK COMPANY">
            <text:p>SON HA SAI GON JOINT STOCK COMPANY</text:p>
          </table:table-cell>
          <table:table-cell office:value-type="string" office:string-value="stock">
            <text:p>stock</text:p>
          </table:table-cell>
          <table:table-cell office:value-type="float" office:value="5465521.055046">
            <text:p>5465521.055046</text:p>
          </table:table-cell>
          <table:table-cell office:value-type="float" office:value="4190">
            <text:p>419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7200">
            <text:p>7200</text:p>
          </table:table-cell>
          <table:table-cell office:value-type="float" office:value="10.15609358">
            <text:p>10.15609358</text:p>
          </table:table-cell>
          <table:table-cell office:value-type="float" office:value="0.01608985">
            <text:p>0.01608985</text:p>
          </table:table-cell>
          <table:table-cell office:value-type="float" office:value="-54.06184699999999">
            <text:p>-54.06184699999999</text:p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GT">
            <text:p>SGT</text:p>
          </table:table-cell>
          <table:table-cell office:value-type="string" office:string-value="SAI GON TELECOMMUNICATION &amp; TECHNOLOGIES CORPORATION">
            <text:p>SAI GON TELECOMMUNICATION &amp; TECHNOLOGIES CORPORATION</text:p>
          </table:table-cell>
          <table:table-cell office:value-type="string" office:string-value="stock">
            <text:p>stock</text:p>
          </table:table-cell>
          <table:table-cell office:value-type="float" office:value="109381531.354524">
            <text:p>109381531.354524</text:p>
          </table:table-cell>
          <table:table-cell office:value-type="float" office:value="18900">
            <text:p>18900</text:p>
          </table:table-cell>
          <table:table-cell office:value-type="string" office:string-value="VND">
            <text:p>VND</text:p>
          </table:table-cell>
          <table:table-cell office:value-type="float" office:value="-26.385224">
            <text:p>-26.385224</text:p>
          </table:table-cell>
          <table:table-cell office:value-type="float" office:value="46000">
            <text:p>46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GR">
            <text:p>SGR</text:p>
          </table:table-cell>
          <table:table-cell office:value-type="string" office:string-value="SAIGON REAL - ESTATE JOINT STOCK COMPANY">
            <text:p>SAIGON REAL - ESTATE JOINT STOCK COMPANY</text:p>
          </table:table-cell>
          <table:table-cell office:value-type="string" office:string-value="stock">
            <text:p>stock</text:p>
          </table:table-cell>
          <table:table-cell office:value-type="float" office:value="89855965.722666">
            <text:p>89855965.722666</text:p>
          </table:table-cell>
          <table:table-cell office:value-type="float" office:value="38400">
            <text:p>384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5200">
            <text:p>25200</text:p>
          </table:table-cell>
          <table:table-cell office:value-type="float" office:value="21.15666461">
            <text:p>21.15666461</text:p>
          </table:table-cell>
          <table:table-cell office:value-type="float" office:value="0.07078621">
            <text:p>0.07078621</text:p>
          </table:table-cell>
          <table:table-cell office:value-type="float" office:value="498.18384499999996">
            <text:p>498.18384499999996</text:p>
          </table:table-cell>
          <table:table-cell office:value-type="float" office:value="260.416667">
            <text:p>260.416667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GN">
            <text:p>SGN</text:p>
          </table:table-cell>
          <table:table-cell office:value-type="string" office:string-value="CTCP PV MAT DAT SAI GON">
            <text:p>CTCP PV MAT DAT SAI GON</text:p>
          </table:table-cell>
          <table:table-cell office:value-type="string" office:string-value="stock">
            <text:p>stock</text:p>
          </table:table-cell>
          <table:table-cell office:value-type="float" office:value="116787441.638946">
            <text:p>116787441.638946</text:p>
          </table:table-cell>
          <table:table-cell office:value-type="float" office:value="89300">
            <text:p>893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3300">
            <text:p>23300</text:p>
          </table:table-cell>
          <table:table-cell office:value-type="float" office:value="13.72240211">
            <text:p>13.72240211</text:p>
          </table:table-cell>
          <table:table-cell office:value-type="float" office:value="0.26681189">
            <text:p>0.26681189</text:p>
          </table:table-cell>
          <table:table-cell office:value-type="float" office:value="-585.34903">
            <text:p>-585.34903</text:p>
          </table:table-cell>
          <table:table-cell office:value-type="float" office:value="279.955207">
            <text:p>279.955207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FI">
            <text:p>SFI</text:p>
          </table:table-cell>
          <table:table-cell office:value-type="string" office:string-value="SEA &amp; AIR FREIGHT INTERNATIONAL">
            <text:p>SEA &amp; AIR FREIGHT INTERNATIONAL</text:p>
          </table:table-cell>
          <table:table-cell office:value-type="string" office:string-value="stock">
            <text:p>stock</text:p>
          </table:table-cell>
          <table:table-cell office:value-type="float" office:value="26551855.092984">
            <text:p>26551855.092984</text:p>
          </table:table-cell>
          <table:table-cell office:value-type="float" office:value="29450">
            <text:p>29450</text:p>
          </table:table-cell>
          <table:table-cell office:value-type="string" office:string-value="VND">
            <text:p>VND</text:p>
          </table:table-cell>
          <table:table-cell office:value-type="float" office:value="17.006803">
            <text:p>17.006803</text:p>
          </table:table-cell>
          <table:table-cell office:value-type="float" office:value="600">
            <text:p>600</text:p>
          </table:table-cell>
          <table:table-cell office:value-type="float" office:value="9.61805951">
            <text:p>9.61805951</text:p>
          </table:table-cell>
          <table:table-cell office:value-type="float" office:value="0.12553988">
            <text:p>0.12553988</text:p>
          </table:table-cell>
          <table:table-cell office:value-type="float" office:value="-6154.006872">
            <text:p>-6154.006872</text:p>
          </table:table-cell>
          <table:table-cell office:value-type="float" office:value="1020.408163">
            <text:p>1020.408163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FG">
            <text:p>SFG</text:p>
          </table:table-cell>
          <table:table-cell office:value-type="string" office:string-value="THE SOUTHERN FERTILIZER JOINT STOCK COMPANY">
            <text:p>THE SOUTHERN FERTILIZER JOINT STOCK COMPANY</text:p>
          </table:table-cell>
          <table:table-cell office:value-type="string" office:string-value="stock">
            <text:p>stock</text:p>
          </table:table-cell>
          <table:table-cell office:value-type="float" office:value="19613957.141883">
            <text:p>19613957.141883</text:p>
          </table:table-cell>
          <table:table-cell office:value-type="float" office:value="10550">
            <text:p>10550</text:p>
          </table:table-cell>
          <table:table-cell office:value-type="string" office:string-value="VND">
            <text:p>VND</text:p>
          </table:table-cell>
          <table:table-cell office:value-type="float" office:value="47.619048">
            <text:p>47.619048</text:p>
          </table:table-cell>
          <table:table-cell office:value-type="float" office:value="300">
            <text:p>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6.190476">
            <text:p>476.190476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FC">
            <text:p>SFC</text:p>
          </table:table-cell>
          <table:table-cell office:value-type="string" office:string-value="SAI GON FUEL JOINT STOCK COMPANY">
            <text:p>SAI GON FUEL JOINT STOCK COMPANY</text:p>
          </table:table-cell>
          <table:table-cell office:value-type="string" office:string-value="stock">
            <text:p>stock</text:p>
          </table:table-cell>
          <table:table-cell office:value-type="float" office:value="11238751.599036">
            <text:p>11238751.599036</text:p>
          </table:table-cell>
          <table:table-cell office:value-type="float" office:value="25650">
            <text:p>25650</text:p>
          </table:table-cell>
          <table:table-cell office:value-type="string" office:string-value="VND">
            <text:p>VND</text:p>
          </table:table-cell>
          <table:table-cell office:value-type="float" office:value="-38.834951000000004">
            <text:p>-38.834951000000004</text:p>
          </table:table-cell>
          <table:table-cell office:value-type="float" office:value="200">
            <text:p>200</text:p>
          </table:table-cell>
          <table:table-cell office:value-type="float" office:value="15.00824664">
            <text:p>15.00824664</text:p>
          </table:table-cell>
          <table:table-cell office:value-type="float" office:value="0.06665336">
            <text:p>0.06665336</text:p>
          </table:table-cell>
          <table:table-cell office:value-type="float" office:value="-595.254244">
            <text:p>-595.254244</text:p>
          </table:table-cell>
          <table:table-cell office:value-type="float" office:value="779.727096">
            <text:p>779.727096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CS">
            <text:p>SCS</text:p>
          </table:table-cell>
          <table:table-cell office:value-type="string" office:string-value="CTCP DV HANG HOA SAI GON">
            <text:p>CTCP DV HANG HOA SAI GON</text:p>
          </table:table-cell>
          <table:table-cell office:value-type="string" office:string-value="stock">
            <text:p>stock</text:p>
          </table:table-cell>
          <table:table-cell office:value-type="float" office:value="270513307.756809">
            <text:p>270513307.756809</text:p>
          </table:table-cell>
          <table:table-cell office:value-type="float" office:value="72600">
            <text:p>72600</text:p>
          </table:table-cell>
          <table:table-cell office:value-type="string" office:string-value="VND">
            <text:p>VND</text:p>
          </table:table-cell>
          <table:table-cell office:value-type="float" office:value="-68.399453">
            <text:p>-68.399453</text:p>
          </table:table-cell>
          <table:table-cell office:value-type="float" office:value="223600">
            <text:p>223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20.7934339999999">
            <text:p>820.7934339999999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CR">
            <text:p>SCR</text:p>
          </table:table-cell>
          <table:table-cell office:value-type="string" office:string-value="SAI GON THUONG TIN REAL ESTATE JOINT STOCK COMPANY">
            <text:p>SAI GON THUONG TIN REAL ESTATE JOINT STOCK COMPANY</text:p>
          </table:table-cell>
          <table:table-cell office:value-type="string" office:string-value="stock">
            <text:p>stock</text:p>
          </table:table-cell>
          <table:table-cell office:value-type="float" office:value="108316180.233768">
            <text:p>108316180.233768</text:p>
          </table:table-cell>
          <table:table-cell office:value-type="float" office:value="6620">
            <text:p>6620</text:p>
          </table:table-cell>
          <table:table-cell office:value-type="string" office:string-value="VND">
            <text:p>VND</text:p>
          </table:table-cell>
          <table:table-cell office:value-type="float" office:value="263.565891">
            <text:p>263.565891</text:p>
          </table:table-cell>
          <table:table-cell office:value-type="float" office:value="3355500">
            <text:p>3355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C5">
            <text:p>SC5</text:p>
          </table:table-cell>
          <table:table-cell office:value-type="string" office:string-value="CONSTRUCTION JOINT STOCK COMPANY NO 5">
            <text:p>CONSTRUCTION JOINT STOCK COMPANY NO 5</text:p>
          </table:table-cell>
          <table:table-cell office:value-type="string" office:string-value="stock">
            <text:p>stock</text:p>
          </table:table-cell>
          <table:table-cell office:value-type="float" office:value="11101994.39622">
            <text:p>11101994.39622</text:p>
          </table:table-cell>
          <table:table-cell office:value-type="float" office:value="19000">
            <text:p>19000</text:p>
          </table:table-cell>
          <table:table-cell office:value-type="string" office:string-value="VND">
            <text:p>VND</text:p>
          </table:table-cell>
          <table:table-cell office:value-type="float" office:value="326.086957">
            <text:p>326.086957</text:p>
          </table:table-cell>
          <table:table-cell office:value-type="float" office:value="5500">
            <text:p>5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7.89473700000002">
            <text:p>157.89473700000002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BV">
            <text:p>SBV</text:p>
          </table:table-cell>
          <table:table-cell office:value-type="string" office:string-value="SIAM BROTHERS VIETNAM JOINT STOCK COMPANY">
            <text:p>SIAM BROTHERS VIETNAM JOINT STOCK COMPANY</text:p>
          </table:table-cell>
          <table:table-cell office:value-type="string" office:string-value="stock">
            <text:p>stock</text:p>
          </table:table-cell>
          <table:table-cell office:value-type="float" office:value="9750561.019992">
            <text:p>9750561.019992</text:p>
          </table:table-cell>
          <table:table-cell office:value-type="float" office:value="8850">
            <text:p>8850</text:p>
          </table:table-cell>
          <table:table-cell office:value-type="string" office:string-value="VND">
            <text:p>VND</text:p>
          </table:table-cell>
          <table:table-cell office:value-type="float" office:value="-327.868852">
            <text:p>-327.868852</text:p>
          </table:table-cell>
          <table:table-cell office:value-type="float" office:value="2900">
            <text:p>2900</text:p>
          </table:table-cell>
          <table:table-cell office:value-type="string" office:string-value="">
            <text:p/>
          </table:table-cell>
          <table:table-cell office:value-type="float" office:value="-0.04910317">
            <text:p>-0.04910317</text:p>
          </table:table-cell>
          <table:table-cell office:value-type="float" office:value="-59210.289851">
            <text:p>-59210.289851</text:p>
          </table:table-cell>
          <table:table-cell office:value-type="float" office:value="273.224044">
            <text:p>273.224044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BT">
            <text:p>SBT</text:p>
          </table:table-cell>
          <table:table-cell office:value-type="string" office:string-value="THANH THANH CONG - BIEN HOA JOINT STOC COMPANY">
            <text:p>THANH THANH CONG - BIEN HOA JOINT STOC COMPANY</text:p>
          </table:table-cell>
          <table:table-cell office:value-type="string" office:string-value="stock">
            <text:p>stock</text:p>
          </table:table-cell>
          <table:table-cell office:value-type="float" office:value="476508850.70802">
            <text:p>476508850.70802</text:p>
          </table:table-cell>
          <table:table-cell office:value-type="float" office:value="15000">
            <text:p>15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532800">
            <text:p>1532800</text:p>
          </table:table-cell>
          <table:table-cell office:value-type="float" office:value="16.41754681">
            <text:p>16.41754681</text:p>
          </table:table-cell>
          <table:table-cell office:value-type="float" office:value="0.03563261">
            <text:p>0.03563261</text:p>
          </table:table-cell>
          <table:table-cell office:value-type="float" office:value="6104.66467">
            <text:p>6104.66467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BG">
            <text:p>SBG</text:p>
          </table:table-cell>
          <table:table-cell office:value-type="string" office:string-value="CTCP TD CO KHI CNC SIBA">
            <text:p>CTCP TD CO KHI CNC SIBA</text:p>
          </table:table-cell>
          <table:table-cell office:value-type="string" office:string-value="stock">
            <text:p>stock</text:p>
          </table:table-cell>
          <table:table-cell office:value-type="string" office:string-value="">
            <text:p/>
          </table:table-cell>
          <table:table-cell office:value-type="float" office:value="12800">
            <text:p>12800</text:p>
          </table:table-cell>
          <table:table-cell office:value-type="string" office:string-value="VND">
            <text:p>VND</text:p>
          </table:table-cell>
          <table:table-cell office:value-type="float" office:value="406.504065">
            <text:p>406.504065</text:p>
          </table:table-cell>
          <table:table-cell office:value-type="float" office:value="611300">
            <text:p>611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BA">
            <text:p>SBA</text:p>
          </table:table-cell>
          <table:table-cell office:value-type="string" office:string-value="SONG BA JOINT STOCK COMPANY.">
            <text:p>SONG BA JOINT STOCK COMPANY.</text:p>
          </table:table-cell>
          <table:table-cell office:value-type="string" office:string-value="stock">
            <text:p>stock</text:p>
          </table:table-cell>
          <table:table-cell office:value-type="float" office:value="71596931.525223">
            <text:p>71596931.525223</text:p>
          </table:table-cell>
          <table:table-cell office:value-type="float" office:value="30150">
            <text:p>30150</text:p>
          </table:table-cell>
          <table:table-cell office:value-type="string" office:string-value="VND">
            <text:p>VND</text:p>
          </table:table-cell>
          <table:table-cell office:value-type="float" office:value="-65.897858">
            <text:p>-65.897858</text:p>
          </table:table-cell>
          <table:table-cell office:value-type="float" office:value="12700">
            <text:p>12700</text:p>
          </table:table-cell>
          <table:table-cell office:value-type="float" office:value="16.05772387">
            <text:p>16.05772387</text:p>
          </table:table-cell>
          <table:table-cell office:value-type="float" office:value="0.07322644">
            <text:p>0.07322644</text:p>
          </table:table-cell>
          <table:table-cell office:value-type="float" office:value="-3522.3617419999996">
            <text:p>-3522.3617419999996</text:p>
          </table:table-cell>
          <table:table-cell office:value-type="float" office:value="724.876442">
            <text:p>724.876442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AV">
            <text:p>SAV</text:p>
          </table:table-cell>
          <table:table-cell office:value-type="string" office:string-value="SAVIMEX CORPORATION">
            <text:p>SAVIMEX CORPORATION</text:p>
          </table:table-cell>
          <table:table-cell office:value-type="string" office:string-value="stock">
            <text:p>stock</text:p>
          </table:table-cell>
          <table:table-cell office:value-type="float" office:value="19678300.525182">
            <text:p>19678300.525182</text:p>
          </table:table-cell>
          <table:table-cell office:value-type="float" office:value="20400">
            <text:p>20400</text:p>
          </table:table-cell>
          <table:table-cell office:value-type="string" office:string-value="VND">
            <text:p>VND</text:p>
          </table:table-cell>
          <table:table-cell office:value-type="float" office:value="24.570025">
            <text:p>24.570025</text:p>
          </table:table-cell>
          <table:table-cell office:value-type="float" office:value="4500">
            <text:p>4500</text:p>
          </table:table-cell>
          <table:table-cell office:value-type="float" office:value="16.67723573">
            <text:p>16.67723573</text:p>
          </table:table-cell>
          <table:table-cell office:value-type="float" office:value="0.0501522">
            <text:p>0.0501522</text:p>
          </table:table-cell>
          <table:table-cell office:value-type="float" office:value="3349.6297">
            <text:p>3349.6297</text:p>
          </table:table-cell>
          <table:table-cell office:value-type="float" office:value="213.652389">
            <text:p>213.652389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AM">
            <text:p>SAM</text:p>
          </table:table-cell>
          <table:table-cell office:value-type="string" office:string-value="SAM HOLDINGS CORPORATION">
            <text:p>SAM HOLDINGS CORPORATION</text:p>
          </table:table-cell>
          <table:table-cell office:value-type="string" office:string-value="stock">
            <text:p>stock</text:p>
          </table:table-cell>
          <table:table-cell office:value-type="float" office:value="107878518.039552">
            <text:p>107878518.039552</text:p>
          </table:table-cell>
          <table:table-cell office:value-type="float" office:value="7320">
            <text:p>7320</text:p>
          </table:table-cell>
          <table:table-cell office:value-type="string" office:string-value="VND">
            <text:p>VND</text:p>
          </table:table-cell>
          <table:table-cell office:value-type="float" office:value="54.945054999999996">
            <text:p>54.945054999999996</text:p>
          </table:table-cell>
          <table:table-cell office:value-type="float" office:value="1662400">
            <text:p>1662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AB">
            <text:p>SAB</text:p>
          </table:table-cell>
          <table:table-cell office:value-type="string" office:string-value="SAIGON BEER - ALCOHOL - BEVERAGE CORPORATION">
            <text:p>SAIGON BEER - ALCOHOL - BEVERAGE CORPORATION</text:p>
          </table:table-cell>
          <table:table-cell office:value-type="string" office:string-value="stock">
            <text:p>stock</text:p>
          </table:table-cell>
          <table:table-cell office:value-type="float" office:value="2581028529.345708">
            <text:p>2581028529.345708</text:p>
          </table:table-cell>
          <table:table-cell office:value-type="float" office:value="51500">
            <text:p>51500</text:p>
          </table:table-cell>
          <table:table-cell office:value-type="string" office:string-value="VND">
            <text:p>VND</text:p>
          </table:table-cell>
          <table:table-cell office:value-type="float" office:value="-19.379845">
            <text:p>-19.379845</text:p>
          </table:table-cell>
          <table:table-cell office:value-type="float" office:value="598800">
            <text:p>598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75.193798">
            <text:p>775.193798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S4A">
            <text:p>S4A</text:p>
          </table:table-cell>
          <table:table-cell office:value-type="string" office:string-value="SESAN 4A HYDROELECTRIC JOINT STOCK COMPANY">
            <text:p>SESAN 4A HYDROELECTRIC JOINT STOCK COMPANY</text:p>
          </table:table-cell>
          <table:table-cell office:value-type="string" office:string-value="stock">
            <text:p>stock</text:p>
          </table:table-cell>
          <table:table-cell office:value-type="float" office:value="59248801.071174">
            <text:p>59248801.071174</text:p>
          </table:table-cell>
          <table:table-cell office:value-type="float" office:value="36000">
            <text:p>36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900">
            <text:p>900</text:p>
          </table:table-cell>
          <table:table-cell office:value-type="float" office:value="14.09819376">
            <text:p>14.09819376</text:p>
          </table:table-cell>
          <table:table-cell office:value-type="float" office:value="0.09958723">
            <text:p>0.09958723</text:p>
          </table:table-cell>
          <table:table-cell office:value-type="float" office:value="-3292.846076">
            <text:p>-3292.846076</text:p>
          </table:table-cell>
          <table:table-cell office:value-type="float" office:value="805.555556">
            <text:p>805.555556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RYG">
            <text:p>RYG</text:p>
          </table:table-cell>
          <table:table-cell office:value-type="string" office:string-value="CTCP SX VA DT HOANG GIA">
            <text:p>CTCP SX VA DT HOANG GIA</text:p>
          </table:table-cell>
          <table:table-cell office:value-type="string" office:string-value="stock">
            <text:p>stock</text:p>
          </table:table-cell>
          <table:table-cell office:value-type="string" office:string-value="">
            <text:p/>
          </table:table-cell>
          <table:table-cell office:value-type="float" office:value="12200">
            <text:p>122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600">
            <text:p>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REE">
            <text:p>REE</text:p>
          </table:table-cell>
          <table:table-cell office:value-type="string" office:string-value="REFRIGERATION ELECTRICAL ENGINEERING CORPORATION">
            <text:p>REFRIGERATION ELECTRICAL ENGINEERING CORPORATION</text:p>
          </table:table-cell>
          <table:table-cell office:value-type="string" office:string-value="stock">
            <text:p>stock</text:p>
          </table:table-cell>
          <table:table-cell office:value-type="float" office:value="1302399144.644169">
            <text:p>1302399144.644169</text:p>
          </table:table-cell>
          <table:table-cell office:value-type="float" office:value="71200">
            <text:p>71200</text:p>
          </table:table-cell>
          <table:table-cell office:value-type="string" office:string-value="VND">
            <text:p>VND</text:p>
          </table:table-cell>
          <table:table-cell office:value-type="float" office:value="42.313117">
            <text:p>42.313117</text:p>
          </table:table-cell>
          <table:table-cell office:value-type="float" office:value="482300">
            <text:p>482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1.043724">
            <text:p>141.043724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RDP">
            <text:p>RDP</text:p>
          </table:table-cell>
          <table:table-cell office:value-type="string" office:string-value="RANG DONG PLASTIC JOINT STOCK COMPANY">
            <text:p>RANG DONG PLASTIC JOINT STOCK COMPANY</text:p>
          </table:table-cell>
          <table:table-cell office:value-type="string" office:string-value="stock">
            <text:p>stock</text:p>
          </table:table-cell>
          <table:table-cell office:value-type="float" office:value="2506976.34486">
            <text:p>2506976.34486</text:p>
          </table:table-cell>
          <table:table-cell office:value-type="float" office:value="1310">
            <text:p>1310</text:p>
          </table:table-cell>
          <table:table-cell office:value-type="string" office:string-value="VND">
            <text:p>VND</text:p>
          </table:table-cell>
          <table:table-cell office:value-type="float" office:value="155.03876">
            <text:p>155.03876</text:p>
          </table:table-cell>
          <table:table-cell office:value-type="float" office:value="839300">
            <text:p>839300</text:p>
          </table:table-cell>
          <table:table-cell office:value-type="string" office:string-value="">
            <text:p/>
          </table:table-cell>
          <table:table-cell office:value-type="float" office:value="-0.03657377">
            <text:p>-0.03657377</text:p>
          </table:table-cell>
          <table:table-cell office:value-type="float" office:value="-53629.274293">
            <text:p>-53629.274293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RAL">
            <text:p>RAL</text:p>
          </table:table-cell>
          <table:table-cell office:value-type="string" office:string-value="RANGDONG LIGHT SOURCE AND VACUUM FLASK JOINT STOCK COMPANY">
            <text:p>RANGDONG LIGHT SOURCE AND VACUUM FLASK JOINT STOCK COMPANY</text:p>
          </table:table-cell>
          <table:table-cell office:value-type="string" office:string-value="stock">
            <text:p>stock</text:p>
          </table:table-cell>
          <table:table-cell office:value-type="float" office:value="109283578.548417">
            <text:p>109283578.548417</text:p>
          </table:table-cell>
          <table:table-cell office:value-type="float" office:value="119000">
            <text:p>119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900">
            <text:p>3900</text:p>
          </table:table-cell>
          <table:table-cell office:value-type="float" office:value="4.64648476">
            <text:p>4.64648476</text:p>
          </table:table-cell>
          <table:table-cell office:value-type="float" office:value="1.05004111">
            <text:p>1.05004111</text:p>
          </table:table-cell>
          <table:table-cell office:value-type="float" office:value="-105.63828699999999">
            <text:p>-105.63828699999999</text:p>
          </table:table-cell>
          <table:table-cell office:value-type="float" office:value="420.168067">
            <text:p>420.168067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QNP">
            <text:p>QNP</text:p>
          </table:table-cell>
          <table:table-cell office:value-type="string" office:string-value="CTCP CANG QUY NHON">
            <text:p>CTCP CANG QUY NHON</text:p>
          </table:table-cell>
          <table:table-cell office:value-type="string" office:string-value="stock">
            <text:p>stock</text:p>
          </table:table-cell>
          <table:table-cell office:value-type="float" office:value="55474779.711897">
            <text:p>55474779.711897</text:p>
          </table:table-cell>
          <table:table-cell office:value-type="float" office:value="35150">
            <text:p>35150</text:p>
          </table:table-cell>
          <table:table-cell office:value-type="string" office:string-value="VND">
            <text:p>VND</text:p>
          </table:table-cell>
          <table:table-cell office:value-type="float" office:value="-14.204545">
            <text:p>-14.204545</text:p>
          </table:table-cell>
          <table:table-cell office:value-type="float" office:value="3700">
            <text:p>3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40.90909100000005">
            <text:p>340.90909100000005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QCG">
            <text:p>QCG</text:p>
          </table:table-cell>
          <table:table-cell office:value-type="string" office:string-value="QUOC CUONG GIA LAI JOINT STOCK COMPANY">
            <text:p>QUOC CUONG GIA LAI JOINT STOCK COMPANY</text:p>
          </table:table-cell>
          <table:table-cell office:value-type="string" office:string-value="stock">
            <text:p>stock</text:p>
          </table:table-cell>
          <table:table-cell office:value-type="float" office:value="130369861.148085">
            <text:p>130369861.148085</text:p>
          </table:table-cell>
          <table:table-cell office:value-type="float" office:value="12250">
            <text:p>12250</text:p>
          </table:table-cell>
          <table:table-cell office:value-type="string" office:string-value="VND">
            <text:p>VND</text:p>
          </table:table-cell>
          <table:table-cell office:value-type="float" office:value="82.30452700000001">
            <text:p>82.30452700000001</text:p>
          </table:table-cell>
          <table:table-cell office:value-type="float" office:value="244000">
            <text:p>244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VT">
            <text:p>PVT</text:p>
          </table:table-cell>
          <table:table-cell office:value-type="string" office:string-value="PETROVIETNAM TRANSPORTATION CORPORATION">
            <text:p>PETROVIETNAM TRANSPORTATION CORPORATION</text:p>
          </table:table-cell>
          <table:table-cell office:value-type="string" office:string-value="stock">
            <text:p>stock</text:p>
          </table:table-cell>
          <table:table-cell office:value-type="float" office:value="352666115.515155">
            <text:p>352666115.515155</text:p>
          </table:table-cell>
          <table:table-cell office:value-type="float" office:value="25350">
            <text:p>25350</text:p>
          </table:table-cell>
          <table:table-cell office:value-type="string" office:string-value="VND">
            <text:p>VND</text:p>
          </table:table-cell>
          <table:table-cell office:value-type="float" office:value="-19.685039">
            <text:p>-19.685039</text:p>
          </table:table-cell>
          <table:table-cell office:value-type="float" office:value="981700">
            <text:p>981700</text:p>
          </table:table-cell>
          <table:table-cell office:value-type="float" office:value="8.25180028">
            <text:p>8.25180028</text:p>
          </table:table-cell>
          <table:table-cell office:value-type="float" office:value="0.11981022">
            <text:p>0.11981022</text:p>
          </table:table-cell>
          <table:table-cell office:value-type="float" office:value="1411.866122">
            <text:p>1411.866122</text:p>
          </table:table-cell>
          <table:table-cell office:value-type="float" office:value="118.11023599999999">
            <text:p>118.11023599999999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VP">
            <text:p>PVP</text:p>
          </table:table-cell>
          <table:table-cell office:value-type="string" office:string-value="CTCP VAN TAI DAU KHI TBD">
            <text:p>CTCP VAN TAI DAU KHI TBD</text:p>
          </table:table-cell>
          <table:table-cell office:value-type="string" office:string-value="stock">
            <text:p>stock</text:p>
          </table:table-cell>
          <table:table-cell office:value-type="float" office:value="65923649.761944">
            <text:p>65923649.761944</text:p>
          </table:table-cell>
          <table:table-cell office:value-type="float" office:value="16200">
            <text:p>16200</text:p>
          </table:table-cell>
          <table:table-cell office:value-type="string" office:string-value="VND">
            <text:p>VND</text:p>
          </table:table-cell>
          <table:table-cell office:value-type="float" office:value="-61.349693">
            <text:p>-61.349693</text:p>
          </table:table-cell>
          <table:table-cell office:value-type="float" office:value="169400">
            <text:p>169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46.179588">
            <text:p>446.179588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VD">
            <text:p>PVD</text:p>
          </table:table-cell>
          <table:table-cell office:value-type="string" office:string-value="PETROVIETNAM DRILLING &amp; WELL SERVICE CORPORATION">
            <text:p>PETROVIETNAM DRILLING &amp; WELL SERVICE CORPORATION</text:p>
          </table:table-cell>
          <table:table-cell office:value-type="string" office:string-value="stock">
            <text:p>stock</text:p>
          </table:table-cell>
          <table:table-cell office:value-type="float" office:value="499334353.14332694">
            <text:p>499334353.14332694</text:p>
          </table:table-cell>
          <table:table-cell office:value-type="float" office:value="23050">
            <text:p>230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602800">
            <text:p>2602800</text:p>
          </table:table-cell>
          <table:table-cell office:value-type="float" office:value="22.15536418">
            <text:p>22.15536418</text:p>
          </table:table-cell>
          <table:table-cell office:value-type="float" office:value="0.04057482">
            <text:p>0.04057482</text:p>
          </table:table-cell>
          <table:table-cell office:value-type="float" office:value="95.099911">
            <text:p>95.099911</text:p>
          </table:table-cell>
          <table:table-cell office:value-type="float" office:value="0.0">
            <text:p/>
          </table:table-cell>
          <table:table-cell office:value-type="string" office:string-value="Energy minerals">
            <text:p>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TL">
            <text:p>PTL</text:p>
          </table:table-cell>
          <table:table-cell office:value-type="string" office:string-value="PETRO CAPITAL &amp; INFRASTRUCTURE INVESTMENT JOINT STOCK COMPANY">
            <text:p>PETRO CAPITAL &amp; INFRASTRUCTURE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0217706.202704">
            <text:p>10217706.202704</text:p>
          </table:table-cell>
          <table:table-cell office:value-type="float" office:value="2660">
            <text:p>2660</text:p>
          </table:table-cell>
          <table:table-cell office:value-type="string" office:string-value="VND">
            <text:p>VND</text:p>
          </table:table-cell>
          <table:table-cell office:value-type="float" office:value="37.735849">
            <text:p>37.735849</text:p>
          </table:table-cell>
          <table:table-cell office:value-type="float" office:value="6900">
            <text:p>6900</text:p>
          </table:table-cell>
          <table:table-cell office:value-type="string" office:string-value="">
            <text:p/>
          </table:table-cell>
          <table:table-cell office:value-type="float" office:value="-0.02091097">
            <text:p>-0.02091097</text:p>
          </table:table-cell>
          <table:table-cell office:value-type="float" office:value="-248241.33441799998">
            <text:p>-248241.33441799998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TC">
            <text:p>PTC</text:p>
          </table:table-cell>
          <table:table-cell office:value-type="string" office:string-value="POST AND TELECOMMUNICATIONS INVESTMENT AND CONSTRUCTION JOINT STOCK COMPANY">
            <text:p>POST AND TELECOMMUNICATIONS INVESTMENT AND CONSTRUC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7470066.276738">
            <text:p>7470066.276738</text:p>
          </table:table-cell>
          <table:table-cell office:value-type="float" office:value="5800">
            <text:p>5800</text:p>
          </table:table-cell>
          <table:table-cell office:value-type="string" office:string-value="VND">
            <text:p>VND</text:p>
          </table:table-cell>
          <table:table-cell office:value-type="float" office:value="-252.10084">
            <text:p>-252.10084</text:p>
          </table:table-cell>
          <table:table-cell office:value-type="float" office:value="49300">
            <text:p>49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TB">
            <text:p>PTB</text:p>
          </table:table-cell>
          <table:table-cell office:value-type="string" office:string-value="PHU TAI JOINT STOCK COMPANY">
            <text:p>PHU TAI JOINT STOCK COMPANY</text:p>
          </table:table-cell>
          <table:table-cell office:value-type="string" office:string-value="stock">
            <text:p>stock</text:p>
          </table:table-cell>
          <table:table-cell office:value-type="float" office:value="149326200.338757">
            <text:p>149326200.338757</text:p>
          </table:table-cell>
          <table:table-cell office:value-type="float" office:value="58400">
            <text:p>58400</text:p>
          </table:table-cell>
          <table:table-cell office:value-type="string" office:string-value="VND">
            <text:p>VND</text:p>
          </table:table-cell>
          <table:table-cell office:value-type="float" office:value="209.79021000000003">
            <text:p>209.79021000000003</text:p>
          </table:table-cell>
          <table:table-cell office:value-type="float" office:value="111700">
            <text:p>111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37.062937">
            <text:p>437.062937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SH">
            <text:p>PSH</text:p>
          </table:table-cell>
          <table:table-cell office:value-type="string" office:string-value="CTCP TMDT DK NAM SONG HAU">
            <text:p>CTCP TMDT DK NAM SONG HAU</text:p>
          </table:table-cell>
          <table:table-cell office:value-type="string" office:string-value="stock">
            <text:p>stock</text:p>
          </table:table-cell>
          <table:table-cell office:value-type="float" office:value="8709500.227194">
            <text:p>8709500.227194</text:p>
          </table:table-cell>
          <table:table-cell office:value-type="float" office:value="1770">
            <text:p>1770</text:p>
          </table:table-cell>
          <table:table-cell office:value-type="string" office:string-value="VND">
            <text:p>VND</text:p>
          </table:table-cell>
          <table:table-cell office:value-type="float" office:value="-684.2105260000001">
            <text:p>-684.2105260000001</text:p>
          </table:table-cell>
          <table:table-cell office:value-type="float" office:value="5145100">
            <text:p>5145100</text:p>
          </table:table-cell>
          <table:table-cell office:value-type="string" office:string-value="">
            <text:p/>
          </table:table-cell>
          <table:table-cell office:value-type="float" office:value="-0.23812298">
            <text:p>-0.23812298</text:p>
          </table:table-cell>
          <table:table-cell office:value-type="float" office:value="-137614.587779">
            <text:p>-137614.587779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PC">
            <text:p>PPC</text:p>
          </table:table-cell>
          <table:table-cell office:value-type="string" office:string-value="PHA LAI THERMAL POWER JOINT STOCK COMPANY">
            <text:p>PHA LAI THERMAL 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144420156.312549">
            <text:p>144420156.312549</text:p>
          </table:table-cell>
          <table:table-cell office:value-type="float" office:value="11550">
            <text:p>115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86700">
            <text:p>286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02.597403">
            <text:p>2402.597403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OW">
            <text:p>POW</text:p>
          </table:table-cell>
          <table:table-cell office:value-type="string" office:string-value="TCT DIEN LUC DAU KHI VN">
            <text:p>TCT DIEN LUC DAU KHI VN</text:p>
          </table:table-cell>
          <table:table-cell office:value-type="string" office:string-value="stock">
            <text:p>stock</text:p>
          </table:table-cell>
          <table:table-cell office:value-type="float" office:value="1095995900.390625">
            <text:p>1095995900.390625</text:p>
          </table:table-cell>
          <table:table-cell office:value-type="float" office:value="12050">
            <text:p>12050</text:p>
          </table:table-cell>
          <table:table-cell office:value-type="string" office:string-value="VND">
            <text:p>VND</text:p>
          </table:table-cell>
          <table:table-cell office:value-type="float" office:value="41.666667000000004">
            <text:p>41.666667000000004</text:p>
          </table:table-cell>
          <table:table-cell office:value-type="float" office:value="3062401">
            <text:p>30624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NJ">
            <text:p>PNJ</text:p>
          </table:table-cell>
          <table:table-cell office:value-type="string" office:string-value="PHU NHUAN JEWELRY JOINT STOCK COMPANY">
            <text:p>PHU NHUAN JEWELRY JOINT STOCK COMPANY</text:p>
          </table:table-cell>
          <table:table-cell office:value-type="string" office:string-value="stock">
            <text:p>stock</text:p>
          </table:table-cell>
          <table:table-cell office:value-type="float" office:value="1151783706.9946349">
            <text:p>1151783706.9946349</text:p>
          </table:table-cell>
          <table:table-cell office:value-type="float" office:value="86500">
            <text:p>86500</text:p>
          </table:table-cell>
          <table:table-cell office:value-type="string" office:string-value="VND">
            <text:p>VND</text:p>
          </table:table-cell>
          <table:table-cell office:value-type="float" office:value="-102.974828">
            <text:p>-102.974828</text:p>
          </table:table-cell>
          <table:table-cell office:value-type="float" office:value="709000">
            <text:p>709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8.832952">
            <text:p>228.832952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NC">
            <text:p>PNC</text:p>
          </table:table-cell>
          <table:table-cell office:value-type="string" office:string-value="PHUONG NAM CULTURAL JOINT STOCK CORPORATION">
            <text:p>PHUONG NAM CULTURAL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7617929.748039">
            <text:p>7617929.748039</text:p>
          </table:table-cell>
          <table:table-cell office:value-type="float" office:value="18500">
            <text:p>18500</text:p>
          </table:table-cell>
          <table:table-cell office:value-type="string" office:string-value="VND">
            <text:p>VND</text:p>
          </table:table-cell>
          <table:table-cell office:value-type="float" office:value="-211.64021200000002">
            <text:p>-211.64021200000002</text:p>
          </table:table-cell>
          <table:table-cell office:value-type="float" office:value="3100">
            <text:p>3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70.27027000000004">
            <text:p>270.27027000000004</text:p>
          </table:table-cell>
          <table:table-cell office:value-type="string" office:string-value="Consumer services">
            <text:p>Consumer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MG">
            <text:p>PMG</text:p>
          </table:table-cell>
          <table:table-cell office:value-type="string" office:string-value="PETRO CENTER CORPORATION">
            <text:p>PETRO CENTER CORPORATION</text:p>
          </table:table-cell>
          <table:table-cell office:value-type="string" office:string-value="stock">
            <text:p>stock</text:p>
          </table:table-cell>
          <table:table-cell office:value-type="float" office:value="14294278.094226">
            <text:p>14294278.094226</text:p>
          </table:table-cell>
          <table:table-cell office:value-type="float" office:value="7910">
            <text:p>7910</text:p>
          </table:table-cell>
          <table:table-cell office:value-type="string" office:string-value="VND">
            <text:p>VND</text:p>
          </table:table-cell>
          <table:table-cell office:value-type="float" office:value="-694.117647">
            <text:p>-694.117647</text:p>
          </table:table-cell>
          <table:table-cell office:value-type="float" office:value="100">
            <text:p>100</text:p>
          </table:table-cell>
          <table:table-cell office:value-type="float" office:value="14.79253147">
            <text:p>14.79253147</text:p>
          </table:table-cell>
          <table:table-cell office:value-type="float" office:value="0.02085444">
            <text:p>0.02085444</text:p>
          </table:table-cell>
          <table:table-cell office:value-type="float" office:value="47085.713554">
            <text:p>47085.713554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LX">
            <text:p>PLX</text:p>
          </table:table-cell>
          <table:table-cell office:value-type="string" office:string-value="VIET NAM NATIONAL PETROLEUM GROUP">
            <text:p>VIET NAM NATIONAL PETROLEUM GROUP</text:p>
          </table:table-cell>
          <table:table-cell office:value-type="string" office:string-value="stock">
            <text:p>stock</text:p>
          </table:table-cell>
          <table:table-cell office:value-type="float" office:value="2051498303.6132913">
            <text:p>2051498303.6132913</text:p>
          </table:table-cell>
          <table:table-cell office:value-type="float" office:value="41100">
            <text:p>41100</text:p>
          </table:table-cell>
          <table:table-cell office:value-type="string" office:string-value="VND">
            <text:p>VND</text:p>
          </table:table-cell>
          <table:table-cell office:value-type="float" office:value="-72.463768">
            <text:p>-72.463768</text:p>
          </table:table-cell>
          <table:table-cell office:value-type="float" office:value="1072300">
            <text:p>1072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2.318841">
            <text:p>362.318841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LP">
            <text:p>PLP</text:p>
          </table:table-cell>
          <table:table-cell office:value-type="string" office:string-value="PHA LE PLASTICS MANUFACTURING AND TECHNOLOGY JOINT STOCK COMPANY">
            <text:p>PHA LE PLASTICS MANUFACTURING AND TECHNOLOGY JOINT STOCK COMPANY</text:p>
          </table:table-cell>
          <table:table-cell office:value-type="string" office:string-value="stock">
            <text:p>stock</text:p>
          </table:table-cell>
          <table:table-cell office:value-type="float" office:value="13349670.899955">
            <text:p>13349670.899955</text:p>
          </table:table-cell>
          <table:table-cell office:value-type="float" office:value="4850">
            <text:p>4850</text:p>
          </table:table-cell>
          <table:table-cell office:value-type="string" office:string-value="VND">
            <text:p>VND</text:p>
          </table:table-cell>
          <table:table-cell office:value-type="float" office:value="-81.799591">
            <text:p>-81.799591</text:p>
          </table:table-cell>
          <table:table-cell office:value-type="float" office:value="48500">
            <text:p>48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JT">
            <text:p>PJT</text:p>
          </table:table-cell>
          <table:table-cell office:value-type="string" office:string-value="PETROLIMEX JOINT STOCK TANKER COMPANY">
            <text:p>PETROLIMEX JOINT STOCK TANKER COMPANY</text:p>
          </table:table-cell>
          <table:table-cell office:value-type="string" office:string-value="stock">
            <text:p>stock</text:p>
          </table:table-cell>
          <table:table-cell office:value-type="float" office:value="10335065.080821">
            <text:p>10335065.080821</text:p>
          </table:table-cell>
          <table:table-cell office:value-type="float" office:value="10650">
            <text:p>106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00">
            <text:p>100</text:p>
          </table:table-cell>
          <table:table-cell office:value-type="float" office:value="14.73484134">
            <text:p>14.73484134</text:p>
          </table:table-cell>
          <table:table-cell office:value-type="float" office:value="0.02963384">
            <text:p>0.02963384</text:p>
          </table:table-cell>
          <table:table-cell office:value-type="float" office:value="-3394.8756179999996">
            <text:p>-3394.8756179999996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IT">
            <text:p>PIT</text:p>
          </table:table-cell>
          <table:table-cell office:value-type="string" office:string-value="PETROLIMEX INTERNATIONAL TRADING JOINT STOCK COMPANY">
            <text:p>PETROLIMEX INTERNATIONAL TRAD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3768551.445009">
            <text:p>3768551.445009</text:p>
          </table:table-cell>
          <table:table-cell office:value-type="float" office:value="6780">
            <text:p>6780</text:p>
          </table:table-cell>
          <table:table-cell office:value-type="string" office:string-value="VND">
            <text:p>VND</text:p>
          </table:table-cell>
          <table:table-cell office:value-type="float" office:value="-29.411765000000003">
            <text:p>-29.411765000000003</text:p>
          </table:table-cell>
          <table:table-cell office:value-type="float" office:value="8344">
            <text:p>8344</text:p>
          </table:table-cell>
          <table:table-cell office:value-type="string" office:string-value="">
            <text:p/>
          </table:table-cell>
          <table:table-cell office:value-type="float" office:value="-0.01957762">
            <text:p>-0.01957762</text:p>
          </table:table-cell>
          <table:table-cell office:value-type="float" office:value="-92089.889851">
            <text:p>-92089.889851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HR">
            <text:p>PHR</text:p>
          </table:table-cell>
          <table:table-cell office:value-type="string" office:string-value="PHUOC HOA RUBBER JOINT STOCK COMPANY">
            <text:p>PHUOC HOA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337149125.720199">
            <text:p>337149125.720199</text:p>
          </table:table-cell>
          <table:table-cell office:value-type="float" office:value="63000">
            <text:p>63000</text:p>
          </table:table-cell>
          <table:table-cell office:value-type="string" office:string-value="VND">
            <text:p>VND</text:p>
          </table:table-cell>
          <table:table-cell office:value-type="float" office:value="-125.39184999999999">
            <text:p>-125.39184999999999</text:p>
          </table:table-cell>
          <table:table-cell office:value-type="float" office:value="860900">
            <text:p>860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0.219436">
            <text:p>470.219436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HC">
            <text:p>PHC</text:p>
          </table:table-cell>
          <table:table-cell office:value-type="string" office:string-value="CTCP XD PHUC HUNG HOLDING">
            <text:p>CTCP XD PHUC HUNG HOLDING</text:p>
          </table:table-cell>
          <table:table-cell office:value-type="string" office:string-value="stock">
            <text:p>stock</text:p>
          </table:table-cell>
          <table:table-cell office:value-type="float" office:value="10871273.283">
            <text:p>10871273.283</text:p>
          </table:table-cell>
          <table:table-cell office:value-type="float" office:value="5550">
            <text:p>5550</text:p>
          </table:table-cell>
          <table:table-cell office:value-type="string" office:string-value="VND">
            <text:p>VND</text:p>
          </table:table-cell>
          <table:table-cell office:value-type="float" office:value="90.909091">
            <text:p>90.909091</text:p>
          </table:table-cell>
          <table:table-cell office:value-type="float" office:value="37700">
            <text:p>37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09.090909">
            <text:p>909.090909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GV">
            <text:p>PGV</text:p>
          </table:table-cell>
          <table:table-cell office:value-type="string" office:string-value="TCT PHAT DIEN 3-CTCP">
            <text:p>TCT PHAT DIEN 3-CTCP</text:p>
          </table:table-cell>
          <table:table-cell office:value-type="string" office:string-value="stock">
            <text:p>stock</text:p>
          </table:table-cell>
          <table:table-cell office:value-type="float" office:value="874114291.076676">
            <text:p>874114291.076676</text:p>
          </table:table-cell>
          <table:table-cell office:value-type="float" office:value="19900">
            <text:p>19900</text:p>
          </table:table-cell>
          <table:table-cell office:value-type="string" office:string-value="VND">
            <text:p>VND</text:p>
          </table:table-cell>
          <table:table-cell office:value-type="float" office:value="-25.062656999999998">
            <text:p>-25.062656999999998</text:p>
          </table:table-cell>
          <table:table-cell office:value-type="float" office:value="7400">
            <text:p>7400</text:p>
          </table:table-cell>
          <table:table-cell office:value-type="string" office:string-value="">
            <text:p/>
          </table:table-cell>
          <table:table-cell office:value-type="float" office:value="-0.0311767">
            <text:p>-0.0311767</text:p>
          </table:table-cell>
          <table:table-cell office:value-type="float" office:value="-16758.991907">
            <text:p>-16758.991907</text:p>
          </table:table-cell>
          <table:table-cell office:value-type="float" office:value="1190.9774439999999">
            <text:p>1190.9774439999999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GI">
            <text:p>PGI</text:p>
          </table:table-cell>
          <table:table-cell office:value-type="string" office:string-value="PETROLIMEX INSURANCE CORPORATION">
            <text:p>PETROLIMEX INSURANCE CORPORATION</text:p>
          </table:table-cell>
          <table:table-cell office:value-type="string" office:string-value="stock">
            <text:p>stock</text:p>
          </table:table-cell>
          <table:table-cell office:value-type="float" office:value="102934407.142632">
            <text:p>102934407.142632</text:p>
          </table:table-cell>
          <table:table-cell office:value-type="float" office:value="23800">
            <text:p>23800</text:p>
          </table:table-cell>
          <table:table-cell office:value-type="string" office:string-value="VND">
            <text:p>VND</text:p>
          </table:table-cell>
          <table:table-cell office:value-type="float" office:value="484.581498">
            <text:p>484.581498</text:p>
          </table:table-cell>
          <table:table-cell office:value-type="float" office:value="100">
            <text:p>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04.201681">
            <text:p>504.201681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GD">
            <text:p>PGD</text:p>
          </table:table-cell>
          <table:table-cell office:value-type="string" office:string-value="PETRO VIET NAM LOW PRESSURE GAS DISTRIBUTION JOINT STOCK COMPANY">
            <text:p>PETRO VIET NAM LOW PRESSURE GAS DISTRIBU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115826857.910166">
            <text:p>115826857.910166</text:p>
          </table:table-cell>
          <table:table-cell office:value-type="float" office:value="30000">
            <text:p>30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6100">
            <text:p>6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00.0">
            <text:p>500.0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GC">
            <text:p>PGC</text:p>
          </table:table-cell>
          <table:table-cell office:value-type="string" office:string-value="PETROLIMEX GAS CORPORATION - JSC">
            <text:p>PETROLIMEX GAS CORPORATION - JSC</text:p>
          </table:table-cell>
          <table:table-cell office:value-type="string" office:string-value="stock">
            <text:p>stock</text:p>
          </table:table-cell>
          <table:table-cell office:value-type="float" office:value="36710422.091694">
            <text:p>36710422.091694</text:p>
          </table:table-cell>
          <table:table-cell office:value-type="float" office:value="15600">
            <text:p>156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0200">
            <text:p>10200</text:p>
          </table:table-cell>
          <table:table-cell office:value-type="float" office:value="8.45687188">
            <text:p>8.45687188</text:p>
          </table:table-cell>
          <table:table-cell office:value-type="float" office:value="0.0756308">
            <text:p>0.0756308</text:p>
          </table:table-cell>
          <table:table-cell office:value-type="float" office:value="493.94218">
            <text:p>493.94218</text:p>
          </table:table-cell>
          <table:table-cell office:value-type="float" office:value="769.230769">
            <text:p>769.230769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ET">
            <text:p>PET</text:p>
          </table:table-cell>
          <table:table-cell office:value-type="string" office:string-value="PETROVIETNAM GENERAL SERVICES CORPORATION">
            <text:p>PETROVIETNAM GENERAL SERVICES CORPORATION</text:p>
          </table:table-cell>
          <table:table-cell office:value-type="string" office:string-value="stock">
            <text:p>stock</text:p>
          </table:table-cell>
          <table:table-cell office:value-type="float" office:value="96835464.363105">
            <text:p>96835464.363105</text:p>
          </table:table-cell>
          <table:table-cell office:value-type="float" office:value="23100">
            <text:p>23100</text:p>
          </table:table-cell>
          <table:table-cell office:value-type="string" office:string-value="VND">
            <text:p>VND</text:p>
          </table:table-cell>
          <table:table-cell office:value-type="float" office:value="-128.205128">
            <text:p>-128.205128</text:p>
          </table:table-cell>
          <table:table-cell office:value-type="float" office:value="668600">
            <text:p>668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DR">
            <text:p>PDR</text:p>
          </table:table-cell>
          <table:table-cell office:value-type="string" office:string-value="PHAT DAT REAL ESTATE DEVELOPMENT CORP">
            <text:p>PHAT DAT REAL ESTATE DEVELOPMENT CORP</text:p>
          </table:table-cell>
          <table:table-cell office:value-type="string" office:string-value="stock">
            <text:p>stock</text:p>
          </table:table-cell>
          <table:table-cell office:value-type="float" office:value="687859751.623551">
            <text:p>687859751.623551</text:p>
          </table:table-cell>
          <table:table-cell office:value-type="float" office:value="20550">
            <text:p>20550</text:p>
          </table:table-cell>
          <table:table-cell office:value-type="string" office:string-value="VND">
            <text:p>VND</text:p>
          </table:table-cell>
          <table:table-cell office:value-type="float" office:value="173.267327">
            <text:p>173.267327</text:p>
          </table:table-cell>
          <table:table-cell office:value-type="float" office:value="8855600">
            <text:p>8855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DN">
            <text:p>PDN</text:p>
          </table:table-cell>
          <table:table-cell office:value-type="string" office:string-value="DONG NAI PORT JOINT - STOCK COMPANY">
            <text:p>DONG NAI PORT JOINT - STOCK COMPANY</text:p>
          </table:table-cell>
          <table:table-cell office:value-type="string" office:string-value="stock">
            <text:p>stock</text:p>
          </table:table-cell>
          <table:table-cell office:value-type="float" office:value="167586636.01683897">
            <text:p>167586636.01683897</text:p>
          </table:table-cell>
          <table:table-cell office:value-type="float" office:value="120100">
            <text:p>120100</text:p>
          </table:table-cell>
          <table:table-cell office:value-type="string" office:string-value="VND">
            <text:p>VND</text:p>
          </table:table-cell>
          <table:table-cell office:value-type="float" office:value="353.448276">
            <text:p>353.448276</text:p>
          </table:table-cell>
          <table:table-cell office:value-type="float" office:value="13100">
            <text:p>13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01.72413800000004">
            <text:p>301.72413800000004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C1">
            <text:p>PC1</text:p>
          </table:table-cell>
          <table:table-cell office:value-type="string" office:string-value="POWER CONSTRUCTION JOINT STOCK COMPANY">
            <text:p>POWER CONSTRUC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318015373.425282">
            <text:p>318015373.425282</text:p>
          </table:table-cell>
          <table:table-cell office:value-type="float" office:value="23050">
            <text:p>23050</text:p>
          </table:table-cell>
          <table:table-cell office:value-type="string" office:string-value="VND">
            <text:p>VND</text:p>
          </table:table-cell>
          <table:table-cell office:value-type="float" office:value="109.649123">
            <text:p>109.649123</text:p>
          </table:table-cell>
          <table:table-cell office:value-type="float" office:value="1043100">
            <text:p>1043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AN">
            <text:p>PAN</text:p>
          </table:table-cell>
          <table:table-cell office:value-type="string" office:string-value="THE PAN GROUP JOINT STOCK COMPANY">
            <text:p>THE PAN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215892718.826304">
            <text:p>215892718.826304</text:p>
          </table:table-cell>
          <table:table-cell office:value-type="float" office:value="26400">
            <text:p>26400</text:p>
          </table:table-cell>
          <table:table-cell office:value-type="string" office:string-value="VND">
            <text:p>VND</text:p>
          </table:table-cell>
          <table:table-cell office:value-type="float" office:value="-37.735849">
            <text:p>-37.735849</text:p>
          </table:table-cell>
          <table:table-cell office:value-type="float" office:value="676000">
            <text:p>676000</text:p>
          </table:table-cell>
          <table:table-cell office:value-type="float" office:value="9.39689851">
            <text:p>9.39689851</text:p>
          </table:table-cell>
          <table:table-cell office:value-type="float" office:value="0.10956807">
            <text:p>0.10956807</text:p>
          </table:table-cell>
          <table:table-cell office:value-type="float" office:value="4293.8105479999995">
            <text:p>4293.8105479999995</text:p>
          </table:table-cell>
          <table:table-cell office:value-type="float" office:value="188.679245">
            <text:p>188.679245</text:p>
          </table:table-cell>
          <table:table-cell office:value-type="string" office:string-value="Commercial services">
            <text:p>Commerc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PAC">
            <text:p>PAC</text:p>
          </table:table-cell>
          <table:table-cell office:value-type="string" office:string-value="DRY CELL AND STORAGE BATTERY JOINT STOCK COMPANY">
            <text:p>DRY CELL AND STORAGE BATTERY JOINT STOCK COMPANY</text:p>
          </table:table-cell>
          <table:table-cell office:value-type="string" office:string-value="stock">
            <text:p>stock</text:p>
          </table:table-cell>
          <table:table-cell office:value-type="float" office:value="66786812.838954">
            <text:p>66786812.838954</text:p>
          </table:table-cell>
          <table:table-cell office:value-type="float" office:value="36500">
            <text:p>36500</text:p>
          </table:table-cell>
          <table:table-cell office:value-type="string" office:string-value="VND">
            <text:p>VND</text:p>
          </table:table-cell>
          <table:table-cell office:value-type="float" office:value="-94.979647">
            <text:p>-94.979647</text:p>
          </table:table-cell>
          <table:table-cell office:value-type="float" office:value="168900">
            <text:p>168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07.05563099999995">
            <text:p>407.05563099999995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ORS">
            <text:p>ORS</text:p>
          </table:table-cell>
          <table:table-cell office:value-type="string" office:string-value="CTCP CK TIEN PHONG">
            <text:p>CTCP CK TIEN PHONG</text:p>
          </table:table-cell>
          <table:table-cell office:value-type="string" office:string-value="stock">
            <text:p>stock</text:p>
          </table:table-cell>
          <table:table-cell office:value-type="float" office:value="180179869.079574">
            <text:p>180179869.079574</text:p>
          </table:table-cell>
          <table:table-cell office:value-type="float" office:value="13800">
            <text:p>13800</text:p>
          </table:table-cell>
          <table:table-cell office:value-type="string" office:string-value="VND">
            <text:p>VND</text:p>
          </table:table-cell>
          <table:table-cell office:value-type="float" office:value="36.363636">
            <text:p>36.363636</text:p>
          </table:table-cell>
          <table:table-cell office:value-type="float" office:value="3023600">
            <text:p>3023600</text:p>
          </table:table-cell>
          <table:table-cell office:value-type="float" office:value="7.33608436">
            <text:p>7.33608436</text:p>
          </table:table-cell>
          <table:table-cell office:value-type="float" office:value="0.07336339">
            <text:p>0.07336339</text:p>
          </table:table-cell>
          <table:table-cell office:value-type="float" office:value="11484.801069">
            <text:p>11484.801069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OPC">
            <text:p>OPC</text:p>
          </table:table-cell>
          <table:table-cell office:value-type="string" office:string-value="OPC PHARMACEUTICAL JOINT STOCK COMPANY">
            <text:p>OPC PHARMACEUTICAL JOINT STOCK COMPANY</text:p>
          </table:table-cell>
          <table:table-cell office:value-type="string" office:string-value="stock">
            <text:p>stock</text:p>
          </table:table-cell>
          <table:table-cell office:value-type="float" office:value="58702638.908394">
            <text:p>58702638.908394</text:p>
          </table:table-cell>
          <table:table-cell office:value-type="float" office:value="23500">
            <text:p>235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6500">
            <text:p>36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38.297872">
            <text:p>638.297872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OGC">
            <text:p>OGC</text:p>
          </table:table-cell>
          <table:table-cell office:value-type="string" office:string-value="OCEAN GROUP JOINT STOCK COMPANY.">
            <text:p>OCEAN GROUP JOINT STOCK COMPANY.</text:p>
          </table:table-cell>
          <table:table-cell office:value-type="string" office:string-value="stock">
            <text:p>stock</text:p>
          </table:table-cell>
          <table:table-cell office:value-type="float" office:value="60840000.0">
            <text:p>60840000.0</text:p>
          </table:table-cell>
          <table:table-cell office:value-type="float" office:value="5190">
            <text:p>5190</text:p>
          </table:table-cell>
          <table:table-cell office:value-type="string" office:string-value="VND">
            <text:p>VND</text:p>
          </table:table-cell>
          <table:table-cell office:value-type="float" office:value="-19.230769">
            <text:p>-19.230769</text:p>
          </table:table-cell>
          <table:table-cell office:value-type="float" office:value="152800">
            <text:p>152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Retail trade">
            <text:p>Retail trad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OCB">
            <text:p>OCB</text:p>
          </table:table-cell>
          <table:table-cell office:value-type="string" office:string-value="NH TMCP PHUONG DONG">
            <text:p>NH TMCP PHUONG DONG</text:p>
          </table:table-cell>
          <table:table-cell office:value-type="string" office:string-value="stock">
            <text:p>stock</text:p>
          </table:table-cell>
          <table:table-cell office:value-type="float" office:value="1072248479.992677">
            <text:p>1072248479.992677</text:p>
          </table:table-cell>
          <table:table-cell office:value-type="float" office:value="11350">
            <text:p>11350</text:p>
          </table:table-cell>
          <table:table-cell office:value-type="string" office:string-value="VND">
            <text:p>VND</text:p>
          </table:table-cell>
          <table:table-cell office:value-type="float" office:value="179.372197">
            <text:p>179.372197</text:p>
          </table:table-cell>
          <table:table-cell office:value-type="float" office:value="4337100">
            <text:p>4337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VT">
            <text:p>NVT</text:p>
          </table:table-cell>
          <table:table-cell office:value-type="string" office:string-value="NINH VAN BAY TRAVEL REAL ESTATE JOINT STOCK COMPANY">
            <text:p>NINH VAN BAY TRAVEL REAL ESTATE JOINT STOCK COMPANY</text:p>
          </table:table-cell>
          <table:table-cell office:value-type="string" office:string-value="stock">
            <text:p>stock</text:p>
          </table:table-cell>
          <table:table-cell office:value-type="float" office:value="28588950.0">
            <text:p>28588950.0</text:p>
          </table:table-cell>
          <table:table-cell office:value-type="float" office:value="8100">
            <text:p>8100</text:p>
          </table:table-cell>
          <table:table-cell office:value-type="string" office:string-value="VND">
            <text:p>VND</text:p>
          </table:table-cell>
          <table:table-cell office:value-type="float" office:value="125.0">
            <text:p>125.0</text:p>
          </table:table-cell>
          <table:table-cell office:value-type="float" office:value="1100">
            <text:p>1100</text:p>
          </table:table-cell>
          <table:table-cell office:value-type="string" office:string-value="">
            <text:p/>
          </table:table-cell>
          <table:table-cell office:value-type="float" office:value="-0.004096">
            <text:p>-0.004096</text:p>
          </table:table-cell>
          <table:table-cell office:value-type="float" office:value="-27359.418982">
            <text:p>-27359.418982</text:p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VL">
            <text:p>NVL</text:p>
          </table:table-cell>
          <table:table-cell office:value-type="string" office:string-value="NO VA LAND INVESTMENT GROUP CORPORATION">
            <text:p>NO VA LAND INVESTMENT GROUP CORPORATION</text:p>
          </table:table-cell>
          <table:table-cell office:value-type="string" office:string-value="stock">
            <text:p>stock</text:p>
          </table:table-cell>
          <table:table-cell office:value-type="float" office:value="844200234.667959">
            <text:p>844200234.667959</text:p>
          </table:table-cell>
          <table:table-cell office:value-type="float" office:value="11100">
            <text:p>111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1549100">
            <text:p>11549100</text:p>
          </table:table-cell>
          <table:table-cell office:value-type="float" office:value="18.23227125">
            <text:p>18.23227125</text:p>
          </table:table-cell>
          <table:table-cell office:value-type="float" office:value="0.02374361">
            <text:p>0.02374361</text:p>
          </table:table-cell>
          <table:table-cell office:value-type="float" office:value="-775.991086">
            <text:p>-775.991086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TL">
            <text:p>NTL</text:p>
          </table:table-cell>
          <table:table-cell office:value-type="string" office:string-value="TU LIEM URBAN DEVELOPMENT JOINT STOCK COMPANY">
            <text:p>TU LIEM URBAN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83727000.988761">
            <text:p>83727000.988761</text:p>
          </table:table-cell>
          <table:table-cell office:value-type="float" office:value="17750">
            <text:p>17750</text:p>
          </table:table-cell>
          <table:table-cell office:value-type="string" office:string-value="VND">
            <text:p>VND</text:p>
          </table:table-cell>
          <table:table-cell office:value-type="float" office:value="85.227273">
            <text:p>85.227273</text:p>
          </table:table-cell>
          <table:table-cell office:value-type="float" office:value="1194000">
            <text:p>1194000</text:p>
          </table:table-cell>
          <table:table-cell office:value-type="float" office:value="7.01456595">
            <text:p>7.01456595</text:p>
          </table:table-cell>
          <table:table-cell office:value-type="float" office:value="0.0986875">
            <text:p>0.0986875</text:p>
          </table:table-cell>
          <table:table-cell office:value-type="float" office:value="-1586.5470070000001">
            <text:p>-1586.5470070000001</text:p>
          </table:table-cell>
          <table:table-cell office:value-type="float" office:value="710.227273">
            <text:p>710.227273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T2">
            <text:p>NT2</text:p>
          </table:table-cell>
          <table:table-cell office:value-type="string" office:string-value="PETROVIETNAM POWER NHON TRACH 2 JOINT STOCK COMPANY">
            <text:p>PETROVIETNAM POWER NHON TRACH 2 JOINT STOCK COMPANY</text:p>
          </table:table-cell>
          <table:table-cell office:value-type="string" office:string-value="stock">
            <text:p>stock</text:p>
          </table:table-cell>
          <table:table-cell office:value-type="float" office:value="219491084.866326">
            <text:p>219491084.866326</text:p>
          </table:table-cell>
          <table:table-cell office:value-type="float" office:value="19800">
            <text:p>19800</text:p>
          </table:table-cell>
          <table:table-cell office:value-type="string" office:string-value="VND">
            <text:p>VND</text:p>
          </table:table-cell>
          <table:table-cell office:value-type="float" office:value="127.87723799999999">
            <text:p>127.87723799999999</text:p>
          </table:table-cell>
          <table:table-cell office:value-type="float" office:value="246500">
            <text:p>246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67.263427">
            <text:p>767.263427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SC">
            <text:p>NSC</text:p>
          </table:table-cell>
          <table:table-cell office:value-type="string" office:string-value="NATIONAL SEED JOINT STOCK COMPANY">
            <text:p>NATIONAL SEED JOINT STOCK COMPANY</text:p>
          </table:table-cell>
          <table:table-cell office:value-type="string" office:string-value="stock">
            <text:p>stock</text:p>
          </table:table-cell>
          <table:table-cell office:value-type="float" office:value="56614546.797198">
            <text:p>56614546.797198</text:p>
          </table:table-cell>
          <table:table-cell office:value-type="float" office:value="82200">
            <text:p>82200</text:p>
          </table:table-cell>
          <table:table-cell office:value-type="string" office:string-value="VND">
            <text:p>VND</text:p>
          </table:table-cell>
          <table:table-cell office:value-type="float" office:value="-48.42615">
            <text:p>-48.42615</text:p>
          </table:table-cell>
          <table:table-cell office:value-type="float" office:value="3700">
            <text:p>3700</text:p>
          </table:table-cell>
          <table:table-cell office:value-type="float" office:value="7.19901566">
            <text:p>7.19901566</text:p>
          </table:table-cell>
          <table:table-cell office:value-type="float" office:value="0.44531088">
            <text:p>0.44531088</text:p>
          </table:table-cell>
          <table:table-cell office:value-type="float" office:value="-1049.00174">
            <text:p>-1049.00174</text:p>
          </table:table-cell>
          <table:table-cell office:value-type="float" office:value="484.261501">
            <text:p>484.261501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O1">
            <text:p>NO1</text:p>
          </table:table-cell>
          <table:table-cell office:value-type="string" office:string-value="CTCP TAP DOAN 911">
            <text:p>CTCP TAP DOAN 911</text:p>
          </table:table-cell>
          <table:table-cell office:value-type="string" office:string-value="stock">
            <text:p>stock</text:p>
          </table:table-cell>
          <table:table-cell office:value-type="float" office:value="7619040.0">
            <text:p>7619040.0</text:p>
          </table:table-cell>
          <table:table-cell office:value-type="float" office:value="8230">
            <text:p>8230</text:p>
          </table:table-cell>
          <table:table-cell office:value-type="string" office:string-value="VND">
            <text:p>VND</text:p>
          </table:table-cell>
          <table:table-cell office:value-type="float" office:value="110.56511099999999">
            <text:p>110.56511099999999</text:p>
          </table:table-cell>
          <table:table-cell office:value-type="float" office:value="26000">
            <text:p>26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14.250614">
            <text:p>614.250614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NC">
            <text:p>NNC</text:p>
          </table:table-cell>
          <table:table-cell office:value-type="string" office:string-value="NUI NHO STONE CO-OPERATION">
            <text:p>NUI NHO STONE CO-OPERATION</text:p>
          </table:table-cell>
          <table:table-cell office:value-type="string" office:string-value="stock">
            <text:p>stock</text:p>
          </table:table-cell>
          <table:table-cell office:value-type="float" office:value="24364080.084786">
            <text:p>24364080.084786</text:p>
          </table:table-cell>
          <table:table-cell office:value-type="float" office:value="28650">
            <text:p>28650</text:p>
          </table:table-cell>
          <table:table-cell office:value-type="string" office:string-value="VND">
            <text:p>VND</text:p>
          </table:table-cell>
          <table:table-cell office:value-type="float" office:value="52.631578999999995">
            <text:p>52.631578999999995</text:p>
          </table:table-cell>
          <table:table-cell office:value-type="float" office:value="1700">
            <text:p>1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75.438596">
            <text:p>175.438596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LG">
            <text:p>NLG</text:p>
          </table:table-cell>
          <table:table-cell office:value-type="string" office:string-value="NAM LONG INVESTMENT CORPORATION">
            <text:p>NAM LONG INVESTMENT CORPORATION</text:p>
          </table:table-cell>
          <table:table-cell office:value-type="string" office:string-value="stock">
            <text:p>stock</text:p>
          </table:table-cell>
          <table:table-cell office:value-type="float" office:value="502350005.29174507">
            <text:p>502350005.29174507</text:p>
          </table:table-cell>
          <table:table-cell office:value-type="float" office:value="35050">
            <text:p>35050</text:p>
          </table:table-cell>
          <table:table-cell office:value-type="string" office:string-value="VND">
            <text:p>VND</text:p>
          </table:table-cell>
          <table:table-cell office:value-type="float" office:value="478.325859">
            <text:p>478.325859</text:p>
          </table:table-cell>
          <table:table-cell office:value-type="float" office:value="8392600">
            <text:p>8392600</text:p>
          </table:table-cell>
          <table:table-cell office:value-type="float" office:value="27.58931203">
            <text:p>27.58931203</text:p>
          </table:table-cell>
          <table:table-cell office:value-type="float" office:value="0.04954636">
            <text:p>0.04954636</text:p>
          </table:table-cell>
          <table:table-cell office:value-type="float" office:value="708.927901">
            <text:p>708.927901</text:p>
          </table:table-cell>
          <table:table-cell office:value-type="float" office:value="149.177877">
            <text:p>149.177877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KG">
            <text:p>NKG</text:p>
          </table:table-cell>
          <table:table-cell office:value-type="string" office:string-value="NAM KIM STEEL JOINT STOCK COMPANY">
            <text:p>NAM KIM STEEL JOINT STOCK COMPANY</text:p>
          </table:table-cell>
          <table:table-cell office:value-type="string" office:string-value="stock">
            <text:p>stock</text:p>
          </table:table-cell>
          <table:table-cell office:value-type="float" office:value="277539580.838013">
            <text:p>277539580.838013</text:p>
          </table:table-cell>
          <table:table-cell office:value-type="float" office:value="15950">
            <text:p>15950</text:p>
          </table:table-cell>
          <table:table-cell office:value-type="string" office:string-value="VND">
            <text:p>VND</text:p>
          </table:table-cell>
          <table:table-cell office:value-type="float" office:value="31.446541">
            <text:p>31.446541</text:p>
          </table:table-cell>
          <table:table-cell office:value-type="float" office:value="5778600">
            <text:p>5778600</text:p>
          </table:table-cell>
          <table:table-cell office:value-type="float" office:value="11.8657214">
            <text:p>11.8657214</text:p>
          </table:table-cell>
          <table:table-cell office:value-type="float" office:value="0.05242412">
            <text:p>0.05242412</text:p>
          </table:table-cell>
          <table:table-cell office:value-type="float" office:value="27165.913187000002">
            <text:p>27165.913187000002</text:p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HT">
            <text:p>NHT</text:p>
          </table:table-cell>
          <table:table-cell office:value-type="string" office:string-value="CTCP SX &amp; TM NAM HOA">
            <text:p>CTCP SX &amp; TM NAM HOA</text:p>
          </table:table-cell>
          <table:table-cell office:value-type="string" office:string-value="stock">
            <text:p>stock</text:p>
          </table:table-cell>
          <table:table-cell office:value-type="float" office:value="10484814.605694">
            <text:p>10484814.605694</text:p>
          </table:table-cell>
          <table:table-cell office:value-type="float" office:value="11000">
            <text:p>11000</text:p>
          </table:table-cell>
          <table:table-cell office:value-type="string" office:string-value="VND">
            <text:p>VND</text:p>
          </table:table-cell>
          <table:table-cell office:value-type="float" office:value="-178.571429">
            <text:p>-178.571429</text:p>
          </table:table-cell>
          <table:table-cell office:value-type="float" office:value="500">
            <text:p>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92.857143">
            <text:p>892.857143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HH">
            <text:p>NHH</text:p>
          </table:table-cell>
          <table:table-cell office:value-type="string" office:string-value="CTCP NHUA HA NOI">
            <text:p>CTCP NHUA HA NOI</text:p>
          </table:table-cell>
          <table:table-cell office:value-type="string" office:string-value="stock">
            <text:p>stock</text:p>
          </table:table-cell>
          <table:table-cell office:value-type="float" office:value="38939782.532508">
            <text:p>38939782.532508</text:p>
          </table:table-cell>
          <table:table-cell office:value-type="float" office:value="14100">
            <text:p>14100</text:p>
          </table:table-cell>
          <table:table-cell office:value-type="string" office:string-value="VND">
            <text:p>VND</text:p>
          </table:table-cell>
          <table:table-cell office:value-type="float" office:value="291.970803">
            <text:p>291.970803</text:p>
          </table:table-cell>
          <table:table-cell office:value-type="float" office:value="276100">
            <text:p>276100</text:p>
          </table:table-cell>
          <table:table-cell office:value-type="float" office:value="8.76928224">
            <text:p>8.76928224</text:p>
          </table:table-cell>
          <table:table-cell office:value-type="float" office:value="0.0659233">
            <text:p>0.0659233</text:p>
          </table:table-cell>
          <table:table-cell office:value-type="float" office:value="2349.239438">
            <text:p>2349.239438</text:p>
          </table:table-cell>
          <table:table-cell office:value-type="float" office:value="364.963504">
            <text:p>364.963504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HA">
            <text:p>NHA</text:p>
          </table:table-cell>
          <table:table-cell office:value-type="string" office:string-value="TCT DTPT N&amp;DT NAM HA NOI">
            <text:p>TCT DTPT N&amp;DT NAM HA NOI</text:p>
          </table:table-cell>
          <table:table-cell office:value-type="string" office:string-value="stock">
            <text:p>stock</text:p>
          </table:table-cell>
          <table:table-cell office:value-type="float" office:value="46257347.136507">
            <text:p>46257347.136507</text:p>
          </table:table-cell>
          <table:table-cell office:value-type="float" office:value="27150">
            <text:p>27150</text:p>
          </table:table-cell>
          <table:table-cell office:value-type="string" office:string-value="VND">
            <text:p>VND</text:p>
          </table:table-cell>
          <table:table-cell office:value-type="float" office:value="111.731844">
            <text:p>111.731844</text:p>
          </table:table-cell>
          <table:table-cell office:value-type="float" office:value="268300">
            <text:p>268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CT">
            <text:p>NCT</text:p>
          </table:table-cell>
          <table:table-cell office:value-type="string" office:string-value="NOIBAI CARGO TERMINAL SERVICES JOINT STOCK COMPANY">
            <text:p>NOIBAI CARGO TERMINAL SERVICES JOINT STOCK COMPANY</text:p>
          </table:table-cell>
          <table:table-cell office:value-type="string" office:string-value="stock">
            <text:p>stock</text:p>
          </table:table-cell>
          <table:table-cell office:value-type="float" office:value="116633598.984162">
            <text:p>116633598.984162</text:p>
          </table:table-cell>
          <table:table-cell office:value-type="float" office:value="114300">
            <text:p>1143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400">
            <text:p>1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99.912511">
            <text:p>699.912511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BB">
            <text:p>NBB</text:p>
          </table:table-cell>
          <table:table-cell office:value-type="string" office:string-value="577 INVESTMENT CORPORATION">
            <text:p>577 INVESTMENT CORPORATION</text:p>
          </table:table-cell>
          <table:table-cell office:value-type="string" office:string-value="stock">
            <text:p>stock</text:p>
          </table:table-cell>
          <table:table-cell office:value-type="float" office:value="84960548.372271">
            <text:p>84960548.372271</text:p>
          </table:table-cell>
          <table:table-cell office:value-type="float" office:value="22000">
            <text:p>22000</text:p>
          </table:table-cell>
          <table:table-cell office:value-type="string" office:string-value="VND">
            <text:p>VND</text:p>
          </table:table-cell>
          <table:table-cell office:value-type="float" office:value="114.942529">
            <text:p>114.942529</text:p>
          </table:table-cell>
          <table:table-cell office:value-type="float" office:value="76900">
            <text:p>76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AV">
            <text:p>NAV</text:p>
          </table:table-cell>
          <table:table-cell office:value-type="string" office:string-value="NAM VIET JOINT STOCK COMPANY">
            <text:p>NAM VIET JOINT STOCK COMPANY</text:p>
          </table:table-cell>
          <table:table-cell office:value-type="string" office:string-value="stock">
            <text:p>stock</text:p>
          </table:table-cell>
          <table:table-cell office:value-type="float" office:value="6442767.742242">
            <text:p>6442767.742242</text:p>
          </table:table-cell>
          <table:table-cell office:value-type="float" office:value="20800">
            <text:p>20800</text:p>
          </table:table-cell>
          <table:table-cell office:value-type="string" office:string-value="VND">
            <text:p>VND</text:p>
          </table:table-cell>
          <table:table-cell office:value-type="float" office:value="72.639225">
            <text:p>72.639225</text:p>
          </table:table-cell>
          <table:table-cell office:value-type="float" office:value="600">
            <text:p>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791.767554">
            <text:p>1791.767554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AF">
            <text:p>NAF</text:p>
          </table:table-cell>
          <table:table-cell office:value-type="string" office:string-value="NAFOODS GROUP JOINT STOCK COMPANY">
            <text:p>NAFOODS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44359958.329011">
            <text:p>44359958.329011</text:p>
          </table:table-cell>
          <table:table-cell office:value-type="float" office:value="20500">
            <text:p>20500</text:p>
          </table:table-cell>
          <table:table-cell office:value-type="string" office:string-value="VND">
            <text:p>VND</text:p>
          </table:table-cell>
          <table:table-cell office:value-type="float" office:value="24.449878">
            <text:p>24.449878</text:p>
          </table:table-cell>
          <table:table-cell office:value-type="float" office:value="313100">
            <text:p>313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NAB">
            <text:p>NAB</text:p>
          </table:table-cell>
          <table:table-cell office:value-type="string" office:string-value="NH TMCP NAM A">
            <text:p>NH TMCP NAM A</text:p>
          </table:table-cell>
          <table:table-cell office:value-type="string" office:string-value="stock">
            <text:p>stock</text:p>
          </table:table-cell>
          <table:table-cell office:value-type="float" office:value="907798688.671875">
            <text:p>907798688.671875</text:p>
          </table:table-cell>
          <table:table-cell office:value-type="float" office:value="18650">
            <text:p>18650</text:p>
          </table:table-cell>
          <table:table-cell office:value-type="string" office:string-value="VND">
            <text:p>VND</text:p>
          </table:table-cell>
          <table:table-cell office:value-type="float" office:value="596.590909">
            <text:p>596.590909</text:p>
          </table:table-cell>
          <table:table-cell office:value-type="float" office:value="9806700">
            <text:p>9806700</text:p>
          </table:table-cell>
          <table:table-cell office:value-type="float" office:value="7.08143176">
            <text:p>7.08143176</text:p>
          </table:table-cell>
          <table:table-cell office:value-type="float" office:value="0.10271228">
            <text:p>0.10271228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WG">
            <text:p>MWG</text:p>
          </table:table-cell>
          <table:table-cell office:value-type="string" office:string-value="MOBILE WORLD INVESTMENT CORPORATION">
            <text:p>MOBILE WORLD INVESTMENT CORPORATION</text:p>
          </table:table-cell>
          <table:table-cell office:value-type="string" office:string-value="stock">
            <text:p>stock</text:p>
          </table:table-cell>
          <table:table-cell office:value-type="float" office:value="3505369980.651864">
            <text:p>3505369980.651864</text:p>
          </table:table-cell>
          <table:table-cell office:value-type="float" office:value="61400">
            <text:p>61400</text:p>
          </table:table-cell>
          <table:table-cell office:value-type="string" office:string-value="VND">
            <text:p>VND</text:p>
          </table:table-cell>
          <table:table-cell office:value-type="float" office:value="-16.260163">
            <text:p>-16.260163</text:p>
          </table:table-cell>
          <table:table-cell office:value-type="float" office:value="3181200">
            <text:p>3181200</text:p>
          </table:table-cell>
          <table:table-cell office:value-type="float" office:value="24.11418562">
            <text:p>24.11418562</text:p>
          </table:table-cell>
          <table:table-cell office:value-type="float" office:value="0.09930254">
            <text:p>0.09930254</text:p>
          </table:table-cell>
          <table:table-cell office:value-type="float" office:value="212132.577136">
            <text:p>212132.577136</text:p>
          </table:table-cell>
          <table:table-cell office:value-type="float" office:value="81.300813">
            <text:p>81.300813</text:p>
          </table:table-cell>
          <table:table-cell office:value-type="string" office:string-value="Retail trade">
            <text:p>Retail trad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SN">
            <text:p>MSN</text:p>
          </table:table-cell>
          <table:table-cell office:value-type="string" office:string-value="MASAN GROUP CORPORATION">
            <text:p>MASAN GROUP CORPORATION</text:p>
          </table:table-cell>
          <table:table-cell office:value-type="string" office:string-value="stock">
            <text:p>stock</text:p>
          </table:table-cell>
          <table:table-cell office:value-type="float" office:value="3988405386.1450114">
            <text:p>3988405386.1450114</text:p>
          </table:table-cell>
          <table:table-cell office:value-type="float" office:value="70500">
            <text:p>70500</text:p>
          </table:table-cell>
          <table:table-cell office:value-type="string" office:string-value="VND">
            <text:p>VND</text:p>
          </table:table-cell>
          <table:table-cell office:value-type="float" office:value="-84.388186">
            <text:p>-84.388186</text:p>
          </table:table-cell>
          <table:table-cell office:value-type="float" office:value="3245200">
            <text:p>3245200</text:p>
          </table:table-cell>
          <table:table-cell office:value-type="float" office:value="52.64700556">
            <text:p>52.64700556</text:p>
          </table:table-cell>
          <table:table-cell office:value-type="float" office:value="0.05222519">
            <text:p>0.05222519</text:p>
          </table:table-cell>
          <table:table-cell office:value-type="float" office:value="35564.271088">
            <text:p>35564.271088</text:p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SH">
            <text:p>MSH</text:p>
          </table:table-cell>
          <table:table-cell office:value-type="string" office:string-value="CTCP MAY SONG HONG">
            <text:p>CTCP MAY SONG HONG</text:p>
          </table:table-cell>
          <table:table-cell office:value-type="string" office:string-value="stock">
            <text:p>stock</text:p>
          </table:table-cell>
          <table:table-cell office:value-type="float" office:value="171437222.131344">
            <text:p>171437222.131344</text:p>
          </table:table-cell>
          <table:table-cell office:value-type="float" office:value="58800">
            <text:p>58800</text:p>
          </table:table-cell>
          <table:table-cell office:value-type="string" office:string-value="VND">
            <text:p>VND</text:p>
          </table:table-cell>
          <table:table-cell office:value-type="float" office:value="34.129693">
            <text:p>34.129693</text:p>
          </table:table-cell>
          <table:table-cell office:value-type="float" office:value="104400">
            <text:p>104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97.269625">
            <text:p>597.269625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SB">
            <text:p>MSB</text:p>
          </table:table-cell>
          <table:table-cell office:value-type="string" office:string-value="NH TMCP HANG HAI VIET NAM">
            <text:p>NH TMCP HANG HAI VIET NAM</text:p>
          </table:table-cell>
          <table:table-cell office:value-type="string" office:string-value="stock">
            <text:p>stock</text:p>
          </table:table-cell>
          <table:table-cell office:value-type="float" office:value="1176240000.0">
            <text:p>1176240000.0</text:p>
          </table:table-cell>
          <table:table-cell office:value-type="float" office:value="12100">
            <text:p>12100</text:p>
          </table:table-cell>
          <table:table-cell office:value-type="string" office:string-value="VND">
            <text:p>VND</text:p>
          </table:table-cell>
          <table:table-cell office:value-type="float" office:value="431.034483">
            <text:p>431.034483</text:p>
          </table:table-cell>
          <table:table-cell office:value-type="float" office:value="29679000">
            <text:p>29679000</text:p>
          </table:table-cell>
          <table:table-cell office:value-type="float" office:value="7.17264394">
            <text:p>7.17264394</text:p>
          </table:table-cell>
          <table:table-cell office:value-type="float" office:value="0.06916557">
            <text:p>0.06916557</text:p>
          </table:table-cell>
          <table:table-cell office:value-type="float" office:value="-1108.304046">
            <text:p>-1108.304046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IG">
            <text:p>MIG</text:p>
          </table:table-cell>
          <table:table-cell office:value-type="string" office:string-value="TCT CP BAO HIEM QUAN DOI">
            <text:p>TCT CP BAO HIEM QUAN DOI</text:p>
          </table:table-cell>
          <table:table-cell office:value-type="string" office:string-value="stock">
            <text:p>stock</text:p>
          </table:table-cell>
          <table:table-cell office:value-type="float" office:value="134364677.249907">
            <text:p>134364677.249907</text:p>
          </table:table-cell>
          <table:table-cell office:value-type="float" office:value="17150">
            <text:p>17150</text:p>
          </table:table-cell>
          <table:table-cell office:value-type="string" office:string-value="VND">
            <text:p>VND</text:p>
          </table:table-cell>
          <table:table-cell office:value-type="float" office:value="-115.273775">
            <text:p>-115.273775</text:p>
          </table:table-cell>
          <table:table-cell office:value-type="float" office:value="252600">
            <text:p>252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40.550836">
            <text:p>540.550836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HC">
            <text:p>MHC</text:p>
          </table:table-cell>
          <table:table-cell office:value-type="string" office:string-value="MHC JOINT STOCK COMPANY">
            <text:p>MHC JOINT STOCK COMPANY</text:p>
          </table:table-cell>
          <table:table-cell office:value-type="string" office:string-value="stock">
            <text:p>stock</text:p>
          </table:table-cell>
          <table:table-cell office:value-type="float" office:value="13310238.661785">
            <text:p>13310238.661785</text:p>
          </table:table-cell>
          <table:table-cell office:value-type="float" office:value="7850">
            <text:p>78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0700">
            <text:p>30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DG">
            <text:p>MDG</text:p>
          </table:table-cell>
          <table:table-cell office:value-type="string" office:string-value="MIEN DONG JOINT - STOCK COMPANY">
            <text:p>MIEN DONG JOINT - STOCK COMPANY</text:p>
          </table:table-cell>
          <table:table-cell office:value-type="string" office:string-value="stock">
            <text:p>stock</text:p>
          </table:table-cell>
          <table:table-cell office:value-type="float" office:value="5329250.158323">
            <text:p>5329250.158323</text:p>
          </table:table-cell>
          <table:table-cell office:value-type="float" office:value="14000">
            <text:p>14000</text:p>
          </table:table-cell>
          <table:table-cell office:value-type="string" office:string-value="VND">
            <text:p>VND</text:p>
          </table:table-cell>
          <table:table-cell office:value-type="float" office:value="-344.827586">
            <text:p>-344.827586</text:p>
          </table:table-cell>
          <table:table-cell office:value-type="float" office:value="224100">
            <text:p>224100</text:p>
          </table:table-cell>
          <table:table-cell office:value-type="string" office:string-value="">
            <text:p/>
          </table:table-cell>
          <table:table-cell office:value-type="float" office:value="-0.05529834">
            <text:p>-0.05529834</text:p>
          </table:table-cell>
          <table:table-cell office:value-type="float" office:value="-20082.902073">
            <text:p>-20082.902073</text:p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CP">
            <text:p>MCP</text:p>
          </table:table-cell>
          <table:table-cell office:value-type="string" office:string-value="MY CHAU PRINTING AND PACKAGING CORPORATION">
            <text:p>MY CHAU PRINTING AND PACKAGING CORPORATION</text:p>
          </table:table-cell>
          <table:table-cell office:value-type="string" office:string-value="stock">
            <text:p>stock</text:p>
          </table:table-cell>
          <table:table-cell office:value-type="float" office:value="21132926.387781">
            <text:p>21132926.387781</text:p>
          </table:table-cell>
          <table:table-cell office:value-type="float" office:value="30300">
            <text:p>30300</text:p>
          </table:table-cell>
          <table:table-cell office:value-type="string" office:string-value="VND">
            <text:p>VND</text:p>
          </table:table-cell>
          <table:table-cell office:value-type="float" office:value="100.0">
            <text:p>100.0</text:p>
          </table:table-cell>
          <table:table-cell office:value-type="float" office:value="4100">
            <text:p>4100</text:p>
          </table:table-cell>
          <table:table-cell office:value-type="float" office:value="29.16621867">
            <text:p>29.16621867</text:p>
          </table:table-cell>
          <table:table-cell office:value-type="float" office:value="0.0425938">
            <text:p>0.0425938</text:p>
          </table:table-cell>
          <table:table-cell office:value-type="float" office:value="-1013.5963849999999">
            <text:p>-1013.5963849999999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CM">
            <text:p>MCM</text:p>
          </table:table-cell>
          <table:table-cell office:value-type="string" office:string-value="CTCP GIONG BO SUA MOC CHA">
            <text:p>CTCP GIONG BO SUA MOC CHA</text:p>
          </table:table-cell>
          <table:table-cell office:value-type="string" office:string-value="stock">
            <text:p>stock</text:p>
          </table:table-cell>
          <table:table-cell office:value-type="float" office:value="137280000.0">
            <text:p>137280000.0</text:p>
          </table:table-cell>
          <table:table-cell office:value-type="float" office:value="31900">
            <text:p>31900</text:p>
          </table:table-cell>
          <table:table-cell office:value-type="string" office:string-value="VND">
            <text:p>VND</text:p>
          </table:table-cell>
          <table:table-cell office:value-type="float" office:value="-31.25">
            <text:p>-31.25</text:p>
          </table:table-cell>
          <table:table-cell office:value-type="float" office:value="19300">
            <text:p>19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25.0">
            <text:p>625.0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MBB">
            <text:p>MBB</text:p>
          </table:table-cell>
          <table:table-cell office:value-type="string" office:string-value="MILITARY COMMERCIAL JOINT STOCK BANK">
            <text:p>MILITARY COMMERCIAL JOINT STOCK BANK</text:p>
          </table:table-cell>
          <table:table-cell office:value-type="string" office:string-value="stock">
            <text:p>stock</text:p>
          </table:table-cell>
          <table:table-cell office:value-type="float" office:value="5783123611.230459">
            <text:p>5783123611.230459</text:p>
          </table:table-cell>
          <table:table-cell office:value-type="float" office:value="24300">
            <text:p>243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2687207">
            <text:p>226872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78.922881">
            <text:p>178.922881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SS">
            <text:p>LSS</text:p>
          </table:table-cell>
          <table:table-cell office:value-type="string" office:string-value="LAM SON SUGAR JOINT STOCK CORPORATION">
            <text:p>LAM SON SUGAR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36282788.06763">
            <text:p>36282788.06763</text:p>
          </table:table-cell>
          <table:table-cell office:value-type="float" office:value="10850">
            <text:p>108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08900">
            <text:p>308900</text:p>
          </table:table-cell>
          <table:table-cell office:value-type="float" office:value="9.16582928">
            <text:p>9.16582928</text:p>
          </table:table-cell>
          <table:table-cell office:value-type="float" office:value="0.04616604">
            <text:p>0.04616604</text:p>
          </table:table-cell>
          <table:table-cell office:value-type="float" office:value="4306.90734">
            <text:p>4306.90734</text:p>
          </table:table-cell>
          <table:table-cell office:value-type="float" office:value="430.68177199999997">
            <text:p>430.68177199999997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PB">
            <text:p>LPB</text:p>
          </table:table-cell>
          <table:table-cell office:value-type="string" office:string-value="NHTMCP BUU DIEN LIEN VIET">
            <text:p>NHTMCP BUU DIEN LIEN VIET</text:p>
          </table:table-cell>
          <table:table-cell office:value-type="string" office:string-value="stock">
            <text:p>stock</text:p>
          </table:table-cell>
          <table:table-cell office:value-type="float" office:value="4071814706.1401553">
            <text:p>4071814706.1401553</text:p>
          </table:table-cell>
          <table:table-cell office:value-type="float" office:value="34800">
            <text:p>34800</text:p>
          </table:table-cell>
          <table:table-cell office:value-type="string" office:string-value="VND">
            <text:p>VND</text:p>
          </table:table-cell>
          <table:table-cell office:value-type="float" office:value="-42.918455">
            <text:p>-42.918455</text:p>
          </table:table-cell>
          <table:table-cell office:value-type="float" office:value="977000">
            <text:p>977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M8">
            <text:p>LM8</text:p>
          </table:table-cell>
          <table:table-cell office:value-type="string" office:string-value="LILAMA 18 JOINT STOCK COMPANY">
            <text:p>LILAMA 18 JOINT STOCK COMPANY</text:p>
          </table:table-cell>
          <table:table-cell office:value-type="string" office:string-value="stock">
            <text:p>stock</text:p>
          </table:table-cell>
          <table:table-cell office:value-type="float" office:value="5126220.050796">
            <text:p>5126220.050796</text:p>
          </table:table-cell>
          <table:table-cell office:value-type="float" office:value="14500">
            <text:p>14500</text:p>
          </table:table-cell>
          <table:table-cell office:value-type="string" office:string-value="VND">
            <text:p>VND</text:p>
          </table:table-cell>
          <table:table-cell office:value-type="float" office:value="357.142857">
            <text:p>357.142857</text:p>
          </table:table-cell>
          <table:table-cell office:value-type="float" office:value="500">
            <text:p>500</text:p>
          </table:table-cell>
          <table:table-cell office:value-type="float" office:value="8.6837735">
            <text:p>8.6837735</text:p>
          </table:table-cell>
          <table:table-cell office:value-type="float" office:value="0.06512146">
            <text:p>0.06512146</text:p>
          </table:table-cell>
          <table:table-cell office:value-type="float" office:value="3250.6611120000002">
            <text:p>3250.6611120000002</text:p>
          </table:table-cell>
          <table:table-cell office:value-type="float" office:value="714.285714">
            <text:p>714.285714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IX">
            <text:p>LIX</text:p>
          </table:table-cell>
          <table:table-cell office:value-type="string" office:string-value="LIX DETERGENT JOINT STOCK COMPANY">
            <text:p>LIX DETERG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79733163.755037">
            <text:p>79733163.755037</text:p>
          </table:table-cell>
          <table:table-cell office:value-type="float" office:value="31650">
            <text:p>31650</text:p>
          </table:table-cell>
          <table:table-cell office:value-type="string" office:string-value="VND">
            <text:p>VND</text:p>
          </table:table-cell>
          <table:table-cell office:value-type="float" office:value="31.695721">
            <text:p>31.695721</text:p>
          </table:table-cell>
          <table:table-cell office:value-type="float" office:value="27800">
            <text:p>27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5.435816">
            <text:p>475.435816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HG">
            <text:p>LHG</text:p>
          </table:table-cell>
          <table:table-cell office:value-type="string" office:string-value="LONG HAU CORPORATION">
            <text:p>LONG HAU CORPORATION</text:p>
          </table:table-cell>
          <table:table-cell office:value-type="string" office:string-value="stock">
            <text:p>stock</text:p>
          </table:table-cell>
          <table:table-cell office:value-type="float" office:value="69339149.416368">
            <text:p>69339149.416368</text:p>
          </table:table-cell>
          <table:table-cell office:value-type="float" office:value="35700">
            <text:p>35700</text:p>
          </table:table-cell>
          <table:table-cell office:value-type="string" office:string-value="VND">
            <text:p>VND</text:p>
          </table:table-cell>
          <table:table-cell office:value-type="float" office:value="42.194093">
            <text:p>42.194093</text:p>
          </table:table-cell>
          <table:table-cell office:value-type="float" office:value="25600">
            <text:p>25600</text:p>
          </table:table-cell>
          <table:table-cell office:value-type="float" office:value="8.79438145">
            <text:p>8.79438145</text:p>
          </table:table-cell>
          <table:table-cell office:value-type="float" office:value="0.16643581">
            <text:p>0.16643581</text:p>
          </table:table-cell>
          <table:table-cell office:value-type="float" office:value="4754.469391">
            <text:p>4754.469391</text:p>
          </table:table-cell>
          <table:table-cell office:value-type="float" office:value="534.4585089999999">
            <text:p>534.4585089999999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GL">
            <text:p>LGL</text:p>
          </table:table-cell>
          <table:table-cell office:value-type="string" office:string-value="LONG GIANG INVESTMENT AND URBAN DEVELOPMENT JOINT STOCK COMPANY">
            <text:p>LONG GIANG INVESTMENT AND URBAN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6262638.590715">
            <text:p>6262638.590715</text:p>
          </table:table-cell>
          <table:table-cell office:value-type="float" office:value="3070">
            <text:p>3070</text:p>
          </table:table-cell>
          <table:table-cell office:value-type="string" office:string-value="VND">
            <text:p>VND</text:p>
          </table:table-cell>
          <table:table-cell office:value-type="float" office:value="-160.25641">
            <text:p>-160.25641</text:p>
          </table:table-cell>
          <table:table-cell office:value-type="float" office:value="48400">
            <text:p>48400</text:p>
          </table:table-cell>
          <table:table-cell office:value-type="string" office:string-value="">
            <text:p/>
          </table:table-cell>
          <table:table-cell office:value-type="float" office:value="-0.04126853">
            <text:p>-0.04126853</text:p>
          </table:table-cell>
          <table:table-cell office:value-type="float" office:value="-35557.981596000005">
            <text:p>-35557.981596000005</text:p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GC">
            <text:p>LGC</text:p>
          </table:table-cell>
          <table:table-cell office:value-type="string" office:string-value="CII BRIDGES AND ROADS INVESTMENT JOINT STOCK COMPANY">
            <text:p>CII BRIDGES AND ROADS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488886833.953869">
            <text:p>488886833.953869</text:p>
          </table:table-cell>
          <table:table-cell office:value-type="float" office:value="65000">
            <text:p>65000</text:p>
          </table:table-cell>
          <table:table-cell office:value-type="string" office:string-value="VND">
            <text:p>VND</text:p>
          </table:table-cell>
          <table:table-cell office:value-type="float" office:value="483.870968">
            <text:p>483.870968</text:p>
          </table:table-cell>
          <table:table-cell office:value-type="float" office:value="200">
            <text:p>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84.615385">
            <text:p>384.615385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EC">
            <text:p>LEC</text:p>
          </table:table-cell>
          <table:table-cell office:value-type="string" office:string-value="CENTRAL POWER REAL ESTATE JOINT STOCK COMPANY">
            <text:p>CENTRAL POWER REAL ESTATE JOINT STOCK COMPANY</text:p>
          </table:table-cell>
          <table:table-cell office:value-type="string" office:string-value="stock">
            <text:p>stock</text:p>
          </table:table-cell>
          <table:table-cell office:value-type="float" office:value="5873283.085839">
            <text:p>5873283.085839</text:p>
          </table:table-cell>
          <table:table-cell office:value-type="float" office:value="5770">
            <text:p>5770</text:p>
          </table:table-cell>
          <table:table-cell office:value-type="string" office:string-value="VND">
            <text:p>VND</text:p>
          </table:table-cell>
          <table:table-cell office:value-type="float" office:value="-693.5483869999999">
            <text:p>-693.5483869999999</text:p>
          </table:table-cell>
          <table:table-cell office:value-type="float" office:value="200">
            <text:p>200</text:p>
          </table:table-cell>
          <table:table-cell office:value-type="string" office:string-value="">
            <text:p/>
          </table:table-cell>
          <table:table-cell office:value-type="float" office:value="-0.03090074">
            <text:p>-0.03090074</text:p>
          </table:table-cell>
          <table:table-cell office:value-type="float" office:value="1037.233679">
            <text:p>1037.233679</text:p>
          </table:table-cell>
          <table:table-cell office:value-type="string" office:string-value="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DG">
            <text:p>LDG</text:p>
          </table:table-cell>
          <table:table-cell office:value-type="string" office:string-value="LDG INVESTMENT JOINT STOCK COMPANY">
            <text:p>LDG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20683618.269639">
            <text:p>20683618.269639</text:p>
          </table:table-cell>
          <table:table-cell office:value-type="float" office:value="2010">
            <text:p>2010</text:p>
          </table:table-cell>
          <table:table-cell office:value-type="string" office:string-value="VND">
            <text:p>VND</text:p>
          </table:table-cell>
          <table:table-cell office:value-type="float" office:value="-289.855072">
            <text:p>-289.855072</text:p>
          </table:table-cell>
          <table:table-cell office:value-type="float" office:value="2294000">
            <text:p>2294000</text:p>
          </table:table-cell>
          <table:table-cell office:value-type="string" office:string-value="">
            <text:p/>
          </table:table-cell>
          <table:table-cell office:value-type="float" office:value="-0.10317813">
            <text:p>-0.10317813</text:p>
          </table:table-cell>
          <table:table-cell office:value-type="float" office:value="-8467.523745">
            <text:p>-8467.523745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CG">
            <text:p>LCG</text:p>
          </table:table-cell>
          <table:table-cell office:value-type="string" office:string-value="LICOGI 16 JOINT STOCK COMPANY">
            <text:p>LICOGI 16 JOINT STOCK COMPANY</text:p>
          </table:table-cell>
          <table:table-cell office:value-type="string" office:string-value="stock">
            <text:p>stock</text:p>
          </table:table-cell>
          <table:table-cell office:value-type="float" office:value="78317642.907699">
            <text:p>78317642.907699</text:p>
          </table:table-cell>
          <table:table-cell office:value-type="float" office:value="10500">
            <text:p>10500</text:p>
          </table:table-cell>
          <table:table-cell office:value-type="string" office:string-value="VND">
            <text:p>VND</text:p>
          </table:table-cell>
          <table:table-cell office:value-type="float" office:value="96.153846">
            <text:p>96.153846</text:p>
          </table:table-cell>
          <table:table-cell office:value-type="float" office:value="1212400">
            <text:p>1212400</text:p>
          </table:table-cell>
          <table:table-cell office:value-type="float" office:value="13.45116899">
            <text:p>13.45116899</text:p>
          </table:table-cell>
          <table:table-cell office:value-type="float" office:value="0.03044345">
            <text:p>0.03044345</text:p>
          </table:table-cell>
          <table:table-cell office:value-type="float" office:value="6125.923712">
            <text:p>6125.923712</text:p>
          </table:table-cell>
          <table:table-cell office:value-type="float" office:value="480.769231">
            <text:p>480.769231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BM">
            <text:p>LBM</text:p>
          </table:table-cell>
          <table:table-cell office:value-type="string" office:string-value="LAM DONG MINERALS AND BUILDING MATERIALS JOINT STOCK COMPANY">
            <text:p>LAM DONG MINERALS AND BUILDING MATERIALS JOINT STOCK COMPANY</text:p>
          </table:table-cell>
          <table:table-cell office:value-type="string" office:string-value="stock">
            <text:p>stock</text:p>
          </table:table-cell>
          <table:table-cell office:value-type="float" office:value="49374000.0">
            <text:p>49374000.0</text:p>
          </table:table-cell>
          <table:table-cell office:value-type="float" office:value="30800">
            <text:p>30800</text:p>
          </table:table-cell>
          <table:table-cell office:value-type="string" office:string-value="VND">
            <text:p>VND</text:p>
          </table:table-cell>
          <table:table-cell office:value-type="float" office:value="-268.562401">
            <text:p>-268.562401</text:p>
          </table:table-cell>
          <table:table-cell office:value-type="float" office:value="32000">
            <text:p>32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52.922591">
            <text:p>552.922591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AF">
            <text:p>LAF</text:p>
          </table:table-cell>
          <table:table-cell office:value-type="string" office:string-value="LONG AN FOOD PROCESSING EXPORT JOINT STOCK COMPANY">
            <text:p>LONG AN FOOD PROCESSING EXPORT JOINT STOCK COMPANY</text:p>
          </table:table-cell>
          <table:table-cell office:value-type="string" office:string-value="stock">
            <text:p>stock</text:p>
          </table:table-cell>
          <table:table-cell office:value-type="float" office:value="11610602.904069">
            <text:p>11610602.904069</text:p>
          </table:table-cell>
          <table:table-cell office:value-type="float" office:value="19450">
            <text:p>19450</text:p>
          </table:table-cell>
          <table:table-cell office:value-type="string" office:string-value="VND">
            <text:p>VND</text:p>
          </table:table-cell>
          <table:table-cell office:value-type="float" office:value="-51.150895">
            <text:p>-51.150895</text:p>
          </table:table-cell>
          <table:table-cell office:value-type="float" office:value="5100">
            <text:p>5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67.263427">
            <text:p>767.263427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L10">
            <text:p>L10</text:p>
          </table:table-cell>
          <table:table-cell office:value-type="string" office:string-value="LILAMA 10 JOINT STOCK COMPANY">
            <text:p>LILAMA 10 JOINT STOCK COMPANY</text:p>
          </table:table-cell>
          <table:table-cell office:value-type="string" office:string-value="stock">
            <text:p>stock</text:p>
          </table:table-cell>
          <table:table-cell office:value-type="float" office:value="9048896.964744">
            <text:p>9048896.964744</text:p>
          </table:table-cell>
          <table:table-cell office:value-type="float" office:value="24950">
            <text:p>24950</text:p>
          </table:table-cell>
          <table:table-cell office:value-type="string" office:string-value="VND">
            <text:p>VND</text:p>
          </table:table-cell>
          <table:table-cell office:value-type="float" office:value="527.42616">
            <text:p>527.42616</text:p>
          </table:table-cell>
          <table:table-cell office:value-type="float" office:value="100">
            <text:p>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21.940928">
            <text:p>421.940928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SB">
            <text:p>KSB</text:p>
          </table:table-cell>
          <table:table-cell office:value-type="string" office:string-value="BINH DUONG MINERAL AND CONSTRUCTION JOINT STOCK COMPANY">
            <text:p>BINH DUONG MINERAL AND CONSTRUC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87257601.121899">
            <text:p>87257601.121899</text:p>
          </table:table-cell>
          <table:table-cell office:value-type="float" office:value="19650">
            <text:p>19650</text:p>
          </table:table-cell>
          <table:table-cell office:value-type="string" office:string-value="VND">
            <text:p>VND</text:p>
          </table:table-cell>
          <table:table-cell office:value-type="float" office:value="51.150895">
            <text:p>51.150895</text:p>
          </table:table-cell>
          <table:table-cell office:value-type="float" office:value="910800">
            <text:p>910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PF">
            <text:p>KPF</text:p>
          </table:table-cell>
          <table:table-cell office:value-type="string" office:string-value="HOANG MINH FINANCE INVESTMENT JOINT STOCK COMPANY">
            <text:p>HOANG MINH FINANCE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2872325.098344">
            <text:p>2872325.098344</text:p>
          </table:table-cell>
          <table:table-cell office:value-type="float" office:value="1210">
            <text:p>1210</text:p>
          </table:table-cell>
          <table:table-cell office:value-type="string" office:string-value="VND">
            <text:p>VND</text:p>
          </table:table-cell>
          <table:table-cell office:value-type="float" office:value="-692.307692">
            <text:p>-692.307692</text:p>
          </table:table-cell>
          <table:table-cell office:value-type="float" office:value="2218200">
            <text:p>2218200</text:p>
          </table:table-cell>
          <table:table-cell office:value-type="string" office:string-value="">
            <text:p/>
          </table:table-cell>
          <table:table-cell office:value-type="float" office:value="-0.17742789">
            <text:p>-0.17742789</text:p>
          </table:table-cell>
          <table:table-cell office:value-type="float" office:value="-1090153.823088">
            <text:p>-1090153.823088</text:p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OS">
            <text:p>KOS</text:p>
          </table:table-cell>
          <table:table-cell office:value-type="string" office:string-value="CTCP KOSY">
            <text:p>CTCP KOSY</text:p>
          </table:table-cell>
          <table:table-cell office:value-type="string" office:string-value="stock">
            <text:p>stock</text:p>
          </table:table-cell>
          <table:table-cell office:value-type="float" office:value="326313122.589129">
            <text:p>326313122.589129</text:p>
          </table:table-cell>
          <table:table-cell office:value-type="float" office:value="38700">
            <text:p>38700</text:p>
          </table:table-cell>
          <table:table-cell office:value-type="string" office:string-value="VND">
            <text:p>VND</text:p>
          </table:table-cell>
          <table:table-cell office:value-type="float" office:value="12.936611000000001">
            <text:p>12.936611000000001</text:p>
          </table:table-cell>
          <table:table-cell office:value-type="float" office:value="608800">
            <text:p>608800</text:p>
          </table:table-cell>
          <table:table-cell office:value-type="float" office:value="322.42718519">
            <text:p>322.42718519</text:p>
          </table:table-cell>
          <table:table-cell office:value-type="float" office:value="0.00468106">
            <text:p>0.00468106</text:p>
          </table:table-cell>
          <table:table-cell office:value-type="float" office:value="4868.511515">
            <text:p>4868.511515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MR">
            <text:p>KMR</text:p>
          </table:table-cell>
          <table:table-cell office:value-type="string" office:string-value="MIRAE JOINT STOCK COMPANY">
            <text:p>MIRAE JOINT STOCK COMPANY</text:p>
          </table:table-cell>
          <table:table-cell office:value-type="string" office:string-value="stock">
            <text:p>stock</text:p>
          </table:table-cell>
          <table:table-cell office:value-type="float" office:value="7364538.530271">
            <text:p>7364538.530271</text:p>
          </table:table-cell>
          <table:table-cell office:value-type="float" office:value="3300">
            <text:p>3300</text:p>
          </table:table-cell>
          <table:table-cell office:value-type="string" office:string-value="VND">
            <text:p>VND</text:p>
          </table:table-cell>
          <table:table-cell office:value-type="float" office:value="-60.240964">
            <text:p>-60.240964</text:p>
          </table:table-cell>
          <table:table-cell office:value-type="float" office:value="16600">
            <text:p>16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HP">
            <text:p>KHP</text:p>
          </table:table-cell>
          <table:table-cell office:value-type="string" office:string-value="KHANH HOA POWER JOINT STOCK COMPANY">
            <text:p>KHANH HOA 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25028505.205548">
            <text:p>25028505.205548</text:p>
          </table:table-cell>
          <table:table-cell office:value-type="float" office:value="10850">
            <text:p>10850</text:p>
          </table:table-cell>
          <table:table-cell office:value-type="string" office:string-value="VND">
            <text:p>VND</text:p>
          </table:table-cell>
          <table:table-cell office:value-type="float" office:value="-45.87156">
            <text:p>-45.87156</text:p>
          </table:table-cell>
          <table:table-cell office:value-type="float" office:value="74300">
            <text:p>74300</text:p>
          </table:table-cell>
          <table:table-cell office:value-type="float" office:value="3.28602627">
            <text:p>3.28602627</text:p>
          </table:table-cell>
          <table:table-cell office:value-type="float" office:value="0.13537628">
            <text:p>0.13537628</text:p>
          </table:table-cell>
          <table:table-cell office:value-type="float" office:value="170279.297307">
            <text:p>170279.297307</text:p>
          </table:table-cell>
          <table:table-cell office:value-type="float" office:value="760.796009">
            <text:p>760.796009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HG">
            <text:p>KHG</text:p>
          </table:table-cell>
          <table:table-cell office:value-type="string" office:string-value="CTCP TD KHAI HOAN LAND">
            <text:p>CTCP TD KHAI HOAN LAND</text:p>
          </table:table-cell>
          <table:table-cell office:value-type="string" office:string-value="stock">
            <text:p>stock</text:p>
          </table:table-cell>
          <table:table-cell office:value-type="float" office:value="105343119.148878">
            <text:p>105343119.148878</text:p>
          </table:table-cell>
          <table:table-cell office:value-type="float" office:value="5900">
            <text:p>5900</text:p>
          </table:table-cell>
          <table:table-cell office:value-type="string" office:string-value="VND">
            <text:p>VND</text:p>
          </table:table-cell>
          <table:table-cell office:value-type="float" office:value="-183.028286">
            <text:p>-183.028286</text:p>
          </table:table-cell>
          <table:table-cell office:value-type="float" office:value="7146900">
            <text:p>7146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DH">
            <text:p>KDH</text:p>
          </table:table-cell>
          <table:table-cell office:value-type="string" office:string-value="KHANG DIEN HOUSE TRADING AND INVESTMENT JOINT STOCK COMPANY">
            <text:p>KHANG DIEN HOUSE TRADING AND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267821121.582041">
            <text:p>1267821121.582041</text:p>
          </table:table-cell>
          <table:table-cell office:value-type="float" office:value="32450">
            <text:p>32450</text:p>
          </table:table-cell>
          <table:table-cell office:value-type="string" office:string-value="VND">
            <text:p>VND</text:p>
          </table:table-cell>
          <table:table-cell office:value-type="float" office:value="93.312597">
            <text:p>93.312597</text:p>
          </table:table-cell>
          <table:table-cell office:value-type="float" office:value="2439900">
            <text:p>2439900</text:p>
          </table:table-cell>
          <table:table-cell office:value-type="float" office:value="39.36807745">
            <text:p>39.36807745</text:p>
          </table:table-cell>
          <table:table-cell office:value-type="float" office:value="0.0321466">
            <text:p>0.0321466</text:p>
          </table:table-cell>
          <table:table-cell office:value-type="float" office:value="647.01382">
            <text:p>647.01382</text:p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DC">
            <text:p>KDC</text:p>
          </table:table-cell>
          <table:table-cell office:value-type="string" office:string-value="KIDO GROUP CORPORATION">
            <text:p>KIDO GROUP CORPORATION</text:p>
          </table:table-cell>
          <table:table-cell office:value-type="string" office:string-value="stock">
            <text:p>stock</text:p>
          </table:table-cell>
          <table:table-cell office:value-type="float" office:value="638588192.916882">
            <text:p>638588192.916882</text:p>
          </table:table-cell>
          <table:table-cell office:value-type="float" office:value="55900">
            <text:p>55900</text:p>
          </table:table-cell>
          <table:table-cell office:value-type="string" office:string-value="VND">
            <text:p>VND</text:p>
          </table:table-cell>
          <table:table-cell office:value-type="float" office:value="-106.19469">
            <text:p>-106.19469</text:p>
          </table:table-cell>
          <table:table-cell office:value-type="float" office:value="793912">
            <text:p>793912</text:p>
          </table:table-cell>
          <table:table-cell office:value-type="string" office:string-value="">
            <text:p/>
          </table:table-cell>
          <table:table-cell office:value-type="float" office:value="-0.07487876">
            <text:p>-0.07487876</text:p>
          </table:table-cell>
          <table:table-cell office:value-type="float" office:value="-20833.416428999997">
            <text:p>-20833.416428999997</text:p>
          </table:table-cell>
          <table:table-cell office:value-type="float" office:value="106.19469">
            <text:p>106.19469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KBC">
            <text:p>KBC</text:p>
          </table:table-cell>
          <table:table-cell office:value-type="string" office:string-value="KINH BAC CITY DEVELOPMENT HOLDING CORPORATION">
            <text:p>KINH BAC CITY DEVELOPMENT HOLDING CORPORATION</text:p>
          </table:table-cell>
          <table:table-cell office:value-type="string" office:string-value="stock">
            <text:p>stock</text:p>
          </table:table-cell>
          <table:table-cell office:value-type="float" office:value="873312186.950697">
            <text:p>873312186.950697</text:p>
          </table:table-cell>
          <table:table-cell office:value-type="float" office:value="29500">
            <text:p>29500</text:p>
          </table:table-cell>
          <table:table-cell office:value-type="string" office:string-value="VND">
            <text:p>VND</text:p>
          </table:table-cell>
          <table:table-cell office:value-type="float" office:value="34.013605000000005">
            <text:p>34.013605000000005</text:p>
          </table:table-cell>
          <table:table-cell office:value-type="float" office:value="1865200">
            <text:p>1865200</text:p>
          </table:table-cell>
          <table:table-cell office:value-type="float" office:value="53.64590285">
            <text:p>53.64590285</text:p>
          </table:table-cell>
          <table:table-cell office:value-type="float" office:value="0.02144619">
            <text:p>0.02144619</text:p>
          </table:table-cell>
          <table:table-cell office:value-type="float" office:value="-7562.066419999999">
            <text:p>-7562.066419999999</text:p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JVC">
            <text:p>JVC</text:p>
          </table:table-cell>
          <table:table-cell office:value-type="string" office:string-value="JAPAN VIETNAM MEDICAL INSTRUMENT JOINT STOCK COMPANY">
            <text:p>JAPAN VIETNAM MEDICAL INSTRU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23604786.818379">
            <text:p>23604786.818379</text:p>
          </table:table-cell>
          <table:table-cell office:value-type="float" office:value="5360">
            <text:p>5360</text:p>
          </table:table-cell>
          <table:table-cell office:value-type="string" office:string-value="VND">
            <text:p>VND</text:p>
          </table:table-cell>
          <table:table-cell office:value-type="float" office:value="-37.174721">
            <text:p>-37.174721</text:p>
          </table:table-cell>
          <table:table-cell office:value-type="float" office:value="595300">
            <text:p>595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ITD">
            <text:p>ITD</text:p>
          </table:table-cell>
          <table:table-cell office:value-type="string" office:string-value="INNOVATIVE TECHNOLOGY DEVELOPMENT CORPORATION">
            <text:p>INNOVATIVE TECHNOLOGY DEVELOPMENT CORPORATION</text:p>
          </table:table-cell>
          <table:table-cell office:value-type="string" office:string-value="stock">
            <text:p>stock</text:p>
          </table:table-cell>
          <table:table-cell office:value-type="float" office:value="13140661.047345">
            <text:p>13140661.047345</text:p>
          </table:table-cell>
          <table:table-cell office:value-type="float" office:value="14200">
            <text:p>14200</text:p>
          </table:table-cell>
          <table:table-cell office:value-type="string" office:string-value="VND">
            <text:p>VND</text:p>
          </table:table-cell>
          <table:table-cell office:value-type="float" office:value="-138.888889">
            <text:p>-138.888889</text:p>
          </table:table-cell>
          <table:table-cell office:value-type="float" office:value="35800">
            <text:p>35800</text:p>
          </table:table-cell>
          <table:table-cell office:value-type="float" office:value="116.39554156">
            <text:p>116.39554156</text:p>
          </table:table-cell>
          <table:table-cell office:value-type="float" office:value="0.00475791">
            <text:p>0.00475791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ITC">
            <text:p>ITC</text:p>
          </table:table-cell>
          <table:table-cell office:value-type="string" office:string-value="INVESTMENT AND TRADING OF REAL ESTATE JOINT STOCK COMPANY">
            <text:p>INVESTMENT AND TRADING OF REAL ESTATE JOINT STOCK COMPANY</text:p>
          </table:table-cell>
          <table:table-cell office:value-type="string" office:string-value="stock">
            <text:p>stock</text:p>
          </table:table-cell>
          <table:table-cell office:value-type="float" office:value="40594913.58717601">
            <text:p>40594913.58717601</text:p>
          </table:table-cell>
          <table:table-cell office:value-type="float" office:value="10950">
            <text:p>10950</text:p>
          </table:table-cell>
          <table:table-cell office:value-type="string" office:string-value="VND">
            <text:p>VND</text:p>
          </table:table-cell>
          <table:table-cell office:value-type="float" office:value="92.165899">
            <text:p>92.165899</text:p>
          </table:table-cell>
          <table:table-cell office:value-type="float" office:value="469800">
            <text:p>469800</text:p>
          </table:table-cell>
          <table:table-cell office:value-type="float" office:value="27.03032284">
            <text:p>27.03032284</text:p>
          </table:table-cell>
          <table:table-cell office:value-type="float" office:value="0.01579892">
            <text:p>0.01579892</text:p>
          </table:table-cell>
          <table:table-cell office:value-type="float" office:value="-5639.048063">
            <text:p>-5639.048063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IMP">
            <text:p>IMP</text:p>
          </table:table-cell>
          <table:table-cell office:value-type="string" office:string-value="IMEXPHARM CORPORATION">
            <text:p>IMEXPHARM CORPORATION</text:p>
          </table:table-cell>
          <table:table-cell office:value-type="string" office:string-value="stock">
            <text:p>stock</text:p>
          </table:table-cell>
          <table:table-cell office:value-type="float" office:value="289506065.881344">
            <text:p>289506065.881344</text:p>
          </table:table-cell>
          <table:table-cell office:value-type="float" office:value="47200">
            <text:p>47200</text:p>
          </table:table-cell>
          <table:table-cell office:value-type="string" office:string-value="VND">
            <text:p>VND</text:p>
          </table:table-cell>
          <table:table-cell office:value-type="float" office:value="-207.46888">
            <text:p>-207.46888</text:p>
          </table:table-cell>
          <table:table-cell office:value-type="float" office:value="118600">
            <text:p>118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4.304036">
            <text:p>94.304036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ILB">
            <text:p>ILB</text:p>
          </table:table-cell>
          <table:table-cell office:value-type="string" office:string-value="CTCP ICD TAN CANG - LB">
            <text:p>CTCP ICD TAN CANG - LB</text:p>
          </table:table-cell>
          <table:table-cell office:value-type="string" office:string-value="stock">
            <text:p>stock</text:p>
          </table:table-cell>
          <table:table-cell office:value-type="float" office:value="49162114.688856">
            <text:p>49162114.688856</text:p>
          </table:table-cell>
          <table:table-cell office:value-type="float" office:value="31500">
            <text:p>31500</text:p>
          </table:table-cell>
          <table:table-cell office:value-type="string" office:string-value="VND">
            <text:p>VND</text:p>
          </table:table-cell>
          <table:table-cell office:value-type="float" office:value="-454.54545499999995">
            <text:p>-454.54545499999995</text:p>
          </table:table-cell>
          <table:table-cell office:value-type="float" office:value="33015">
            <text:p>33015</text:p>
          </table:table-cell>
          <table:table-cell office:value-type="float" office:value="11.21842414">
            <text:p>11.21842414</text:p>
          </table:table-cell>
          <table:table-cell office:value-type="float" office:value="0.10950736">
            <text:p>0.10950736</text:p>
          </table:table-cell>
          <table:table-cell office:value-type="float" office:value="653.190821">
            <text:p>653.190821</text:p>
          </table:table-cell>
          <table:table-cell office:value-type="float" office:value="508.191418">
            <text:p>508.191418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IJC">
            <text:p>IJC</text:p>
          </table:table-cell>
          <table:table-cell office:value-type="string" office:string-value="BECAMEX INFRASTRUCTURE DEVELOPMENT JOINT STOCK COMPANY">
            <text:p>BECAMEX INFRASTRUCTURE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229822115.954574">
            <text:p>229822115.954574</text:p>
          </table:table-cell>
          <table:table-cell office:value-type="float" office:value="15550">
            <text:p>15550</text:p>
          </table:table-cell>
          <table:table-cell office:value-type="string" office:string-value="VND">
            <text:p>VND</text:p>
          </table:table-cell>
          <table:table-cell office:value-type="float" office:value="-32.051282">
            <text:p>-32.051282</text:p>
          </table:table-cell>
          <table:table-cell office:value-type="float" office:value="4141000">
            <text:p>4141000</text:p>
          </table:table-cell>
          <table:table-cell office:value-type="float" office:value="18.69882399">
            <text:p>18.69882399</text:p>
          </table:table-cell>
          <table:table-cell office:value-type="float" office:value="0.03409573">
            <text:p>0.03409573</text:p>
          </table:table-cell>
          <table:table-cell office:value-type="float" office:value="-3457.0022950000002">
            <text:p>-3457.0022950000002</text:p>
          </table:table-cell>
          <table:table-cell office:value-type="float" office:value="448.717949">
            <text:p>448.717949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IDI">
            <text:p>IDI</text:p>
          </table:table-cell>
          <table:table-cell office:value-type="string" office:string-value="I.D.I INTERNATIONAL DEVELOPMENT AND INVESTMENT CORPORATION">
            <text:p>I.D.I INTERNATIONAL DEVELOPMENT AND INVESTMENT CORPORATION</text:p>
          </table:table-cell>
          <table:table-cell office:value-type="string" office:string-value="stock">
            <text:p>stock</text:p>
          </table:table-cell>
          <table:table-cell office:value-type="float" office:value="79796468.182977">
            <text:p>79796468.182977</text:p>
          </table:table-cell>
          <table:table-cell office:value-type="float" office:value="7550">
            <text:p>7550</text:p>
          </table:table-cell>
          <table:table-cell office:value-type="string" office:string-value="VND">
            <text:p>VND</text:p>
          </table:table-cell>
          <table:table-cell office:value-type="float" office:value="80.106809">
            <text:p>80.106809</text:p>
          </table:table-cell>
          <table:table-cell office:value-type="float" office:value="537600">
            <text:p>537600</text:p>
          </table:table-cell>
          <table:table-cell office:value-type="float" office:value="34.7625099">
            <text:p>34.7625099</text:p>
          </table:table-cell>
          <table:table-cell office:value-type="float" office:value="0.00847033">
            <text:p>0.00847033</text:p>
          </table:table-cell>
          <table:table-cell office:value-type="float" office:value="-1793.908416">
            <text:p>-1793.908416</text:p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ICT">
            <text:p>ICT</text:p>
          </table:table-cell>
          <table:table-cell office:value-type="string" office:string-value="CTCP VT - TH BUU DIEN">
            <text:p>CTCP VT - TH BUU DIEN</text:p>
          </table:table-cell>
          <table:table-cell office:value-type="string" office:string-value="stock">
            <text:p>stock</text:p>
          </table:table-cell>
          <table:table-cell office:value-type="float" office:value="17510249.25">
            <text:p>17510249.25</text:p>
          </table:table-cell>
          <table:table-cell office:value-type="float" office:value="13700">
            <text:p>13700</text:p>
          </table:table-cell>
          <table:table-cell office:value-type="string" office:string-value="VND">
            <text:p>VND</text:p>
          </table:table-cell>
          <table:table-cell office:value-type="float" office:value="-179.21147">
            <text:p>-179.21147</text:p>
          </table:table-cell>
          <table:table-cell office:value-type="float" office:value="42500">
            <text:p>42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58.422939">
            <text:p>358.422939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VX">
            <text:p>HVX</text:p>
          </table:table-cell>
          <table:table-cell office:value-type="string" office:string-value="VICEM HAI VAN CEMENT JOINT STOCK COMPANY">
            <text:p>VICEM HAI VAN CE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4356413.522877">
            <text:p>4356413.522877</text:p>
          </table:table-cell>
          <table:table-cell office:value-type="float" office:value="2670">
            <text:p>2670</text:p>
          </table:table-cell>
          <table:table-cell office:value-type="string" office:string-value="VND">
            <text:p>VND</text:p>
          </table:table-cell>
          <table:table-cell office:value-type="float" office:value="-74.349442">
            <text:p>-74.349442</text:p>
          </table:table-cell>
          <table:table-cell office:value-type="float" office:value="7300">
            <text:p>7300</text:p>
          </table:table-cell>
          <table:table-cell office:value-type="string" office:string-value="">
            <text:p/>
          </table:table-cell>
          <table:table-cell office:value-type="float" office:value="-0.04143947">
            <text:p>-0.04143947</text:p>
          </table:table-cell>
          <table:table-cell office:value-type="float" office:value="3122.334424">
            <text:p>3122.334424</text:p>
          </table:table-cell>
          <table:table-cell office:value-type="float" office:value="743.494424">
            <text:p>743.494424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VN">
            <text:p>HVN</text:p>
          </table:table-cell>
          <table:table-cell office:value-type="string" office:string-value="TCT HANG KHONG VN-CTCP">
            <text:p>TCT HANG KHONG VN-CTCP</text:p>
          </table:table-cell>
          <table:table-cell office:value-type="string" office:string-value="stock">
            <text:p>stock</text:p>
          </table:table-cell>
          <table:table-cell office:value-type="float" office:value="2405164354.943844">
            <text:p>2405164354.943844</text:p>
          </table:table-cell>
          <table:table-cell office:value-type="float" office:value="28950">
            <text:p>28950</text:p>
          </table:table-cell>
          <table:table-cell office:value-type="string" office:string-value="VND">
            <text:p>VND</text:p>
          </table:table-cell>
          <table:table-cell office:value-type="float" office:value="394.97307">
            <text:p>394.97307</text:p>
          </table:table-cell>
          <table:table-cell office:value-type="float" office:value="2194500">
            <text:p>2194500</text:p>
          </table:table-cell>
          <table:table-cell office:value-type="float" office:value="9.21427681">
            <text:p>9.21427681</text:p>
          </table:table-cell>
          <table:table-cell office:value-type="float" office:value="0.12253268">
            <text:p>0.12253268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VH">
            <text:p>HVH</text:p>
          </table:table-cell>
          <table:table-cell office:value-type="string" office:string-value="CTCP DT &amp; CONG NGHE HVC">
            <text:p>CTCP DT &amp; CONG NGHE HVC</text:p>
          </table:table-cell>
          <table:table-cell office:value-type="string" office:string-value="stock">
            <text:p>stock</text:p>
          </table:table-cell>
          <table:table-cell office:value-type="float" office:value="14789433.85413">
            <text:p>14789433.85413</text:p>
          </table:table-cell>
          <table:table-cell office:value-type="float" office:value="9170">
            <text:p>9170</text:p>
          </table:table-cell>
          <table:table-cell office:value-type="string" office:string-value="VND">
            <text:p>VND</text:p>
          </table:table-cell>
          <table:table-cell office:value-type="float" office:value="-171.489818">
            <text:p>-171.489818</text:p>
          </table:table-cell>
          <table:table-cell office:value-type="float" office:value="165900">
            <text:p>165900</text:p>
          </table:table-cell>
          <table:table-cell office:value-type="float" office:value="12.21756051">
            <text:p>12.21756051</text:p>
          </table:table-cell>
          <table:table-cell office:value-type="float" office:value="0.0292718">
            <text:p>0.0292718</text:p>
          </table:table-cell>
          <table:table-cell office:value-type="float" office:value="17421.056035">
            <text:p>17421.056035</text:p>
          </table:table-cell>
          <table:table-cell office:value-type="float" office:value="321.543408">
            <text:p>321.543408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UB">
            <text:p>HUB</text:p>
          </table:table-cell>
          <table:table-cell office:value-type="string" office:string-value="CTCP XAY LAP TTHUE">
            <text:p>CTCP XAY LAP TTHUE</text:p>
          </table:table-cell>
          <table:table-cell office:value-type="string" office:string-value="stock">
            <text:p>stock</text:p>
          </table:table-cell>
          <table:table-cell office:value-type="float" office:value="18615348.714339">
            <text:p>18615348.714339</text:p>
          </table:table-cell>
          <table:table-cell office:value-type="float" office:value="18050">
            <text:p>18050</text:p>
          </table:table-cell>
          <table:table-cell office:value-type="string" office:string-value="VND">
            <text:p>VND</text:p>
          </table:table-cell>
          <table:table-cell office:value-type="float" office:value="-55.096419">
            <text:p>-55.096419</text:p>
          </table:table-cell>
          <table:table-cell office:value-type="float" office:value="17100">
            <text:p>17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26.446281">
            <text:p>826.446281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U1">
            <text:p>HU1</text:p>
          </table:table-cell>
          <table:table-cell office:value-type="string" office:string-value="HUD1 INVESTMENT AND CONSTRUCTION JOINT STOCK COMPANY">
            <text:p>HUD1 INVESTMENT AND CONSTRUC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2262000.0">
            <text:p>2262000.0</text:p>
          </table:table-cell>
          <table:table-cell office:value-type="float" office:value="5800">
            <text:p>5800</text:p>
          </table:table-cell>
          <table:table-cell office:value-type="string" office:string-value="VND">
            <text:p>VND</text:p>
          </table:table-cell>
          <table:table-cell office:value-type="float" office:value="-381.426202">
            <text:p>-381.426202</text:p>
          </table:table-cell>
          <table:table-cell office:value-type="float" office:value="500">
            <text:p>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17.241379">
            <text:p>517.241379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TV">
            <text:p>HTV</text:p>
          </table:table-cell>
          <table:table-cell office:value-type="string" office:string-value="HA TIEN TRANSPORT JOINT STOCK COMPANY">
            <text:p>HA TIEN TRANSPORT JOINT STOCK COMPANY</text:p>
          </table:table-cell>
          <table:table-cell office:value-type="string" office:string-value="stock">
            <text:p>stock</text:p>
          </table:table-cell>
          <table:table-cell office:value-type="float" office:value="4875474.274047">
            <text:p>4875474.274047</text:p>
          </table:table-cell>
          <table:table-cell office:value-type="float" office:value="9200">
            <text:p>9200</text:p>
          </table:table-cell>
          <table:table-cell office:value-type="string" office:string-value="VND">
            <text:p>VND</text:p>
          </table:table-cell>
          <table:table-cell office:value-type="float" office:value="-356.39413">
            <text:p>-356.39413</text:p>
          </table:table-cell>
          <table:table-cell office:value-type="float" office:value="2500">
            <text:p>2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14.465409">
            <text:p>314.465409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TN">
            <text:p>HTN</text:p>
          </table:table-cell>
          <table:table-cell office:value-type="string" office:string-value="CTCP HUNG THINH INCONS">
            <text:p>CTCP HUNG THINH INCONS</text:p>
          </table:table-cell>
          <table:table-cell office:value-type="string" office:string-value="stock">
            <text:p>stock</text:p>
          </table:table-cell>
          <table:table-cell office:value-type="float" office:value="38752273.902498">
            <text:p>38752273.902498</text:p>
          </table:table-cell>
          <table:table-cell office:value-type="float" office:value="11100">
            <text:p>11100</text:p>
          </table:table-cell>
          <table:table-cell office:value-type="string" office:string-value="VND">
            <text:p>VND</text:p>
          </table:table-cell>
          <table:table-cell office:value-type="float" office:value="-44.843049">
            <text:p>-44.843049</text:p>
          </table:table-cell>
          <table:table-cell office:value-type="float" office:value="497000">
            <text:p>497000</text:p>
          </table:table-cell>
          <table:table-cell office:value-type="float" office:value="57.4435449">
            <text:p>57.4435449</text:p>
          </table:table-cell>
          <table:table-cell office:value-type="float" office:value="0.00753609">
            <text:p>0.00753609</text:p>
          </table:table-cell>
          <table:table-cell office:value-type="float" office:value="-7361.784034">
            <text:p>-7361.784034</text:p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TL">
            <text:p>HTL</text:p>
          </table:table-cell>
          <table:table-cell office:value-type="string" office:string-value="TRUONG LONG ENGINEERING AND AUTO JOINT STOCK COMPANY">
            <text:p>TRUONG LONG ENGINEERING AND AUTO JOINT STOCK COMPANY</text:p>
          </table:table-cell>
          <table:table-cell office:value-type="string" office:string-value="stock">
            <text:p>stock</text:p>
          </table:table-cell>
          <table:table-cell office:value-type="float" office:value="13712400.0">
            <text:p>13712400.0</text:p>
          </table:table-cell>
          <table:table-cell office:value-type="float" office:value="29500">
            <text:p>29500</text:p>
          </table:table-cell>
          <table:table-cell office:value-type="string" office:string-value="VND">
            <text:p>VND</text:p>
          </table:table-cell>
          <table:table-cell office:value-type="float" office:value="68.259386">
            <text:p>68.259386</text:p>
          </table:table-cell>
          <table:table-cell office:value-type="float" office:value="1600">
            <text:p>1600</text:p>
          </table:table-cell>
          <table:table-cell office:value-type="float" office:value="13.14791241">
            <text:p>13.14791241</text:p>
          </table:table-cell>
          <table:table-cell office:value-type="float" office:value="0.08750439">
            <text:p>0.08750439</text:p>
          </table:table-cell>
          <table:table-cell office:value-type="float" office:value="-3101.431548">
            <text:p>-3101.431548</text:p>
          </table:table-cell>
          <table:table-cell office:value-type="float" office:value="2218.430034">
            <text:p>2218.430034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TI">
            <text:p>HTI</text:p>
          </table:table-cell>
          <table:table-cell office:value-type="string" office:string-value="IDICO INFRASTRUCTURE DEVELOPMENT INVESTMENT JOINT STOCK COMPANY">
            <text:p>IDICO INFRASTRUCTURE DEVELOPMENT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7417036.29419">
            <text:p>17417036.29419</text:p>
          </table:table-cell>
          <table:table-cell office:value-type="float" office:value="17750">
            <text:p>17750</text:p>
          </table:table-cell>
          <table:table-cell office:value-type="string" office:string-value="VND">
            <text:p>VND</text:p>
          </table:table-cell>
          <table:table-cell office:value-type="float" office:value="-83.798883">
            <text:p>-83.798883</text:p>
          </table:table-cell>
          <table:table-cell office:value-type="float" office:value="13100">
            <text:p>13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93.854749">
            <text:p>893.854749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TG">
            <text:p>HTG</text:p>
          </table:table-cell>
          <table:table-cell office:value-type="string" office:string-value="TONG CTCP DET MAY HOA THO">
            <text:p>TONG CTCP DET MAY HOA THO</text:p>
          </table:table-cell>
          <table:table-cell office:value-type="string" office:string-value="stock">
            <text:p>stock</text:p>
          </table:table-cell>
          <table:table-cell office:value-type="float" office:value="69573436.9395">
            <text:p>69573436.9395</text:p>
          </table:table-cell>
          <table:table-cell office:value-type="float" office:value="49200">
            <text:p>49200</text:p>
          </table:table-cell>
          <table:table-cell office:value-type="string" office:string-value="VND">
            <text:p>VND</text:p>
          </table:table-cell>
          <table:table-cell office:value-type="float" office:value="-70.63572099999999">
            <text:p>-70.63572099999999</text:p>
          </table:table-cell>
          <table:table-cell office:value-type="float" office:value="14900">
            <text:p>14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06.357215">
            <text:p>706.357215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T1">
            <text:p>HT1</text:p>
          </table:table-cell>
          <table:table-cell office:value-type="string" office:string-value="HA TIEN 1 CEMENT JOINT STOCK COMPANY">
            <text:p>HA TIEN 1 CE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80789088.9389">
            <text:p>180789088.9389</text:p>
          </table:table-cell>
          <table:table-cell office:value-type="float" office:value="12200">
            <text:p>12200</text:p>
          </table:table-cell>
          <table:table-cell office:value-type="string" office:string-value="VND">
            <text:p>VND</text:p>
          </table:table-cell>
          <table:table-cell office:value-type="float" office:value="41.152263">
            <text:p>41.152263</text:p>
          </table:table-cell>
          <table:table-cell office:value-type="float" office:value="244500">
            <text:p>244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58.436214">
            <text:p>658.436214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SL">
            <text:p>HSL</text:p>
          </table:table-cell>
          <table:table-cell office:value-type="string" office:string-value="HONG HA SON LA PROCESSING AGRICULTURAL PRODUCT JOINT STOCK COMPANY">
            <text:p>HONG HA SON LA PROCESSING AGRICULTURAL PRODUCT JOINT STOCK COMPANY</text:p>
          </table:table-cell>
          <table:table-cell office:value-type="string" office:string-value="stock">
            <text:p>stock</text:p>
          </table:table-cell>
          <table:table-cell office:value-type="float" office:value="6272210.364888">
            <text:p>6272210.364888</text:p>
          </table:table-cell>
          <table:table-cell office:value-type="float" office:value="4200">
            <text:p>4200</text:p>
          </table:table-cell>
          <table:table-cell office:value-type="string" office:string-value="VND">
            <text:p>VND</text:p>
          </table:table-cell>
          <table:table-cell office:value-type="float" office:value="71.942446">
            <text:p>71.942446</text:p>
          </table:table-cell>
          <table:table-cell office:value-type="float" office:value="57600">
            <text:p>57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SG">
            <text:p>HSG</text:p>
          </table:table-cell>
          <table:table-cell office:value-type="string" office:string-value="HOA SEN GROUP">
            <text:p>HOA SEN GROUP</text:p>
          </table:table-cell>
          <table:table-cell office:value-type="string" office:string-value="stock">
            <text:p>stock</text:p>
          </table:table-cell>
          <table:table-cell office:value-type="float" office:value="452882391.247572">
            <text:p>452882391.247572</text:p>
          </table:table-cell>
          <table:table-cell office:value-type="float" office:value="18750">
            <text:p>18750</text:p>
          </table:table-cell>
          <table:table-cell office:value-type="string" office:string-value="VND">
            <text:p>VND</text:p>
          </table:table-cell>
          <table:table-cell office:value-type="float" office:value="26.737968000000002">
            <text:p>26.737968000000002</text:p>
          </table:table-cell>
          <table:table-cell office:value-type="float" office:value="4093400">
            <text:p>4093400</text:p>
          </table:table-cell>
          <table:table-cell office:value-type="float" office:value="20.24226592">
            <text:p>20.24226592</text:p>
          </table:table-cell>
          <table:table-cell office:value-type="float" office:value="0.03612491">
            <text:p>0.03612491</text:p>
          </table:table-cell>
          <table:table-cell office:value-type="float" office:value="-2924.921869">
            <text:p>-2924.921869</text:p>
          </table:table-cell>
          <table:table-cell office:value-type="float" office:value="267.379679">
            <text:p>267.379679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RC">
            <text:p>HRC</text:p>
          </table:table-cell>
          <table:table-cell office:value-type="string" office:string-value="HOA BINH RUBBER JOINT STOCK COMPANY">
            <text:p>HOA BINH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44177183.461203">
            <text:p>44177183.461203</text:p>
          </table:table-cell>
          <table:table-cell office:value-type="float" office:value="37500">
            <text:p>37500</text:p>
          </table:table-cell>
          <table:table-cell office:value-type="string" office:string-value="VND">
            <text:p>VND</text:p>
          </table:table-cell>
          <table:table-cell office:value-type="float" office:value="-66.225166">
            <text:p>-66.225166</text:p>
          </table:table-cell>
          <table:table-cell office:value-type="float" office:value="500">
            <text:p>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0.0">
            <text:p>80.0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QC">
            <text:p>HQC</text:p>
          </table:table-cell>
          <table:table-cell office:value-type="string" office:string-value="HOANG QUAN CONSULTING - TRADING - SERVICE REAL ESTATE CORPORATION">
            <text:p>HOANG QUAN CONSULTING - TRADING - SERVICE REAL ESTATE CORPORATION</text:p>
          </table:table-cell>
          <table:table-cell office:value-type="string" office:string-value="stock">
            <text:p>stock</text:p>
          </table:table-cell>
          <table:table-cell office:value-type="float" office:value="73758575.185542">
            <text:p>73758575.185542</text:p>
          </table:table-cell>
          <table:table-cell office:value-type="float" office:value="3250">
            <text:p>3250</text:p>
          </table:table-cell>
          <table:table-cell office:value-type="string" office:string-value="VND">
            <text:p>VND</text:p>
          </table:table-cell>
          <table:table-cell office:value-type="float" office:value="-91.463415">
            <text:p>-91.463415</text:p>
          </table:table-cell>
          <table:table-cell office:value-type="float" office:value="3801400">
            <text:p>3801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PX">
            <text:p>HPX</text:p>
          </table:table-cell>
          <table:table-cell office:value-type="string" office:string-value="CTCP DAU TU HAI PHAT">
            <text:p>CTCP DAU TU HAI PHAT</text:p>
          </table:table-cell>
          <table:table-cell office:value-type="string" office:string-value="stock">
            <text:p>stock</text:p>
          </table:table-cell>
          <table:table-cell office:value-type="float" office:value="53500211.378172">
            <text:p>53500211.378172</text:p>
          </table:table-cell>
          <table:table-cell office:value-type="float" office:value="4560">
            <text:p>4560</text:p>
          </table:table-cell>
          <table:table-cell office:value-type="string" office:string-value="VND">
            <text:p>VND</text:p>
          </table:table-cell>
          <table:table-cell office:value-type="float" office:value="110.86474500000001">
            <text:p>110.86474500000001</text:p>
          </table:table-cell>
          <table:table-cell office:value-type="float" office:value="1442700">
            <text:p>1442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PG">
            <text:p>HPG</text:p>
          </table:table-cell>
          <table:table-cell office:value-type="string" office:string-value="HOA PHAT GROUP JOINT STOCK COMPANY">
            <text:p>HOA PHAT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6872450812.5">
            <text:p>6872450812.5</text:p>
          </table:table-cell>
          <table:table-cell office:value-type="float" office:value="27950">
            <text:p>27950</text:p>
          </table:table-cell>
          <table:table-cell office:value-type="string" office:string-value="VND">
            <text:p>VND</text:p>
          </table:table-cell>
          <table:table-cell office:value-type="float" office:value="145.190563">
            <text:p>145.190563</text:p>
          </table:table-cell>
          <table:table-cell office:value-type="float" office:value="17284805">
            <text:p>172848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NA">
            <text:p>HNA</text:p>
          </table:table-cell>
          <table:table-cell office:value-type="string" office:string-value="CTCP THUY DIEN HUA NA">
            <text:p>CTCP THUY DIEN HUA NA</text:p>
          </table:table-cell>
          <table:table-cell office:value-type="string" office:string-value="stock">
            <text:p>stock</text:p>
          </table:table-cell>
          <table:table-cell office:value-type="float" office:value="227516593.512">
            <text:p>227516593.512</text:p>
          </table:table-cell>
          <table:table-cell office:value-type="float" office:value="24700">
            <text:p>24700</text:p>
          </table:table-cell>
          <table:table-cell office:value-type="string" office:string-value="VND">
            <text:p>VND</text:p>
          </table:table-cell>
          <table:table-cell office:value-type="float" office:value="-40.322581">
            <text:p>-40.322581</text:p>
          </table:table-cell>
          <table:table-cell office:value-type="float" office:value="400">
            <text:p>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03.22580600000003">
            <text:p>403.22580600000003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MC">
            <text:p>HMC</text:p>
          </table:table-cell>
          <table:table-cell office:value-type="string" office:string-value="VNSTEEL - HO CHI MINH CITY METAL CORPORATION">
            <text:p>VNSTEEL - HO CHI MINH CITY METAL CORPORATION</text:p>
          </table:table-cell>
          <table:table-cell office:value-type="string" office:string-value="stock">
            <text:p>stock</text:p>
          </table:table-cell>
          <table:table-cell office:value-type="float" office:value="13841098.646154">
            <text:p>13841098.646154</text:p>
          </table:table-cell>
          <table:table-cell office:value-type="float" office:value="12950">
            <text:p>12950</text:p>
          </table:table-cell>
          <table:table-cell office:value-type="string" office:string-value="VND">
            <text:p>VND</text:p>
          </table:table-cell>
          <table:table-cell office:value-type="float" office:value="-38.461538">
            <text:p>-38.461538</text:p>
          </table:table-cell>
          <table:table-cell office:value-type="float" office:value="900">
            <text:p>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615.3846149999999">
            <text:p>615.3846149999999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II">
            <text:p>HII</text:p>
          </table:table-cell>
          <table:table-cell office:value-type="string" office:string-value="AN PHAT - YEN BAI MINERAL &amp; PLASTIC JOINT STOCK COMPANY">
            <text:p>AN PHAT - YEN BAI MINERAL &amp; PLASTIC JOINT STOCK COMPANY</text:p>
          </table:table-cell>
          <table:table-cell office:value-type="string" office:string-value="stock">
            <text:p>stock</text:p>
          </table:table-cell>
          <table:table-cell office:value-type="float" office:value="13100230.991835">
            <text:p>13100230.991835</text:p>
          </table:table-cell>
          <table:table-cell office:value-type="float" office:value="4590">
            <text:p>4590</text:p>
          </table:table-cell>
          <table:table-cell office:value-type="string" office:string-value="VND">
            <text:p>VND</text:p>
          </table:table-cell>
          <table:table-cell office:value-type="float" office:value="65.789474">
            <text:p>65.789474</text:p>
          </table:table-cell>
          <table:table-cell office:value-type="float" office:value="3200">
            <text:p>3200</text:p>
          </table:table-cell>
          <table:table-cell office:value-type="string" office:string-value="">
            <text:p/>
          </table:table-cell>
          <table:table-cell office:value-type="float" office:value="-0.01324558">
            <text:p>-0.01324558</text:p>
          </table:table-cell>
          <table:table-cell office:value-type="float" office:value="-13602.800089999999">
            <text:p>-13602.800089999999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ID">
            <text:p>HID</text:p>
          </table:table-cell>
          <table:table-cell office:value-type="string" office:string-value="HALCOM VIETNAM JOINT STOCK COMPANY">
            <text:p>HALCOM VIETNAM JOINT STOCK COMPANY</text:p>
          </table:table-cell>
          <table:table-cell office:value-type="string" office:string-value="stock">
            <text:p>stock</text:p>
          </table:table-cell>
          <table:table-cell office:value-type="float" office:value="8202180.04944">
            <text:p>8202180.04944</text:p>
          </table:table-cell>
          <table:table-cell office:value-type="float" office:value="2760">
            <text:p>2760</text:p>
          </table:table-cell>
          <table:table-cell office:value-type="string" office:string-value="VND">
            <text:p>VND</text:p>
          </table:table-cell>
          <table:table-cell office:value-type="float" office:value="72.99270100000001">
            <text:p>72.99270100000001</text:p>
          </table:table-cell>
          <table:table-cell office:value-type="float" office:value="40900">
            <text:p>40900</text:p>
          </table:table-cell>
          <table:table-cell office:value-type="float" office:value="10.27345251">
            <text:p>10.27345251</text:p>
          </table:table-cell>
          <table:table-cell office:value-type="float" office:value="0.0110148">
            <text:p>0.0110148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mmercial services">
            <text:p>Commerc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HV">
            <text:p>HHV</text:p>
          </table:table-cell>
          <table:table-cell office:value-type="string" office:string-value="CTCP DAU TU HA TANG GIAO">
            <text:p>CTCP DAU TU HA TANG GIAO</text:p>
          </table:table-cell>
          <table:table-cell office:value-type="string" office:string-value="stock">
            <text:p>stock</text:p>
          </table:table-cell>
          <table:table-cell office:value-type="float" office:value="210724567.794819">
            <text:p>210724567.794819</text:p>
          </table:table-cell>
          <table:table-cell office:value-type="float" office:value="12550">
            <text:p>12550</text:p>
          </table:table-cell>
          <table:table-cell office:value-type="string" office:string-value="VND">
            <text:p>VND</text:p>
          </table:table-cell>
          <table:table-cell office:value-type="float" office:value="40.0">
            <text:p>40.0</text:p>
          </table:table-cell>
          <table:table-cell office:value-type="float" office:value="2920200">
            <text:p>2920200</text:p>
          </table:table-cell>
          <table:table-cell office:value-type="float" office:value="17.58688587">
            <text:p>17.58688587</text:p>
          </table:table-cell>
          <table:table-cell office:value-type="float" office:value="0.0278304">
            <text:p>0.0278304</text:p>
          </table:table-cell>
          <table:table-cell office:value-type="float" office:value="2169.3611730000002">
            <text:p>2169.3611730000002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HS">
            <text:p>HHS</text:p>
          </table:table-cell>
          <table:table-cell office:value-type="string" office:string-value="HOANG HUY INVESTMENT SERVICES JOINT STOCK COMPANY">
            <text:p>HOANG HUY INVESTMENT SERVICES JOINT STOCK COMPANY</text:p>
          </table:table-cell>
          <table:table-cell office:value-type="string" office:string-value="stock">
            <text:p>stock</text:p>
          </table:table-cell>
          <table:table-cell office:value-type="float" office:value="118830026.821272">
            <text:p>118830026.821272</text:p>
          </table:table-cell>
          <table:table-cell office:value-type="float" office:value="8790">
            <text:p>8790</text:p>
          </table:table-cell>
          <table:table-cell office:value-type="string" office:string-value="VND">
            <text:p>VND</text:p>
          </table:table-cell>
          <table:table-cell office:value-type="float" office:value="615.942029">
            <text:p>615.942029</text:p>
          </table:table-cell>
          <table:table-cell office:value-type="float" office:value="6771000">
            <text:p>6771000</text:p>
          </table:table-cell>
          <table:table-cell office:value-type="float" office:value="6.88521763">
            <text:p>6.88521763</text:p>
          </table:table-cell>
          <table:table-cell office:value-type="float" office:value="0.05234257">
            <text:p>0.05234257</text:p>
          </table:table-cell>
          <table:table-cell office:value-type="float" office:value="8433.347248">
            <text:p>8433.347248</text:p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HP">
            <text:p>HHP</text:p>
          </table:table-cell>
          <table:table-cell office:value-type="string" office:string-value="CTCP GIAY HOANG HA HP">
            <text:p>CTCP GIAY HOANG HA HP</text:p>
          </table:table-cell>
          <table:table-cell office:value-type="string" office:string-value="stock">
            <text:p>stock</text:p>
          </table:table-cell>
          <table:table-cell office:value-type="float" office:value="31359504.438873">
            <text:p>31359504.438873</text:p>
          </table:table-cell>
          <table:table-cell office:value-type="float" office:value="9160">
            <text:p>9160</text:p>
          </table:table-cell>
          <table:table-cell office:value-type="string" office:string-value="VND">
            <text:p>VND</text:p>
          </table:table-cell>
          <table:table-cell office:value-type="float" office:value="-139.935414">
            <text:p>-139.935414</text:p>
          </table:table-cell>
          <table:table-cell office:value-type="float" office:value="76900">
            <text:p>76900</text:p>
          </table:table-cell>
          <table:table-cell office:value-type="float" office:value="48.9123673">
            <text:p>48.9123673</text:p>
          </table:table-cell>
          <table:table-cell office:value-type="float" office:value="0.00767822">
            <text:p>0.00767822</text:p>
          </table:table-cell>
          <table:table-cell office:value-type="float" office:value="-7241.740666">
            <text:p>-7241.740666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DG">
            <text:p>HDG</text:p>
          </table:table-cell>
          <table:table-cell office:value-type="string" office:string-value="HA DO GROUP JOINT STOCK COMPANY">
            <text:p>HA DO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363338965.869126">
            <text:p>363338965.869126</text:p>
          </table:table-cell>
          <table:table-cell office:value-type="float" office:value="27700">
            <text:p>277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619700">
            <text:p>2619700</text:p>
          </table:table-cell>
          <table:table-cell office:value-type="float" office:value="12.76733686">
            <text:p>12.76733686</text:p>
          </table:table-cell>
          <table:table-cell office:value-type="float" office:value="0.08895355">
            <text:p>0.08895355</text:p>
          </table:table-cell>
          <table:table-cell office:value-type="float" office:value="724.947711">
            <text:p>724.947711</text:p>
          </table:table-cell>
          <table:table-cell office:value-type="float" office:value="164.095832">
            <text:p>164.095832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DC">
            <text:p>HDC</text:p>
          </table:table-cell>
          <table:table-cell office:value-type="string" office:string-value="BA RIA - VUNG TAU HOUSE DEVELOPMENT JOINT STOCK COMPANY">
            <text:p>BA RIA - VUNG TAU HOUSE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74591675.44403">
            <text:p>174591675.44403</text:p>
          </table:table-cell>
          <table:table-cell office:value-type="float" office:value="26050">
            <text:p>26050</text:p>
          </table:table-cell>
          <table:table-cell office:value-type="string" office:string-value="VND">
            <text:p>VND</text:p>
          </table:table-cell>
          <table:table-cell office:value-type="float" office:value="378.48605599999996">
            <text:p>378.48605599999996</text:p>
          </table:table-cell>
          <table:table-cell office:value-type="float" office:value="4760000">
            <text:p>476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DB">
            <text:p>HDB</text:p>
          </table:table-cell>
          <table:table-cell office:value-type="string" office:string-value="HO CHI MINH CITY DEVELOPMENT JOINT STOCK COMMERCIAL BANK">
            <text:p>HO CHI MINH CITY DEVELOPMENT JOINT STOCK COMMERCIAL BANK</text:p>
          </table:table-cell>
          <table:table-cell office:value-type="string" office:string-value="stock">
            <text:p>stock</text:p>
          </table:table-cell>
          <table:table-cell office:value-type="float" office:value="3162331003.710918">
            <text:p>3162331003.710918</text:p>
          </table:table-cell>
          <table:table-cell office:value-type="float" office:value="23400">
            <text:p>23400</text:p>
          </table:table-cell>
          <table:table-cell office:value-type="string" office:string-value="VND">
            <text:p>VND</text:p>
          </table:table-cell>
          <table:table-cell office:value-type="float" office:value="86.206897">
            <text:p>86.206897</text:p>
          </table:table-cell>
          <table:table-cell office:value-type="float" office:value="6517200">
            <text:p>6517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59.19539199999997">
            <text:p>359.19539199999997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CM">
            <text:p>HCM</text:p>
          </table:table-cell>
          <table:table-cell office:value-type="string" office:string-value="HO CHI MINH CITY SECURITIES CORPORATION">
            <text:p>HO CHI MINH CITY SECURITIES CORPORATION</text:p>
          </table:table-cell>
          <table:table-cell office:value-type="string" office:string-value="stock">
            <text:p>stock</text:p>
          </table:table-cell>
          <table:table-cell office:value-type="float" office:value="892908195.8862389">
            <text:p>892908195.8862389</text:p>
          </table:table-cell>
          <table:table-cell office:value-type="float" office:value="32250">
            <text:p>32250</text:p>
          </table:table-cell>
          <table:table-cell office:value-type="string" office:string-value="VND">
            <text:p>VND</text:p>
          </table:table-cell>
          <table:table-cell office:value-type="float" office:value="141.509434">
            <text:p>141.509434</text:p>
          </table:table-cell>
          <table:table-cell office:value-type="float" office:value="3968400">
            <text:p>3968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21.383648">
            <text:p>321.383648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CD">
            <text:p>HCD</text:p>
          </table:table-cell>
          <table:table-cell office:value-type="string" office:string-value="HCD INVESTMENT PRODUCING AND TRADING JOINT STOCK COMPANY">
            <text:p>HCD INVESTMENT PRODUCING AND TRAD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11372597.433912">
            <text:p>11372597.433912</text:p>
          </table:table-cell>
          <table:table-cell office:value-type="float" office:value="7820">
            <text:p>7820</text:p>
          </table:table-cell>
          <table:table-cell office:value-type="string" office:string-value="VND">
            <text:p>VND</text:p>
          </table:table-cell>
          <table:table-cell office:value-type="float" office:value="-88.719899">
            <text:p>-88.719899</text:p>
          </table:table-cell>
          <table:table-cell office:value-type="float" office:value="22200">
            <text:p>22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41.6355259999999">
            <text:p>541.6355259999999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AX">
            <text:p>HAX</text:p>
          </table:table-cell>
          <table:table-cell office:value-type="string" office:string-value="HANG XANH MOTORS SERVICE JOINT STOCK COMPANY">
            <text:p>HANG XANH MOTORS SERVICE JOINT STOCK COMPANY</text:p>
          </table:table-cell>
          <table:table-cell office:value-type="string" office:string-value="stock">
            <text:p>stock</text:p>
          </table:table-cell>
          <table:table-cell office:value-type="float" office:value="70184972.27098499">
            <text:p>70184972.27098499</text:p>
          </table:table-cell>
          <table:table-cell office:value-type="float" office:value="16350">
            <text:p>16350</text:p>
          </table:table-cell>
          <table:table-cell office:value-type="string" office:string-value="VND">
            <text:p>VND</text:p>
          </table:table-cell>
          <table:table-cell office:value-type="float" office:value="-238.80597">
            <text:p>-238.80597</text:p>
          </table:table-cell>
          <table:table-cell office:value-type="float" office:value="1137700">
            <text:p>1137700</text:p>
          </table:table-cell>
          <table:table-cell office:value-type="float" office:value="14.06176789">
            <text:p>14.06176789</text:p>
          </table:table-cell>
          <table:table-cell office:value-type="float" office:value="0.04534636">
            <text:p>0.04534636</text:p>
          </table:table-cell>
          <table:table-cell office:value-type="float" office:value="25959.393154999998">
            <text:p>25959.393154999998</text:p>
          </table:table-cell>
          <table:table-cell office:value-type="float" office:value="155.743025">
            <text:p>155.743025</text:p>
          </table:table-cell>
          <table:table-cell office:value-type="string" office:string-value="Retail trade">
            <text:p>Retail trad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AS">
            <text:p>HAS</text:p>
          </table:table-cell>
          <table:table-cell office:value-type="string" office:string-value="HACISCO JOINT STOCK COMPANY">
            <text:p>HACISCO JOINT STOCK COMPANY</text:p>
          </table:table-cell>
          <table:table-cell office:value-type="string" office:string-value="stock">
            <text:p>stock</text:p>
          </table:table-cell>
          <table:table-cell office:value-type="float" office:value="2403180.058773">
            <text:p>2403180.058773</text:p>
          </table:table-cell>
          <table:table-cell office:value-type="float" office:value="7900">
            <text:p>7900</text:p>
          </table:table-cell>
          <table:table-cell office:value-type="string" office:string-value="VND">
            <text:p>VND</text:p>
          </table:table-cell>
          <table:table-cell office:value-type="float" office:value="-125.0">
            <text:p>-125.0</text:p>
          </table:table-cell>
          <table:table-cell office:value-type="float" office:value="100">
            <text:p>100</text:p>
          </table:table-cell>
          <table:table-cell office:value-type="string" office:string-value="">
            <text:p/>
          </table:table-cell>
          <table:table-cell office:value-type="float" office:value="-0.04933809">
            <text:p>-0.04933809</text:p>
          </table:table-cell>
          <table:table-cell office:value-type="float" office:value="-36164.371861">
            <text:p>-36164.371861</text:p>
          </table:table-cell>
          <table:table-cell office:value-type="float" office:value="63.291138999999994">
            <text:p>63.291138999999994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AR">
            <text:p>HAR</text:p>
          </table:table-cell>
          <table:table-cell office:value-type="string" office:string-value="AN DUONG THAO DIEN REAL ESTATE TRADING INVESTMENT JOINT STOCK COMPANY">
            <text:p>AN DUONG THAO DIEN REAL ESTATE TRADING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3060879.280085">
            <text:p>13060879.280085</text:p>
          </table:table-cell>
          <table:table-cell office:value-type="float" office:value="3450">
            <text:p>3450</text:p>
          </table:table-cell>
          <table:table-cell office:value-type="string" office:string-value="VND">
            <text:p>VND</text:p>
          </table:table-cell>
          <table:table-cell office:value-type="float" office:value="-142.857143">
            <text:p>-142.857143</text:p>
          </table:table-cell>
          <table:table-cell office:value-type="float" office:value="178600">
            <text:p>178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AP">
            <text:p>HAP</text:p>
          </table:table-cell>
          <table:table-cell office:value-type="string" office:string-value="HAPACO GROUP JOINT STOCK COMPANY">
            <text:p>HAPACO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20609673.443073">
            <text:p>20609673.443073</text:p>
          </table:table-cell>
          <table:table-cell office:value-type="float" office:value="4690">
            <text:p>4690</text:p>
          </table:table-cell>
          <table:table-cell office:value-type="string" office:string-value="VND">
            <text:p>VND</text:p>
          </table:table-cell>
          <table:table-cell office:value-type="float" office:value="-167.714885">
            <text:p>-167.714885</text:p>
          </table:table-cell>
          <table:table-cell office:value-type="float" office:value="51000">
            <text:p>51000</text:p>
          </table:table-cell>
          <table:table-cell office:value-type="float" office:value="31.45366921">
            <text:p>31.45366921</text:p>
          </table:table-cell>
          <table:table-cell office:value-type="float" office:value="0.00581522">
            <text:p>0.00581522</text:p>
          </table:table-cell>
          <table:table-cell office:value-type="float" office:value="-922.306277">
            <text:p>-922.306277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AH">
            <text:p>HAH</text:p>
          </table:table-cell>
          <table:table-cell office:value-type="string" office:string-value="HAI AN TRANSPORT AND STEVEDORING JOINT STOCK COMPANY">
            <text:p>HAI AN TRANSPORT AND STEVEDOR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226917652.695474">
            <text:p>226917652.695474</text:p>
          </table:table-cell>
          <table:table-cell office:value-type="float" office:value="48100">
            <text:p>48100</text:p>
          </table:table-cell>
          <table:table-cell office:value-type="string" office:string-value="VND">
            <text:p>VND</text:p>
          </table:table-cell>
          <table:table-cell office:value-type="float" office:value="31.282586000000002">
            <text:p>31.282586000000002</text:p>
          </table:table-cell>
          <table:table-cell office:value-type="float" office:value="848600">
            <text:p>848600</text:p>
          </table:table-cell>
          <table:table-cell office:value-type="float" office:value="7.26573646">
            <text:p>7.26573646</text:p>
          </table:table-cell>
          <table:table-cell office:value-type="float" office:value="0.25818443">
            <text:p>0.25818443</text:p>
          </table:table-cell>
          <table:table-cell office:value-type="float" office:value="11756.733068">
            <text:p>11756.733068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HAG">
            <text:p>HAG</text:p>
          </table:table-cell>
          <table:table-cell office:value-type="string" office:string-value="HOANG ANH GIA LAI JOINT STOCK COMPANY">
            <text:p>HOANG ANH GIA LAI JOINT STOCK COMPANY</text:p>
          </table:table-cell>
          <table:table-cell office:value-type="string" office:string-value="stock">
            <text:p>stock</text:p>
          </table:table-cell>
          <table:table-cell office:value-type="float" office:value="513420226.226817">
            <text:p>513420226.226817</text:p>
          </table:table-cell>
          <table:table-cell office:value-type="float" office:value="12400">
            <text:p>12400</text:p>
          </table:table-cell>
          <table:table-cell office:value-type="string" office:string-value="VND">
            <text:p>VND</text:p>
          </table:table-cell>
          <table:table-cell office:value-type="float" office:value="-40.160643">
            <text:p>-40.160643</text:p>
          </table:table-cell>
          <table:table-cell office:value-type="float" office:value="1975700">
            <text:p>1975700</text:p>
          </table:table-cell>
          <table:table-cell office:value-type="float" office:value="12.94957883">
            <text:p>12.94957883</text:p>
          </table:table-cell>
          <table:table-cell office:value-type="float" office:value="0.03734484">
            <text:p>0.03734484</text:p>
          </table:table-cell>
          <table:table-cell office:value-type="float" office:value="-4870.661193">
            <text:p>-4870.661193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VR">
            <text:p>GVR</text:p>
          </table:table-cell>
          <table:table-cell office:value-type="string" office:string-value="TD CN CAO SU VN - CTCP">
            <text:p>TD CN CAO SU VN - CTCP</text:p>
          </table:table-cell>
          <table:table-cell office:value-type="string" office:string-value="stock">
            <text:p>stock</text:p>
          </table:table-cell>
          <table:table-cell office:value-type="float" office:value="5194800000.0">
            <text:p>5194800000.0</text:p>
          </table:table-cell>
          <table:table-cell office:value-type="float" office:value="33100">
            <text:p>33100</text:p>
          </table:table-cell>
          <table:table-cell office:value-type="string" office:string-value="VND">
            <text:p>VND</text:p>
          </table:table-cell>
          <table:table-cell office:value-type="float" office:value="-60.06006000000001">
            <text:p>-60.06006000000001</text:p>
          </table:table-cell>
          <table:table-cell office:value-type="float" office:value="2039100">
            <text:p>2039100</text:p>
          </table:table-cell>
          <table:table-cell office:value-type="float" office:value="31.11720837">
            <text:p>31.11720837</text:p>
          </table:table-cell>
          <table:table-cell office:value-type="float" office:value="0.04148508">
            <text:p>0.04148508</text:p>
          </table:table-cell>
          <table:table-cell office:value-type="float" office:value="4801.610405">
            <text:p>4801.610405</text:p>
          </table:table-cell>
          <table:table-cell office:value-type="float" office:value="90.09009">
            <text:p>90.09009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TA">
            <text:p>GTA</text:p>
          </table:table-cell>
          <table:table-cell office:value-type="string" office:string-value="THUAN AN WOOD PROCESSING JOINT STOCK COMPANY">
            <text:p>THUAN AN WOOD PROCESS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4217069.967279">
            <text:p>4217069.967279</text:p>
          </table:table-cell>
          <table:table-cell office:value-type="float" office:value="11000">
            <text:p>11000</text:p>
          </table:table-cell>
          <table:table-cell office:value-type="string" office:string-value="VND">
            <text:p>VND</text:p>
          </table:table-cell>
          <table:table-cell office:value-type="float" office:value="-90.09009">
            <text:p>-90.09009</text:p>
          </table:table-cell>
          <table:table-cell office:value-type="float" office:value="2900">
            <text:p>2900</text:p>
          </table:table-cell>
          <table:table-cell office:value-type="float" office:value="11.73558281">
            <text:p>11.73558281</text:p>
          </table:table-cell>
          <table:table-cell office:value-type="float" office:value="0.03843013">
            <text:p>0.03843013</text:p>
          </table:table-cell>
          <table:table-cell office:value-type="float" office:value="28412.310523999997">
            <text:p>28412.310523999997</text:p>
          </table:table-cell>
          <table:table-cell office:value-type="float" office:value="500.0">
            <text:p>500.0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SP">
            <text:p>GSP</text:p>
          </table:table-cell>
          <table:table-cell office:value-type="string" office:string-value="INTERNATIONAL GAS PRODUCT SHIPPING JOINT STOCK COMPANY">
            <text:p>INTERNATIONAL GAS PRODUCT SHIPP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30640529.003916">
            <text:p>30640529.003916</text:p>
          </table:table-cell>
          <table:table-cell office:value-type="float" office:value="12900">
            <text:p>12900</text:p>
          </table:table-cell>
          <table:table-cell office:value-type="string" office:string-value="VND">
            <text:p>VND</text:p>
          </table:table-cell>
          <table:table-cell office:value-type="float" office:value="78.125">
            <text:p>78.125</text:p>
          </table:table-cell>
          <table:table-cell office:value-type="float" office:value="57600">
            <text:p>57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MH">
            <text:p>GMH</text:p>
          </table:table-cell>
          <table:table-cell office:value-type="string" office:string-value="CTCP MINH HUNG QUANG TRI">
            <text:p>CTCP MINH HUNG QUANG TRI</text:p>
          </table:table-cell>
          <table:table-cell office:value-type="string" office:string-value="stock">
            <text:p>stock</text:p>
          </table:table-cell>
          <table:table-cell office:value-type="float" office:value="5148000.0">
            <text:p>5148000.0</text:p>
          </table:table-cell>
          <table:table-cell office:value-type="float" office:value="8050">
            <text:p>8050</text:p>
          </table:table-cell>
          <table:table-cell office:value-type="string" office:string-value="VND">
            <text:p>VND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50.0">
            <text:p>1250.0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MD">
            <text:p>GMD</text:p>
          </table:table-cell>
          <table:table-cell office:value-type="string" office:string-value="GEMADEPT CORPORATION">
            <text:p>GEMADEPT CORPORATION</text:p>
          </table:table-cell>
          <table:table-cell office:value-type="string" office:string-value="stock">
            <text:p>stock</text:p>
          </table:table-cell>
          <table:table-cell office:value-type="float" office:value="952113781.915296">
            <text:p>952113781.915296</text:p>
          </table:table-cell>
          <table:table-cell office:value-type="float" office:value="57600">
            <text:p>57600</text:p>
          </table:table-cell>
          <table:table-cell office:value-type="string" office:string-value="VND">
            <text:p>VND</text:p>
          </table:table-cell>
          <table:table-cell office:value-type="float" office:value="-86.05852">
            <text:p>-86.05852</text:p>
          </table:table-cell>
          <table:table-cell office:value-type="float" office:value="1498400">
            <text:p>1498400</text:p>
          </table:table-cell>
          <table:table-cell office:value-type="float" office:value="15.68864832">
            <text:p>15.68864832</text:p>
          </table:table-cell>
          <table:table-cell office:value-type="float" office:value="0.14318633">
            <text:p>0.14318633</text:p>
          </table:table-cell>
          <table:table-cell office:value-type="float" office:value="-4035.250667">
            <text:p>-4035.250667</text:p>
          </table:table-cell>
          <table:table-cell office:value-type="float" office:value="322.496145">
            <text:p>322.496145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IL">
            <text:p>GIL</text:p>
          </table:table-cell>
          <table:table-cell office:value-type="string" office:string-value="BINH THANH IMPORT EXPORT PRODUCTION AND TRADE JOINT STOCK COMPANY">
            <text:p>BINH THANH IMPORT EXPORT PRODUCTION AND TRADE JOINT STOCK COMPANY</text:p>
          </table:table-cell>
          <table:table-cell office:value-type="string" office:string-value="stock">
            <text:p>stock</text:p>
          </table:table-cell>
          <table:table-cell office:value-type="float" office:value="69342040.615068">
            <text:p>69342040.615068</text:p>
          </table:table-cell>
          <table:table-cell office:value-type="float" office:value="17500">
            <text:p>175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31800">
            <text:p>331800</text:p>
          </table:table-cell>
          <table:table-cell office:value-type="float" office:value="51.97085356">
            <text:p>51.97085356</text:p>
          </table:table-cell>
          <table:table-cell office:value-type="float" office:value="0.01313236">
            <text:p>0.01313236</text:p>
          </table:table-cell>
          <table:table-cell office:value-type="float" office:value="2039.115563">
            <text:p>2039.115563</text:p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EX">
            <text:p>GEX</text:p>
          </table:table-cell>
          <table:table-cell office:value-type="string" office:string-value="VIET NAM ELECTRICAL EQUIPMENT JOINT STOCK CORPORATION">
            <text:p>VIET NAM ELECTRICAL EQUIPMENT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755825546.026629">
            <text:p>755825546.026629</text:p>
          </table:table-cell>
          <table:table-cell office:value-type="float" office:value="22950">
            <text:p>22950</text:p>
          </table:table-cell>
          <table:table-cell office:value-type="string" office:string-value="VND">
            <text:p>VND</text:p>
          </table:table-cell>
          <table:table-cell office:value-type="float" office:value="177.383592">
            <text:p>177.383592</text:p>
          </table:table-cell>
          <table:table-cell office:value-type="float" office:value="3855800">
            <text:p>3855800</text:p>
          </table:table-cell>
          <table:table-cell office:value-type="float" office:value="12.07168847">
            <text:p>12.07168847</text:p>
          </table:table-cell>
          <table:table-cell office:value-type="float" office:value="0.07414456">
            <text:p>0.07414456</text:p>
          </table:table-cell>
          <table:table-cell office:value-type="float" office:value="38903.634906">
            <text:p>38903.634906</text:p>
          </table:table-cell>
          <table:table-cell office:value-type="float" office:value="0.0">
            <text:p/>
          </table:table-cell>
          <table:table-cell office:value-type="string" office:string-value="Electronic technology">
            <text:p>Electronic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EG">
            <text:p>GEG</text:p>
          </table:table-cell>
          <table:table-cell office:value-type="string" office:string-value="CTCP DIEN GIA LAI">
            <text:p>CTCP DIEN GIA LAI</text:p>
          </table:table-cell>
          <table:table-cell office:value-type="string" office:string-value="stock">
            <text:p>stock</text:p>
          </table:table-cell>
          <table:table-cell office:value-type="float" office:value="187950660.795612">
            <text:p>187950660.795612</text:p>
          </table:table-cell>
          <table:table-cell office:value-type="float" office:value="13800">
            <text:p>13800</text:p>
          </table:table-cell>
          <table:table-cell office:value-type="string" office:string-value="VND">
            <text:p>VND</text:p>
          </table:table-cell>
          <table:table-cell office:value-type="float" office:value="260.223048">
            <text:p>260.223048</text:p>
          </table:table-cell>
          <table:table-cell office:value-type="float" office:value="1115800">
            <text:p>1115800</text:p>
          </table:table-cell>
          <table:table-cell office:value-type="float" office:value="50.30729372">
            <text:p>50.30729372</text:p>
          </table:table-cell>
          <table:table-cell office:value-type="float" office:value="0.01069825">
            <text:p>0.01069825</text:p>
          </table:table-cell>
          <table:table-cell office:value-type="float" office:value="-1252.6833720000002">
            <text:p>-1252.6833720000002</text:p>
          </table:table-cell>
          <table:table-cell office:value-type="float" office:value="464.11895899999996">
            <text:p>464.11895899999996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EE">
            <text:p>GEE</text:p>
          </table:table-cell>
          <table:table-cell office:value-type="string" office:string-value="CTCP DIEN LUC GELEX">
            <text:p>CTCP DIEN LUC GELEX</text:p>
          </table:table-cell>
          <table:table-cell office:value-type="string" office:string-value="stock">
            <text:p>stock</text:p>
          </table:table-cell>
          <table:table-cell office:value-type="float" office:value="826702500.0">
            <text:p>826702500.0</text:p>
          </table:table-cell>
          <table:table-cell office:value-type="float" office:value="70100">
            <text:p>70100</text:p>
          </table:table-cell>
          <table:table-cell office:value-type="string" office:string-value="VND">
            <text:p>VND</text:p>
          </table:table-cell>
          <table:table-cell office:value-type="float" office:value="86.330935">
            <text:p>86.330935</text:p>
          </table:table-cell>
          <table:table-cell office:value-type="float" office:value="832300">
            <text:p>832300</text:p>
          </table:table-cell>
          <table:table-cell office:value-type="float" office:value="17.34108522">
            <text:p>17.34108522</text:p>
          </table:table-cell>
          <table:table-cell office:value-type="float" office:value="0.15765449">
            <text:p>0.15765449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Electronic technology">
            <text:p>Electronic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DT">
            <text:p>GDT</text:p>
          </table:table-cell>
          <table:table-cell office:value-type="string" office:string-value="DUC THANH WOOD PROCESSING JOINT STOCK COMPANY">
            <text:p>DUC THANH WOOD PROCESS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21258489.296733">
            <text:p>21258489.296733</text:p>
          </table:table-cell>
          <table:table-cell office:value-type="float" office:value="23200">
            <text:p>23200</text:p>
          </table:table-cell>
          <table:table-cell office:value-type="string" office:string-value="VND">
            <text:p>VND</text:p>
          </table:table-cell>
          <table:table-cell office:value-type="float" office:value="43.290043">
            <text:p>43.290043</text:p>
          </table:table-cell>
          <table:table-cell office:value-type="float" office:value="38800">
            <text:p>38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32.900433">
            <text:p>432.900433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GAS">
            <text:p>GAS</text:p>
          </table:table-cell>
          <table:table-cell office:value-type="string" office:string-value="PETROVIETNAM GAS JOINT STOCK CORPORATION">
            <text:p>PETROVIETNAM GAS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6185359774.584978">
            <text:p>6185359774.584978</text:p>
          </table:table-cell>
          <table:table-cell office:value-type="float" office:value="68200">
            <text:p>68200</text:p>
          </table:table-cell>
          <table:table-cell office:value-type="string" office:string-value="VND">
            <text:p>VND</text:p>
          </table:table-cell>
          <table:table-cell office:value-type="float" office:value="73.855244">
            <text:p>73.855244</text:p>
          </table:table-cell>
          <table:table-cell office:value-type="float" office:value="885900">
            <text:p>885900</text:p>
          </table:table-cell>
          <table:table-cell office:value-type="float" office:value="15.36494389">
            <text:p>15.36494389</text:p>
          </table:table-cell>
          <table:table-cell office:value-type="float" office:value="0.17310834">
            <text:p>0.17310834</text:p>
          </table:table-cell>
          <table:table-cell office:value-type="float" office:value="-1393.115358">
            <text:p>-1393.115358</text:p>
          </table:table-cell>
          <table:table-cell office:value-type="float" office:value="868.885223">
            <text:p>868.885223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TS">
            <text:p>FTS</text:p>
          </table:table-cell>
          <table:table-cell office:value-type="string" office:string-value="FPT SECURITIES JOINT STOCK COMPANY">
            <text:p>FPT SECURITIES JOINT STOCK COMPANY</text:p>
          </table:table-cell>
          <table:table-cell office:value-type="string" office:string-value="stock">
            <text:p>stock</text:p>
          </table:table-cell>
          <table:table-cell office:value-type="float" office:value="597735862.042254">
            <text:p>597735862.042254</text:p>
          </table:table-cell>
          <table:table-cell office:value-type="float" office:value="50600">
            <text:p>50600</text:p>
          </table:table-cell>
          <table:table-cell office:value-type="string" office:string-value="VND">
            <text:p>VND</text:p>
          </table:table-cell>
          <table:table-cell office:value-type="float" office:value="99.800399">
            <text:p>99.800399</text:p>
          </table:table-cell>
          <table:table-cell office:value-type="float" office:value="2394500">
            <text:p>2394500</text:p>
          </table:table-cell>
          <table:table-cell office:value-type="float" office:value="27.13877407">
            <text:p>27.13877407</text:p>
          </table:table-cell>
          <table:table-cell office:value-type="float" office:value="0.07271515">
            <text:p>0.07271515</text:p>
          </table:table-cell>
          <table:table-cell office:value-type="float" office:value="2588.33992">
            <text:p>2588.33992</text:p>
          </table:table-cell>
          <table:table-cell office:value-type="float" office:value="71.285999">
            <text:p>71.285999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RT">
            <text:p>FRT</text:p>
          </table:table-cell>
          <table:table-cell office:value-type="string" office:string-value="FPT DIGITAL RETAIL JOINT STOCK COMPANY">
            <text:p>FPT DIGITAL RETAIL JOINT STOCK COMPANY</text:p>
          </table:table-cell>
          <table:table-cell office:value-type="string" office:string-value="stock">
            <text:p>stock</text:p>
          </table:table-cell>
          <table:table-cell office:value-type="float" office:value="956952894.071967">
            <text:p>956952894.071967</text:p>
          </table:table-cell>
          <table:table-cell office:value-type="float" office:value="182500">
            <text:p>182500</text:p>
          </table:table-cell>
          <table:table-cell office:value-type="string" office:string-value="VND">
            <text:p>VND</text:p>
          </table:table-cell>
          <table:table-cell office:value-type="float" office:value="133.2593">
            <text:p>133.2593</text:p>
          </table:table-cell>
          <table:table-cell office:value-type="float" office:value="253000">
            <text:p>253000</text:p>
          </table:table-cell>
          <table:table-cell office:value-type="float" office:value="78.30854235">
            <text:p>78.30854235</text:p>
          </table:table-cell>
          <table:table-cell office:value-type="float" office:value="0.09089047">
            <text:p>0.09089047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PT">
            <text:p>FPT</text:p>
          </table:table-cell>
          <table:table-cell office:value-type="string" office:string-value="FPT CORPORATION">
            <text:p>FPT CORPORATION</text:p>
          </table:table-cell>
          <table:table-cell office:value-type="string" office:string-value="stock">
            <text:p>stock</text:p>
          </table:table-cell>
          <table:table-cell office:value-type="float" office:value="7511942953.125">
            <text:p>7511942953.125</text:p>
          </table:table-cell>
          <table:table-cell office:value-type="float" office:value="130100">
            <text:p>130100</text:p>
          </table:table-cell>
          <table:table-cell office:value-type="string" office:string-value="VND">
            <text:p>VND</text:p>
          </table:table-cell>
          <table:table-cell office:value-type="float" office:value="-98.934551">
            <text:p>-98.934551</text:p>
          </table:table-cell>
          <table:table-cell office:value-type="float" office:value="5466100">
            <text:p>5466100</text:p>
          </table:table-cell>
          <table:table-cell office:value-type="float" office:value="26.3442503">
            <text:p>26.3442503</text:p>
          </table:table-cell>
          <table:table-cell office:value-type="float" office:value="0.1925999">
            <text:p>0.1925999</text:p>
          </table:table-cell>
          <table:table-cell office:value-type="float" office:value="1129.562502">
            <text:p>1129.562502</text:p>
          </table:table-cell>
          <table:table-cell office:value-type="float" office:value="142.280458">
            <text:p>142.280458</text:p>
          </table:table-cell>
          <table:table-cell office:value-type="string" office:string-value="Technology services">
            <text:p>Technology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MC">
            <text:p>FMC</text:p>
          </table:table-cell>
          <table:table-cell office:value-type="string" office:string-value="SAO TA FOODS JOINT STOCK COMPANY">
            <text:p>SAO TA FOODS JOINT STOCK COMPANY</text:p>
          </table:table-cell>
          <table:table-cell office:value-type="string" office:string-value="stock">
            <text:p>stock</text:p>
          </table:table-cell>
          <table:table-cell office:value-type="float" office:value="122918041.300977">
            <text:p>122918041.300977</text:p>
          </table:table-cell>
          <table:table-cell office:value-type="float" office:value="48150">
            <text:p>48150</text:p>
          </table:table-cell>
          <table:table-cell office:value-type="string" office:string-value="VND">
            <text:p>VND</text:p>
          </table:table-cell>
          <table:table-cell office:value-type="float" office:value="-10.373444">
            <text:p>-10.373444</text:p>
          </table:table-cell>
          <table:table-cell office:value-type="float" office:value="40100">
            <text:p>40100</text:p>
          </table:table-cell>
          <table:table-cell office:value-type="float" office:value="10.29839795">
            <text:p>10.29839795</text:p>
          </table:table-cell>
          <table:table-cell office:value-type="float" office:value="0.1823439">
            <text:p>0.1823439</text:p>
          </table:table-cell>
          <table:table-cell office:value-type="float" office:value="969.511157">
            <text:p>969.511157</text:p>
          </table:table-cell>
          <table:table-cell office:value-type="float" office:value="414.937759">
            <text:p>414.937759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IT">
            <text:p>FIT</text:p>
          </table:table-cell>
          <table:table-cell office:value-type="string" office:string-value="F.I.T GROUP JOINT STOCK COMPANY">
            <text:p>F.I.T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55283311.016232">
            <text:p>55283311.016232</text:p>
          </table:table-cell>
          <table:table-cell office:value-type="float" office:value="4160">
            <text:p>4160</text:p>
          </table:table-cell>
          <table:table-cell office:value-type="string" office:string-value="VND">
            <text:p>VND</text:p>
          </table:table-cell>
          <table:table-cell office:value-type="float" office:value="-23.980815">
            <text:p>-23.980815</text:p>
          </table:table-cell>
          <table:table-cell office:value-type="float" office:value="327100">
            <text:p>327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IR">
            <text:p>FIR</text:p>
          </table:table-cell>
          <table:table-cell office:value-type="string" office:string-value="CTCP DIA OC FIRST REAL">
            <text:p>CTCP DIA OC FIRST REAL</text:p>
          </table:table-cell>
          <table:table-cell office:value-type="string" office:string-value="stock">
            <text:p>stock</text:p>
          </table:table-cell>
          <table:table-cell office:value-type="float" office:value="18065131.698744">
            <text:p>18065131.698744</text:p>
          </table:table-cell>
          <table:table-cell office:value-type="float" office:value="7710">
            <text:p>7710</text:p>
          </table:table-cell>
          <table:table-cell office:value-type="string" office:string-value="VND">
            <text:p>VND</text:p>
          </table:table-cell>
          <table:table-cell office:value-type="float" office:value="693.481276">
            <text:p>693.481276</text:p>
          </table:table-cell>
          <table:table-cell office:value-type="float" office:value="636300">
            <text:p>636300</text:p>
          </table:table-cell>
          <table:table-cell office:value-type="string" office:string-value="">
            <text:p/>
          </table:table-cell>
          <table:table-cell office:value-type="float" office:value="-0.01298293">
            <text:p>-0.01298293</text:p>
          </table:table-cell>
          <table:table-cell office:value-type="float" office:value="-18134.797958">
            <text:p>-18134.797958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DC">
            <text:p>FDC</text:p>
          </table:table-cell>
          <table:table-cell office:value-type="string" office:string-value="FOREIGN TRADE DEVELOPMENT AND INVESTMENT">
            <text:p>FOREIGN TRADE DEVELOPMENT AND INVESTMENT</text:p>
          </table:table-cell>
          <table:table-cell office:value-type="string" office:string-value="stock">
            <text:p>stock</text:p>
          </table:table-cell>
          <table:table-cell office:value-type="float" office:value="25381426.045989">
            <text:p>25381426.045989</text:p>
          </table:table-cell>
          <table:table-cell office:value-type="float" office:value="16850">
            <text:p>16850</text:p>
          </table:table-cell>
          <table:table-cell office:value-type="string" office:string-value="VND">
            <text:p>VND</text:p>
          </table:table-cell>
          <table:table-cell office:value-type="float" office:value="698.412698">
            <text:p>698.412698</text:p>
          </table:table-cell>
          <table:table-cell office:value-type="float" office:value="200">
            <text:p>200</text:p>
          </table:table-cell>
          <table:table-cell office:value-type="float" office:value="128.73090428">
            <text:p>128.73090428</text:p>
          </table:table-cell>
          <table:table-cell office:value-type="float" office:value="0.00510483">
            <text:p>0.00510483</text:p>
          </table:table-cell>
          <table:table-cell office:value-type="float" office:value="59752.416682">
            <text:p>59752.416682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CN">
            <text:p>FCN</text:p>
          </table:table-cell>
          <table:table-cell office:value-type="string" office:string-value="FECON CORPORATION">
            <text:p>FECON CORPORATION</text:p>
          </table:table-cell>
          <table:table-cell office:value-type="string" office:string-value="stock">
            <text:p>stock</text:p>
          </table:table-cell>
          <table:table-cell office:value-type="float" office:value="85347679.385358">
            <text:p>85347679.385358</text:p>
          </table:table-cell>
          <table:table-cell office:value-type="float" office:value="14200">
            <text:p>14200</text:p>
          </table:table-cell>
          <table:table-cell office:value-type="string" office:string-value="VND">
            <text:p>VND</text:p>
          </table:table-cell>
          <table:table-cell office:value-type="float" office:value="215.82733799999997">
            <text:p>215.82733799999997</text:p>
          </table:table-cell>
          <table:table-cell office:value-type="float" office:value="717400">
            <text:p>717400</text:p>
          </table:table-cell>
          <table:table-cell office:value-type="float" office:value="234.93402821">
            <text:p>234.93402821</text:p>
          </table:table-cell>
          <table:table-cell office:value-type="float" office:value="0.00235726">
            <text:p>0.00235726</text:p>
          </table:table-cell>
          <table:table-cell office:value-type="string" office:string-value="">
            <text:p/>
          </table:table-cell>
          <table:table-cell office:value-type="float" office:value="71.942446">
            <text:p>71.942446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FCM">
            <text:p>FCM</text:p>
          </table:table-cell>
          <table:table-cell office:value-type="string" office:string-value="FECON MINING JOINT STOCK COMPANY">
            <text:p>FECON MIN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7409665.486431">
            <text:p>7409665.486431</text:p>
          </table:table-cell>
          <table:table-cell office:value-type="float" office:value="4140">
            <text:p>4140</text:p>
          </table:table-cell>
          <table:table-cell office:value-type="string" office:string-value="VND">
            <text:p>VND</text:p>
          </table:table-cell>
          <table:table-cell office:value-type="float" office:value="72.99270100000001">
            <text:p>72.99270100000001</text:p>
          </table:table-cell>
          <table:table-cell office:value-type="float" office:value="184900">
            <text:p>184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EVG">
            <text:p>EVG</text:p>
          </table:table-cell>
          <table:table-cell office:value-type="string" office:string-value="EVERLAND INVESTMENT JOINT STOCK COMPANY">
            <text:p>EVERLAND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53558467.033071">
            <text:p>53558467.033071</text:p>
          </table:table-cell>
          <table:table-cell office:value-type="float" office:value="6420">
            <text:p>6420</text:p>
          </table:table-cell>
          <table:table-cell office:value-type="string" office:string-value="VND">
            <text:p>VND</text:p>
          </table:table-cell>
          <table:table-cell office:value-type="float" office:value="62.695924999999995">
            <text:p>62.695924999999995</text:p>
          </table:table-cell>
          <table:table-cell office:value-type="float" office:value="395200">
            <text:p>395200</text:p>
          </table:table-cell>
          <table:table-cell office:value-type="float" office:value="36.18656712">
            <text:p>36.18656712</text:p>
          </table:table-cell>
          <table:table-cell office:value-type="float" office:value="0.00727397">
            <text:p>0.00727397</text:p>
          </table:table-cell>
          <table:table-cell office:value-type="float" office:value="1809.886377">
            <text:p>1809.886377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EVF">
            <text:p>EVF</text:p>
          </table:table-cell>
          <table:table-cell office:value-type="string" office:string-value="CT TAI CHINH CP DIEN LUC">
            <text:p>CT TAI CHINH CP DIEN LUC</text:p>
          </table:table-cell>
          <table:table-cell office:value-type="string" office:string-value="stock">
            <text:p>stock</text:p>
          </table:table-cell>
          <table:table-cell office:value-type="float" office:value="304036176.910401">
            <text:p>304036176.910401</text:p>
          </table:table-cell>
          <table:table-cell office:value-type="float" office:value="10400">
            <text:p>10400</text:p>
          </table:table-cell>
          <table:table-cell office:value-type="string" office:string-value="VND">
            <text:p>VND</text:p>
          </table:table-cell>
          <table:table-cell office:value-type="float" office:value="146.341463">
            <text:p>146.341463</text:p>
          </table:table-cell>
          <table:table-cell office:value-type="float" office:value="7416900">
            <text:p>7416900</text:p>
          </table:table-cell>
          <table:table-cell office:value-type="float" office:value="14.436316">
            <text:p>14.436316</text:p>
          </table:table-cell>
          <table:table-cell office:value-type="float" office:value="0.02809581">
            <text:p>0.02809581</text:p>
          </table:table-cell>
          <table:table-cell office:value-type="float" office:value="-1085.362582">
            <text:p>-1085.362582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EVE">
            <text:p>EVE</text:p>
          </table:table-cell>
          <table:table-cell office:value-type="string" office:string-value="EVERPIA JOINT STOCK COMPANY">
            <text:p>EVERPIA JOINT STOCK COMPANY</text:p>
          </table:table-cell>
          <table:table-cell office:value-type="string" office:string-value="stock">
            <text:p>stock</text:p>
          </table:table-cell>
          <table:table-cell office:value-type="float" office:value="17763741.569145">
            <text:p>17763741.569145</text:p>
          </table:table-cell>
          <table:table-cell office:value-type="float" office:value="10700">
            <text:p>10700</text:p>
          </table:table-cell>
          <table:table-cell office:value-type="string" office:string-value="VND">
            <text:p>VND</text:p>
          </table:table-cell>
          <table:table-cell office:value-type="float" office:value="-138.24884799999998">
            <text:p>-138.24884799999998</text:p>
          </table:table-cell>
          <table:table-cell office:value-type="float" office:value="12700">
            <text:p>12700</text:p>
          </table:table-cell>
          <table:table-cell office:value-type="string" office:string-value="">
            <text:p/>
          </table:table-cell>
          <table:table-cell office:value-type="float" office:value="-0.02857533">
            <text:p>-0.02857533</text:p>
          </table:table-cell>
          <table:table-cell office:value-type="float" office:value="-26650.883153000002">
            <text:p>-26650.883153000002</text:p>
          </table:table-cell>
          <table:table-cell office:value-type="float" office:value="460.82949299999996">
            <text:p>460.82949299999996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ELC">
            <text:p>ELC</text:p>
          </table:table-cell>
          <table:table-cell office:value-type="string" office:string-value="ELECTRONICS COMMUNICATIONS TECHNOLOGY INVESTMENT DEVELOPMENT CORPORATION">
            <text:p>ELECTRONICS COMMUNICATIONS TECHNOLOGY INVESTMENT DEVELOPMENT CORPORATION</text:p>
          </table:table-cell>
          <table:table-cell office:value-type="string" office:string-value="stock">
            <text:p>stock</text:p>
          </table:table-cell>
          <table:table-cell office:value-type="float" office:value="97449394.798275">
            <text:p>97449394.798275</text:p>
          </table:table-cell>
          <table:table-cell office:value-type="float" office:value="24450">
            <text:p>24450</text:p>
          </table:table-cell>
          <table:table-cell office:value-type="string" office:string-value="VND">
            <text:p>VND</text:p>
          </table:table-cell>
          <table:table-cell office:value-type="float" office:value="-220.00000000000003">
            <text:p>-220.00000000000003</text:p>
          </table:table-cell>
          <table:table-cell office:value-type="float" office:value="703400">
            <text:p>703400</text:p>
          </table:table-cell>
          <table:table-cell office:value-type="float" office:value="30.68787146">
            <text:p>30.68787146</text:p>
          </table:table-cell>
          <table:table-cell office:value-type="float" office:value="0.032666">
            <text:p>0.032666</text:p>
          </table:table-cell>
          <table:table-cell office:value-type="float" office:value="9067.450426000001">
            <text:p>9067.450426000001</text:p>
          </table:table-cell>
          <table:table-cell office:value-type="float" office:value="0.0">
            <text:p/>
          </table:table-cell>
          <table:table-cell office:value-type="string" office:string-value="Technology services">
            <text:p>Technology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EIB">
            <text:p>EIB</text:p>
          </table:table-cell>
          <table:table-cell office:value-type="string" office:string-value="VIETNAM EXPORT IMPORT COMMERCIAL JOINT STOCK BANK">
            <text:p>VIETNAM EXPORT IMPORT COMMERCIAL JOINT STOCK BANK</text:p>
          </table:table-cell>
          <table:table-cell office:value-type="string" office:string-value="stock">
            <text:p>stock</text:p>
          </table:table-cell>
          <table:table-cell office:value-type="float" office:value="1463818968.621828">
            <text:p>1463818968.621828</text:p>
          </table:table-cell>
          <table:table-cell office:value-type="float" office:value="20400">
            <text:p>20400</text:p>
          </table:table-cell>
          <table:table-cell office:value-type="string" office:string-value="VND">
            <text:p>VND</text:p>
          </table:table-cell>
          <table:table-cell office:value-type="float" office:value="124.069479">
            <text:p>124.069479</text:p>
          </table:table-cell>
          <table:table-cell office:value-type="float" office:value="25149800">
            <text:p>25149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9.143342">
            <text:p>139.143342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XV">
            <text:p>DXV</text:p>
          </table:table-cell>
          <table:table-cell office:value-type="string" office:string-value="DA NANG CONSTRUCTION BUILDING MATERIALS VICEM JOINT STOCK COMPANY">
            <text:p>DA NANG CONSTRUCTION BUILDING MATERIALS VICEM JOINT STOCK COMPANY</text:p>
          </table:table-cell>
          <table:table-cell office:value-type="string" office:string-value="stock">
            <text:p>stock</text:p>
          </table:table-cell>
          <table:table-cell office:value-type="float" office:value="1544399.940486">
            <text:p>1544399.940486</text:p>
          </table:table-cell>
          <table:table-cell office:value-type="float" office:value="3970">
            <text:p>3970</text:p>
          </table:table-cell>
          <table:table-cell office:value-type="string" office:string-value="VND">
            <text:p>VND</text:p>
          </table:table-cell>
          <table:table-cell office:value-type="float" office:value="-75.0">
            <text:p>-75.0</text:p>
          </table:table-cell>
          <table:table-cell office:value-type="float" office:value="5900">
            <text:p>5900</text:p>
          </table:table-cell>
          <table:table-cell office:value-type="string" office:string-value="">
            <text:p/>
          </table:table-cell>
          <table:table-cell office:value-type="float" office:value="-0.02237608">
            <text:p>-0.02237608</text:p>
          </table:table-cell>
          <table:table-cell office:value-type="float" office:value="3186.6733990000002">
            <text:p>3186.6733990000002</text:p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XS">
            <text:p>DXS</text:p>
          </table:table-cell>
          <table:table-cell office:value-type="string" office:string-value="CTCP DICH VU BDS DAT XANH">
            <text:p>CTCP DICH VU BDS DAT XANH</text:p>
          </table:table-cell>
          <table:table-cell office:value-type="string" office:string-value="stock">
            <text:p>stock</text:p>
          </table:table-cell>
          <table:table-cell office:value-type="float" office:value="171646173.48633298">
            <text:p>171646173.48633298</text:p>
          </table:table-cell>
          <table:table-cell office:value-type="float" office:value="7590">
            <text:p>7590</text:p>
          </table:table-cell>
          <table:table-cell office:value-type="string" office:string-value="VND">
            <text:p>VND</text:p>
          </table:table-cell>
          <table:table-cell office:value-type="float" office:value="-13.157895">
            <text:p>-13.157895</text:p>
          </table:table-cell>
          <table:table-cell office:value-type="float" office:value="1146300">
            <text:p>1146300</text:p>
          </table:table-cell>
          <table:table-cell office:value-type="float" office:value="31.1008598">
            <text:p>31.1008598</text:p>
          </table:table-cell>
          <table:table-cell office:value-type="float" office:value="0.00951774">
            <text:p>0.00951774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XG">
            <text:p>DXG</text:p>
          </table:table-cell>
          <table:table-cell office:value-type="string" office:string-value="DAT XANH GROUP JOINT STOCK COMPANY">
            <text:p>DAT XANH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553599329.4799889">
            <text:p>553599329.4799889</text:p>
          </table:table-cell>
          <table:table-cell office:value-type="float" office:value="16600">
            <text:p>16600</text:p>
          </table:table-cell>
          <table:table-cell office:value-type="string" office:string-value="VND">
            <text:p>VND</text:p>
          </table:table-cell>
          <table:table-cell office:value-type="float" office:value="184.04908">
            <text:p>184.04908</text:p>
          </table:table-cell>
          <table:table-cell office:value-type="float" office:value="8168300">
            <text:p>8168300</text:p>
          </table:table-cell>
          <table:table-cell office:value-type="float" office:value="47.90905822">
            <text:p>47.90905822</text:p>
          </table:table-cell>
          <table:table-cell office:value-type="float" office:value="0.0135131">
            <text:p>0.0135131</text:p>
          </table:table-cell>
          <table:table-cell office:value-type="float" office:value="3494.900413">
            <text:p>3494.900413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VP">
            <text:p>DVP</text:p>
          </table:table-cell>
          <table:table-cell office:value-type="string" office:string-value="DINH VU PORT INVESTMENT &amp; DEVELOPMENT JOINT STOCK COMPANY">
            <text:p>DINH VU PORT INVESTMENT &amp; DEVELOP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27452000.0">
            <text:p>127452000.0</text:p>
          </table:table-cell>
          <table:table-cell office:value-type="float" office:value="81900">
            <text:p>81900</text:p>
          </table:table-cell>
          <table:table-cell office:value-type="string" office:string-value="VND">
            <text:p>VND</text:p>
          </table:table-cell>
          <table:table-cell office:value-type="float" office:value="24.479803999999998">
            <text:p>24.479803999999998</text:p>
          </table:table-cell>
          <table:table-cell office:value-type="float" office:value="3400">
            <text:p>3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56.7931460000001">
            <text:p>856.7931460000001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TT">
            <text:p>DTT</text:p>
          </table:table-cell>
          <table:table-cell office:value-type="string" office:string-value="DO THANH TECHNOLOGY CORPORATION">
            <text:p>DO THANH TECHNOLOGY CORPORATION</text:p>
          </table:table-cell>
          <table:table-cell office:value-type="string" office:string-value="stock">
            <text:p>stock</text:p>
          </table:table-cell>
          <table:table-cell office:value-type="float" office:value="5404656.781212">
            <text:p>5404656.781212</text:p>
          </table:table-cell>
          <table:table-cell office:value-type="float" office:value="17000">
            <text:p>17000</text:p>
          </table:table-cell>
          <table:table-cell office:value-type="string" office:string-value="VND">
            <text:p>VND</text:p>
          </table:table-cell>
          <table:table-cell office:value-type="float" office:value="-395.480226">
            <text:p>-395.480226</text:p>
          </table:table-cell>
          <table:table-cell office:value-type="float" office:value="300">
            <text:p>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0.58823500000005">
            <text:p>470.58823500000005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TL">
            <text:p>DTL</text:p>
          </table:table-cell>
          <table:table-cell office:value-type="string" office:string-value="DAI THIEN LOC CORPORATION.">
            <text:p>DAI THIEN LOC CORPORATION.</text:p>
          </table:table-cell>
          <table:table-cell office:value-type="string" office:string-value="stock">
            <text:p>stock</text:p>
          </table:table-cell>
          <table:table-cell office:value-type="float" office:value="23882545.093914">
            <text:p>23882545.093914</text:p>
          </table:table-cell>
          <table:table-cell office:value-type="float" office:value="10100">
            <text:p>10100</text:p>
          </table:table-cell>
          <table:table-cell office:value-type="string" office:string-value="VND">
            <text:p>VND</text:p>
          </table:table-cell>
          <table:table-cell office:value-type="float" office:value="100.0">
            <text:p>100.0</text:p>
          </table:table-cell>
          <table:table-cell office:value-type="float" office:value="500">
            <text:p>500</text:p>
          </table:table-cell>
          <table:table-cell office:value-type="string" office:string-value="">
            <text:p/>
          </table:table-cell>
          <table:table-cell office:value-type="float" office:value="-0.00985131">
            <text:p>-0.00985131</text:p>
          </table:table-cell>
          <table:table-cell office:value-type="float" office:value="9254.083482">
            <text:p>9254.083482</text:p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TA">
            <text:p>DTA</text:p>
          </table:table-cell>
          <table:table-cell office:value-type="string" office:string-value="DE TAM JOINT STOCK COMPANY.">
            <text:p>DE TAM JOINT STOCK COMPANY.</text:p>
          </table:table-cell>
          <table:table-cell office:value-type="string" office:string-value="stock">
            <text:p>stock</text:p>
          </table:table-cell>
          <table:table-cell office:value-type="float" office:value="2930027.081904">
            <text:p>2930027.081904</text:p>
          </table:table-cell>
          <table:table-cell office:value-type="float" office:value="4090">
            <text:p>4090</text:p>
          </table:table-cell>
          <table:table-cell office:value-type="string" office:string-value="VND">
            <text:p>VND</text:p>
          </table:table-cell>
          <table:table-cell office:value-type="float" office:value="-168.269231">
            <text:p>-168.269231</text:p>
          </table:table-cell>
          <table:table-cell office:value-type="float" office:value="33600">
            <text:p>33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SN">
            <text:p>DSN</text:p>
          </table:table-cell>
          <table:table-cell office:value-type="string" office:string-value="DAM SEN WATER PARK CORPORATION">
            <text:p>DAM SEN WATER PARK CORPORATION</text:p>
          </table:table-cell>
          <table:table-cell office:value-type="string" office:string-value="stock">
            <text:p>stock</text:p>
          </table:table-cell>
          <table:table-cell office:value-type="float" office:value="24551465.512002">
            <text:p>24551465.512002</text:p>
          </table:table-cell>
          <table:table-cell office:value-type="float" office:value="52300">
            <text:p>52300</text:p>
          </table:table-cell>
          <table:table-cell office:value-type="string" office:string-value="VND">
            <text:p>VND</text:p>
          </table:table-cell>
          <table:table-cell office:value-type="float" office:value="38.387716">
            <text:p>38.387716</text:p>
          </table:table-cell>
          <table:table-cell office:value-type="float" office:value="38100">
            <text:p>38100</text:p>
          </table:table-cell>
          <table:table-cell office:value-type="float" office:value="8.02105609">
            <text:p>8.02105609</text:p>
          </table:table-cell>
          <table:table-cell office:value-type="float" office:value="0.2542932">
            <text:p>0.2542932</text:p>
          </table:table-cell>
          <table:table-cell office:value-type="float" office:value="-2015.0016130000001">
            <text:p>-2015.0016130000001</text:p>
          </table:table-cell>
          <table:table-cell office:value-type="float" office:value="767.754319">
            <text:p>767.754319</text:p>
          </table:table-cell>
          <table:table-cell office:value-type="string" office:string-value="Consumer services">
            <text:p>Consumer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SE">
            <text:p>DSE</text:p>
          </table:table-cell>
          <table:table-cell office:value-type="string" office:string-value="CTCP CHUNG KHOAN DNSE">
            <text:p>CTCP CHUNG KHOAN DNSE</text:p>
          </table:table-cell>
          <table:table-cell office:value-type="string" office:string-value="stock">
            <text:p>stock</text:p>
          </table:table-cell>
          <table:table-cell office:value-type="float" office:value="322393500.0">
            <text:p>322393500.0</text:p>
          </table:table-cell>
          <table:table-cell office:value-type="float" office:value="25600">
            <text:p>25600</text:p>
          </table:table-cell>
          <table:table-cell office:value-type="string" office:string-value="VND">
            <text:p>VND</text:p>
          </table:table-cell>
          <table:table-cell office:value-type="float" office:value="219.560878">
            <text:p>219.560878</text:p>
          </table:table-cell>
          <table:table-cell office:value-type="float" office:value="1008200">
            <text:p>1008200</text:p>
          </table:table-cell>
          <table:table-cell office:value-type="float" office:value="32.6497546">
            <text:p>32.6497546</text:p>
          </table:table-cell>
          <table:table-cell office:value-type="float" office:value="0.0305791">
            <text:p>0.0305791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SC">
            <text:p>DSC</text:p>
          </table:table-cell>
          <table:table-cell office:value-type="string" office:string-value="CTCP CHUNG KHOAN DSC">
            <text:p>CTCP CHUNG KHOAN DSC</text:p>
          </table:table-cell>
          <table:table-cell office:value-type="string" office:string-value="stock">
            <text:p>stock</text:p>
          </table:table-cell>
          <table:table-cell office:value-type="string" office:string-value="">
            <text:p/>
          </table:table-cell>
          <table:table-cell office:value-type="float" office:value="16000">
            <text:p>16000</text:p>
          </table:table-cell>
          <table:table-cell office:value-type="string" office:string-value="VND">
            <text:p>VND</text:p>
          </table:table-cell>
          <table:table-cell office:value-type="float" office:value="-153.84615399999998">
            <text:p>-153.84615399999998</text:p>
          </table:table-cell>
          <table:table-cell office:value-type="float" office:value="69800">
            <text:p>69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RL">
            <text:p>DRL</text:p>
          </table:table-cell>
          <table:table-cell office:value-type="string" office:string-value="HYDRO POWER JOINT STOCK COMPANY - POWER NO.3">
            <text:p>HYDRO POWER JOINT STOCK COMPANY - POWER NO.3</text:p>
          </table:table-cell>
          <table:table-cell office:value-type="string" office:string-value="stock">
            <text:p>stock</text:p>
          </table:table-cell>
          <table:table-cell office:value-type="float" office:value="21859500.0">
            <text:p>21859500.0</text:p>
          </table:table-cell>
          <table:table-cell office:value-type="float" office:value="58900">
            <text:p>58900</text:p>
          </table:table-cell>
          <table:table-cell office:value-type="string" office:string-value="VND">
            <text:p>VND</text:p>
          </table:table-cell>
          <table:table-cell office:value-type="float" office:value="-16.949153">
            <text:p>-16.949153</text:p>
          </table:table-cell>
          <table:table-cell office:value-type="float" office:value="2000">
            <text:p>2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13.5593220000001">
            <text:p>813.5593220000001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RH">
            <text:p>DRH</text:p>
          </table:table-cell>
          <table:table-cell office:value-type="string" office:string-value="DREAM HOUSE INVESTMENT CORPORATION">
            <text:p>DREAM HOUSE INVESTMENT CORPORATION</text:p>
          </table:table-cell>
          <table:table-cell office:value-type="string" office:string-value="stock">
            <text:p>stock</text:p>
          </table:table-cell>
          <table:table-cell office:value-type="float" office:value="9166753.202802">
            <text:p>9166753.202802</text:p>
          </table:table-cell>
          <table:table-cell office:value-type="float" office:value="1900">
            <text:p>1900</text:p>
          </table:table-cell>
          <table:table-cell office:value-type="string" office:string-value="VND">
            <text:p>VND</text:p>
          </table:table-cell>
          <table:table-cell office:value-type="float" office:value="674.157303">
            <text:p>674.157303</text:p>
          </table:table-cell>
          <table:table-cell office:value-type="float" office:value="2699900">
            <text:p>2699900</text:p>
          </table:table-cell>
          <table:table-cell office:value-type="string" office:string-value="">
            <text:p/>
          </table:table-cell>
          <table:table-cell office:value-type="float" office:value="-0.0621418">
            <text:p>-0.0621418</text:p>
          </table:table-cell>
          <table:table-cell office:value-type="float" office:value="-10707.357614">
            <text:p>-10707.357614</text:p>
          </table:table-cell>
          <table:table-cell office:value-type="string" office:string-value="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RC">
            <text:p>DRC</text:p>
          </table:table-cell>
          <table:table-cell office:value-type="string" office:string-value="DANANG RUBBER JOINT STOCK COMPANY">
            <text:p>DANANG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123930390.558234">
            <text:p>123930390.558234</text:p>
          </table:table-cell>
          <table:table-cell office:value-type="float" office:value="26850">
            <text:p>26850</text:p>
          </table:table-cell>
          <table:table-cell office:value-type="string" office:string-value="VND">
            <text:p>VND</text:p>
          </table:table-cell>
          <table:table-cell office:value-type="float" office:value="37.383178">
            <text:p>37.383178</text:p>
          </table:table-cell>
          <table:table-cell office:value-type="float" office:value="228600">
            <text:p>228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48.59813099999997">
            <text:p>448.59813099999997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QC">
            <text:p>DQC</text:p>
          </table:table-cell>
          <table:table-cell office:value-type="string" office:string-value="DIEN QUANG LAMP JOINT STOCK COMPANY">
            <text:p>DIEN QUANG LAMP JOINT STOCK COMPANY</text:p>
          </table:table-cell>
          <table:table-cell office:value-type="string" office:string-value="stock">
            <text:p>stock</text:p>
          </table:table-cell>
          <table:table-cell office:value-type="float" office:value="11446243.262103">
            <text:p>11446243.262103</text:p>
          </table:table-cell>
          <table:table-cell office:value-type="float" office:value="10600">
            <text:p>10600</text:p>
          </table:table-cell>
          <table:table-cell office:value-type="string" office:string-value="VND">
            <text:p>VND</text:p>
          </table:table-cell>
          <table:table-cell office:value-type="float" office:value="-46.948357">
            <text:p>-46.948357</text:p>
          </table:table-cell>
          <table:table-cell office:value-type="float" office:value="11400">
            <text:p>11400</text:p>
          </table:table-cell>
          <table:table-cell office:value-type="string" office:string-value="">
            <text:p/>
          </table:table-cell>
          <table:table-cell office:value-type="float" office:value="-0.14253133">
            <text:p>-0.14253133</text:p>
          </table:table-cell>
          <table:table-cell office:value-type="float" office:value="-23880.7247">
            <text:p>-23880.7247</text:p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PR">
            <text:p>DPR</text:p>
          </table:table-cell>
          <table:table-cell office:value-type="string" office:string-value="DONG PHU RUBBER JOINT STOCK COMPANY">
            <text:p>DONG PHU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158923059.908301">
            <text:p>158923059.908301</text:p>
          </table:table-cell>
          <table:table-cell office:value-type="float" office:value="45850">
            <text:p>45850</text:p>
          </table:table-cell>
          <table:table-cell office:value-type="string" office:string-value="VND">
            <text:p>VND</text:p>
          </table:table-cell>
          <table:table-cell office:value-type="float" office:value="-223.880597">
            <text:p>-223.880597</text:p>
          </table:table-cell>
          <table:table-cell office:value-type="float" office:value="1048400">
            <text:p>1048400</text:p>
          </table:table-cell>
          <table:table-cell office:value-type="float" office:value="14.25338249">
            <text:p>14.25338249</text:p>
          </table:table-cell>
          <table:table-cell office:value-type="float" office:value="0.12545443">
            <text:p>0.12545443</text:p>
          </table:table-cell>
          <table:table-cell office:value-type="float" office:value="6777.234122">
            <text:p>6777.234122</text:p>
          </table:table-cell>
          <table:table-cell office:value-type="float" office:value="319.829424">
            <text:p>319.829424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PM">
            <text:p>DPM</text:p>
          </table:table-cell>
          <table:table-cell office:value-type="string" office:string-value="PETROVIETNAM FERTILIZER AND CHEMICALS CORPORATION">
            <text:p>PETROVIETNAM FERTILIZER AND CHEMICALS CORPORATION</text:p>
          </table:table-cell>
          <table:table-cell office:value-type="string" office:string-value="stock">
            <text:p>stock</text:p>
          </table:table-cell>
          <table:table-cell office:value-type="float" office:value="544000192.579662">
            <text:p>544000192.579662</text:p>
          </table:table-cell>
          <table:table-cell office:value-type="float" office:value="35450">
            <text:p>35450</text:p>
          </table:table-cell>
          <table:table-cell office:value-type="string" office:string-value="VND">
            <text:p>VND</text:p>
          </table:table-cell>
          <table:table-cell office:value-type="float" office:value="-56.100982">
            <text:p>-56.100982</text:p>
          </table:table-cell>
          <table:table-cell office:value-type="float" office:value="1669300">
            <text:p>1669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61.009818">
            <text:p>561.009818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PG">
            <text:p>DPG</text:p>
          </table:table-cell>
          <table:table-cell office:value-type="string" office:string-value="DAT PHUONG JOINT STOCK COMPANY">
            <text:p>DAT PHUONG JOINT STOCK COMPANY</text:p>
          </table:table-cell>
          <table:table-cell office:value-type="string" office:string-value="stock">
            <text:p>stock</text:p>
          </table:table-cell>
          <table:table-cell office:value-type="float" office:value="118180862.749092">
            <text:p>118180862.749092</text:p>
          </table:table-cell>
          <table:table-cell office:value-type="float" office:value="48450">
            <text:p>48450</text:p>
          </table:table-cell>
          <table:table-cell office:value-type="string" office:string-value="VND">
            <text:p>VND</text:p>
          </table:table-cell>
          <table:table-cell office:value-type="float" office:value="72.765073">
            <text:p>72.765073</text:p>
          </table:table-cell>
          <table:table-cell office:value-type="float" office:value="336700">
            <text:p>336700</text:p>
          </table:table-cell>
          <table:table-cell office:value-type="float" office:value="13.71068962">
            <text:p>13.71068962</text:p>
          </table:table-cell>
          <table:table-cell office:value-type="float" office:value="0.13781582">
            <text:p>0.13781582</text:p>
          </table:table-cell>
          <table:table-cell office:value-type="float" office:value="654.7164429999999">
            <text:p>654.7164429999999</text:p>
          </table:table-cell>
          <table:table-cell office:value-type="float" office:value="207.900208">
            <text:p>207.900208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MC">
            <text:p>DMC</text:p>
          </table:table-cell>
          <table:table-cell office:value-type="string" office:string-value="DOMESCO MEDICAL IMPORT EXPORT JOINT STOCK CORPORATION">
            <text:p>DOMESCO MEDICAL IMPORT EXPORT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90742870.182042">
            <text:p>90742870.182042</text:p>
          </table:table-cell>
          <table:table-cell office:value-type="float" office:value="65200">
            <text:p>65200</text:p>
          </table:table-cell>
          <table:table-cell office:value-type="string" office:string-value="VND">
            <text:p>VND</text:p>
          </table:table-cell>
          <table:table-cell office:value-type="float" office:value="-268.656716">
            <text:p>-268.656716</text:p>
          </table:table-cell>
          <table:table-cell office:value-type="float" office:value="5600">
            <text:p>5600</text:p>
          </table:table-cell>
          <table:table-cell office:value-type="float" office:value="13.62644798">
            <text:p>13.62644798</text:p>
          </table:table-cell>
          <table:table-cell office:value-type="float" office:value="0.18660769">
            <text:p>0.18660769</text:p>
          </table:table-cell>
          <table:table-cell office:value-type="float" office:value="674.736474">
            <text:p>674.736474</text:p>
          </table:table-cell>
          <table:table-cell office:value-type="float" office:value="373.134328">
            <text:p>373.134328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LG">
            <text:p>DLG</text:p>
          </table:table-cell>
          <table:table-cell office:value-type="string" office:string-value="DUC LONG GIA LAI GROUP JOINT STOCK COMPANY.">
            <text:p>DUC LONG GIA LAI GROUP JOINT STOCK COMPANY.</text:p>
          </table:table-cell>
          <table:table-cell office:value-type="string" office:string-value="stock">
            <text:p>stock</text:p>
          </table:table-cell>
          <table:table-cell office:value-type="float" office:value="22995966.010446">
            <text:p>22995966.010446</text:p>
          </table:table-cell>
          <table:table-cell office:value-type="float" office:value="1960">
            <text:p>1960</text:p>
          </table:table-cell>
          <table:table-cell office:value-type="string" office:string-value="VND">
            <text:p>VND</text:p>
          </table:table-cell>
          <table:table-cell office:value-type="float" office:value="-50.761421">
            <text:p>-50.761421</text:p>
          </table:table-cell>
          <table:table-cell office:value-type="float" office:value="1343800">
            <text:p>1343800</text:p>
          </table:table-cell>
          <table:table-cell office:value-type="float" office:value="3.03346641">
            <text:p>3.03346641</text:p>
          </table:table-cell>
          <table:table-cell office:value-type="float" office:value="0.02519889">
            <text:p>0.02519889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IG">
            <text:p>DIG</text:p>
          </table:table-cell>
          <table:table-cell office:value-type="string" office:string-value="DEVELOPMENT INVESTMENT CONSTRUCTION JOINT STOCK CORPORATION">
            <text:p>DEVELOPMENT INVESTMENT CONSTRUCTION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491144299.942023">
            <text:p>491144299.942023</text:p>
          </table:table-cell>
          <table:table-cell office:value-type="float" office:value="20900">
            <text:p>20900</text:p>
          </table:table-cell>
          <table:table-cell office:value-type="string" office:string-value="VND">
            <text:p>VND</text:p>
          </table:table-cell>
          <table:table-cell office:value-type="float" office:value="121.065375">
            <text:p>121.065375</text:p>
          </table:table-cell>
          <table:table-cell office:value-type="float" office:value="12797600">
            <text:p>12797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HM">
            <text:p>DHM</text:p>
          </table:table-cell>
          <table:table-cell office:value-type="string" office:string-value="DUONG HIEU TRADING AND MINING JOINT STOCK COMPANY">
            <text:p>DUONG HIEU TRADING AND MINING JOINT STOCK COMPANY</text:p>
          </table:table-cell>
          <table:table-cell office:value-type="string" office:string-value="stock">
            <text:p>stock</text:p>
          </table:table-cell>
          <table:table-cell office:value-type="float" office:value="10088222.724372">
            <text:p>10088222.724372</text:p>
          </table:table-cell>
          <table:table-cell office:value-type="float" office:value="7470">
            <text:p>7470</text:p>
          </table:table-cell>
          <table:table-cell office:value-type="string" office:string-value="VND">
            <text:p>VND</text:p>
          </table:table-cell>
          <table:table-cell office:value-type="float" office:value="-26.70227">
            <text:p>-26.70227</text:p>
          </table:table-cell>
          <table:table-cell office:value-type="float" office:value="12200">
            <text:p>12200</text:p>
          </table:table-cell>
          <table:table-cell office:value-type="float" office:value="99.8996991">
            <text:p>99.8996991</text:p>
          </table:table-cell>
          <table:table-cell office:value-type="float" office:value="0.00291623">
            <text:p>0.00291623</text:p>
          </table:table-cell>
          <table:table-cell office:value-type="float" office:value="-5693.0192640000005">
            <text:p>-5693.0192640000005</text:p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HG">
            <text:p>DHG</text:p>
          </table:table-cell>
          <table:table-cell office:value-type="string" office:string-value="DHG PHARMACEUTICAL JOINT STOCK COMPANY">
            <text:p>DHG PHARMACEUTICAL JOINT STOCK COMPANY</text:p>
          </table:table-cell>
          <table:table-cell office:value-type="string" office:string-value="stock">
            <text:p>stock</text:p>
          </table:table-cell>
          <table:table-cell office:value-type="float" office:value="515008743.07252496">
            <text:p>515008743.07252496</text:p>
          </table:table-cell>
          <table:table-cell office:value-type="float" office:value="100900">
            <text:p>100900</text:p>
          </table:table-cell>
          <table:table-cell office:value-type="string" office:string-value="VND">
            <text:p>VND</text:p>
          </table:table-cell>
          <table:table-cell office:value-type="float" office:value="-9.90099">
            <text:p>-9.90099</text:p>
          </table:table-cell>
          <table:table-cell office:value-type="float" office:value="8700">
            <text:p>8700</text:p>
          </table:table-cell>
          <table:table-cell office:value-type="float" office:value="17.50600804">
            <text:p>17.50600804</text:p>
          </table:table-cell>
          <table:table-cell office:value-type="float" office:value="0.22478568">
            <text:p>0.22478568</text:p>
          </table:table-cell>
          <table:table-cell office:value-type="float" office:value="-2657.105594">
            <text:p>-2657.105594</text:p>
          </table:table-cell>
          <table:table-cell office:value-type="float" office:value="742.574257">
            <text:p>742.574257</text:p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HC">
            <text:p>DHC</text:p>
          </table:table-cell>
          <table:table-cell office:value-type="string" office:string-value="DONGHAI JOINT STOCK COMPANY OF BENTRE">
            <text:p>DONGHAI JOINT STOCK COMPANY OF BENTRE</text:p>
          </table:table-cell>
          <table:table-cell office:value-type="string" office:string-value="stock">
            <text:p>stock</text:p>
          </table:table-cell>
          <table:table-cell office:value-type="float" office:value="102966709.075932">
            <text:p>102966709.075932</text:p>
          </table:table-cell>
          <table:table-cell office:value-type="float" office:value="32850">
            <text:p>32850</text:p>
          </table:table-cell>
          <table:table-cell office:value-type="string" office:string-value="VND">
            <text:p>VND</text:p>
          </table:table-cell>
          <table:table-cell office:value-type="float" office:value="15.243902">
            <text:p>15.243902</text:p>
          </table:table-cell>
          <table:table-cell office:value-type="float" office:value="60700">
            <text:p>60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HA">
            <text:p>DHA</text:p>
          </table:table-cell>
          <table:table-cell office:value-type="string" office:string-value="HOA AN JOINT STOCK COMPANY">
            <text:p>HOA AN JOINT STOCK COMPANY</text:p>
          </table:table-cell>
          <table:table-cell office:value-type="string" office:string-value="stock">
            <text:p>stock</text:p>
          </table:table-cell>
          <table:table-cell office:value-type="float" office:value="22915242.607803">
            <text:p>22915242.607803</text:p>
          </table:table-cell>
          <table:table-cell office:value-type="float" office:value="40100">
            <text:p>40100</text:p>
          </table:table-cell>
          <table:table-cell office:value-type="string" office:string-value="VND">
            <text:p>VND</text:p>
          </table:table-cell>
          <table:table-cell office:value-type="float" office:value="50.125313000000006">
            <text:p>50.125313000000006</text:p>
          </table:table-cell>
          <table:table-cell office:value-type="float" office:value="14500">
            <text:p>14500</text:p>
          </table:table-cell>
          <table:table-cell office:value-type="float" office:value="9.51128007">
            <text:p>9.51128007</text:p>
          </table:table-cell>
          <table:table-cell office:value-type="float" office:value="0.17285791">
            <text:p>0.17285791</text:p>
          </table:table-cell>
          <table:table-cell office:value-type="float" office:value="-3084.0253740000003">
            <text:p>-3084.0253740000003</text:p>
          </table:table-cell>
          <table:table-cell office:value-type="float" office:value="877.192982">
            <text:p>877.192982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GW">
            <text:p>DGW</text:p>
          </table:table-cell>
          <table:table-cell office:value-type="string" office:string-value="DIGIWORLD CORP">
            <text:p>DIGIWORLD CORP</text:p>
          </table:table-cell>
          <table:table-cell office:value-type="string" office:string-value="stock">
            <text:p>stock</text:p>
          </table:table-cell>
          <table:table-cell office:value-type="float" office:value="340695377.22472197">
            <text:p>340695377.22472197</text:p>
          </table:table-cell>
          <table:table-cell office:value-type="float" office:value="40700">
            <text:p>40700</text:p>
          </table:table-cell>
          <table:table-cell office:value-type="string" office:string-value="VND">
            <text:p>VND</text:p>
          </table:table-cell>
          <table:table-cell office:value-type="float" office:value="99.255583">
            <text:p>99.255583</text:p>
          </table:table-cell>
          <table:table-cell office:value-type="float" office:value="694900">
            <text:p>694900</text:p>
          </table:table-cell>
          <table:table-cell office:value-type="float" office:value="18.81929587">
            <text:p>18.81929587</text:p>
          </table:table-cell>
          <table:table-cell office:value-type="float" office:value="0.08434428">
            <text:p>0.08434428</text:p>
          </table:table-cell>
          <table:table-cell office:value-type="float" office:value="3015.556025">
            <text:p>3015.556025</text:p>
          </table:table-cell>
          <table:table-cell office:value-type="float" office:value="95.43806099999999">
            <text:p>95.43806099999999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GC">
            <text:p>DGC</text:p>
          </table:table-cell>
          <table:table-cell office:value-type="string" office:string-value="CTCPTD HOA CHAT DUC GIANG">
            <text:p>CTCPTD HOA CHAT DUC GIANG</text:p>
          </table:table-cell>
          <table:table-cell office:value-type="string" office:string-value="stock">
            <text:p>stock</text:p>
          </table:table-cell>
          <table:table-cell office:value-type="float" office:value="1584815312.71362">
            <text:p>1584815312.71362</text:p>
          </table:table-cell>
          <table:table-cell office:value-type="float" office:value="106900">
            <text:p>106900</text:p>
          </table:table-cell>
          <table:table-cell office:value-type="string" office:string-value="VND">
            <text:p>VND</text:p>
          </table:table-cell>
          <table:table-cell office:value-type="float" office:value="-9.345794">
            <text:p>-9.345794</text:p>
          </table:table-cell>
          <table:table-cell office:value-type="float" office:value="1197900">
            <text:p>1197900</text:p>
          </table:table-cell>
          <table:table-cell office:value-type="float" office:value="14.54461821">
            <text:p>14.54461821</text:p>
          </table:table-cell>
          <table:table-cell office:value-type="float" office:value="0.28664211">
            <text:p>0.28664211</text:p>
          </table:table-cell>
          <table:table-cell office:value-type="float" office:value="-595.681702">
            <text:p>-595.681702</text:p>
          </table:table-cell>
          <table:table-cell office:value-type="float" office:value="560.747664">
            <text:p>560.747664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CM">
            <text:p>DCM</text:p>
          </table:table-cell>
          <table:table-cell office:value-type="string" office:string-value="PETROVIETNAM CA MAU FERTILIZER JOINT STOCK COMPANY">
            <text:p>PETROVIETNAM CA MAU FERTILIZER JOINT STOCK COMPANY</text:p>
          </table:table-cell>
          <table:table-cell office:value-type="string" office:string-value="stock">
            <text:p>stock</text:p>
          </table:table-cell>
          <table:table-cell office:value-type="float" office:value="700952102.325423">
            <text:p>700952102.325423</text:p>
          </table:table-cell>
          <table:table-cell office:value-type="float" office:value="33900">
            <text:p>33900</text:p>
          </table:table-cell>
          <table:table-cell office:value-type="string" office:string-value="VND">
            <text:p>VND</text:p>
          </table:table-cell>
          <table:table-cell office:value-type="float" office:value="-14.727540999999999">
            <text:p>-14.727540999999999</text:p>
          </table:table-cell>
          <table:table-cell office:value-type="float" office:value="1351300">
            <text:p>1351300</text:p>
          </table:table-cell>
          <table:table-cell office:value-type="float" office:value="14.09244821">
            <text:p>14.09244821</text:p>
          </table:table-cell>
          <table:table-cell office:value-type="float" office:value="0.0938162">
            <text:p>0.0938162</text:p>
          </table:table-cell>
          <table:table-cell office:value-type="float" office:value="2208.381177">
            <text:p>2208.381177</text:p>
          </table:table-cell>
          <table:table-cell office:value-type="float" office:value="589.10162">
            <text:p>589.10162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CL">
            <text:p>DCL</text:p>
          </table:table-cell>
          <table:table-cell office:value-type="string" office:string-value="CUU LONG PHARMACEUTICAL JOINT STOCK COMPANY">
            <text:p>CUU LONG PHARMACEUTICAL JOINT STOCK COMPANY</text:p>
          </table:table-cell>
          <table:table-cell office:value-type="string" office:string-value="stock">
            <text:p>stock</text:p>
          </table:table-cell>
          <table:table-cell office:value-type="float" office:value="68081544.886797">
            <text:p>68081544.886797</text:p>
          </table:table-cell>
          <table:table-cell office:value-type="float" office:value="24350">
            <text:p>24350</text:p>
          </table:table-cell>
          <table:table-cell office:value-type="string" office:string-value="VND">
            <text:p>VND</text:p>
          </table:table-cell>
          <table:table-cell office:value-type="float" office:value="188.28451900000002">
            <text:p>188.28451900000002</text:p>
          </table:table-cell>
          <table:table-cell office:value-type="float" office:value="1021600">
            <text:p>1021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C4">
            <text:p>DC4</text:p>
          </table:table-cell>
          <table:table-cell office:value-type="string" office:string-value="CTCP XD DIC HOLDINGS">
            <text:p>CTCP XD DIC HOLDINGS</text:p>
          </table:table-cell>
          <table:table-cell office:value-type="string" office:string-value="stock">
            <text:p>stock</text:p>
          </table:table-cell>
          <table:table-cell office:value-type="float" office:value="43749401.385495">
            <text:p>43749401.385495</text:p>
          </table:table-cell>
          <table:table-cell office:value-type="float" office:value="13150">
            <text:p>13150</text:p>
          </table:table-cell>
          <table:table-cell office:value-type="string" office:string-value="VND">
            <text:p>VND</text:p>
          </table:table-cell>
          <table:table-cell office:value-type="float" office:value="154.440154">
            <text:p>154.440154</text:p>
          </table:table-cell>
          <table:table-cell office:value-type="float" office:value="458900">
            <text:p>458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75.473784">
            <text:p>375.473784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BT">
            <text:p>DBT</text:p>
          </table:table-cell>
          <table:table-cell office:value-type="string" office:string-value="CTCP DUOC PHAM BEN TRE">
            <text:p>CTCP DUOC PHAM BEN TRE</text:p>
          </table:table-cell>
          <table:table-cell office:value-type="string" office:string-value="stock">
            <text:p>stock</text:p>
          </table:table-cell>
          <table:table-cell office:value-type="float" office:value="9608344.71129">
            <text:p>9608344.71129</text:p>
          </table:table-cell>
          <table:table-cell office:value-type="float" office:value="12000">
            <text:p>12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100">
            <text:p>3100</text:p>
          </table:table-cell>
          <table:table-cell office:value-type="float" office:value="13.45796153">
            <text:p>13.45796153</text:p>
          </table:table-cell>
          <table:table-cell office:value-type="float" office:value="0.03655829">
            <text:p>0.03655829</text:p>
          </table:table-cell>
          <table:table-cell office:value-type="float" office:value="2216.12709">
            <text:p>2216.12709</text:p>
          </table:table-cell>
          <table:table-cell office:value-type="float" office:value="0.0">
            <text:p/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BD">
            <text:p>DBD</text:p>
          </table:table-cell>
          <table:table-cell office:value-type="string" office:string-value="CTCP DUOC-TTBYTE BINHDINH">
            <text:p>CTCP DUOC-TTBYTE BINHDINH</text:p>
          </table:table-cell>
          <table:table-cell office:value-type="string" office:string-value="stock">
            <text:p>stock</text:p>
          </table:table-cell>
          <table:table-cell office:value-type="float" office:value="208699737.496965">
            <text:p>208699737.496965</text:p>
          </table:table-cell>
          <table:table-cell office:value-type="float" office:value="56700">
            <text:p>56700</text:p>
          </table:table-cell>
          <table:table-cell office:value-type="string" office:string-value="VND">
            <text:p>VND</text:p>
          </table:table-cell>
          <table:table-cell office:value-type="float" office:value="-87.412587">
            <text:p>-87.412587</text:p>
          </table:table-cell>
          <table:table-cell office:value-type="float" office:value="103500">
            <text:p>103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Health technology">
            <text:p>Health technology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BC">
            <text:p>DBC</text:p>
          </table:table-cell>
          <table:table-cell office:value-type="string" office:string-value="CTCP TD DABACO VIET NAM">
            <text:p>CTCP TD DABACO VIET NAM</text:p>
          </table:table-cell>
          <table:table-cell office:value-type="string" office:string-value="stock">
            <text:p>stock</text:p>
          </table:table-cell>
          <table:table-cell office:value-type="float" office:value="383079052.775562">
            <text:p>383079052.775562</text:p>
          </table:table-cell>
          <table:table-cell office:value-type="float" office:value="29400">
            <text:p>29400</text:p>
          </table:table-cell>
          <table:table-cell office:value-type="string" office:string-value="VND">
            <text:p>VND</text:p>
          </table:table-cell>
          <table:table-cell office:value-type="float" office:value="17.035775">
            <text:p>17.035775</text:p>
          </table:table-cell>
          <table:table-cell office:value-type="float" office:value="3258900">
            <text:p>3258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AT">
            <text:p>DAT</text:p>
          </table:table-cell>
          <table:table-cell office:value-type="string" office:string-value="TRAVEL INVESTMENT AND SEAFOOD DEVELOPMENT CORPORATION">
            <text:p>TRAVEL INVESTMENT AND SEAFOOD DEVELOPMENT CORPORATION</text:p>
          </table:table-cell>
          <table:table-cell office:value-type="string" office:string-value="stock">
            <text:p>stock</text:p>
          </table:table-cell>
          <table:table-cell office:value-type="float" office:value="21383249.705181">
            <text:p>21383249.705181</text:p>
          </table:table-cell>
          <table:table-cell office:value-type="float" office:value="7700">
            <text:p>7700</text:p>
          </table:table-cell>
          <table:table-cell office:value-type="string" office:string-value="VND">
            <text:p>VND</text:p>
          </table:table-cell>
          <table:table-cell office:value-type="float" office:value="-277.777778">
            <text:p>-277.777778</text:p>
          </table:table-cell>
          <table:table-cell office:value-type="float" office:value="100">
            <text:p>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AH">
            <text:p>DAH</text:p>
          </table:table-cell>
          <table:table-cell office:value-type="string" office:string-value="DONG A HOTEL GROUP JOINT STOCK COMPANY">
            <text:p>DONG A HOTEL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11526137.582232">
            <text:p>11526137.582232</text:p>
          </table:table-cell>
          <table:table-cell office:value-type="float" office:value="3500">
            <text:p>3500</text:p>
          </table:table-cell>
          <table:table-cell office:value-type="string" office:string-value="VND">
            <text:p>VND</text:p>
          </table:table-cell>
          <table:table-cell office:value-type="float" office:value="-28.490028000000002">
            <text:p>-28.490028000000002</text:p>
          </table:table-cell>
          <table:table-cell office:value-type="float" office:value="115500">
            <text:p>115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nsumer services">
            <text:p>Consumer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D2D">
            <text:p>D2D</text:p>
          </table:table-cell>
          <table:table-cell office:value-type="string" office:string-value="INDUSTRIAL URBAN DEVELOPMENT JOINT STOCK COMPANY NO.2">
            <text:p>INDUSTRIAL URBAN DEVELOPMENT JOINT STOCK COMPANY NO.2</text:p>
          </table:table-cell>
          <table:table-cell office:value-type="string" office:string-value="stock">
            <text:p>stock</text:p>
          </table:table-cell>
          <table:table-cell office:value-type="float" office:value="46674140.184399">
            <text:p>46674140.184399</text:p>
          </table:table-cell>
          <table:table-cell office:value-type="float" office:value="39700">
            <text:p>39700</text:p>
          </table:table-cell>
          <table:table-cell office:value-type="string" office:string-value="VND">
            <text:p>VND</text:p>
          </table:table-cell>
          <table:table-cell office:value-type="float" office:value="37.926674999999996">
            <text:p>37.926674999999996</text:p>
          </table:table-cell>
          <table:table-cell office:value-type="float" office:value="38700">
            <text:p>38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99.747155">
            <text:p>2199.747155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VT">
            <text:p>CVT</text:p>
          </table:table-cell>
          <table:table-cell office:value-type="string" office:string-value="CMC JOINT STOCK COMPANY">
            <text:p>CMC JOINT STOCK COMPANY</text:p>
          </table:table-cell>
          <table:table-cell office:value-type="string" office:string-value="stock">
            <text:p>stock</text:p>
          </table:table-cell>
          <table:table-cell office:value-type="float" office:value="39422524.02192001">
            <text:p>39422524.02192001</text:p>
          </table:table-cell>
          <table:table-cell office:value-type="float" office:value="27450">
            <text:p>27450</text:p>
          </table:table-cell>
          <table:table-cell office:value-type="string" office:string-value="VND">
            <text:p>VND</text:p>
          </table:table-cell>
          <table:table-cell office:value-type="float" office:value="-36.297641000000006">
            <text:p>-36.297641000000006</text:p>
          </table:table-cell>
          <table:table-cell office:value-type="float" office:value="2400">
            <text:p>2400</text:p>
          </table:table-cell>
          <table:table-cell office:value-type="float" office:value="16.84009614">
            <text:p>16.84009614</text:p>
          </table:table-cell>
          <table:table-cell office:value-type="float" office:value="0.06357149">
            <text:p>0.06357149</text:p>
          </table:table-cell>
          <table:table-cell office:value-type="float" office:value="4730.427742">
            <text:p>4730.427742</text:p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TS">
            <text:p>CTS</text:p>
          </table:table-cell>
          <table:table-cell office:value-type="string" office:string-value="VIETNAM BANK FOR INDUSTRY AND TRADE SECURITIES JOINT STOCK COMPANY">
            <text:p>VIETNAM BANK FOR INDUSTRY AND TRADE SECURITIES JOINT STOCK COMPANY</text:p>
          </table:table-cell>
          <table:table-cell office:value-type="string" office:string-value="stock">
            <text:p>stock</text:p>
          </table:table-cell>
          <table:table-cell office:value-type="float" office:value="225940932.490533">
            <text:p>225940932.490533</text:p>
          </table:table-cell>
          <table:table-cell office:value-type="float" office:value="39550">
            <text:p>39550</text:p>
          </table:table-cell>
          <table:table-cell office:value-type="string" office:string-value="VND">
            <text:p>VND</text:p>
          </table:table-cell>
          <table:table-cell office:value-type="float" office:value="154.043646">
            <text:p>154.043646</text:p>
          </table:table-cell>
          <table:table-cell office:value-type="float" office:value="780000">
            <text:p>780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TR">
            <text:p>CTR</text:p>
          </table:table-cell>
          <table:table-cell office:value-type="string" office:string-value="TCTCP CONG TRINH VIETTEL">
            <text:p>TCTCP CONG TRINH VIETTEL</text:p>
          </table:table-cell>
          <table:table-cell office:value-type="string" office:string-value="stock">
            <text:p>stock</text:p>
          </table:table-cell>
          <table:table-cell office:value-type="float" office:value="500083626.65862906">
            <text:p>500083626.65862906</text:p>
          </table:table-cell>
          <table:table-cell office:value-type="float" office:value="112100">
            <text:p>1121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92500">
            <text:p>392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2.6405">
            <text:p>242.6405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TI">
            <text:p>CTI</text:p>
          </table:table-cell>
          <table:table-cell office:value-type="string" office:string-value="CUONGTHUAN IDICO DEVELOPMENT INVESTMENT CORPORATION">
            <text:p>CUONGTHUAN IDICO DEVELOPMENT INVESTMENT CORPORATION</text:p>
          </table:table-cell>
          <table:table-cell office:value-type="string" office:string-value="stock">
            <text:p>stock</text:p>
          </table:table-cell>
          <table:table-cell office:value-type="float" office:value="46056656.152728">
            <text:p>46056656.152728</text:p>
          </table:table-cell>
          <table:table-cell office:value-type="float" office:value="21850">
            <text:p>21850</text:p>
          </table:table-cell>
          <table:table-cell office:value-type="string" office:string-value="VND">
            <text:p>VND</text:p>
          </table:table-cell>
          <table:table-cell office:value-type="float" office:value="139.211137">
            <text:p>139.211137</text:p>
          </table:table-cell>
          <table:table-cell office:value-type="float" office:value="526600">
            <text:p>526600</text:p>
          </table:table-cell>
          <table:table-cell office:value-type="float" office:value="10.7210392">
            <text:p>10.7210392</text:p>
          </table:table-cell>
          <table:table-cell office:value-type="float" office:value="0.0794839">
            <text:p>0.0794839</text:p>
          </table:table-cell>
          <table:table-cell office:value-type="float" office:value="7601.891182">
            <text:p>7601.891182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TG">
            <text:p>CTG</text:p>
          </table:table-cell>
          <table:table-cell office:value-type="string" office:string-value="VIET NAM JOINT STOCK COMMERCIAL BANK FOR INDUSTRY AND TRADE">
            <text:p>VIET NAM JOINT STOCK COMMERCIAL BANK FOR INDUSTRY AND TRADE</text:p>
          </table:table-cell>
          <table:table-cell office:value-type="string" office:string-value="stock">
            <text:p>stock</text:p>
          </table:table-cell>
          <table:table-cell office:value-type="float" office:value="8858875306.201166">
            <text:p>8858875306.201166</text:p>
          </table:table-cell>
          <table:table-cell office:value-type="float" office:value="42450">
            <text:p>42450</text:p>
          </table:table-cell>
          <table:table-cell office:value-type="string" office:string-value="VND">
            <text:p>VND</text:p>
          </table:table-cell>
          <table:table-cell office:value-type="float" office:value="35.460993">
            <text:p>35.460993</text:p>
          </table:table-cell>
          <table:table-cell office:value-type="float" office:value="2104400">
            <text:p>2104400</text:p>
          </table:table-cell>
          <table:table-cell office:value-type="float" office:value="8.99298636">
            <text:p>8.99298636</text:p>
          </table:table-cell>
          <table:table-cell office:value-type="float" office:value="0.18409346">
            <text:p>0.18409346</text:p>
          </table:table-cell>
          <table:table-cell office:value-type="float" office:value="2679.073648">
            <text:p>2679.073648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TF">
            <text:p>CTF</text:p>
          </table:table-cell>
          <table:table-cell office:value-type="string" office:string-value="CITY AUTO CORPORATION">
            <text:p>CITY AUTO CORPORATION</text:p>
          </table:table-cell>
          <table:table-cell office:value-type="string" office:string-value="stock">
            <text:p>stock</text:p>
          </table:table-cell>
          <table:table-cell office:value-type="float" office:value="76102212.60681">
            <text:p>76102212.60681</text:p>
          </table:table-cell>
          <table:table-cell office:value-type="float" office:value="20100">
            <text:p>20100</text:p>
          </table:table-cell>
          <table:table-cell office:value-type="string" office:string-value="VND">
            <text:p>VND</text:p>
          </table:table-cell>
          <table:table-cell office:value-type="float" office:value="-147.05882400000002">
            <text:p>-147.05882400000002</text:p>
          </table:table-cell>
          <table:table-cell office:value-type="float" office:value="387100">
            <text:p>387100</text:p>
          </table:table-cell>
          <table:table-cell office:value-type="float" office:value="39.17605544">
            <text:p>39.17605544</text:p>
          </table:table-cell>
          <table:table-cell office:value-type="float" office:value="0.02000967">
            <text:p>0.02000967</text:p>
          </table:table-cell>
          <table:table-cell office:value-type="float" office:value="1066.4712789999999">
            <text:p>1066.4712789999999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TD">
            <text:p>CTD</text:p>
          </table:table-cell>
          <table:table-cell office:value-type="string" office:string-value="COTECCONS CONSTRUCTION JOINT STOCK COMPANY">
            <text:p>COTECCONS CONSTRUCTION JOINT STOCK COMPANY</text:p>
          </table:table-cell>
          <table:table-cell office:value-type="string" office:string-value="stock">
            <text:p>stock</text:p>
          </table:table-cell>
          <table:table-cell office:value-type="float" office:value="323473460.380551">
            <text:p>323473460.380551</text:p>
          </table:table-cell>
          <table:table-cell office:value-type="float" office:value="84900">
            <text:p>84900</text:p>
          </table:table-cell>
          <table:table-cell office:value-type="string" office:string-value="VND">
            <text:p>VND</text:p>
          </table:table-cell>
          <table:table-cell office:value-type="float" office:value="228.915663">
            <text:p>228.915663</text:p>
          </table:table-cell>
          <table:table-cell office:value-type="float" office:value="1750800">
            <text:p>1750800</text:p>
          </table:table-cell>
          <table:table-cell office:value-type="float" office:value="23.38402157">
            <text:p>23.38402157</text:p>
          </table:table-cell>
          <table:table-cell office:value-type="float" office:value="0.14159669">
            <text:p>0.14159669</text:p>
          </table:table-cell>
          <table:table-cell office:value-type="float" office:value="6010.903972">
            <text:p>6010.903972</text:p>
          </table:table-cell>
          <table:table-cell office:value-type="float" office:value="120.481928">
            <text:p>120.481928</text:p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SV">
            <text:p>CSV</text:p>
          </table:table-cell>
          <table:table-cell office:value-type="string" office:string-value="SOUTH BASIC CHEMICALS JOINT STOCK COMPANY">
            <text:p>SOUTH BASIC CHEMICALS JOINT STOCK COMPANY</text:p>
          </table:table-cell>
          <table:table-cell office:value-type="string" office:string-value="stock">
            <text:p>stock</text:p>
          </table:table-cell>
          <table:table-cell office:value-type="float" office:value="172379857.177749">
            <text:p>172379857.177749</text:p>
          </table:table-cell>
          <table:table-cell office:value-type="float" office:value="40100">
            <text:p>40100</text:p>
          </table:table-cell>
          <table:table-cell office:value-type="string" office:string-value="VND">
            <text:p>VND</text:p>
          </table:table-cell>
          <table:table-cell office:value-type="float" office:value="25.0">
            <text:p>25.0</text:p>
          </table:table-cell>
          <table:table-cell office:value-type="float" office:value="766000">
            <text:p>766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50.0">
            <text:p>350.0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SM">
            <text:p>CSM</text:p>
          </table:table-cell>
          <table:table-cell office:value-type="string" office:string-value="THE SOUTHERN RUBBER INDUSTRY JOINT STOCK COMPANY">
            <text:p>THE SOUTHERN RUBBER INDUSTRY JOINT STOCK COMPANY</text:p>
          </table:table-cell>
          <table:table-cell office:value-type="string" office:string-value="stock">
            <text:p>stock</text:p>
          </table:table-cell>
          <table:table-cell office:value-type="float" office:value="58801473.746106">
            <text:p>58801473.746106</text:p>
          </table:table-cell>
          <table:table-cell office:value-type="float" office:value="14550">
            <text:p>1455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36400">
            <text:p>336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06.185567">
            <text:p>206.185567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RE">
            <text:p>CRE</text:p>
          </table:table-cell>
          <table:table-cell office:value-type="string" office:string-value="CTCP BDS THE KY">
            <text:p>CTCP BDS THE KY</text:p>
          </table:table-cell>
          <table:table-cell office:value-type="string" office:string-value="stock">
            <text:p>stock</text:p>
          </table:table-cell>
          <table:table-cell office:value-type="float" office:value="125273816.436756">
            <text:p>125273816.436756</text:p>
          </table:table-cell>
          <table:table-cell office:value-type="float" office:value="7000">
            <text:p>7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92400">
            <text:p>92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RC">
            <text:p>CRC</text:p>
          </table:table-cell>
          <table:table-cell office:value-type="string" office:string-value="CTCP CREATE CAPITAL VN">
            <text:p>CTCP CREATE CAPITAL VN</text:p>
          </table:table-cell>
          <table:table-cell office:value-type="string" office:string-value="stock">
            <text:p>stock</text:p>
          </table:table-cell>
          <table:table-cell office:value-type="float" office:value="15678000.0">
            <text:p>15678000.0</text:p>
          </table:table-cell>
          <table:table-cell office:value-type="float" office:value="6790">
            <text:p>6790</text:p>
          </table:table-cell>
          <table:table-cell office:value-type="string" office:string-value="VND">
            <text:p>VND</text:p>
          </table:table-cell>
          <table:table-cell office:value-type="float" office:value="134.328358">
            <text:p>134.328358</text:p>
          </table:table-cell>
          <table:table-cell office:value-type="float" office:value="139800">
            <text:p>139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OM">
            <text:p>COM</text:p>
          </table:table-cell>
          <table:table-cell office:value-type="string" office:string-value="MATERIALS PETROLEUM JOINT STOCK COMPANY">
            <text:p>MATERIALS PETROLEUM JOINT STOCK COMPANY</text:p>
          </table:table-cell>
          <table:table-cell office:value-type="string" office:string-value="stock">
            <text:p>stock</text:p>
          </table:table-cell>
          <table:table-cell office:value-type="float" office:value="17347191.936477">
            <text:p>17347191.936477</text:p>
          </table:table-cell>
          <table:table-cell office:value-type="float" office:value="30000">
            <text:p>30000</text:p>
          </table:table-cell>
          <table:table-cell office:value-type="string" office:string-value="VND">
            <text:p>VND</text:p>
          </table:table-cell>
          <table:table-cell office:value-type="float" office:value="-476.190476">
            <text:p>-476.190476</text:p>
          </table:table-cell>
          <table:table-cell office:value-type="float" office:value="400">
            <text:p>400</text:p>
          </table:table-cell>
          <table:table-cell office:value-type="float" office:value="12.19227263">
            <text:p>12.19227263</text:p>
          </table:table-cell>
          <table:table-cell office:value-type="float" office:value="0.10088357">
            <text:p>0.10088357</text:p>
          </table:table-cell>
          <table:table-cell office:value-type="float" office:value="17844.860921">
            <text:p>17844.860921</text:p>
          </table:table-cell>
          <table:table-cell office:value-type="float" office:value="476.190476">
            <text:p>476.190476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NG">
            <text:p>CNG</text:p>
          </table:table-cell>
          <table:table-cell office:value-type="string" office:string-value="CNG VIET NAM JOINT STOCK COMPANY">
            <text:p>CNG VIET NAM JOINT STOCK COMPANY</text:p>
          </table:table-cell>
          <table:table-cell office:value-type="string" office:string-value="stock">
            <text:p>stock</text:p>
          </table:table-cell>
          <table:table-cell office:value-type="float" office:value="41818670.571327">
            <text:p>41818670.571327</text:p>
          </table:table-cell>
          <table:table-cell office:value-type="float" office:value="30900">
            <text:p>30900</text:p>
          </table:table-cell>
          <table:table-cell office:value-type="string" office:string-value="VND">
            <text:p>VND</text:p>
          </table:table-cell>
          <table:table-cell office:value-type="float" office:value="114.566285">
            <text:p>114.566285</text:p>
          </table:table-cell>
          <table:table-cell office:value-type="float" office:value="126300">
            <text:p>126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2.798691">
            <text:p>392.798691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MX">
            <text:p>CMX</text:p>
          </table:table-cell>
          <table:table-cell office:value-type="string" office:string-value="CA MAU GROUP JOINT STOCK COMPANY">
            <text:p>CA MAU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31633523.835771">
            <text:p>31633523.835771</text:p>
          </table:table-cell>
          <table:table-cell office:value-type="float" office:value="8010">
            <text:p>8010</text:p>
          </table:table-cell>
          <table:table-cell office:value-type="string" office:string-value="VND">
            <text:p>VND</text:p>
          </table:table-cell>
          <table:table-cell office:value-type="float" office:value="62.81407">
            <text:p>62.81407</text:p>
          </table:table-cell>
          <table:table-cell office:value-type="float" office:value="64000">
            <text:p>64000</text:p>
          </table:table-cell>
          <table:table-cell office:value-type="float" office:value="12.31852097">
            <text:p>12.31852097</text:p>
          </table:table-cell>
          <table:table-cell office:value-type="float" office:value="0.02665986">
            <text:p>0.02665986</text:p>
          </table:table-cell>
          <table:table-cell office:value-type="float" office:value="2410.342658">
            <text:p>2410.342658</text:p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MV">
            <text:p>CMV</text:p>
          </table:table-cell>
          <table:table-cell office:value-type="string" office:string-value="CAMAU TRADING JOINT STOCK COMPANY.">
            <text:p>CAMAU TRADING JOINT STOCK COMPANY.</text:p>
          </table:table-cell>
          <table:table-cell office:value-type="string" office:string-value="stock">
            <text:p>stock</text:p>
          </table:table-cell>
          <table:table-cell office:value-type="float" office:value="5947861.905687">
            <text:p>5947861.905687</text:p>
          </table:table-cell>
          <table:table-cell office:value-type="float" office:value="8400">
            <text:p>84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200">
            <text:p>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6.190476">
            <text:p>476.190476</text:p>
          </table:table-cell>
          <table:table-cell office:value-type="string" office:string-value="Retail trade">
            <text:p>Retail trad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MG">
            <text:p>CMG</text:p>
          </table:table-cell>
          <table:table-cell office:value-type="string" office:string-value="CMC CORPORATION">
            <text:p>CMC CORPORATION</text:p>
          </table:table-cell>
          <table:table-cell office:value-type="string" office:string-value="stock">
            <text:p>stock</text:p>
          </table:table-cell>
          <table:table-cell office:value-type="float" office:value="342055759.78087795">
            <text:p>342055759.78087795</text:p>
          </table:table-cell>
          <table:table-cell office:value-type="float" office:value="41100">
            <text:p>41100</text:p>
          </table:table-cell>
          <table:table-cell office:value-type="string" office:string-value="VND">
            <text:p>VND</text:p>
          </table:table-cell>
          <table:table-cell office:value-type="float" office:value="-96.385542">
            <text:p>-96.385542</text:p>
          </table:table-cell>
          <table:table-cell office:value-type="float" office:value="471900">
            <text:p>471900</text:p>
          </table:table-cell>
          <table:table-cell office:value-type="float" office:value="26.44576113">
            <text:p>26.44576113</text:p>
          </table:table-cell>
          <table:table-cell office:value-type="float" office:value="0.06061085">
            <text:p>0.06061085</text:p>
          </table:table-cell>
          <table:table-cell office:value-type="float" office:value="-15.648608999999999">
            <text:p>-15.648608999999999</text:p>
          </table:table-cell>
          <table:table-cell office:value-type="float" office:value="103.209773">
            <text:p>103.209773</text:p>
          </table:table-cell>
          <table:table-cell office:value-type="string" office:string-value="Technology services">
            <text:p>Technology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LW">
            <text:p>CLW</text:p>
          </table:table-cell>
          <table:table-cell office:value-type="string" office:string-value="CHO LON WATER SUPPLY JOINT STOCK COMPANY">
            <text:p>CHO LON WATER SUPPLY JOINT STOCK COMPANY</text:p>
          </table:table-cell>
          <table:table-cell office:value-type="string" office:string-value="stock">
            <text:p>stock</text:p>
          </table:table-cell>
          <table:table-cell office:value-type="float" office:value="21953100.0">
            <text:p>21953100.0</text:p>
          </table:table-cell>
          <table:table-cell office:value-type="float" office:value="43300">
            <text:p>43300</text:p>
          </table:table-cell>
          <table:table-cell office:value-type="string" office:string-value="VND">
            <text:p>VND</text:p>
          </table:table-cell>
          <table:table-cell office:value-type="float" office:value="-688.1720429999999">
            <text:p>-688.1720429999999</text:p>
          </table:table-cell>
          <table:table-cell office:value-type="float" office:value="100">
            <text:p>100</text:p>
          </table:table-cell>
          <table:table-cell office:value-type="float" office:value="14.61779529">
            <text:p>14.61779529</text:p>
          </table:table-cell>
          <table:table-cell office:value-type="float" office:value="0.11552358">
            <text:p>0.11552358</text:p>
          </table:table-cell>
          <table:table-cell office:value-type="float" office:value="2027.288853">
            <text:p>2027.288853</text:p>
          </table:table-cell>
          <table:table-cell office:value-type="float" office:value="466.512702">
            <text:p>466.512702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LL">
            <text:p>CLL</text:p>
          </table:table-cell>
          <table:table-cell office:value-type="string" office:string-value="CAT LAI PORT JOINT STOCK COMPANY">
            <text:p>CAT LAI PORT JOINT STOCK COMPANY</text:p>
          </table:table-cell>
          <table:table-cell office:value-type="string" office:string-value="stock">
            <text:p>stock</text:p>
          </table:table-cell>
          <table:table-cell office:value-type="float" office:value="47205600.0">
            <text:p>47205600.0</text:p>
          </table:table-cell>
          <table:table-cell office:value-type="float" office:value="35650">
            <text:p>35650</text:p>
          </table:table-cell>
          <table:table-cell office:value-type="string" office:string-value="VND">
            <text:p>VND</text:p>
          </table:table-cell>
          <table:table-cell office:value-type="float" office:value="14.044944000000001">
            <text:p>14.044944000000001</text:p>
          </table:table-cell>
          <table:table-cell office:value-type="float" office:value="4400">
            <text:p>4400</text:p>
          </table:table-cell>
          <table:table-cell office:value-type="float" office:value="12.3910711">
            <text:p>12.3910711</text:p>
          </table:table-cell>
          <table:table-cell office:value-type="float" office:value="0.1122058">
            <text:p>0.1122058</text:p>
          </table:table-cell>
          <table:table-cell office:value-type="float" office:value="-306.194972">
            <text:p>-306.194972</text:p>
          </table:table-cell>
          <table:table-cell office:value-type="float" office:value="730.337079">
            <text:p>730.337079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LC">
            <text:p>CLC</text:p>
          </table:table-cell>
          <table:table-cell office:value-type="string" office:string-value="CAT LOI JOINT STOCK COMPANY">
            <text:p>CAT LOI JOINT STOCK COMPANY</text:p>
          </table:table-cell>
          <table:table-cell office:value-type="string" office:string-value="stock">
            <text:p>stock</text:p>
          </table:table-cell>
          <table:table-cell office:value-type="float" office:value="51513627.859512">
            <text:p>51513627.859512</text:p>
          </table:table-cell>
          <table:table-cell office:value-type="float" office:value="50300">
            <text:p>50300</text:p>
          </table:table-cell>
          <table:table-cell office:value-type="string" office:string-value="VND">
            <text:p>VND</text:p>
          </table:table-cell>
          <table:table-cell office:value-type="float" office:value="-19.84127">
            <text:p>-19.84127</text:p>
          </table:table-cell>
          <table:table-cell office:value-type="float" office:value="13200">
            <text:p>13200</text:p>
          </table:table-cell>
          <table:table-cell office:value-type="float" office:value="9.74917731">
            <text:p>9.74917731</text:p>
          </table:table-cell>
          <table:table-cell office:value-type="float" office:value="0.20121698">
            <text:p>0.20121698</text:p>
          </table:table-cell>
          <table:table-cell office:value-type="float" office:value="1587.432091">
            <text:p>1587.432091</text:p>
          </table:table-cell>
          <table:table-cell office:value-type="float" office:value="793.650794">
            <text:p>793.650794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KG">
            <text:p>CKG</text:p>
          </table:table-cell>
          <table:table-cell office:value-type="string" office:string-value="CTCP TD TVDTXD KIEN GIANG">
            <text:p>CTCP TD TVDTXD KIEN GIANG</text:p>
          </table:table-cell>
          <table:table-cell office:value-type="string" office:string-value="stock">
            <text:p>stock</text:p>
          </table:table-cell>
          <table:table-cell office:value-type="float" office:value="73559278.770432">
            <text:p>73559278.770432</text:p>
          </table:table-cell>
          <table:table-cell office:value-type="float" office:value="19950">
            <text:p>19950</text:p>
          </table:table-cell>
          <table:table-cell office:value-type="string" office:string-value="VND">
            <text:p>VND</text:p>
          </table:table-cell>
          <table:table-cell office:value-type="float" office:value="75.757576">
            <text:p>75.757576</text:p>
          </table:table-cell>
          <table:table-cell office:value-type="float" office:value="17800">
            <text:p>17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II">
            <text:p>CII</text:p>
          </table:table-cell>
          <table:table-cell office:value-type="string" office:string-value="HO CHI MINH CITY INFRASTRUCTURE INVESTMENT JOINT STOCK COMPANY">
            <text:p>HO CHI MINH CITY INFRASTRUCTURE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301332311.71875">
            <text:p>301332311.71875</text:p>
          </table:table-cell>
          <table:table-cell office:value-type="float" office:value="14200">
            <text:p>14200</text:p>
          </table:table-cell>
          <table:table-cell office:value-type="string" office:string-value="VND">
            <text:p>VND</text:p>
          </table:table-cell>
          <table:table-cell office:value-type="float" office:value="70.921986">
            <text:p>70.921986</text:p>
          </table:table-cell>
          <table:table-cell office:value-type="float" office:value="5435800">
            <text:p>5435800</text:p>
          </table:table-cell>
          <table:table-cell office:value-type="float" office:value="17.35878294">
            <text:p>17.35878294</text:p>
          </table:table-cell>
          <table:table-cell office:value-type="float" office:value="0.03190316">
            <text:p>0.03190316</text:p>
          </table:table-cell>
          <table:table-cell office:value-type="float" office:value="34266.227339">
            <text:p>34266.227339</text:p>
          </table:table-cell>
          <table:table-cell office:value-type="float" office:value="1276.595745">
            <text:p>1276.595745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IG">
            <text:p>CIG</text:p>
          </table:table-cell>
          <table:table-cell office:value-type="string" office:string-value="COMA18 JOINT STOCK COMPANY">
            <text:p>COMA18 JOINT STOCK COMPANY</text:p>
          </table:table-cell>
          <table:table-cell office:value-type="string" office:string-value="stock">
            <text:p>stock</text:p>
          </table:table-cell>
          <table:table-cell office:value-type="float" office:value="15924462.432879">
            <text:p>15924462.432879</text:p>
          </table:table-cell>
          <table:table-cell office:value-type="float" office:value="8170">
            <text:p>8170</text:p>
          </table:table-cell>
          <table:table-cell office:value-type="string" office:string-value="VND">
            <text:p>VND</text:p>
          </table:table-cell>
          <table:table-cell office:value-type="float" office:value="212.5">
            <text:p>212.5</text:p>
          </table:table-cell>
          <table:table-cell office:value-type="float" office:value="129700">
            <text:p>129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HP">
            <text:p>CHP</text:p>
          </table:table-cell>
          <table:table-cell office:value-type="string" office:string-value="CENTRAL HYDROPOWER JOINT STOCK COMPANY">
            <text:p>CENTRAL HYDRO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207411313.082883">
            <text:p>207411313.082883</text:p>
          </table:table-cell>
          <table:table-cell office:value-type="float" office:value="36050">
            <text:p>36050</text:p>
          </table:table-cell>
          <table:table-cell office:value-type="string" office:string-value="VND">
            <text:p>VND</text:p>
          </table:table-cell>
          <table:table-cell office:value-type="float" office:value="-41.436464">
            <text:p>-41.436464</text:p>
          </table:table-cell>
          <table:table-cell office:value-type="float" office:value="7900">
            <text:p>7900</text:p>
          </table:table-cell>
          <table:table-cell office:value-type="float" office:value="16.88232411">
            <text:p>16.88232411</text:p>
          </table:table-cell>
          <table:table-cell office:value-type="float" office:value="0.08327941">
            <text:p>0.08327941</text:p>
          </table:table-cell>
          <table:table-cell office:value-type="float" office:value="-717.3551640000001">
            <text:p>-717.3551640000001</text:p>
          </table:table-cell>
          <table:table-cell office:value-type="float" office:value="690.607735">
            <text:p>690.607735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DC">
            <text:p>CDC</text:p>
          </table:table-cell>
          <table:table-cell office:value-type="string" office:string-value="CHUONG DUONG CORPORATION">
            <text:p>CHUONG DUONG CORPORATION</text:p>
          </table:table-cell>
          <table:table-cell office:value-type="string" office:string-value="stock">
            <text:p>stock</text:p>
          </table:table-cell>
          <table:table-cell office:value-type="float" office:value="17923002.513897">
            <text:p>17923002.513897</text:p>
          </table:table-cell>
          <table:table-cell office:value-type="float" office:value="21200">
            <text:p>21200</text:p>
          </table:table-cell>
          <table:table-cell office:value-type="string" office:string-value="VND">
            <text:p>VND</text:p>
          </table:table-cell>
          <table:table-cell office:value-type="float" office:value="143.54067">
            <text:p>143.54067</text:p>
          </table:table-cell>
          <table:table-cell office:value-type="float" office:value="81200">
            <text:p>81200</text:p>
          </table:table-cell>
          <table:table-cell office:value-type="float" office:value="14.50562206">
            <text:p>14.50562206</text:p>
          </table:table-cell>
          <table:table-cell office:value-type="float" office:value="0.05699859">
            <text:p>0.05699859</text:p>
          </table:table-cell>
          <table:table-cell office:value-type="float" office:value="9235.046502000001">
            <text:p>9235.046502000001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CL">
            <text:p>CCL</text:p>
          </table:table-cell>
          <table:table-cell office:value-type="string" office:string-value="CUU LONG PETRO URBAN DEVELOPMENT AND INVESTMENT CORPORATION">
            <text:p>CUU LONG PETRO URBAN DEVELOPMENT AND INVESTMENT CORPORATION</text:p>
          </table:table-cell>
          <table:table-cell office:value-type="string" office:string-value="stock">
            <text:p>stock</text:p>
          </table:table-cell>
          <table:table-cell office:value-type="float" office:value="18566165.377461">
            <text:p>18566165.377461</text:p>
          </table:table-cell>
          <table:table-cell office:value-type="float" office:value="7860">
            <text:p>7860</text:p>
          </table:table-cell>
          <table:table-cell office:value-type="string" office:string-value="VND">
            <text:p>VND</text:p>
          </table:table-cell>
          <table:table-cell office:value-type="float" office:value="-162.703379">
            <text:p>-162.703379</text:p>
          </table:table-cell>
          <table:table-cell office:value-type="float" office:value="499000">
            <text:p>499000</text:p>
          </table:table-cell>
          <table:table-cell office:value-type="float" office:value="11.91849569">
            <text:p>11.91849569</text:p>
          </table:table-cell>
          <table:table-cell office:value-type="float" office:value="0.02571969">
            <text:p>0.02571969</text:p>
          </table:table-cell>
          <table:table-cell office:value-type="float" office:value="-2556.694215">
            <text:p>-2556.694215</text:p>
          </table:table-cell>
          <table:table-cell office:value-type="float" office:value="625.782228">
            <text:p>625.782228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CI">
            <text:p>CCI</text:p>
          </table:table-cell>
          <table:table-cell office:value-type="string" office:string-value="CUCHI COMMERCIAL AND INDUSTRIAL DEVELOPING INVESTMENT JOINT STOCK COMPANY">
            <text:p>CUCHI COMMERCIAL AND INDUSTRIAL DEVELOPING INVEST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4366163.654336">
            <text:p>14366163.654336</text:p>
          </table:table-cell>
          <table:table-cell office:value-type="float" office:value="21000">
            <text:p>21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00">
            <text:p>300</text:p>
          </table:table-cell>
          <table:table-cell office:value-type="float" office:value="11.69000576">
            <text:p>11.69000576</text:p>
          </table:table-cell>
          <table:table-cell office:value-type="float" office:value="0.07365266">
            <text:p>0.07365266</text:p>
          </table:table-cell>
          <table:table-cell office:value-type="float" office:value="1237.369967">
            <text:p>1237.369967</text:p>
          </table:table-cell>
          <table:table-cell office:value-type="float" office:value="619.047619">
            <text:p>619.047619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47">
            <text:p>C47</text:p>
          </table:table-cell>
          <table:table-cell office:value-type="string" office:string-value="CONSTRUCTION JOINT STOCK COMPANY 47">
            <text:p>CONSTRUCTION JOINT STOCK COMPANY 47</text:p>
          </table:table-cell>
          <table:table-cell office:value-type="string" office:string-value="stock">
            <text:p>stock</text:p>
          </table:table-cell>
          <table:table-cell office:value-type="float" office:value="10771848.797619">
            <text:p>10771848.797619</text:p>
          </table:table-cell>
          <table:table-cell office:value-type="float" office:value="7520">
            <text:p>7520</text:p>
          </table:table-cell>
          <table:table-cell office:value-type="string" office:string-value="VND">
            <text:p>VND</text:p>
          </table:table-cell>
          <table:table-cell office:value-type="float" office:value="-105.26315799999999">
            <text:p>-105.26315799999999</text:p>
          </table:table-cell>
          <table:table-cell office:value-type="float" office:value="24000">
            <text:p>24000</text:p>
          </table:table-cell>
          <table:table-cell office:value-type="float" office:value="70.45394074">
            <text:p>70.45394074</text:p>
          </table:table-cell>
          <table:table-cell office:value-type="float" office:value="0.00416272">
            <text:p>0.00416272</text:p>
          </table:table-cell>
          <table:table-cell office:value-type="float" office:value="-8152.546574">
            <text:p>-8152.546574</text:p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C32">
            <text:p>C32</text:p>
          </table:table-cell>
          <table:table-cell office:value-type="string" office:string-value="CONSTRUCTION INVESTMENT CORPORATION 3-2">
            <text:p>CONSTRUCTION INVESTMENT CORPORATION 3-2</text:p>
          </table:table-cell>
          <table:table-cell office:value-type="string" office:string-value="stock">
            <text:p>stock</text:p>
          </table:table-cell>
          <table:table-cell office:value-type="float" office:value="11430425.037876">
            <text:p>11430425.037876</text:p>
          </table:table-cell>
          <table:table-cell office:value-type="float" office:value="19500">
            <text:p>195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1200">
            <text:p>11200</text:p>
          </table:table-cell>
          <table:table-cell office:value-type="float" office:value="26.93935371">
            <text:p>26.93935371</text:p>
          </table:table-cell>
          <table:table-cell office:value-type="float" office:value="0.02823008">
            <text:p>0.02823008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WE">
            <text:p>BWE</text:p>
          </table:table-cell>
          <table:table-cell office:value-type="string" office:string-value="BINH DUONG WATER ENVIRONMENT JOINT STOCK COMPANY">
            <text:p>BINH DUONG WATER ENVIRON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376539815.373228">
            <text:p>376539815.373228</text:p>
          </table:table-cell>
          <table:table-cell office:value-type="float" office:value="43600">
            <text:p>43600</text:p>
          </table:table-cell>
          <table:table-cell office:value-type="string" office:string-value="VND">
            <text:p>VND</text:p>
          </table:table-cell>
          <table:table-cell office:value-type="float" office:value="-68.33713">
            <text:p>-68.33713</text:p>
          </table:table-cell>
          <table:table-cell office:value-type="float" office:value="74500">
            <text:p>74500</text:p>
          </table:table-cell>
          <table:table-cell office:value-type="float" office:value="17.76379707">
            <text:p>17.76379707</text:p>
          </table:table-cell>
          <table:table-cell office:value-type="float" office:value="0.09572278">
            <text:p>0.09572278</text:p>
          </table:table-cell>
          <table:table-cell office:value-type="float" office:value="-366.265797">
            <text:p>-366.265797</text:p>
          </table:table-cell>
          <table:table-cell office:value-type="float" office:value="296.127563">
            <text:p>296.127563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VH">
            <text:p>BVH</text:p>
          </table:table-cell>
          <table:table-cell office:value-type="string" office:string-value="BAO VIET HOLDINGS">
            <text:p>BAO VIET HOLDINGS</text:p>
          </table:table-cell>
          <table:table-cell office:value-type="string" office:string-value="stock">
            <text:p>stock</text:p>
          </table:table-cell>
          <table:table-cell office:value-type="float" office:value="1551751484.765625">
            <text:p>1551751484.765625</text:p>
          </table:table-cell>
          <table:table-cell office:value-type="float" office:value="53100">
            <text:p>53100</text:p>
          </table:table-cell>
          <table:table-cell office:value-type="string" office:string-value="VND">
            <text:p>VND</text:p>
          </table:table-cell>
          <table:table-cell office:value-type="float" office:value="-93.283582">
            <text:p>-93.283582</text:p>
          </table:table-cell>
          <table:table-cell office:value-type="float" office:value="610900">
            <text:p>610900</text:p>
          </table:table-cell>
          <table:table-cell office:value-type="float" office:value="18.90595409">
            <text:p>18.90595409</text:p>
          </table:table-cell>
          <table:table-cell office:value-type="float" office:value="0.10953692">
            <text:p>0.10953692</text:p>
          </table:table-cell>
          <table:table-cell office:value-type="float" office:value="2080.209828">
            <text:p>2080.209828</text:p>
          </table:table-cell>
          <table:table-cell office:value-type="float" office:value="187.257463">
            <text:p>187.257463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TT">
            <text:p>BTT</text:p>
          </table:table-cell>
          <table:table-cell office:value-type="string" office:string-value="BEN THANH TRADING &amp; SERVICE JOINT STOCK COMPANY">
            <text:p>BEN THANH TRADING &amp; SERVICE JOINT STOCK COMPANY</text:p>
          </table:table-cell>
          <table:table-cell office:value-type="string" office:string-value="stock">
            <text:p>stock</text:p>
          </table:table-cell>
          <table:table-cell office:value-type="float" office:value="20322900.0">
            <text:p>20322900.0</text:p>
          </table:table-cell>
          <table:table-cell office:value-type="float" office:value="38600">
            <text:p>386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00">
            <text:p>100</text:p>
          </table:table-cell>
          <table:table-cell office:value-type="float" office:value="11.10460721">
            <text:p>11.10460721</text:p>
          </table:table-cell>
          <table:table-cell office:value-type="float" office:value="0.13556535">
            <text:p>0.13556535</text:p>
          </table:table-cell>
          <table:table-cell office:value-type="float" office:value="-359.252651">
            <text:p>-359.252651</text:p>
          </table:table-cell>
          <table:table-cell office:value-type="float" office:value="867.8756480000001">
            <text:p>867.8756480000001</text:p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TP">
            <text:p>BTP</text:p>
          </table:table-cell>
          <table:table-cell office:value-type="string" office:string-value="BA RIA THERMAL POWER JOINT STOCK COMPANY">
            <text:p>BA RIA THERMAL POWER JOINT STOCK COMPANY</text:p>
          </table:table-cell>
          <table:table-cell office:value-type="string" office:string-value="stock">
            <text:p>stock</text:p>
          </table:table-cell>
          <table:table-cell office:value-type="float" office:value="28779050.065623">
            <text:p>28779050.065623</text:p>
          </table:table-cell>
          <table:table-cell office:value-type="float" office:value="12200">
            <text:p>122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700">
            <text:p>1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681.967213">
            <text:p>2681.967213</text:p>
          </table:table-cell>
          <table:table-cell office:value-type="string" office:string-value="Utilities">
            <text:p>Utilit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SR">
            <text:p>BSR</text:p>
          </table:table-cell>
          <table:table-cell office:value-type="string" office:string-value="CTCP LOC HOA DAU BINH SON">
            <text:p>CTCP LOC HOA DAU BINH SON</text:p>
          </table:table-cell>
          <table:table-cell office:value-type="string" office:string-value="stock">
            <text:p>stock</text:p>
          </table:table-cell>
          <table:table-cell office:value-type="float" office:value="2291424164.13573">
            <text:p>2291424164.13573</text:p>
          </table:table-cell>
          <table:table-cell office:value-type="float" office:value="19250">
            <text:p>19250</text:p>
          </table:table-cell>
          <table:table-cell office:value-type="string" office:string-value="VND">
            <text:p>VND</text:p>
          </table:table-cell>
          <table:table-cell office:value-type="float" office:value="158.31134600000001">
            <text:p>158.31134600000001</text:p>
          </table:table-cell>
          <table:table-cell office:value-type="float" office:value="2237100">
            <text:p>2237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9.39313999999996">
            <text:p>369.39313999999996</text:p>
          </table:table-cell>
          <table:table-cell office:value-type="string" office:string-value="Energy minerals">
            <text:p>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SI">
            <text:p>BSI</text:p>
          </table:table-cell>
          <table:table-cell office:value-type="string" office:string-value="BIDV SECURITIES JOINT STOCK COMPANY">
            <text:p>BIDV SECURITIES JOINT STOCK COMPANY</text:p>
          </table:table-cell>
          <table:table-cell office:value-type="string" office:string-value="stock">
            <text:p>stock</text:p>
          </table:table-cell>
          <table:table-cell office:value-type="float" office:value="478465200.347901">
            <text:p>478465200.347901</text:p>
          </table:table-cell>
          <table:table-cell office:value-type="float" office:value="56400">
            <text:p>56400</text:p>
          </table:table-cell>
          <table:table-cell office:value-type="string" office:string-value="VND">
            <text:p>VND</text:p>
          </table:table-cell>
          <table:table-cell office:value-type="float" office:value="254.545455">
            <text:p>254.545455</text:p>
          </table:table-cell>
          <table:table-cell office:value-type="float" office:value="475600">
            <text:p>475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RC">
            <text:p>BRC</text:p>
          </table:table-cell>
          <table:table-cell office:value-type="string" office:string-value="BENTHANH RUBBER JOINT STOCK COMPANY">
            <text:p>BENTHANH RUBBER JOINT STOCK COMPANY</text:p>
          </table:table-cell>
          <table:table-cell office:value-type="string" office:string-value="stock">
            <text:p>stock</text:p>
          </table:table-cell>
          <table:table-cell office:value-type="float" office:value="6805010.92674">
            <text:p>6805010.92674</text:p>
          </table:table-cell>
          <table:table-cell office:value-type="float" office:value="14200">
            <text:p>14200</text:p>
          </table:table-cell>
          <table:table-cell office:value-type="string" office:string-value="VND">
            <text:p>VND</text:p>
          </table:table-cell>
          <table:table-cell office:value-type="float" office:value="70.921986">
            <text:p>70.921986</text:p>
          </table:table-cell>
          <table:table-cell office:value-type="float" office:value="5000">
            <text:p>5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80.141844">
            <text:p>780.141844</text:p>
          </table:table-cell>
          <table:table-cell office:value-type="string" office:string-value="Producer manufacturing">
            <text:p>Producer manufacturing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MP">
            <text:p>BMP</text:p>
          </table:table-cell>
          <table:table-cell office:value-type="string" office:string-value="BINH MINH PLASTICS JOINT STOCK COMPANY">
            <text:p>BINH MINH PLASTICS JOINT STOCK COMPANY</text:p>
          </table:table-cell>
          <table:table-cell office:value-type="string" office:string-value="stock">
            <text:p>stock</text:p>
          </table:table-cell>
          <table:table-cell office:value-type="float" office:value="379916618.01912">
            <text:p>379916618.01912</text:p>
          </table:table-cell>
          <table:table-cell office:value-type="float" office:value="119500">
            <text:p>119500</text:p>
          </table:table-cell>
          <table:table-cell office:value-type="string" office:string-value="VND">
            <text:p>VND</text:p>
          </table:table-cell>
          <table:table-cell office:value-type="float" office:value="42.016807">
            <text:p>42.016807</text:p>
          </table:table-cell>
          <table:table-cell office:value-type="float" office:value="108900">
            <text:p>108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94.9579829999999">
            <text:p>994.9579829999999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MI">
            <text:p>BMI</text:p>
          </table:table-cell>
          <table:table-cell office:value-type="string" office:string-value="BAOMINH INSURANCE CORPORATION">
            <text:p>BAOMINH INSURANCE CORPORATION</text:p>
          </table:table-cell>
          <table:table-cell office:value-type="string" office:string-value="stock">
            <text:p>stock</text:p>
          </table:table-cell>
          <table:table-cell office:value-type="float" office:value="108893112.412266">
            <text:p>108893112.412266</text:p>
          </table:table-cell>
          <table:table-cell office:value-type="float" office:value="21150">
            <text:p>21150</text:p>
          </table:table-cell>
          <table:table-cell office:value-type="string" office:string-value="VND">
            <text:p>VND</text:p>
          </table:table-cell>
          <table:table-cell office:value-type="float" office:value="47.505938">
            <text:p>47.505938</text:p>
          </table:table-cell>
          <table:table-cell office:value-type="float" office:value="136700">
            <text:p>136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5.936081">
            <text:p>215.936081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MC">
            <text:p>BMC</text:p>
          </table:table-cell>
          <table:table-cell office:value-type="string" office:string-value="BINH DINH MINERALS JOINT STOCK COMPANY">
            <text:p>BINH DINH MINERALS JOINT STOCK COMPANY</text:p>
          </table:table-cell>
          <table:table-cell office:value-type="string" office:string-value="stock">
            <text:p>stock</text:p>
          </table:table-cell>
          <table:table-cell office:value-type="float" office:value="11671998.210795">
            <text:p>11671998.210795</text:p>
          </table:table-cell>
          <table:table-cell office:value-type="float" office:value="24250">
            <text:p>24250</text:p>
          </table:table-cell>
          <table:table-cell office:value-type="string" office:string-value="VND">
            <text:p>VND</text:p>
          </table:table-cell>
          <table:table-cell office:value-type="float" office:value="41.407866999999996">
            <text:p>41.407866999999996</text:p>
          </table:table-cell>
          <table:table-cell office:value-type="float" office:value="143800">
            <text:p>143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6.190476">
            <text:p>476.190476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KG">
            <text:p>BKG</text:p>
          </table:table-cell>
          <table:table-cell office:value-type="string" office:string-value="CTCP DAU TU BKG VIET NAM">
            <text:p>CTCP DAU TU BKG VIET NAM</text:p>
          </table:table-cell>
          <table:table-cell office:value-type="string" office:string-value="stock">
            <text:p>stock</text:p>
          </table:table-cell>
          <table:table-cell office:value-type="float" office:value="8657528.1">
            <text:p>8657528.1</text:p>
          </table:table-cell>
          <table:table-cell office:value-type="float" office:value="3140">
            <text:p>3140</text:p>
          </table:table-cell>
          <table:table-cell office:value-type="string" office:string-value="VND">
            <text:p>VND</text:p>
          </table:table-cell>
          <table:table-cell office:value-type="float" office:value="129.032258">
            <text:p>129.032258</text:p>
          </table:table-cell>
          <table:table-cell office:value-type="float" office:value="36400">
            <text:p>36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ID">
            <text:p>BID</text:p>
          </table:table-cell>
          <table:table-cell office:value-type="string" office:string-value="JOINT STOCK COMMERCIAL BANK FOR INVESTMENT AND DEVELOPMENT OF VIETNAM">
            <text:p>JOINT STOCK COMMERCIAL BANK FOR INVESTMENT AND DEVELOPMENT OF VIETNAM</text:p>
          </table:table-cell>
          <table:table-cell office:value-type="string" office:string-value="stock">
            <text:p>stock</text:p>
          </table:table-cell>
          <table:table-cell office:value-type="float" office:value="11062857677.929668">
            <text:p>11062857677.929668</text:p>
          </table:table-cell>
          <table:table-cell office:value-type="float" office:value="40350">
            <text:p>40350</text:p>
          </table:table-cell>
          <table:table-cell office:value-type="string" office:string-value="VND">
            <text:p>VND</text:p>
          </table:table-cell>
          <table:table-cell office:value-type="float" office:value="-12.376238">
            <text:p>-12.376238</text:p>
          </table:table-cell>
          <table:table-cell office:value-type="float" office:value="2586900">
            <text:p>2586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IC">
            <text:p>BIC</text:p>
          </table:table-cell>
          <table:table-cell office:value-type="string" office:string-value="BIDV INSURANCE CORPORATION">
            <text:p>BIDV INSURANCE CORPORATION</text:p>
          </table:table-cell>
          <table:table-cell office:value-type="string" office:string-value="stock">
            <text:p>stock</text:p>
          </table:table-cell>
          <table:table-cell office:value-type="float" office:value="163742009.518425">
            <text:p>163742009.518425</text:p>
          </table:table-cell>
          <table:table-cell office:value-type="float" office:value="35650">
            <text:p>35650</text:p>
          </table:table-cell>
          <table:table-cell office:value-type="string" office:string-value="VND">
            <text:p>VND</text:p>
          </table:table-cell>
          <table:table-cell office:value-type="float" office:value="-41.899440999999996">
            <text:p>-41.899440999999996</text:p>
          </table:table-cell>
          <table:table-cell office:value-type="float" office:value="61000">
            <text:p>61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18.99441299999995">
            <text:p>418.99441299999995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HN">
            <text:p>BHN</text:p>
          </table:table-cell>
          <table:table-cell office:value-type="string" office:string-value="HANOI BEER ALCOHOL AND BEVERAGE JOINT STOCK CORPORATION">
            <text:p>HANOI BEER ALCOHOL AND BEVERAGE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339007504.463199">
            <text:p>339007504.463199</text:p>
          </table:table-cell>
          <table:table-cell office:value-type="float" office:value="37500">
            <text:p>375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600">
            <text:p>1600</text:p>
          </table:table-cell>
          <table:table-cell office:value-type="float" office:value="22.74364677">
            <text:p>22.74364677</text:p>
          </table:table-cell>
          <table:table-cell office:value-type="float" office:value="0.06430367">
            <text:p>0.06430367</text:p>
          </table:table-cell>
          <table:table-cell office:value-type="float" office:value="1395.65159">
            <text:p>1395.65159</text:p>
          </table:table-cell>
          <table:table-cell office:value-type="float" office:value="320.0">
            <text:p>320.0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FC">
            <text:p>BFC</text:p>
          </table:table-cell>
          <table:table-cell office:value-type="string" office:string-value="BINH DIEN FERTILIZER JOINT STOCK COMPANY">
            <text:p>BINH DIEN FERTILIZER JOINT STOCK COMPANY</text:p>
          </table:table-cell>
          <table:table-cell office:value-type="string" office:string-value="stock">
            <text:p>stock</text:p>
          </table:table-cell>
          <table:table-cell office:value-type="float" office:value="89182066.955553">
            <text:p>89182066.955553</text:p>
          </table:table-cell>
          <table:table-cell office:value-type="float" office:value="40200">
            <text:p>40200</text:p>
          </table:table-cell>
          <table:table-cell office:value-type="string" office:string-value="VND">
            <text:p>VND</text:p>
          </table:table-cell>
          <table:table-cell office:value-type="float" office:value="50.0">
            <text:p>50.0</text:p>
          </table:table-cell>
          <table:table-cell office:value-type="float" office:value="138000">
            <text:p>138000</text:p>
          </table:table-cell>
          <table:table-cell office:value-type="float" office:value="6.67190837">
            <text:p>6.67190837</text:p>
          </table:table-cell>
          <table:table-cell office:value-type="float" office:value="0.23498524">
            <text:p>0.23498524</text:p>
          </table:table-cell>
          <table:table-cell office:value-type="float" office:value="13167.660570000002">
            <text:p>13167.660570000002</text:p>
          </table:table-cell>
          <table:table-cell office:value-type="float" office:value="625.0">
            <text:p>625.0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CM">
            <text:p>BCM</text:p>
          </table:table-cell>
          <table:table-cell office:value-type="string" office:string-value="TCT DT VA PT CN - CTCP">
            <text:p>TCT DT VA PT CN - CTCP</text:p>
          </table:table-cell>
          <table:table-cell office:value-type="string" office:string-value="stock">
            <text:p>stock</text:p>
          </table:table-cell>
          <table:table-cell office:value-type="float" office:value="3188835000.0">
            <text:p>3188835000.0</text:p>
          </table:table-cell>
          <table:table-cell office:value-type="float" office:value="80200">
            <text:p>80200</text:p>
          </table:table-cell>
          <table:table-cell office:value-type="string" office:string-value="VND">
            <text:p>VND</text:p>
          </table:table-cell>
          <table:table-cell office:value-type="float" office:value="151.898734">
            <text:p>151.898734</text:p>
          </table:table-cell>
          <table:table-cell office:value-type="float" office:value="665900">
            <text:p>665900</text:p>
          </table:table-cell>
          <table:table-cell office:value-type="float" office:value="39.57219399">
            <text:p>39.57219399</text:p>
          </table:table-cell>
          <table:table-cell office:value-type="float" office:value="0.07904035">
            <text:p>0.07904035</text:p>
          </table:table-cell>
          <table:table-cell office:value-type="float" office:value="-1604.404487">
            <text:p>-1604.404487</text:p>
          </table:table-cell>
          <table:table-cell office:value-type="float" office:value="126.58227799999999">
            <text:p>126.58227799999999</text:p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CG">
            <text:p>BCG</text:p>
          </table:table-cell>
          <table:table-cell office:value-type="string" office:string-value="BAMBOO CAPITAL JOINT STOCK COMPANY">
            <text:p>BAMBOO CAPITAL JOINT STOCK COMPANY</text:p>
          </table:table-cell>
          <table:table-cell office:value-type="string" office:string-value="stock">
            <text:p>stock</text:p>
          </table:table-cell>
          <table:table-cell office:value-type="float" office:value="132506908.590069">
            <text:p>132506908.590069</text:p>
          </table:table-cell>
          <table:table-cell office:value-type="float" office:value="3920">
            <text:p>3920</text:p>
          </table:table-cell>
          <table:table-cell office:value-type="string" office:string-value="VND">
            <text:p>VND</text:p>
          </table:table-cell>
          <table:table-cell office:value-type="float" office:value="155.440415">
            <text:p>155.440415</text:p>
          </table:table-cell>
          <table:table-cell office:value-type="float" office:value="6820350">
            <text:p>6820350</text:p>
          </table:table-cell>
          <table:table-cell office:value-type="float" office:value="6.35223843">
            <text:p>6.35223843</text:p>
          </table:table-cell>
          <table:table-cell office:value-type="float" office:value="0.02406711">
            <text:p>0.02406711</text:p>
          </table:table-cell>
          <table:table-cell office:value-type="float" office:value="42594.575246">
            <text:p>42594.575246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CE">
            <text:p>BCE</text:p>
          </table:table-cell>
          <table:table-cell office:value-type="string" office:string-value="BINH DUONG CONSTRUCTION AND CIVIL ENGINEERING JOINT STOCK COMPANY.">
            <text:p>BINH DUONG CONSTRUCTION AND CIVIL ENGINEERING JOINT STOCK COMPANY.</text:p>
          </table:table-cell>
          <table:table-cell office:value-type="string" office:string-value="stock">
            <text:p>stock</text:p>
          </table:table-cell>
          <table:table-cell office:value-type="float" office:value="14332500.0">
            <text:p>14332500.0</text:p>
          </table:table-cell>
          <table:table-cell office:value-type="float" office:value="10300">
            <text:p>10300</text:p>
          </table:table-cell>
          <table:table-cell office:value-type="string" office:string-value="VND">
            <text:p>VND</text:p>
          </table:table-cell>
          <table:table-cell office:value-type="float" office:value="-190.47619">
            <text:p>-190.47619</text:p>
          </table:table-cell>
          <table:table-cell office:value-type="float" office:value="25500">
            <text:p>25500</text:p>
          </table:table-cell>
          <table:table-cell office:value-type="float" office:value="6.9248702">
            <text:p>6.9248702</text:p>
          </table:table-cell>
          <table:table-cell office:value-type="float" office:value="0.05800831">
            <text:p>0.05800831</text:p>
          </table:table-cell>
          <table:table-cell office:value-type="float" office:value="265818.475147">
            <text:p>265818.475147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BC">
            <text:p>BBC</text:p>
          </table:table-cell>
          <table:table-cell office:value-type="string" office:string-value="BIBICA CORPORATION">
            <text:p>BIBICA CORPORATION</text:p>
          </table:table-cell>
          <table:table-cell office:value-type="string" office:string-value="stock">
            <text:p>stock</text:p>
          </table:table-cell>
          <table:table-cell office:value-type="float" office:value="41687224.210749">
            <text:p>41687224.210749</text:p>
          </table:table-cell>
          <table:table-cell office:value-type="float" office:value="57000">
            <text:p>57000</text:p>
          </table:table-cell>
          <table:table-cell office:value-type="string" office:string-value="VND">
            <text:p>VND</text:p>
          </table:table-cell>
          <table:table-cell office:value-type="float" office:value="-172.413793">
            <text:p>-172.413793</text:p>
          </table:table-cell>
          <table:table-cell office:value-type="float" office:value="1000">
            <text:p>1000</text:p>
          </table:table-cell>
          <table:table-cell office:value-type="float" office:value="9.22299801">
            <text:p>9.22299801</text:p>
          </table:table-cell>
          <table:table-cell office:value-type="float" office:value="0.24102792">
            <text:p>0.24102792</text:p>
          </table:table-cell>
          <table:table-cell office:value-type="float" office:value="2276.778793">
            <text:p>2276.778793</text:p>
          </table:table-cell>
          <table:table-cell office:value-type="float" office:value="263.157895">
            <text:p>263.157895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BAF">
            <text:p>BAF</text:p>
          </table:table-cell>
          <table:table-cell office:value-type="string" office:string-value="CTCP NONG NGHIEP BAF VN">
            <text:p>CTCP NONG NGHIEP BAF VN</text:p>
          </table:table-cell>
          <table:table-cell office:value-type="string" office:string-value="stock">
            <text:p>stock</text:p>
          </table:table-cell>
          <table:table-cell office:value-type="float" office:value="217420278.192">
            <text:p>217420278.192</text:p>
          </table:table-cell>
          <table:table-cell office:value-type="float" office:value="32850">
            <text:p>32850</text:p>
          </table:table-cell>
          <table:table-cell office:value-type="string" office:string-value="VND">
            <text:p>VND</text:p>
          </table:table-cell>
          <table:table-cell office:value-type="float" office:value="-105.421687">
            <text:p>-105.421687</text:p>
          </table:table-cell>
          <table:table-cell office:value-type="float" office:value="1089200">
            <text:p>1089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ST">
            <text:p>AST</text:p>
          </table:table-cell>
          <table:table-cell office:value-type="string" office:string-value="TASECO AIR SERVICES JOINT STOCK COMPANY">
            <text:p>TASECO AIR SERVICES JOINT STOCK COMPANY</text:p>
          </table:table-cell>
          <table:table-cell office:value-type="string" office:string-value="stock">
            <text:p>stock</text:p>
          </table:table-cell>
          <table:table-cell office:value-type="float" office:value="100035000.0">
            <text:p>100035000.0</text:p>
          </table:table-cell>
          <table:table-cell office:value-type="float" office:value="56300">
            <text:p>56300</text:p>
          </table:table-cell>
          <table:table-cell office:value-type="string" office:string-value="VND">
            <text:p>VND</text:p>
          </table:table-cell>
          <table:table-cell office:value-type="float" office:value="-122.807018">
            <text:p>-122.807018</text:p>
          </table:table-cell>
          <table:table-cell office:value-type="float" office:value="12200">
            <text:p>12200</text:p>
          </table:table-cell>
          <table:table-cell office:value-type="float" office:value="18.81487225">
            <text:p>18.81487225</text:p>
          </table:table-cell>
          <table:table-cell office:value-type="float" office:value="0.12268486">
            <text:p>0.12268486</text:p>
          </table:table-cell>
          <table:table-cell office:value-type="float" office:value="2958.1772770000002">
            <text:p>2958.1772770000002</text:p>
          </table:table-cell>
          <table:table-cell office:value-type="float" office:value="210.52631599999998">
            <text:p>210.52631599999998</text:p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SP">
            <text:p>ASP</text:p>
          </table:table-cell>
          <table:table-cell office:value-type="string" office:string-value="AN PHA PETROLEUM GROUP JOINT STOCK COMPANY">
            <text:p>AN PHA PETROLEUM GROUP JOINT STOCK COMPANY</text:p>
          </table:table-cell>
          <table:table-cell office:value-type="string" office:string-value="stock">
            <text:p>stock</text:p>
          </table:table-cell>
          <table:table-cell office:value-type="float" office:value="7281135.635358">
            <text:p>7281135.635358</text:p>
          </table:table-cell>
          <table:table-cell office:value-type="float" office:value="5000">
            <text:p>5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7800">
            <text:p>17800</text:p>
          </table:table-cell>
          <table:table-cell office:value-type="float" office:value="25.52373427">
            <text:p>25.52373427</text:p>
          </table:table-cell>
          <table:table-cell office:value-type="float" office:value="0.00803174">
            <text:p>0.00803174</text:p>
          </table:table-cell>
          <table:table-cell office:value-type="float" office:value="-7360.040266999999">
            <text:p>-7360.040266999999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SM">
            <text:p>ASM</text:p>
          </table:table-cell>
          <table:table-cell office:value-type="string" office:string-value="SAO MAI GROUP CORPORATION">
            <text:p>SAO MAI GROUP CORPORATION</text:p>
          </table:table-cell>
          <table:table-cell office:value-type="string" office:string-value="stock">
            <text:p>stock</text:p>
          </table:table-cell>
          <table:table-cell office:value-type="float" office:value="116073093.065202">
            <text:p>116073093.065202</text:p>
          </table:table-cell>
          <table:table-cell office:value-type="float" office:value="8080">
            <text:p>8080</text:p>
          </table:table-cell>
          <table:table-cell office:value-type="string" office:string-value="VND">
            <text:p>VND</text:p>
          </table:table-cell>
          <table:table-cell office:value-type="float" office:value="49.751244">
            <text:p>49.751244</text:p>
          </table:table-cell>
          <table:table-cell office:value-type="float" office:value="656100">
            <text:p>656100</text:p>
          </table:table-cell>
          <table:table-cell office:value-type="float" office:value="16.48126266">
            <text:p>16.48126266</text:p>
          </table:table-cell>
          <table:table-cell office:value-type="float" office:value="0.01911989">
            <text:p>0.01911989</text:p>
          </table:table-cell>
          <table:table-cell office:value-type="float" office:value="-1628.65024">
            <text:p>-1628.65024</text:p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SG">
            <text:p>ASG</text:p>
          </table:table-cell>
          <table:table-cell office:value-type="string" office:string-value="CTCP TAP DOAN ASG">
            <text:p>CTCP TAP DOAN ASG</text:p>
          </table:table-cell>
          <table:table-cell office:value-type="string" office:string-value="stock">
            <text:p>stock</text:p>
          </table:table-cell>
          <table:table-cell office:value-type="float" office:value="61960541.095752">
            <text:p>61960541.095752</text:p>
          </table:table-cell>
          <table:table-cell office:value-type="float" office:value="17500">
            <text:p>175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100">
            <text:p>1100</text:p>
          </table:table-cell>
          <table:table-cell office:value-type="float" office:value="54.20353023">
            <text:p>54.20353023</text:p>
          </table:table-cell>
          <table:table-cell office:value-type="float" office:value="0.01259143">
            <text:p>0.01259143</text:p>
          </table:table-cell>
          <table:table-cell office:value-type="float" office:value="71896.683366">
            <text:p>71896.683366</text:p>
          </table:table-cell>
          <table:table-cell office:value-type="float" office:value="0.0">
            <text:p/>
          </table:table-cell>
          <table:table-cell office:value-type="string" office:string-value="Transportation">
            <text:p>Transportation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PH">
            <text:p>APH</text:p>
          </table:table-cell>
          <table:table-cell office:value-type="string" office:string-value="CTCP TD AN PHAT HOLDINGS">
            <text:p>CTCP TD AN PHAT HOLDINGS</text:p>
          </table:table-cell>
          <table:table-cell office:value-type="string" office:string-value="stock">
            <text:p>stock</text:p>
          </table:table-cell>
          <table:table-cell office:value-type="float" office:value="67436437.309098">
            <text:p>67436437.309098</text:p>
          </table:table-cell>
          <table:table-cell office:value-type="float" office:value="7140">
            <text:p>7140</text:p>
          </table:table-cell>
          <table:table-cell office:value-type="string" office:string-value="VND">
            <text:p>VND</text:p>
          </table:table-cell>
          <table:table-cell office:value-type="float" office:value="70.521862">
            <text:p>70.521862</text:p>
          </table:table-cell>
          <table:table-cell office:value-type="float" office:value="433000">
            <text:p>433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PG">
            <text:p>APG</text:p>
          </table:table-cell>
          <table:table-cell office:value-type="string" office:string-value="AN PHAT JOINT STOCK SECURITIES COMPANY">
            <text:p>AN PHAT JOINT STOCK SECURITIES COMPANY</text:p>
          </table:table-cell>
          <table:table-cell office:value-type="string" office:string-value="stock">
            <text:p>stock</text:p>
          </table:table-cell>
          <table:table-cell office:value-type="float" office:value="85555515.340113">
            <text:p>85555515.340113</text:p>
          </table:table-cell>
          <table:table-cell office:value-type="float" office:value="9990">
            <text:p>9990</text:p>
          </table:table-cell>
          <table:table-cell office:value-type="string" office:string-value="VND">
            <text:p>VND</text:p>
          </table:table-cell>
          <table:table-cell office:value-type="float" office:value="183.486239">
            <text:p>183.486239</text:p>
          </table:table-cell>
          <table:table-cell office:value-type="float" office:value="424500">
            <text:p>424500</text:p>
          </table:table-cell>
          <table:table-cell office:value-type="string" office:string-value="">
            <text:p/>
          </table:table-cell>
          <table:table-cell office:value-type="float" office:value="-0.02485691">
            <text:p>-0.02485691</text:p>
          </table:table-cell>
          <table:table-cell office:value-type="float" office:value="-16673.157402">
            <text:p>-16673.157402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NV">
            <text:p>ANV</text:p>
          </table:table-cell>
          <table:table-cell office:value-type="string" office:string-value="NAM VIET CORPORATION">
            <text:p>NAM VIET CORPORATION</text:p>
          </table:table-cell>
          <table:table-cell office:value-type="string" office:string-value="stock">
            <text:p>stock</text:p>
          </table:table-cell>
          <table:table-cell office:value-type="float" office:value="178328151.269541">
            <text:p>178328151.269541</text:p>
          </table:table-cell>
          <table:table-cell office:value-type="float" office:value="17200">
            <text:p>172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880600">
            <text:p>880600</text:p>
          </table:table-cell>
          <table:table-cell office:value-type="float" office:value="63.02247741">
            <text:p>63.02247741</text:p>
          </table:table-cell>
          <table:table-cell office:value-type="float" office:value="0.01064382">
            <text:p>0.01064382</text:p>
          </table:table-cell>
          <table:table-cell office:value-type="float" office:value="7364.508433999999">
            <text:p>7364.508433999999</text:p>
          </table:table-cell>
          <table:table-cell office:value-type="float" office:value="145.348837">
            <text:p>145.348837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GR">
            <text:p>AGR</text:p>
          </table:table-cell>
          <table:table-cell office:value-type="string" office:string-value="AGRIBANK SECURITIES JOINT STOCK CORPORATION">
            <text:p>AGRIBANK SECURITIES JOINT STOCK CORPORATION</text:p>
          </table:table-cell>
          <table:table-cell office:value-type="string" office:string-value="stock">
            <text:p>stock</text:p>
          </table:table-cell>
          <table:table-cell office:value-type="float" office:value="153304733.482368">
            <text:p>153304733.482368</text:p>
          </table:table-cell>
          <table:table-cell office:value-type="float" office:value="18450">
            <text:p>18450</text:p>
          </table:table-cell>
          <table:table-cell office:value-type="string" office:string-value="VND">
            <text:p>VND</text:p>
          </table:table-cell>
          <table:table-cell office:value-type="float" office:value="109.589041">
            <text:p>109.589041</text:p>
          </table:table-cell>
          <table:table-cell office:value-type="float" office:value="568300">
            <text:p>568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83.561644">
            <text:p>383.561644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GM">
            <text:p>AGM</text:p>
          </table:table-cell>
          <table:table-cell office:value-type="string" office:string-value="AN GIANG IMPORT - EXPORT COMPANY">
            <text:p>AN GIANG IMPORT - EXPORT COMPANY</text:p>
          </table:table-cell>
          <table:table-cell office:value-type="string" office:string-value="stock">
            <text:p>stock</text:p>
          </table:table-cell>
          <table:table-cell office:value-type="float" office:value="2072616.086892">
            <text:p>2072616.086892</text:p>
          </table:table-cell>
          <table:table-cell office:value-type="float" office:value="2900">
            <text:p>2900</text:p>
          </table:table-cell>
          <table:table-cell office:value-type="string" office:string-value="VND">
            <text:p>VND</text:p>
          </table:table-cell>
          <table:table-cell office:value-type="float" office:value="-68.493151">
            <text:p>-68.493151</text:p>
          </table:table-cell>
          <table:table-cell office:value-type="float" office:value="118200">
            <text:p>118200</text:p>
          </table:table-cell>
          <table:table-cell office:value-type="string" office:string-value="">
            <text:p/>
          </table:table-cell>
          <table:table-cell office:value-type="float" office:value="-0.54119017">
            <text:p>-0.54119017</text:p>
          </table:table-cell>
          <table:table-cell office:value-type="float" office:value="-2524.998556">
            <text:p>-2524.998556</text:p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GG">
            <text:p>AGG</text:p>
          </table:table-cell>
          <table:table-cell office:value-type="string" office:string-value="CTCP DTPT BDS AN GIA">
            <text:p>CTCP DTPT BDS AN GIA</text:p>
          </table:table-cell>
          <table:table-cell office:value-type="string" office:string-value="stock">
            <text:p>stock</text:p>
          </table:table-cell>
          <table:table-cell office:value-type="float" office:value="110291552.490249">
            <text:p>110291552.490249</text:p>
          </table:table-cell>
          <table:table-cell office:value-type="float" office:value="17450">
            <text:p>17450</text:p>
          </table:table-cell>
          <table:table-cell office:value-type="string" office:string-value="VND">
            <text:p>VND</text:p>
          </table:table-cell>
          <table:table-cell office:value-type="float" office:value="28.735632">
            <text:p>28.735632</text:p>
          </table:table-cell>
          <table:table-cell office:value-type="float" office:value="464500">
            <text:p>464500</text:p>
          </table:table-cell>
          <table:table-cell office:value-type="float" office:value="7.57786934">
            <text:p>7.57786934</text:p>
          </table:table-cell>
          <table:table-cell office:value-type="float" office:value="0.08980757">
            <text:p>0.08980757</text:p>
          </table:table-cell>
          <table:table-cell office:value-type="float" office:value="10537.783458">
            <text:p>10537.783458</text:p>
          </table:table-cell>
          <table:table-cell office:value-type="float" office:value="0.0">
            <text:p/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DS">
            <text:p>ADS</text:p>
          </table:table-cell>
          <table:table-cell office:value-type="string" office:string-value="DAMSAN JOINT STOCK COMPANY">
            <text:p>DAMSAN JOINT STOCK COMPANY</text:p>
          </table:table-cell>
          <table:table-cell office:value-type="string" office:string-value="stock">
            <text:p>stock</text:p>
          </table:table-cell>
          <table:table-cell office:value-type="float" office:value="27350841.096501">
            <text:p>27350841.096501</text:p>
          </table:table-cell>
          <table:table-cell office:value-type="float" office:value="9190">
            <text:p>9190</text:p>
          </table:table-cell>
          <table:table-cell office:value-type="string" office:string-value="VND">
            <text:p>VND</text:p>
          </table:table-cell>
          <table:table-cell office:value-type="float" office:value="10.893246">
            <text:p>10.893246</text:p>
          </table:table-cell>
          <table:table-cell office:value-type="float" office:value="54400">
            <text:p>54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89.324619">
            <text:p>1089.324619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DP">
            <text:p>ADP</text:p>
          </table:table-cell>
          <table:table-cell office:value-type="string" office:string-value="CTCP SON A DONG">
            <text:p>CTCP SON A DONG</text:p>
          </table:table-cell>
          <table:table-cell office:value-type="string" office:string-value="stock">
            <text:p>stock</text:p>
          </table:table-cell>
          <table:table-cell office:value-type="float" office:value="25878359.52">
            <text:p>25878359.52</text:p>
          </table:table-cell>
          <table:table-cell office:value-type="float" office:value="28800">
            <text:p>288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100">
            <text:p>3100</text:p>
          </table:table-cell>
          <table:table-cell office:value-type="float" office:value="7.81204989">
            <text:p>7.81204989</text:p>
          </table:table-cell>
          <table:table-cell office:value-type="float" office:value="0.14377788">
            <text:p>0.14377788</text:p>
          </table:table-cell>
          <table:table-cell office:value-type="float" office:value="4412.398452">
            <text:p>4412.398452</text:p>
          </table:table-cell>
          <table:table-cell office:value-type="float" office:value="1093.75">
            <text:p>1093.75</text:p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DG">
            <text:p>ADG</text:p>
          </table:table-cell>
          <table:table-cell office:value-type="string" office:string-value="CTCP CLEVER GROUP">
            <text:p>CTCP CLEVER GROUP</text:p>
          </table:table-cell>
          <table:table-cell office:value-type="string" office:string-value="stock">
            <text:p>stock</text:p>
          </table:table-cell>
          <table:table-cell office:value-type="float" office:value="8718959.890368">
            <text:p>8718959.890368</text:p>
          </table:table-cell>
          <table:table-cell office:value-type="float" office:value="10500">
            <text:p>105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400">
            <text:p>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Commercial services">
            <text:p>Commerc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CL">
            <text:p>ACL</text:p>
          </table:table-cell>
          <table:table-cell office:value-type="string" office:string-value="CUU LONG FISH JOINT STOCK COMPANY">
            <text:p>CUU LONG FISH JOINT STOCK COMPANY</text:p>
          </table:table-cell>
          <table:table-cell office:value-type="string" office:string-value="stock">
            <text:p>stock</text:p>
          </table:table-cell>
          <table:table-cell office:value-type="float" office:value="21518219.352708">
            <text:p>21518219.352708</text:p>
          </table:table-cell>
          <table:table-cell office:value-type="float" office:value="11000">
            <text:p>110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3900">
            <text:p>3900</text:p>
          </table:table-cell>
          <table:table-cell office:value-type="float" office:value="54.38528314">
            <text:p>54.38528314</text:p>
          </table:table-cell>
          <table:table-cell office:value-type="float" office:value="0.00829268">
            <text:p>0.00829268</text:p>
          </table:table-cell>
          <table:table-cell office:value-type="float" office:value="-3348.753988">
            <text:p>-3348.753988</text:p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CG">
            <text:p>ACG</text:p>
          </table:table-cell>
          <table:table-cell office:value-type="string" office:string-value="CTCP GO AN CUONG">
            <text:p>CTCP GO AN CUONG</text:p>
          </table:table-cell>
          <table:table-cell office:value-type="string" office:string-value="stock">
            <text:p>stock</text:p>
          </table:table-cell>
          <table:table-cell office:value-type="float" office:value="231097978.317258">
            <text:p>231097978.317258</text:p>
          </table:table-cell>
          <table:table-cell office:value-type="float" office:value="39300">
            <text:p>39300</text:p>
          </table:table-cell>
          <table:table-cell office:value-type="string" office:string-value="VND">
            <text:p>VND</text:p>
          </table:table-cell>
          <table:table-cell office:value-type="float" office:value="0.0">
            <text:p/>
          </table:table-cell>
          <table:table-cell office:value-type="float" office:value="1000">
            <text:p>1000</text:p>
          </table:table-cell>
          <table:table-cell office:value-type="float" office:value="14.105198">
            <text:p>14.105198</text:p>
          </table:table-cell>
          <table:table-cell office:value-type="float" office:value="0.10866207">
            <text:p>0.10866207</text:p>
          </table:table-cell>
          <table:table-cell office:value-type="float" office:value="-137.55496300000001">
            <text:p>-137.55496300000001</text:p>
          </table:table-cell>
          <table:table-cell office:value-type="float" office:value="407.124682">
            <text:p>407.124682</text:p>
          </table:table-cell>
          <table:table-cell office:value-type="string" office:string-value="Non-energy minerals">
            <text:p>Non-energy mineral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CC">
            <text:p>ACC</text:p>
          </table:table-cell>
          <table:table-cell office:value-type="string" office:string-value="BECAMEX ASPHALT AND CONCRETE JOINT STOCK COMPANY">
            <text:p>BECAMEX ASPHALT AND CONCRETE JOINT STOCK COMPANY</text:p>
          </table:table-cell>
          <table:table-cell office:value-type="string" office:string-value="stock">
            <text:p>stock</text:p>
          </table:table-cell>
          <table:table-cell office:value-type="float" office:value="59582245.670688">
            <text:p>59582245.670688</text:p>
          </table:table-cell>
          <table:table-cell office:value-type="float" office:value="14750">
            <text:p>14750</text:p>
          </table:table-cell>
          <table:table-cell office:value-type="string" office:string-value="VND">
            <text:p>VND</text:p>
          </table:table-cell>
          <table:table-cell office:value-type="float" office:value="137.457045">
            <text:p>137.457045</text:p>
          </table:table-cell>
          <table:table-cell office:value-type="float" office:value="58500">
            <text:p>58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Industrial services">
            <text:p>Industrial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CB">
            <text:p>ACB</text:p>
          </table:table-cell>
          <table:table-cell office:value-type="string" office:string-value="NGAN HANG TMCP A CHAU">
            <text:p>NGAN HANG TMCP A CHAU</text:p>
          </table:table-cell>
          <table:table-cell office:value-type="string" office:string-value="stock">
            <text:p>stock</text:p>
          </table:table-cell>
          <table:table-cell office:value-type="float" office:value="4529191417.96875">
            <text:p>4529191417.96875</text:p>
          </table:table-cell>
          <table:table-cell office:value-type="float" office:value="26150">
            <text:p>26150</text:p>
          </table:table-cell>
          <table:table-cell office:value-type="string" office:string-value="VND">
            <text:p>VND</text:p>
          </table:table-cell>
          <table:table-cell office:value-type="float" office:value="57.692308000000004">
            <text:p>57.692308000000004</text:p>
          </table:table-cell>
          <table:table-cell office:value-type="float" office:value="4876401">
            <text:p>48764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34.44816099999997">
            <text:p>334.44816099999997</text:p>
          </table:table-cell>
          <table:table-cell office:value-type="string" office:string-value="Finance">
            <text:p>Finance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BT">
            <text:p>ABT</text:p>
          </table:table-cell>
          <table:table-cell office:value-type="string" office:string-value="BENTRE AQUAPRODUCT IMPORT AND EXPORT JOINT STOCK COMPANY">
            <text:p>BENTRE AQUAPRODUCT IMPORT AND EXPORT JOINT STOCK COMPANY</text:p>
          </table:table-cell>
          <table:table-cell office:value-type="string" office:string-value="stock">
            <text:p>stock</text:p>
          </table:table-cell>
          <table:table-cell office:value-type="float" office:value="22138887.644016">
            <text:p>22138887.644016</text:p>
          </table:table-cell>
          <table:table-cell office:value-type="float" office:value="45500">
            <text:p>45500</text:p>
          </table:table-cell>
          <table:table-cell office:value-type="string" office:string-value="VND">
            <text:p>VND</text:p>
          </table:table-cell>
          <table:table-cell office:value-type="float" office:value="-560.165975">
            <text:p>-560.165975</text:p>
          </table:table-cell>
          <table:table-cell office:value-type="float" office:value="9800">
            <text:p>9800</text:p>
          </table:table-cell>
          <table:table-cell office:value-type="float" office:value="6.55446574">
            <text:p>6.55446574</text:p>
          </table:table-cell>
          <table:table-cell office:value-type="float" office:value="0.27073145">
            <text:p>0.27073145</text:p>
          </table:table-cell>
          <table:table-cell office:value-type="float" office:value="2800.015459">
            <text:p>2800.015459</text:p>
          </table:table-cell>
          <table:table-cell office:value-type="float" office:value="622.406639">
            <text:p>622.406639</text:p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BS">
            <text:p>ABS</text:p>
          </table:table-cell>
          <table:table-cell office:value-type="string" office:string-value="CTCP DV NN BINH THUAN">
            <text:p>CTCP DV NN BINH THUAN</text:p>
          </table:table-cell>
          <table:table-cell office:value-type="string" office:string-value="stock">
            <text:p>stock</text:p>
          </table:table-cell>
          <table:table-cell office:value-type="float" office:value="13759200.0">
            <text:p>13759200.0</text:p>
          </table:table-cell>
          <table:table-cell office:value-type="float" office:value="4390">
            <text:p>4390</text:p>
          </table:table-cell>
          <table:table-cell office:value-type="string" office:string-value="VND">
            <text:p>VND</text:p>
          </table:table-cell>
          <table:table-cell office:value-type="float" office:value="-45.351474">
            <text:p>-45.351474</text:p>
          </table:table-cell>
          <table:table-cell office:value-type="float" office:value="82200">
            <text:p>82200</text:p>
          </table:table-cell>
          <table:table-cell office:value-type="float" office:value="92.43681554">
            <text:p>92.43681554</text:p>
          </table:table-cell>
          <table:table-cell office:value-type="float" office:value="0.00185218">
            <text:p>0.00185218</text:p>
          </table:table-cell>
          <table:table-cell office:value-type="float" office:value="-9364.011935">
            <text:p>-9364.011935</text:p>
          </table:table-cell>
          <table:table-cell office:value-type="float" office:value="0.0">
            <text:p/>
          </table:table-cell>
          <table:table-cell office:value-type="string" office:string-value="Distribution services">
            <text:p>Distribution servic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BR">
            <text:p>ABR</text:p>
          </table:table-cell>
          <table:table-cell office:value-type="string" office:string-value="CTCP DT NHAN HIEU VIET">
            <text:p>CTCP DT NHAN HIEU VIET</text:p>
          </table:table-cell>
          <table:table-cell office:value-type="string" office:string-value="stock">
            <text:p>stock</text:p>
          </table:table-cell>
          <table:table-cell office:value-type="float" office:value="10530000.0">
            <text:p>10530000.0</text:p>
          </table:table-cell>
          <table:table-cell office:value-type="float" office:value="14350">
            <text:p>14350</text:p>
          </table:table-cell>
          <table:table-cell office:value-type="string" office:string-value="VND">
            <text:p>VND</text:p>
          </table:table-cell>
          <table:table-cell office:value-type="float" office:value="629.62963">
            <text:p>629.62963</text:p>
          </table:table-cell>
          <table:table-cell office:value-type="float" office:value="100">
            <text:p>100</text:p>
          </table:table-cell>
          <table:table-cell office:value-type="float" office:value="17.05315939">
            <text:p>17.05315939</text:p>
          </table:table-cell>
          <table:table-cell office:value-type="float" office:value="0.03281797">
            <text:p>0.03281797</text:p>
          </table:table-cell>
          <table:table-cell office:value-type="float" office:value="-6001.748236">
            <text:p>-6001.748236</text:p>
          </table:table-cell>
          <table:table-cell office:value-type="float" office:value="1481.481481">
            <text:p>1481.481481</text:p>
          </table:table-cell>
          <table:table-cell office:value-type="string" office:string-value="Communications">
            <text:p>Communication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AT">
            <text:p>AAT</text:p>
          </table:table-cell>
          <table:table-cell office:value-type="string" office:string-value="CTCP TD TIEN SON TH">
            <text:p>CTCP TD TIEN SON TH</text:p>
          </table:table-cell>
          <table:table-cell office:value-type="string" office:string-value="stock">
            <text:p>stock</text:p>
          </table:table-cell>
          <table:table-cell office:value-type="float" office:value="8976320.852265">
            <text:p>8976320.852265</text:p>
          </table:table-cell>
          <table:table-cell office:value-type="float" office:value="3180">
            <text:p>3180</text:p>
          </table:table-cell>
          <table:table-cell office:value-type="string" office:string-value="VND">
            <text:p>VND</text:p>
          </table:table-cell>
          <table:table-cell office:value-type="float" office:value="-215.38461500000003">
            <text:p>-215.38461500000003</text:p>
          </table:table-cell>
          <table:table-cell office:value-type="float" office:value="11500">
            <text:p>11500</text:p>
          </table:table-cell>
          <table:table-cell office:value-type="float" office:value="10.62259071">
            <text:p>10.62259071</text:p>
          </table:table-cell>
          <table:table-cell office:value-type="float" office:value="0.01227384">
            <text:p>0.01227384</text:p>
          </table:table-cell>
          <table:table-cell office:value-type="float" office:value="31071.056184">
            <text:p>31071.056184</text:p>
          </table:table-cell>
          <table:table-cell office:value-type="float" office:value="0.0">
            <text:p/>
          </table:table-cell>
          <table:table-cell office:value-type="string" office:string-value="Consumer durables">
            <text:p>Consumer 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AM">
            <text:p>AAM</text:p>
          </table:table-cell>
          <table:table-cell office:value-type="string" office:string-value="MEKONG FISHERIES JOINT STOCK COMPANY">
            <text:p>MEKONG FISHERIES JOINT STOCK COMPANY</text:p>
          </table:table-cell>
          <table:table-cell office:value-type="string" office:string-value="stock">
            <text:p>stock</text:p>
          </table:table-cell>
          <table:table-cell office:value-type="float" office:value="2873552.329167">
            <text:p>2873552.329167</text:p>
          </table:table-cell>
          <table:table-cell office:value-type="float" office:value="7040">
            <text:p>7040</text:p>
          </table:table-cell>
          <table:table-cell office:value-type="string" office:string-value="VND">
            <text:p>VND</text:p>
          </table:table-cell>
          <table:table-cell office:value-type="float" office:value="-14.184397">
            <text:p>-14.184397</text:p>
          </table:table-cell>
          <table:table-cell office:value-type="float" office:value="15000">
            <text:p>15000</text:p>
          </table:table-cell>
          <table:table-cell office:value-type="string" office:string-value="">
            <text:p/>
          </table:table-cell>
          <table:table-cell office:value-type="float" office:value="-0.02354306">
            <text:p>-0.02354306</text:p>
          </table:table-cell>
          <table:table-cell office:value-type="float" office:value="-99705.44398099999">
            <text:p>-99705.44398099999</text:p>
          </table:table-cell>
          <table:table-cell office:value-type="float" office:value="0.0">
            <text:p/>
          </table:table-cell>
          <table:table-cell office:value-type="string" office:string-value="Consumer non-durables">
            <text:p>Consumer non-durables</text:p>
          </table:table-cell>
          <table:table-cell office:value-type="string" office:string-value="2025-03-17 14:14:11">
            <text:p>2025-03-17 14:14:11</text:p>
          </table:table-cell>
        </table:table-row>
        <table:table-row>
          <table:table-cell office:value-type="string" office:string-value="AAA">
            <text:p>AAA</text:p>
          </table:table-cell>
          <table:table-cell office:value-type="string" office:string-value="AN PHAT PLASTIC AND GREEN ENVIRONMENT JOINT STOCK COMPANY">
            <text:p>AN PHAT PLASTIC AND GREEN ENVIRONMENT JOINT STOCK COMPANY</text:p>
          </table:table-cell>
          <table:table-cell office:value-type="string" office:string-value="stock">
            <text:p>stock</text:p>
          </table:table-cell>
          <table:table-cell office:value-type="float" office:value="127916695.068981">
            <text:p>127916695.068981</text:p>
          </table:table-cell>
          <table:table-cell office:value-type="float" office:value="8630">
            <text:p>8630</text:p>
          </table:table-cell>
          <table:table-cell office:value-type="string" office:string-value="VND">
            <text:p>VND</text:p>
          </table:table-cell>
          <table:table-cell office:value-type="float" office:value="58.275058">
            <text:p>58.275058</text:p>
          </table:table-cell>
          <table:table-cell office:value-type="float" office:value="1059800">
            <text:p>1059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string" office:string-value="Process industries">
            <text:p>Process industries</text:p>
          </table:table-cell>
          <table:table-cell office:value-type="string" office:string-value="2025-03-17 14:14:11">
            <text:p>2025-03-17 14:14: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